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T2" style:parent-style-name="Основнойшрифтабзаца" style:family="text">
      <style:text-properties fo:font-style="italic" style:font-style-asian="italic" style:font-style-complex="italic"/>
    </style:style>
    <style:style style:name="P3" style:parent-style-name="Обычный" style:family="paragraph">
      <style:paragraph-properties fo:text-align="start"/>
    </style:style>
    <style:style style:name="P4" style:parent-style-name="Обычный" style:family="paragraph">
      <style:paragraph-properties fo:text-align="center"/>
    </style:style>
    <style:style style:name="P5" style:parent-style-name="Обычный" style:family="paragraph">
      <style:paragraph-properties fo:text-align="center"/>
    </style:style>
    <style:style style:name="P6" style:parent-style-name="Обычный" style:family="paragraph">
      <style:paragraph-properties fo:text-align="center"/>
    </style:style>
    <style:style style:name="P7" style:parent-style-name="Обычный" style:family="paragraph">
      <style:paragraph-properties fo:text-align="center"/>
    </style:style>
    <style:style style:name="P8" style:parent-style-name="Обычный" style:family="paragraph">
      <style:paragraph-properties fo:text-align="start"/>
    </style:style>
    <style:style style:name="P9" style:parent-style-name="Обычный" style:family="paragraph">
      <style:paragraph-properties fo:text-align="start"/>
    </style:style>
    <style:style style:name="P10" style:parent-style-name="Обычный" style:family="paragraph">
      <style:paragraph-properties fo:text-align="start"/>
    </style:style>
    <style:style style:name="P11" style:parent-style-name="Обычный" style:family="paragraph">
      <style:paragraph-properties fo:text-align="start"/>
    </style:style>
    <style:style style:name="T12" style:parent-style-name="Основнойшрифтабзаца" style:family="text">
      <style:text-properties fo:font-weight="bold" style:font-weight-asian="bold" style:font-weight-complex="bold"/>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P16" style:parent-style-name="Обычный" style:family="paragraph">
      <style:paragraph-properties fo:text-align="start"/>
    </style:style>
    <style:style style:name="P17" style:parent-style-name="Обычный" style:family="paragraph">
      <style:paragraph-properties fo:text-align="start"/>
    </style:style>
    <style:style style:name="T18" style:parent-style-name="Основнойшрифтабзаца" style:family="text">
      <style:text-properties fo:font-weight="bold" style:font-weight-asian="bold" style:font-weight-complex="bold"/>
    </style:style>
    <style:style style:name="T19" style:parent-style-name="Основнойшрифтабзаца" style:family="text">
      <style:text-properties fo:font-weight="bold" style:font-weight-asian="bold" style:font-weight-complex="bold"/>
    </style:style>
    <style:style style:name="T20" style:parent-style-name="Основнойшрифтабзаца" style:family="text">
      <style:text-properties fo:font-style="italic" style:font-style-asian="italic" style:font-style-complex="italic"/>
    </style:style>
    <style:style style:name="T21" style:parent-style-name="Основнойшрифтабзаца" style:family="text">
      <style:text-properties fo:font-weight="bold" style:font-weight-asian="bold" style:font-weight-complex="bold"/>
    </style:style>
    <style:style style:name="T22" style:parent-style-name="Основнойшрифтабзаца" style:family="text">
      <style:text-properties fo:font-weight="bold" style:font-weight-asian="bold" style:font-weight-complex="bold"/>
    </style:style>
    <style:style style:name="T23" style:parent-style-name="Основнойшрифтабзаца" style:family="text">
      <style:text-properties fo:font-weight="bold" style:font-weight-asian="bold" style:font-weight-complex="bold"/>
    </style:style>
    <style:style style:name="T24" style:parent-style-name="Основнойшрифтабзаца" style:family="text">
      <style:text-properties fo:font-weight="bold" style:font-weight-asian="bold" style:font-weight-complex="bold"/>
    </style:style>
    <style:style style:name="T25" style:parent-style-name="Основнойшрифтабзаца" style:family="text">
      <style:text-properties fo:font-weight="bold" style:font-weight-asian="bold" style:font-weight-complex="bold"/>
    </style:style>
    <style:style style:name="T26" style:parent-style-name="Основнойшрифтабзаца" style:family="text">
      <style:text-properties fo:font-weight="bold" style:font-weight-asian="bold" style:font-weight-complex="bold"/>
    </style:style>
    <style:style style:name="T27" style:parent-style-name="Основнойшрифтабзаца" style:family="text">
      <style:text-properties fo:font-style="italic" style:font-style-asian="italic" style:font-style-complex="italic"/>
    </style:style>
    <style:style style:name="T28" style:parent-style-name="Основнойшрифтабзаца" style:family="text">
      <style:text-properties fo:font-weight="bold" style:font-weight-asian="bold" style:font-weight-complex="bold"/>
    </style:style>
    <style:style style:name="T29" style:parent-style-name="Основнойшрифтабзаца" style:family="text">
      <style:text-properties fo:font-weight="bold" style:font-weight-asian="bold" style:font-weight-complex="bold"/>
    </style:style>
    <style:style style:name="P30" style:parent-style-name="Обычный" style:family="paragraph">
      <style:paragraph-properties fo:text-align="start"/>
    </style:style>
    <style:style style:name="P31" style:parent-style-name="Обычный" style:family="paragraph">
      <style:paragraph-properties fo:text-align="start"/>
    </style:style>
    <style:style style:name="T32" style:parent-style-name="Основнойшрифтабзаца" style:family="text">
      <style:text-properties fo:font-weight="bold" style:font-weight-asian="bold" style:font-weight-complex="bold"/>
    </style:style>
    <style:style style:name="T33" style:parent-style-name="Основнойшрифтабзаца" style:family="text">
      <style:text-properties fo:font-weight="bold" style:font-weight-asian="bold" style:font-weight-complex="bold"/>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weight="bold" style:font-weight-asian="bold" style:font-weight-complex="bold"/>
    </style:style>
    <style:style style:name="T36" style:parent-style-name="Основнойшрифтабзаца" style:family="text">
      <style:text-properties fo:font-weight="bold" style:font-weight-asian="bold" style:font-weight-complex="bold"/>
    </style:style>
    <style:style style:name="T37" style:parent-style-name="Основнойшрифтабзаца" style:family="text">
      <style:text-properties fo:font-weight="bold" style:font-weight-asian="bold" style:font-weight-complex="bold"/>
    </style:style>
    <style:style style:name="T38" style:parent-style-name="Основнойшрифтабзаца" style:family="text">
      <style:text-properties fo:font-weight="bold" style:font-weight-asian="bold" style:font-weight-complex="bold"/>
    </style:style>
    <style:style style:name="T39" style:parent-style-name="Основнойшрифтабзаца" style:family="text">
      <style:text-properties fo:font-weight="bold" style:font-weight-asian="bold" style:font-weight-complex="bold"/>
    </style:style>
    <style:style style:name="T40" style:parent-style-name="Основнойшрифтабзаца" style:family="text">
      <style:text-properties fo:font-weight="bold" style:font-weight-asian="bold" style:font-weight-complex="bold"/>
    </style:style>
    <style:style style:name="T41" style:parent-style-name="Основнойшрифтабзаца" style:family="text">
      <style:text-properties fo:font-weight="bold" style:font-weight-asian="bold" style:font-weight-complex="bold"/>
    </style:style>
    <style:style style:name="P42" style:parent-style-name="Обычный" style:family="paragraph">
      <style:paragraph-properties fo:text-align="start"/>
    </style:style>
    <style:style style:name="P43" style:parent-style-name="Обычный" style:family="paragraph">
      <style:paragraph-properties fo:text-align="start"/>
    </style:style>
    <style:style style:name="T44" style:parent-style-name="Основнойшрифтабзаца" style:family="text">
      <style:text-properties fo:font-weight="bold" style:font-weight-asian="bold" style:font-weight-complex="bold"/>
    </style:style>
    <style:style style:name="T45" style:parent-style-name="Основнойшрифтабзаца" style:family="text">
      <style:text-properties fo:font-weight="bold" style:font-weight-asian="bold" style:font-weight-complex="bold"/>
    </style:style>
    <style:style style:name="T46" style:parent-style-name="Основнойшрифтабзаца" style:family="text">
      <style:text-properties fo:font-weight="bold" style:font-weight-asian="bold" style:font-weight-complex="bold"/>
    </style:style>
    <style:style style:name="T47" style:parent-style-name="Основнойшрифтабзаца" style:family="text">
      <style:text-properties fo:font-weight="bold" style:font-weight-asian="bold" style:font-weight-complex="bold"/>
    </style:style>
    <style:style style:name="T48" style:parent-style-name="Основнойшрифтабзаца" style:family="text">
      <style:text-properties fo:font-weight="bold" style:font-weight-asian="bold" style:font-weight-complex="bold"/>
    </style:style>
    <style:style style:name="T49" style:parent-style-name="Основнойшрифтабзаца" style:family="text">
      <style:text-properties fo:font-weight="bold" style:font-weight-asian="bold" style:font-weight-complex="bold"/>
    </style:style>
    <style:style style:name="T50" style:parent-style-name="Основнойшрифтабзаца" style:family="text">
      <style:text-properties fo:font-weight="bold" style:font-weight-asian="bold" style:font-weight-complex="bold"/>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style="italic" style:font-style-asian="italic" style:font-style-complex="italic"/>
    </style:style>
    <style:style style:name="T53" style:parent-style-name="Основнойшрифтабзаца" style:family="text">
      <style:text-properties fo:font-weight="bold" style:font-weight-asian="bold" style:font-weight-complex="bold"/>
    </style:style>
    <style:style style:name="T54" style:parent-style-name="Основнойшрифтабзаца" style:family="text">
      <style:text-properties fo:font-weight="bold" style:font-weight-asian="bold" style:font-weight-complex="bold"/>
    </style:style>
    <style:style style:name="T55" style:parent-style-name="Основнойшрифтабзаца" style:family="text">
      <style:text-properties fo:font-weight="bold" style:font-weight-asian="bold" style:font-weight-complex="bold"/>
    </style:style>
    <style:style style:name="T56" style:parent-style-name="Основнойшрифтабзаца" style:family="text">
      <style:text-properties fo:font-weight="bold" style:font-weight-asian="bold" style:font-weight-complex="bold"/>
    </style:style>
    <style:style style:name="T57" style:parent-style-name="Основнойшрифтабзаца" style:family="text">
      <style:text-properties fo:font-weight="bold" style:font-weight-asian="bold" style:font-weight-complex="bold"/>
    </style:style>
    <style:style style:name="T58" style:parent-style-name="Основнойшрифтабзаца" style:family="text">
      <style:text-properties fo:font-weight="bold" style:font-weight-asian="bold" style:font-weight-complex="bold"/>
    </style:style>
    <style:style style:name="T59" style:parent-style-name="Основнойшрифтабзаца" style:family="text">
      <style:text-properties fo:font-weight="bold" style:font-weight-asian="bold" style:font-weight-complex="bold"/>
    </style:style>
    <style:style style:name="T60" style:parent-style-name="Основнойшрифтабзаца" style:family="text">
      <style:text-properties fo:font-weight="bold" style:font-weight-asian="bold" style:font-weight-complex="bold"/>
    </style:style>
    <style:style style:name="T61" style:parent-style-name="Основнойшрифтабзаца" style:family="text">
      <style:text-properties fo:font-weight="bold" style:font-weight-asian="bold" style:font-weight-complex="bold"/>
    </style:style>
    <style:style style:name="T62" style:parent-style-name="Основнойшрифтабзаца" style:family="text">
      <style:text-properties fo:font-weight="bold" style:font-weight-asian="bold" style:font-weight-complex="bold"/>
    </style:style>
    <style:style style:name="T63" style:parent-style-name="Основнойшрифтабзаца" style:family="text">
      <style:text-properties fo:font-weight="bold" style:font-weight-asian="bold" style:font-weight-complex="bold"/>
    </style:style>
    <style:style style:name="T64" style:parent-style-name="Основнойшрифтабзаца" style:family="text">
      <style:text-properties fo:font-weight="bold" style:font-weight-asian="bold" style:font-weight-complex="bold"/>
    </style:style>
    <style:style style:name="T65" style:parent-style-name="Основнойшрифтабзаца" style:family="text">
      <style:text-properties fo:font-weight="bold" style:font-weight-asian="bold" style:font-weight-complex="bold"/>
    </style:style>
    <style:style style:name="T66" style:parent-style-name="Основнойшрифтабзаца" style:family="text">
      <style:text-properties fo:font-weight="bold" style:font-weight-asian="bold" style:font-weight-complex="bold"/>
    </style:style>
    <style:style style:name="T67" style:parent-style-name="Основнойшрифтабзаца" style:family="text">
      <style:text-properties fo:font-weight="bold" style:font-weight-asian="bold" style:font-weight-complex="bold"/>
    </style:style>
    <style:style style:name="T68" style:parent-style-name="Основнойшрифтабзаца" style:family="text">
      <style:text-properties fo:font-weight="bold" style:font-weight-asian="bold" style:font-weight-complex="bold"/>
    </style:style>
    <style:style style:name="T69" style:parent-style-name="Основнойшрифтабзаца" style:family="text">
      <style:text-properties fo:font-style="italic" style:font-style-asian="italic" style:font-style-complex="italic"/>
    </style:style>
    <style:style style:name="T70" style:parent-style-name="Основнойшрифтабзаца" style:family="text">
      <style:text-properties fo:font-style="italic" style:font-style-asian="italic" style:font-style-complex="italic"/>
    </style:style>
    <style:style style:name="T71" style:parent-style-name="Основнойшрифтабзаца" style:family="text">
      <style:text-properties fo:font-weight="bold" style:font-weight-asian="bold" style:font-weight-complex="bold"/>
    </style:style>
    <style:style style:name="T72" style:parent-style-name="Основнойшрифтабзаца" style:family="text">
      <style:text-properties fo:font-style="italic" style:font-style-asian="italic" style:font-style-complex="italic"/>
    </style:style>
    <style:style style:name="T73" style:parent-style-name="Основнойшрифтабзаца" style:family="text">
      <style:text-properties fo:font-weight="bold" style:font-weight-asian="bold" style:font-weight-complex="bold"/>
    </style:style>
    <style:style style:name="T74" style:parent-style-name="Основнойшрифтабзаца" style:family="text">
      <style:text-properties fo:font-style="italic" style:font-style-asian="italic" style:font-style-complex="italic"/>
    </style:style>
    <style:style style:name="T75" style:parent-style-name="Основнойшрифтабзаца" style:family="text">
      <style:text-properties fo:font-weight="bold" style:font-weight-asian="bold" style:font-weight-complex="bold"/>
    </style:style>
    <style:style style:name="T76" style:parent-style-name="Основнойшрифтабзаца" style:family="text">
      <style:text-properties fo:font-weight="bold" style:font-weight-asian="bold" style:font-weight-complex="bold"/>
    </style:style>
    <style:style style:name="T77" style:parent-style-name="Основнойшрифтабзаца" style:family="text">
      <style:text-properties fo:font-weight="bold" style:font-weight-asian="bold" style:font-weight-complex="bold"/>
    </style:style>
    <style:style style:name="T78" style:parent-style-name="Основнойшрифтабзаца" style:family="text">
      <style:text-properties fo:font-weight="bold" style:font-weight-asian="bold" style:font-weight-complex="bold"/>
    </style:style>
    <style:style style:name="T79" style:parent-style-name="Основнойшрифтабзаца" style:family="text">
      <style:text-properties fo:font-weight="bold" style:font-weight-asian="bold" style:font-weight-complex="bold"/>
    </style:style>
    <style:style style:name="T80" style:parent-style-name="Основнойшрифтабзаца" style:family="text">
      <style:text-properties fo:font-weight="bold" style:font-weight-asian="bold" style:font-weight-complex="bold"/>
    </style:style>
    <style:style style:name="T81" style:parent-style-name="Основнойшрифтабзаца" style:family="text">
      <style:text-properties fo:font-weight="bold" style:font-weight-asian="bold" style:font-weight-complex="bold"/>
    </style:style>
    <style:style style:name="T82" style:parent-style-name="Основнойшрифтабзаца" style:family="text">
      <style:text-properties fo:font-weight="bold" style:font-weight-asian="bold" style:font-weight-complex="bold"/>
    </style:style>
    <style:style style:name="T83" style:parent-style-name="Основнойшрифтабзаца" style:family="text">
      <style:text-properties fo:font-weight="bold" style:font-weight-asian="bold" style:font-weight-complex="bold"/>
    </style:style>
    <style:style style:name="T84" style:parent-style-name="Основнойшрифтабзаца" style:family="text">
      <style:text-properties fo:font-style="italic" style:font-style-asian="italic" style:font-style-complex="italic"/>
    </style:style>
    <style:style style:name="P85" style:parent-style-name="Обычный" style:family="paragraph">
      <style:paragraph-properties fo:text-align="start"/>
    </style:style>
    <style:style style:name="P86" style:parent-style-name="Обычный" style:family="paragraph">
      <style:paragraph-properties fo:text-align="start"/>
    </style:style>
    <style:style style:name="T87" style:parent-style-name="Основнойшрифтабзаца" style:family="text">
      <style:text-properties fo:font-weight="bold" style:font-weight-asian="bold" style:font-weight-complex="bold"/>
    </style:style>
    <style:style style:name="T88" style:parent-style-name="Основнойшрифтабзаца" style:family="text">
      <style:text-properties fo:font-weight="bold" style:font-weight-asian="bold" style:font-weight-complex="bold"/>
    </style:style>
    <style:style style:name="T89" style:parent-style-name="Основнойшрифтабзаца" style:family="text">
      <style:text-properties fo:font-weight="bold" style:font-weight-asian="bold" style:font-weight-complex="bold"/>
    </style:style>
    <style:style style:name="T90" style:parent-style-name="Основнойшрифтабзаца" style:family="text">
      <style:text-properties fo:font-style="italic" style:font-style-asian="italic" style:font-style-complex="italic"/>
    </style:style>
    <style:style style:name="T91" style:parent-style-name="Основнойшрифтабзаца" style:family="text">
      <style:text-properties fo:font-weight="bold" style:font-weight-asian="bold" style:font-weight-complex="bold"/>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fo:font-weight="bold" style:font-weight-asian="bold" style:font-weight-complex="bold"/>
    </style:style>
    <style:style style:name="T94" style:parent-style-name="Основнойшрифтабзаца" style:family="text">
      <style:text-properties fo:font-weight="bold" style:font-weight-asian="bold" style:font-weight-complex="bold"/>
    </style:style>
    <style:style style:name="T95" style:parent-style-name="Основнойшрифтабзаца" style:family="text">
      <style:text-properties fo:font-weight="bold" style:font-weight-asian="bold" style:font-weight-complex="bold"/>
    </style:style>
    <style:style style:name="T96" style:parent-style-name="Основнойшрифтабзаца" style:family="text">
      <style:text-properties fo:font-weight="bold" style:font-weight-asian="bold" style:font-weight-complex="bold"/>
    </style:style>
    <style:style style:name="T97" style:parent-style-name="Основнойшрифтабзаца" style:family="text">
      <style:text-properties fo:font-weight="bold" style:font-weight-asian="bold" style:font-weight-complex="bold"/>
    </style:style>
    <style:style style:name="T98" style:parent-style-name="Основнойшрифтабзаца" style:family="text">
      <style:text-properties fo:font-weight="bold" style:font-weight-asian="bold" style:font-weight-complex="bold"/>
    </style:style>
    <style:style style:name="T99" style:parent-style-name="Основнойшрифтабзаца" style:family="text">
      <style:text-properties fo:font-weight="bold" style:font-weight-asian="bold" style:font-weight-complex="bold"/>
    </style:style>
    <style:style style:name="T100" style:parent-style-name="Основнойшрифтабзаца" style:family="text">
      <style:text-properties fo:font-weight="bold" style:font-weight-asian="bold" style:font-weight-complex="bold"/>
    </style:style>
    <style:style style:name="T101" style:parent-style-name="Основнойшрифтабзаца" style:family="text">
      <style:text-properties fo:font-weight="bold" style:font-weight-asian="bold" style:font-weight-complex="bold"/>
    </style:style>
    <style:style style:name="T102" style:parent-style-name="Основнойшрифтабзаца" style:family="text">
      <style:text-properties fo:font-weight="bold" style:font-weight-asian="bold" style:font-weight-complex="bold"/>
    </style:style>
    <style:style style:name="T103" style:parent-style-name="Основнойшрифтабзаца" style:family="text">
      <style:text-properties fo:font-weight="bold" style:font-weight-asian="bold" style:font-weight-complex="bold"/>
    </style:style>
    <style:style style:name="T104" style:parent-style-name="Основнойшрифтабзаца" style:family="text">
      <style:text-properties fo:font-weight="bold" style:font-weight-asian="bold" style:font-weight-complex="bold"/>
    </style:style>
    <style:style style:name="T105" style:parent-style-name="Основнойшрифтабзаца" style:family="text">
      <style:text-properties fo:font-weight="bold" style:font-weight-asian="bold" style:font-weight-complex="bold"/>
    </style:style>
    <style:style style:name="T106" style:parent-style-name="Основнойшрифтабзаца" style:family="text">
      <style:text-properties fo:font-weight="bold" style:font-weight-asian="bold" style:font-weight-complex="bold"/>
    </style:style>
    <style:style style:name="T107" style:parent-style-name="Основнойшрифтабзаца" style:family="text">
      <style:text-properties fo:font-weight="bold" style:font-weight-asian="bold" style:font-weight-complex="bold"/>
    </style:style>
    <style:style style:name="T108" style:parent-style-name="Основнойшрифтабзаца" style:family="text">
      <style:text-properties fo:font-weight="bold" style:font-weight-asian="bold" style:font-weight-complex="bold"/>
    </style:style>
    <style:style style:name="P109" style:parent-style-name="Обычный" style:family="paragraph">
      <style:paragraph-properties fo:text-align="start"/>
    </style:style>
    <style:style style:name="P110" style:parent-style-name="Обычный" style:family="paragraph">
      <style:paragraph-properties fo:text-align="start"/>
    </style:style>
    <style:style style:name="T111" style:parent-style-name="Основнойшрифтабзаца" style:family="text">
      <style:text-properties fo:font-style="italic" style:font-style-asian="italic" style:font-style-complex="italic"/>
    </style:style>
    <style:style style:name="T112" style:parent-style-name="Основнойшрифтабзаца" style:family="text">
      <style:text-properties fo:font-weight="bold" style:font-weight-asian="bold" style:font-weight-complex="bold"/>
    </style:style>
    <style:style style:name="T113" style:parent-style-name="Основнойшрифтабзаца" style:family="text">
      <style:text-properties fo:font-style="italic" style:font-style-asian="italic" style:font-style-complex="italic"/>
    </style:style>
    <style:style style:name="T114" style:parent-style-name="Основнойшрифтабзаца" style:family="text">
      <style:text-properties fo:font-weight="bold" style:font-weight-asian="bold" style:font-weight-complex="bold"/>
    </style:style>
    <style:style style:name="T115" style:parent-style-name="Основнойшрифтабзаца" style:family="text">
      <style:text-properties fo:font-weight="bold" style:font-weight-asian="bold" style:font-weight-complex="bold"/>
    </style:style>
    <style:style style:name="T116" style:parent-style-name="Основнойшрифтабзаца" style:family="text">
      <style:text-properties fo:font-style="italic" style:font-style-asian="italic" style:font-style-complex="italic"/>
    </style:style>
    <style:style style:name="T117" style:parent-style-name="Основнойшрифтабзаца" style:family="text">
      <style:text-properties fo:font-weight="bold" style:font-weight-asian="bold" style:font-weight-complex="bold"/>
    </style:style>
    <style:style style:name="T118" style:parent-style-name="Основнойшрифтабзаца" style:family="text">
      <style:text-properties fo:font-weight="bold" style:font-weight-asian="bold" style:font-weight-complex="bold"/>
    </style:style>
    <style:style style:name="T119" style:parent-style-name="Основнойшрифтабзаца" style:family="text">
      <style:text-properties fo:font-weight="bold" style:font-weight-asian="bold" style:font-weight-complex="bold"/>
    </style:style>
    <style:style style:name="T120" style:parent-style-name="Основнойшрифтабзаца" style:family="text">
      <style:text-properties fo:font-weight="bold" style:font-weight-asian="bold" style:font-weight-complex="bold"/>
    </style:style>
    <style:style style:name="T121" style:parent-style-name="Основнойшрифтабзаца" style:family="text">
      <style:text-properties fo:font-weight="bold" style:font-weight-asian="bold" style:font-weight-complex="bold"/>
    </style:style>
    <style:style style:name="T122" style:parent-style-name="Основнойшрифтабзаца" style:family="text">
      <style:text-properties fo:font-style="italic" style:font-style-asian="italic" style:font-style-complex="italic"/>
    </style:style>
    <style:style style:name="T123" style:parent-style-name="Основнойшрифтабзаца" style:family="text">
      <style:text-properties fo:font-style="italic" style:font-style-asian="italic" style:font-style-complex="italic"/>
    </style:style>
    <style:style style:name="T124" style:parent-style-name="Основнойшрифтабзаца" style:family="text">
      <style:text-properties fo:font-style="italic" style:font-style-asian="italic" style:font-style-complex="italic"/>
    </style:style>
    <style:style style:name="T125" style:parent-style-name="Основнойшрифтабзаца" style:family="text">
      <style:text-properties fo:font-weight="bold" style:font-weight-asian="bold" style:font-weight-complex="bold"/>
    </style:style>
    <style:style style:name="T126" style:parent-style-name="Основнойшрифтабзаца" style:family="text">
      <style:text-properties fo:font-weight="bold" style:font-weight-asian="bold" style:font-weight-complex="bold"/>
    </style:style>
    <style:style style:name="T127" style:parent-style-name="Основнойшрифтабзаца" style:family="text">
      <style:text-properties fo:font-style="italic" style:font-style-asian="italic" style:font-style-complex="italic"/>
    </style:style>
    <style:style style:name="T128" style:parent-style-name="Основнойшрифтабзаца" style:family="text">
      <style:text-properties fo:font-weight="bold" style:font-weight-asian="bold" style:font-weight-complex="bold"/>
    </style:style>
    <style:style style:name="T129" style:parent-style-name="Основнойшрифтабзаца" style:family="text">
      <style:text-properties fo:font-style="italic" style:font-style-asian="italic" style:font-style-complex="italic"/>
    </style:style>
    <style:style style:name="T130" style:parent-style-name="Основнойшрифтабзаца" style:family="text">
      <style:text-properties fo:font-weight="bold" style:font-weight-asian="bold" style:font-weight-complex="bold"/>
    </style:style>
    <style:style style:name="T131" style:parent-style-name="Основнойшрифтабзаца" style:family="text">
      <style:text-properties fo:font-weight="bold" style:font-weight-asian="bold" style:font-weight-complex="bold"/>
    </style:style>
    <style:style style:name="T132" style:parent-style-name="Основнойшрифтабзаца" style:family="text">
      <style:text-properties fo:font-weight="bold" style:font-weight-asian="bold" style:font-weight-complex="bold"/>
    </style:style>
    <style:style style:name="T133" style:parent-style-name="Основнойшрифтабзаца" style:family="text">
      <style:text-properties fo:font-weight="bold" style:font-weight-asian="bold" style:font-weight-complex="bold"/>
    </style:style>
    <style:style style:name="T134" style:parent-style-name="Основнойшрифтабзаца" style:family="text">
      <style:text-properties fo:font-weight="bold" style:font-weight-asian="bold" style:font-weight-complex="bold"/>
    </style:style>
    <style:style style:name="T135" style:parent-style-name="Основнойшрифтабзаца" style:family="text">
      <style:text-properties fo:font-weight="bold" style:font-weight-asian="bold" style:font-weight-complex="bold"/>
    </style:style>
    <style:style style:name="P136" style:parent-style-name="Обычный" style:family="paragraph">
      <style:paragraph-properties fo:text-align="start"/>
    </style:style>
    <style:style style:name="P137" style:parent-style-name="Обычный" style:family="paragraph">
      <style:paragraph-properties fo:text-align="start"/>
    </style:style>
    <style:style style:name="T138" style:parent-style-name="Основнойшрифтабзаца" style:family="text">
      <style:text-properties fo:font-weight="bold" style:font-weight-asian="bold" style:font-weight-complex="bold"/>
    </style:style>
    <style:style style:name="T139" style:parent-style-name="Основнойшрифтабзаца" style:family="text">
      <style:text-properties fo:font-weight="bold" style:font-weight-asian="bold" style:font-weight-complex="bold"/>
    </style:style>
    <style:style style:name="T140" style:parent-style-name="Основнойшрифтабзаца" style:family="text">
      <style:text-properties fo:font-weight="bold" style:font-weight-asian="bold" style:font-weight-complex="bold"/>
    </style:style>
    <style:style style:name="T141" style:parent-style-name="Основнойшрифтабзаца" style:family="text">
      <style:text-properties fo:font-weight="bold" style:font-weight-asian="bold" style:font-weight-complex="bold"/>
    </style:style>
    <style:style style:name="T142" style:parent-style-name="Основнойшрифтабзаца" style:family="text">
      <style:text-properties fo:font-weight="bold" style:font-weight-asian="bold" style:font-weight-complex="bold"/>
    </style:style>
    <style:style style:name="T143" style:parent-style-name="Основнойшрифтабзаца" style:family="text">
      <style:text-properties fo:font-weight="bold" style:font-weight-asian="bold" style:font-weight-complex="bold"/>
    </style:style>
    <style:style style:name="T144" style:parent-style-name="Основнойшрифтабзаца" style:family="text">
      <style:text-properties fo:font-weight="bold" style:font-weight-asian="bold" style:font-weight-complex="bold"/>
    </style:style>
    <style:style style:name="T145" style:parent-style-name="Основнойшрифтабзаца" style:family="text">
      <style:text-properties fo:font-weight="bold" style:font-weight-asian="bold" style:font-weight-complex="bold"/>
    </style:style>
    <style:style style:name="T146" style:parent-style-name="Основнойшрифтабзаца" style:family="text">
      <style:text-properties fo:font-style="italic" style:font-style-asian="italic" style:font-style-complex="italic"/>
    </style:style>
    <style:style style:name="T147" style:parent-style-name="Основнойшрифтабзаца" style:family="text">
      <style:text-properties fo:font-weight="bold" style:font-weight-asian="bold" style:font-weight-complex="bold"/>
    </style:style>
    <style:style style:name="T148" style:parent-style-name="Основнойшрифтабзаца" style:family="text">
      <style:text-properties fo:font-weight="bold" style:font-weight-asian="bold" style:font-weight-complex="bold"/>
    </style:style>
    <style:style style:name="T149" style:parent-style-name="Основнойшрифтабзаца" style:family="text">
      <style:text-properties fo:font-weight="bold" style:font-weight-asian="bold" style:font-weight-complex="bold"/>
    </style:style>
    <style:style style:name="T150" style:parent-style-name="Основнойшрифтабзаца" style:family="text">
      <style:text-properties fo:font-style="italic" style:font-style-asian="italic" style:font-style-complex="italic"/>
    </style:style>
    <style:style style:name="T151" style:parent-style-name="Основнойшрифтабзаца" style:family="text">
      <style:text-properties fo:font-weight="bold" style:font-weight-asian="bold" style:font-weight-complex="bold"/>
    </style:style>
    <style:style style:name="T152" style:parent-style-name="Основнойшрифтабзаца" style:family="text">
      <style:text-properties fo:font-weight="bold" style:font-weight-asian="bold" style:font-weight-complex="bold"/>
    </style:style>
    <style:style style:name="T153" style:parent-style-name="Основнойшрифтабзаца" style:family="text">
      <style:text-properties fo:font-style="italic" style:font-style-asian="italic" style:font-style-complex="italic"/>
    </style:style>
    <style:style style:name="T154" style:parent-style-name="Основнойшрифтабзаца" style:family="text">
      <style:text-properties fo:font-weight="bold" style:font-weight-asian="bold" style:font-weight-complex="bold"/>
    </style:style>
    <style:style style:name="T155" style:parent-style-name="Основнойшрифтабзаца" style:family="text">
      <style:text-properties fo:font-style="italic" style:font-style-asian="italic" style:font-style-complex="italic"/>
    </style:style>
    <style:style style:name="T156" style:parent-style-name="Основнойшрифтабзаца" style:family="text">
      <style:text-properties fo:font-weight="bold" style:font-weight-asian="bold" style:font-weight-complex="bold"/>
    </style:style>
    <style:style style:name="T157" style:parent-style-name="Основнойшрифтабзаца" style:family="text">
      <style:text-properties fo:font-style="italic" style:font-style-asian="italic" style:font-style-complex="italic"/>
    </style:style>
    <style:style style:name="T158" style:parent-style-name="Основнойшрифтабзаца" style:family="text">
      <style:text-properties fo:font-weight="bold" style:font-weight-asian="bold" style:font-weight-complex="bold"/>
    </style:style>
    <style:style style:name="T159" style:parent-style-name="Основнойшрифтабзаца" style:family="text">
      <style:text-properties fo:font-style="italic" style:font-style-asian="italic" style:font-style-complex="italic"/>
    </style:style>
    <style:style style:name="T160" style:parent-style-name="Основнойшрифтабзаца" style:family="text">
      <style:text-properties fo:font-weight="bold" style:font-weight-asian="bold" style:font-weight-complex="bold"/>
    </style:style>
    <style:style style:name="T161" style:parent-style-name="Основнойшрифтабзаца" style:family="text">
      <style:text-properties fo:font-style="italic" style:font-style-asian="italic" style:font-style-complex="italic"/>
    </style:style>
    <style:style style:name="T162" style:parent-style-name="Основнойшрифтабзаца" style:family="text">
      <style:text-properties fo:font-weight="bold" style:font-weight-asian="bold" style:font-weight-complex="bold"/>
    </style:style>
    <style:style style:name="T163" style:parent-style-name="Основнойшрифтабзаца" style:family="text">
      <style:text-properties fo:font-weight="bold" style:font-weight-asian="bold" style:font-weight-complex="bold"/>
    </style:style>
    <style:style style:name="T164" style:parent-style-name="Основнойшрифтабзаца" style:family="text">
      <style:text-properties fo:font-weight="bold" style:font-weight-asian="bold" style:font-weight-complex="bold"/>
    </style:style>
    <style:style style:name="T165" style:parent-style-name="Основнойшрифтабзаца" style:family="text">
      <style:text-properties fo:font-weight="bold" style:font-weight-asian="bold" style:font-weight-complex="bold"/>
    </style:style>
    <style:style style:name="T166" style:parent-style-name="Основнойшрифтабзаца" style:family="text">
      <style:text-properties fo:font-style="italic" style:font-style-asian="italic" style:font-style-complex="italic"/>
    </style:style>
    <style:style style:name="T167" style:parent-style-name="Основнойшрифтабзаца" style:family="text">
      <style:text-properties fo:font-style="italic" style:font-style-asian="italic" style:font-style-complex="italic"/>
    </style:style>
    <style:style style:name="T168" style:parent-style-name="Основнойшрифтабзаца" style:family="text">
      <style:text-properties fo:font-weight="bold" style:font-weight-asian="bold" style:font-weight-complex="bold"/>
    </style:style>
    <style:style style:name="P169" style:parent-style-name="Обычный" style:family="paragraph">
      <style:paragraph-properties fo:text-align="start"/>
    </style:style>
    <style:style style:name="P170" style:parent-style-name="Обычный" style:family="paragraph">
      <style:paragraph-properties fo:text-align="start"/>
    </style:style>
    <style:style style:name="T171" style:parent-style-name="Основнойшрифтабзаца" style:family="text">
      <style:text-properties fo:font-weight="bold" style:font-weight-asian="bold" style:font-weight-complex="bold"/>
    </style:style>
    <style:style style:name="T172" style:parent-style-name="Основнойшрифтабзаца" style:family="text">
      <style:text-properties fo:font-weight="bold" style:font-weight-asian="bold" style:font-weight-complex="bold"/>
    </style:style>
    <style:style style:name="T173" style:parent-style-name="Основнойшрифтабзаца" style:family="text">
      <style:text-properties fo:font-style="italic" style:font-style-asian="italic" style:font-style-complex="italic"/>
    </style:style>
    <style:style style:name="T174" style:parent-style-name="Основнойшрифтабзаца" style:family="text">
      <style:text-properties fo:font-weight="bold" style:font-weight-asian="bold" style:font-weight-complex="bold"/>
    </style:style>
    <style:style style:name="T175" style:parent-style-name="Основнойшрифтабзаца" style:family="text">
      <style:text-properties fo:font-weight="bold" style:font-weight-asian="bold" style:font-weight-complex="bold"/>
    </style:style>
    <style:style style:name="T176" style:parent-style-name="Основнойшрифтабзаца" style:family="text">
      <style:text-properties fo:font-weight="bold" style:font-weight-asian="bold" style:font-weight-complex="bold"/>
    </style:style>
    <style:style style:name="T177" style:parent-style-name="Основнойшрифтабзаца" style:family="text">
      <style:text-properties fo:font-weight="bold" style:font-weight-asian="bold" style:font-weight-complex="bold"/>
    </style:style>
    <style:style style:name="T178" style:parent-style-name="Основнойшрифтабзаца" style:family="text">
      <style:text-properties fo:font-weight="bold" style:font-weight-asian="bold" style:font-weight-complex="bold"/>
    </style:style>
    <style:style style:name="T179" style:parent-style-name="Основнойшрифтабзаца" style:family="text">
      <style:text-properties fo:font-style="italic" style:font-style-asian="italic" style:font-style-complex="italic"/>
    </style:style>
    <style:style style:name="T180" style:parent-style-name="Основнойшрифтабзаца" style:family="text">
      <style:text-properties fo:font-weight="bold" style:font-weight-asian="bold" style:font-weight-complex="bold"/>
    </style:style>
    <style:style style:name="P181" style:parent-style-name="Обычный" style:family="paragraph">
      <style:paragraph-properties fo:text-align="start"/>
    </style:style>
    <style:style style:name="P182" style:parent-style-name="Обычный" style:family="paragraph">
      <style:paragraph-properties fo:text-align="start"/>
    </style:style>
    <style:style style:name="P183" style:parent-style-name="Обычный" style:family="paragraph">
      <style:paragraph-properties fo:text-align="start"/>
    </style:style>
    <style:style style:name="P184" style:parent-style-name="Обычный" style:family="paragraph">
      <style:paragraph-properties fo:text-align="start"/>
    </style:style>
    <style:style style:name="T185" style:parent-style-name="Основнойшрифтабзаца" style:family="text">
      <style:text-properties fo:font-weight="bold" style:font-weight-asian="bold" style:font-weight-complex="bold"/>
    </style:style>
    <style:style style:name="T186" style:parent-style-name="Основнойшрифтабзаца" style:family="text">
      <style:text-properties fo:font-weight="bold" style:font-weight-asian="bold" style:font-weight-complex="bold"/>
    </style:style>
    <style:style style:name="T187" style:parent-style-name="Основнойшрифтабзаца" style:family="text">
      <style:text-properties fo:font-weight="bold" style:font-weight-asian="bold" style:font-weight-complex="bold"/>
    </style:style>
    <style:style style:name="T188" style:parent-style-name="Основнойшрифтабзаца" style:family="text">
      <style:text-properties fo:font-weight="bold" style:font-weight-asian="bold" style:font-weight-complex="bold"/>
    </style:style>
    <style:style style:name="T189" style:parent-style-name="Основнойшрифтабзаца" style:family="text">
      <style:text-properties fo:font-weight="bold" style:font-weight-asian="bold" style:font-weight-complex="bold"/>
    </style:style>
    <style:style style:name="T190" style:parent-style-name="Основнойшрифтабзаца" style:family="text">
      <style:text-properties fo:font-weight="bold" style:font-weight-asian="bold" style:font-weight-complex="bold"/>
    </style:style>
    <style:style style:name="T191" style:parent-style-name="Основнойшрифтабзаца" style:family="text">
      <style:text-properties fo:font-weight="bold" style:font-weight-asian="bold" style:font-weight-complex="bold"/>
    </style:style>
    <style:style style:name="T192" style:parent-style-name="Основнойшрифтабзаца" style:family="text">
      <style:text-properties fo:font-weight="bold" style:font-weight-asian="bold" style:font-weight-complex="bold"/>
    </style:style>
    <style:style style:name="T193" style:parent-style-name="Основнойшрифтабзаца" style:family="text">
      <style:text-properties fo:font-weight="bold" style:font-weight-asian="bold" style:font-weight-complex="bold"/>
    </style:style>
    <style:style style:name="T194" style:parent-style-name="Основнойшрифтабзаца" style:family="text">
      <style:text-properties fo:font-weight="bold" style:font-weight-asian="bold" style:font-weight-complex="bold"/>
    </style:style>
    <style:style style:name="T195" style:parent-style-name="Основнойшрифтабзаца" style:family="text">
      <style:text-properties fo:font-weight="bold" style:font-weight-asian="bold" style:font-weight-complex="bold"/>
    </style:style>
    <style:style style:name="T196" style:parent-style-name="Основнойшрифтабзаца" style:family="text">
      <style:text-properties fo:font-style="italic" style:font-style-asian="italic" style:font-style-complex="italic"/>
    </style:style>
    <style:style style:name="P197" style:parent-style-name="Обычный" style:family="paragraph">
      <style:paragraph-properties fo:text-align="start"/>
    </style:style>
    <style:style style:name="P198" style:parent-style-name="Обычный" style:family="paragraph">
      <style:paragraph-properties fo:text-align="start"/>
    </style:style>
    <style:style style:name="T199" style:parent-style-name="Основнойшрифтабзаца" style:family="text">
      <style:text-properties fo:font-weight="bold" style:font-weight-asian="bold" style:font-weight-complex="bold"/>
    </style:style>
    <style:style style:name="T200" style:parent-style-name="Основнойшрифтабзаца" style:family="text">
      <style:text-properties fo:font-style="italic" style:font-style-asian="italic" style:font-style-complex="italic"/>
    </style:style>
    <style:style style:name="T201" style:parent-style-name="Основнойшрифтабзаца" style:family="text">
      <style:text-properties fo:font-weight="bold" style:font-weight-asian="bold" style:font-weight-complex="bold"/>
    </style:style>
    <style:style style:name="T202" style:parent-style-name="Основнойшрифтабзаца" style:family="text">
      <style:text-properties fo:font-weight="bold" style:font-weight-asian="bold" style:font-weight-complex="bold"/>
    </style:style>
    <style:style style:name="T203" style:parent-style-name="Основнойшрифтабзаца" style:family="text">
      <style:text-properties fo:font-weight="bold" style:font-weight-asian="bold" style:font-weight-complex="bold"/>
    </style:style>
    <style:style style:name="T204" style:parent-style-name="Основнойшрифтабзаца" style:family="text">
      <style:text-properties fo:font-weight="bold" style:font-weight-asian="bold" style:font-weight-complex="bold"/>
    </style:style>
    <style:style style:name="T205" style:parent-style-name="Основнойшрифтабзаца" style:family="text">
      <style:text-properties fo:font-weight="bold" style:font-weight-asian="bold" style:font-weight-complex="bold"/>
    </style:style>
    <style:style style:name="T206" style:parent-style-name="Основнойшрифтабзаца" style:family="text">
      <style:text-properties fo:font-weight="bold" style:font-weight-asian="bold" style:font-weight-complex="bold"/>
    </style:style>
    <style:style style:name="T207" style:parent-style-name="Основнойшрифтабзаца" style:family="text">
      <style:text-properties fo:font-weight="bold" style:font-weight-asian="bold" style:font-weight-complex="bold"/>
    </style:style>
    <style:style style:name="T208" style:parent-style-name="Основнойшрифтабзаца" style:family="text">
      <style:text-properties fo:font-style="italic" style:font-style-asian="italic" style:font-style-complex="italic"/>
    </style:style>
    <style:style style:name="T209" style:parent-style-name="Основнойшрифтабзаца" style:family="text">
      <style:text-properties fo:font-weight="bold" style:font-weight-asian="bold" style:font-weight-complex="bold"/>
    </style:style>
    <style:style style:name="T210" style:parent-style-name="Основнойшрифтабзаца" style:family="text">
      <style:text-properties fo:font-weight="bold" style:font-weight-asian="bold" style:font-weight-complex="bold"/>
    </style:style>
    <style:style style:name="T211" style:parent-style-name="Основнойшрифтабзаца" style:family="text">
      <style:text-properties fo:font-weight="bold" style:font-weight-asian="bold" style:font-weight-complex="bold"/>
    </style:style>
    <style:style style:name="T212" style:parent-style-name="Основнойшрифтабзаца" style:family="text">
      <style:text-properties fo:font-weight="bold" style:font-weight-asian="bold" style:font-weight-complex="bold"/>
    </style:style>
    <style:style style:name="T213" style:parent-style-name="Основнойшрифтабзаца" style:family="text">
      <style:text-properties fo:font-weight="bold" style:font-weight-asian="bold" style:font-weight-complex="bold"/>
    </style:style>
    <style:style style:name="T214" style:parent-style-name="Основнойшрифтабзаца" style:family="text">
      <style:text-properties fo:font-style="italic" style:font-style-asian="italic" style:font-style-complex="italic"/>
    </style:style>
    <style:style style:name="T215" style:parent-style-name="Основнойшрифтабзаца" style:family="text">
      <style:text-properties fo:font-weight="bold" style:font-weight-asian="bold" style:font-weight-complex="bold"/>
    </style:style>
    <style:style style:name="T216" style:parent-style-name="Основнойшрифтабзаца" style:family="text">
      <style:text-properties fo:font-style="italic" style:font-style-asian="italic" style:font-style-complex="italic"/>
    </style:style>
    <style:style style:name="T217" style:parent-style-name="Основнойшрифтабзаца" style:family="text">
      <style:text-properties fo:font-weight="bold" style:font-weight-asian="bold" style:font-weight-complex="bold"/>
    </style:style>
    <style:style style:name="T218" style:parent-style-name="Основнойшрифтабзаца" style:family="text">
      <style:text-properties fo:font-weight="bold" style:font-weight-asian="bold" style:font-weight-complex="bold"/>
    </style:style>
    <style:style style:name="T219" style:parent-style-name="Основнойшрифтабзаца" style:family="text">
      <style:text-properties fo:font-weight="bold" style:font-weight-asian="bold" style:font-weight-complex="bold"/>
    </style:style>
    <style:style style:name="T220" style:parent-style-name="Основнойшрифтабзаца" style:family="text">
      <style:text-properties fo:font-weight="bold" style:font-weight-asian="bold" style:font-weight-complex="bold"/>
    </style:style>
    <style:style style:name="T221" style:parent-style-name="Основнойшрифтабзаца" style:family="text">
      <style:text-properties fo:font-weight="bold" style:font-weight-asian="bold" style:font-weight-complex="bold"/>
    </style:style>
    <style:style style:name="T222" style:parent-style-name="Основнойшрифтабзаца" style:family="text">
      <style:text-properties fo:font-style="italic" style:font-style-asian="italic" style:font-style-complex="italic"/>
    </style:style>
    <style:style style:name="T223" style:parent-style-name="Основнойшрифтабзаца" style:family="text">
      <style:text-properties fo:font-weight="bold" style:font-weight-asian="bold" style:font-weight-complex="bold"/>
    </style:style>
    <style:style style:name="T224" style:parent-style-name="Основнойшрифтабзаца" style:family="text">
      <style:text-properties fo:font-weight="bold" style:font-weight-asian="bold" style:font-weight-complex="bold"/>
    </style:style>
    <style:style style:name="T225" style:parent-style-name="Основнойшрифтабзаца" style:family="text">
      <style:text-properties fo:font-style="italic" style:font-style-asian="italic" style:font-style-complex="italic"/>
    </style:style>
    <style:style style:name="T226" style:parent-style-name="Основнойшрифтабзаца" style:family="text">
      <style:text-properties fo:font-weight="bold" style:font-weight-asian="bold" style:font-weight-complex="bold"/>
    </style:style>
    <style:style style:name="T227" style:parent-style-name="Основнойшрифтабзаца" style:family="text">
      <style:text-properties fo:font-weight="bold" style:font-weight-asian="bold" style:font-weight-complex="bold"/>
    </style:style>
    <style:style style:name="P228" style:parent-style-name="Обычный" style:family="paragraph">
      <style:paragraph-properties fo:text-align="start"/>
    </style:style>
    <style:style style:name="P229" style:parent-style-name="Обычный" style:family="paragraph">
      <style:paragraph-properties fo:text-align="start"/>
    </style:style>
    <style:style style:name="T230" style:parent-style-name="Основнойшрифтабзаца" style:family="text">
      <style:text-properties fo:font-weight="bold" style:font-weight-asian="bold" style:font-weight-complex="bold"/>
    </style:style>
    <style:style style:name="T231" style:parent-style-name="Основнойшрифтабзаца" style:family="text">
      <style:text-properties fo:font-weight="bold" style:font-weight-asian="bold" style:font-weight-complex="bold"/>
    </style:style>
    <style:style style:name="T232" style:parent-style-name="Основнойшрифтабзаца" style:family="text">
      <style:text-properties fo:font-weight="bold" style:font-weight-asian="bold" style:font-weight-complex="bold"/>
    </style:style>
    <style:style style:name="T233" style:parent-style-name="Основнойшрифтабзаца" style:family="text">
      <style:text-properties fo:font-weight="bold" style:font-weight-asian="bold" style:font-weight-complex="bold"/>
    </style:style>
    <style:style style:name="T234" style:parent-style-name="Основнойшрифтабзаца" style:family="text">
      <style:text-properties fo:font-weight="bold" style:font-weight-asian="bold" style:font-weight-complex="bold"/>
    </style:style>
    <style:style style:name="T235" style:parent-style-name="Основнойшрифтабзаца" style:family="text">
      <style:text-properties fo:font-weight="bold" style:font-weight-asian="bold" style:font-weight-complex="bold"/>
    </style:style>
    <style:style style:name="T236" style:parent-style-name="Основнойшрифтабзаца" style:family="text">
      <style:text-properties fo:font-weight="bold" style:font-weight-asian="bold" style:font-weight-complex="bold"/>
    </style:style>
    <style:style style:name="T237" style:parent-style-name="Основнойшрифтабзаца" style:family="text">
      <style:text-properties fo:font-weight="bold" style:font-weight-asian="bold" style:font-weight-complex="bold"/>
    </style:style>
    <style:style style:name="T238" style:parent-style-name="Основнойшрифтабзаца" style:family="text">
      <style:text-properties fo:font-style="italic" style:font-style-asian="italic" style:font-style-complex="italic"/>
    </style:style>
    <style:style style:name="T239" style:parent-style-name="Основнойшрифтабзаца" style:family="text">
      <style:text-properties fo:font-weight="bold" style:font-weight-asian="bold" style:font-weight-complex="bold"/>
    </style:style>
    <style:style style:name="T240" style:parent-style-name="Основнойшрифтабзаца" style:family="text">
      <style:text-properties fo:font-weight="bold" style:font-weight-asian="bold" style:font-weight-complex="bold"/>
    </style:style>
    <style:style style:name="T241" style:parent-style-name="Основнойшрифтабзаца" style:family="text">
      <style:text-properties fo:font-weight="bold" style:font-weight-asian="bold" style:font-weight-complex="bold"/>
    </style:style>
    <style:style style:name="T242" style:parent-style-name="Основнойшрифтабзаца" style:family="text">
      <style:text-properties fo:font-weight="bold" style:font-weight-asian="bold" style:font-weight-complex="bold"/>
    </style:style>
    <style:style style:name="T243" style:parent-style-name="Основнойшрифтабзаца" style:family="text">
      <style:text-properties fo:font-weight="bold" style:font-weight-asian="bold" style:font-weight-complex="bold"/>
    </style:style>
    <style:style style:name="T244" style:parent-style-name="Основнойшрифтабзаца" style:family="text">
      <style:text-properties fo:font-weight="bold" style:font-weight-asian="bold" style:font-weight-complex="bold"/>
    </style:style>
    <style:style style:name="T245" style:parent-style-name="Основнойшрифтабзаца" style:family="text">
      <style:text-properties fo:font-weight="bold" style:font-weight-asian="bold" style:font-weight-complex="bold"/>
    </style:style>
    <style:style style:name="T246" style:parent-style-name="Основнойшрифтабзаца" style:family="text">
      <style:text-properties fo:font-style="italic" style:font-style-asian="italic" style:font-style-complex="italic"/>
    </style:style>
    <style:style style:name="T247" style:parent-style-name="Основнойшрифтабзаца" style:family="text">
      <style:text-properties fo:font-weight="bold" style:font-weight-asian="bold" style:font-weight-complex="bold"/>
    </style:style>
    <style:style style:name="T248" style:parent-style-name="Основнойшрифтабзаца" style:family="text">
      <style:text-properties fo:font-weight="bold" style:font-weight-asian="bold" style:font-weight-complex="bold"/>
    </style:style>
    <style:style style:name="T249" style:parent-style-name="Основнойшрифтабзаца" style:family="text">
      <style:text-properties fo:font-style="italic" style:font-style-asian="italic" style:font-style-complex="italic"/>
    </style:style>
    <style:style style:name="T250" style:parent-style-name="Основнойшрифтабзаца" style:family="text">
      <style:text-properties fo:font-weight="bold" style:font-weight-asian="bold" style:font-weight-complex="bold"/>
    </style:style>
    <style:style style:name="T251" style:parent-style-name="Основнойшрифтабзаца" style:family="text">
      <style:text-properties fo:font-style="italic" style:font-style-asian="italic" style:font-style-complex="italic"/>
    </style:style>
    <style:style style:name="T252" style:parent-style-name="Основнойшрифтабзаца" style:family="text">
      <style:text-properties fo:font-weight="bold" style:font-weight-asian="bold" style:font-weight-complex="bold"/>
    </style:style>
    <style:style style:name="T253" style:parent-style-name="Основнойшрифтабзаца" style:family="text">
      <style:text-properties fo:font-style="italic" style:font-style-asian="italic" style:font-style-complex="italic"/>
    </style:style>
    <style:style style:name="T254" style:parent-style-name="Основнойшрифтабзаца" style:family="text">
      <style:text-properties fo:font-weight="bold" style:font-weight-asian="bold" style:font-weight-complex="bold"/>
    </style:style>
    <style:style style:name="T255" style:parent-style-name="Основнойшрифтабзаца" style:family="text">
      <style:text-properties fo:font-style="italic" style:font-style-asian="italic" style:font-style-complex="italic"/>
    </style:style>
    <style:style style:name="T256" style:parent-style-name="Основнойшрифтабзаца" style:family="text">
      <style:text-properties fo:font-weight="bold" style:font-weight-asian="bold" style:font-weight-complex="bold"/>
    </style:style>
    <style:style style:name="T257" style:parent-style-name="Основнойшрифтабзаца" style:family="text">
      <style:text-properties fo:font-weight="bold" style:font-weight-asian="bold" style:font-weight-complex="bold"/>
    </style:style>
    <style:style style:name="T258" style:parent-style-name="Основнойшрифтабзаца" style:family="text">
      <style:text-properties fo:font-weight="bold" style:font-weight-asian="bold" style:font-weight-complex="bold"/>
    </style:style>
    <style:style style:name="T259" style:parent-style-name="Основнойшрифтабзаца" style:family="text">
      <style:text-properties fo:font-weight="bold" style:font-weight-asian="bold" style:font-weight-complex="bold"/>
    </style:style>
    <style:style style:name="T260" style:parent-style-name="Основнойшрифтабзаца" style:family="text">
      <style:text-properties fo:font-weight="bold" style:font-weight-asian="bold" style:font-weight-complex="bold"/>
    </style:style>
    <style:style style:name="T261" style:parent-style-name="Основнойшрифтабзаца" style:family="text">
      <style:text-properties fo:font-weight="bold" style:font-weight-asian="bold" style:font-weight-complex="bold"/>
    </style:style>
    <style:style style:name="T262" style:parent-style-name="Основнойшрифтабзаца" style:family="text">
      <style:text-properties fo:font-style="italic" style:font-style-asian="italic" style:font-style-complex="italic"/>
    </style:style>
    <style:style style:name="T263" style:parent-style-name="Основнойшрифтабзаца" style:family="text">
      <style:text-properties fo:font-style="italic" style:font-style-asian="italic" style:font-style-complex="italic"/>
    </style:style>
    <style:style style:name="T264" style:parent-style-name="Основнойшрифтабзаца" style:family="text">
      <style:text-properties fo:font-weight="bold" style:font-weight-asian="bold" style:font-weight-complex="bold"/>
    </style:style>
    <style:style style:name="P265" style:parent-style-name="Обычный" style:family="paragraph">
      <style:paragraph-properties fo:text-align="start"/>
    </style:style>
    <style:style style:name="P266" style:parent-style-name="Обычный" style:family="paragraph">
      <style:paragraph-properties fo:text-align="start"/>
    </style:style>
    <style:style style:name="T267" style:parent-style-name="Основнойшрифтабзаца" style:family="text">
      <style:text-properties fo:font-weight="bold" style:font-weight-asian="bold" style:font-weight-complex="bold"/>
    </style:style>
    <style:style style:name="T268" style:parent-style-name="Основнойшрифтабзаца" style:family="text">
      <style:text-properties fo:font-weight="bold" style:font-weight-asian="bold" style:font-weight-complex="bold"/>
    </style:style>
    <style:style style:name="T269" style:parent-style-name="Основнойшрифтабзаца" style:family="text">
      <style:text-properties fo:font-weight="bold" style:font-weight-asian="bold" style:font-weight-complex="bold"/>
    </style:style>
    <style:style style:name="T270" style:parent-style-name="Основнойшрифтабзаца" style:family="text">
      <style:text-properties fo:font-weight="bold" style:font-weight-asian="bold" style:font-weight-complex="bold"/>
    </style:style>
    <style:style style:name="T271" style:parent-style-name="Основнойшрифтабзаца" style:family="text">
      <style:text-properties fo:font-weight="bold" style:font-weight-asian="bold" style:font-weight-complex="bold"/>
    </style:style>
    <style:style style:name="T272" style:parent-style-name="Основнойшрифтабзаца" style:family="text">
      <style:text-properties fo:font-weight="bold" style:font-weight-asian="bold" style:font-weight-complex="bold"/>
    </style:style>
    <style:style style:name="T273" style:parent-style-name="Основнойшрифтабзаца" style:family="text">
      <style:text-properties fo:font-weight="bold" style:font-weight-asian="bold" style:font-weight-complex="bold"/>
    </style:style>
    <style:style style:name="T274" style:parent-style-name="Основнойшрифтабзаца" style:family="text">
      <style:text-properties fo:font-weight="bold" style:font-weight-asian="bold" style:font-weight-complex="bold"/>
    </style:style>
    <style:style style:name="T275" style:parent-style-name="Основнойшрифтабзаца" style:family="text">
      <style:text-properties fo:font-style="italic" style:font-style-asian="italic" style:font-style-complex="italic"/>
    </style:style>
    <style:style style:name="T276" style:parent-style-name="Основнойшрифтабзаца" style:family="text">
      <style:text-properties fo:font-weight="bold" style:font-weight-asian="bold" style:font-weight-complex="bold"/>
    </style:style>
    <style:style style:name="T277" style:parent-style-name="Основнойшрифтабзаца" style:family="text">
      <style:text-properties fo:font-weight="bold" style:font-weight-asian="bold" style:font-weight-complex="bold"/>
    </style:style>
    <style:style style:name="T278" style:parent-style-name="Основнойшрифтабзаца" style:family="text">
      <style:text-properties fo:font-style="italic" style:font-style-asian="italic" style:font-style-complex="italic"/>
    </style:style>
    <style:style style:name="T279" style:parent-style-name="Основнойшрифтабзаца" style:family="text">
      <style:text-properties fo:font-style="italic" style:font-style-asian="italic" style:font-style-complex="italic"/>
    </style:style>
    <style:style style:name="T280" style:parent-style-name="Основнойшрифтабзаца" style:family="text">
      <style:text-properties fo:font-weight="bold" style:font-weight-asian="bold" style:font-weight-complex="bold"/>
    </style:style>
    <style:style style:name="T281" style:parent-style-name="Основнойшрифтабзаца" style:family="text">
      <style:text-properties fo:font-weight="bold" style:font-weight-asian="bold" style:font-weight-complex="bold"/>
    </style:style>
    <style:style style:name="T282" style:parent-style-name="Основнойшрифтабзаца" style:family="text">
      <style:text-properties fo:font-weight="bold" style:font-weight-asian="bold" style:font-weight-complex="bold"/>
    </style:style>
    <style:style style:name="T283" style:parent-style-name="Основнойшрифтабзаца" style:family="text">
      <style:text-properties fo:font-weight="bold" style:font-weight-asian="bold" style:font-weight-complex="bold"/>
    </style:style>
    <style:style style:name="T284" style:parent-style-name="Основнойшрифтабзаца" style:family="text">
      <style:text-properties fo:font-style="italic" style:font-style-asian="italic" style:font-style-complex="italic"/>
    </style:style>
    <style:style style:name="T285" style:parent-style-name="Основнойшрифтабзаца" style:family="text">
      <style:text-properties fo:font-weight="bold" style:font-weight-asian="bold" style:font-weight-complex="bold"/>
    </style:style>
    <style:style style:name="T286" style:parent-style-name="Основнойшрифтабзаца" style:family="text">
      <style:text-properties fo:font-weight="bold" style:font-weight-asian="bold" style:font-weight-complex="bold"/>
    </style:style>
    <style:style style:name="T287" style:parent-style-name="Основнойшрифтабзаца" style:family="text">
      <style:text-properties fo:font-weight="bold" style:font-weight-asian="bold" style:font-weight-complex="bold"/>
    </style:style>
    <style:style style:name="T288" style:parent-style-name="Основнойшрифтабзаца" style:family="text">
      <style:text-properties fo:font-weight="bold" style:font-weight-asian="bold" style:font-weight-complex="bold"/>
    </style:style>
    <style:style style:name="T289" style:parent-style-name="Основнойшрифтабзаца" style:family="text">
      <style:text-properties fo:font-weight="bold" style:font-weight-asian="bold" style:font-weight-complex="bold"/>
    </style:style>
    <style:style style:name="T290" style:parent-style-name="Основнойшрифтабзаца" style:family="text">
      <style:text-properties fo:font-style="italic" style:font-style-asian="italic" style:font-style-complex="italic"/>
    </style:style>
    <style:style style:name="T291" style:parent-style-name="Основнойшрифтабзаца" style:family="text">
      <style:text-properties fo:font-weight="bold" style:font-weight-asian="bold" style:font-weight-complex="bold"/>
    </style:style>
    <style:style style:name="T292" style:parent-style-name="Основнойшрифтабзаца" style:family="text">
      <style:text-properties fo:font-style="italic" style:font-style-asian="italic" style:font-style-complex="italic"/>
    </style:style>
    <style:style style:name="T293" style:parent-style-name="Основнойшрифтабзаца" style:family="text">
      <style:text-properties fo:font-weight="bold" style:font-weight-asian="bold" style:font-weight-complex="bold"/>
    </style:style>
    <style:style style:name="T294" style:parent-style-name="Основнойшрифтабзаца" style:family="text">
      <style:text-properties fo:font-style="italic" style:font-style-asian="italic" style:font-style-complex="italic"/>
    </style:style>
    <style:style style:name="T295" style:parent-style-name="Основнойшрифтабзаца" style:family="text">
      <style:text-properties fo:font-weight="bold" style:font-weight-asian="bold" style:font-weight-complex="bold"/>
    </style:style>
    <style:style style:name="T296" style:parent-style-name="Основнойшрифтабзаца" style:family="text">
      <style:text-properties fo:font-weight="bold" style:font-weight-asian="bold" style:font-weight-complex="bold"/>
    </style:style>
    <style:style style:name="T297" style:parent-style-name="Основнойшрифтабзаца" style:family="text">
      <style:text-properties fo:font-style="italic" style:font-style-asian="italic" style:font-style-complex="italic"/>
    </style:style>
    <style:style style:name="T298" style:parent-style-name="Основнойшрифтабзаца" style:family="text">
      <style:text-properties fo:font-style="italic" style:font-style-asian="italic" style:font-style-complex="italic"/>
    </style:style>
    <style:style style:name="T299" style:parent-style-name="Основнойшрифтабзаца" style:family="text">
      <style:text-properties fo:font-weight="bold" style:font-weight-asian="bold" style:font-weight-complex="bold"/>
    </style:style>
    <style:style style:name="T300" style:parent-style-name="Основнойшрифтабзаца" style:family="text">
      <style:text-properties fo:font-style="italic" style:font-style-asian="italic" style:font-style-complex="italic"/>
    </style:style>
    <style:style style:name="T301" style:parent-style-name="Основнойшрифтабзаца" style:family="text">
      <style:text-properties fo:font-weight="bold" style:font-weight-asian="bold" style:font-weight-complex="bold"/>
    </style:style>
    <style:style style:name="T302" style:parent-style-name="Основнойшрифтабзаца" style:family="text">
      <style:text-properties fo:font-style="italic" style:font-style-asian="italic" style:font-style-complex="italic"/>
    </style:style>
    <style:style style:name="T303" style:parent-style-name="Основнойшрифтабзаца" style:family="text">
      <style:text-properties fo:font-weight="bold" style:font-weight-asian="bold" style:font-weight-complex="bold"/>
    </style:style>
    <style:style style:name="T304" style:parent-style-name="Основнойшрифтабзаца" style:family="text">
      <style:text-properties fo:font-style="italic" style:font-style-asian="italic" style:font-style-complex="italic"/>
    </style:style>
    <style:style style:name="P305" style:parent-style-name="Обычный" style:family="paragraph">
      <style:paragraph-properties fo:text-align="start"/>
    </style:style>
    <style:style style:name="P306" style:parent-style-name="Обычный" style:family="paragraph">
      <style:paragraph-properties fo:text-align="start"/>
    </style:style>
    <style:style style:name="T307" style:parent-style-name="Основнойшрифтабзаца" style:family="text">
      <style:text-properties fo:font-weight="bold" style:font-weight-asian="bold" style:font-weight-complex="bold"/>
    </style:style>
    <style:style style:name="T308" style:parent-style-name="Основнойшрифтабзаца" style:family="text">
      <style:text-properties fo:font-style="italic" style:font-style-asian="italic" style:font-style-complex="italic"/>
    </style:style>
    <style:style style:name="T309" style:parent-style-name="Основнойшрифтабзаца" style:family="text">
      <style:text-properties fo:font-weight="bold" style:font-weight-asian="bold" style:font-weight-complex="bold"/>
    </style:style>
    <style:style style:name="T310" style:parent-style-name="Основнойшрифтабзаца" style:family="text">
      <style:text-properties fo:font-weight="bold" style:font-weight-asian="bold" style:font-weight-complex="bold"/>
    </style:style>
    <style:style style:name="T311" style:parent-style-name="Основнойшрифтабзаца" style:family="text">
      <style:text-properties fo:font-style="italic" style:font-style-asian="italic" style:font-style-complex="italic"/>
    </style:style>
    <style:style style:name="T312" style:parent-style-name="Основнойшрифтабзаца" style:family="text">
      <style:text-properties fo:font-weight="bold" style:font-weight-asian="bold" style:font-weight-complex="bold"/>
    </style:style>
    <style:style style:name="T313" style:parent-style-name="Основнойшрифтабзаца" style:family="text">
      <style:text-properties fo:font-weight="bold" style:font-weight-asian="bold" style:font-weight-complex="bold"/>
    </style:style>
    <style:style style:name="T314" style:parent-style-name="Основнойшрифтабзаца" style:family="text">
      <style:text-properties fo:font-weight="bold" style:font-weight-asian="bold" style:font-weight-complex="bold"/>
    </style:style>
    <style:style style:name="T315" style:parent-style-name="Основнойшрифтабзаца" style:family="text">
      <style:text-properties fo:font-weight="bold" style:font-weight-asian="bold" style:font-weight-complex="bold"/>
    </style:style>
    <style:style style:name="T316" style:parent-style-name="Основнойшрифтабзаца" style:family="text">
      <style:text-properties fo:font-weight="bold" style:font-weight-asian="bold" style:font-weight-complex="bold"/>
    </style:style>
    <style:style style:name="T317" style:parent-style-name="Основнойшрифтабзаца" style:family="text">
      <style:text-properties fo:font-weight="bold" style:font-weight-asian="bold" style:font-weight-complex="bold"/>
    </style:style>
    <style:style style:name="T318" style:parent-style-name="Основнойшрифтабзаца" style:family="text">
      <style:text-properties fo:font-weight="bold" style:font-weight-asian="bold" style:font-weight-complex="bold"/>
    </style:style>
    <style:style style:name="T319" style:parent-style-name="Основнойшрифтабзаца" style:family="text">
      <style:text-properties fo:font-style="italic" style:font-style-asian="italic" style:font-style-complex="italic"/>
    </style:style>
    <style:style style:name="T320" style:parent-style-name="Основнойшрифтабзаца" style:family="text">
      <style:text-properties fo:font-weight="bold" style:font-weight-asian="bold" style:font-weight-complex="bold"/>
    </style:style>
    <style:style style:name="T321" style:parent-style-name="Основнойшрифтабзаца" style:family="text">
      <style:text-properties fo:font-weight="bold" style:font-weight-asian="bold" style:font-weight-complex="bold"/>
    </style:style>
    <style:style style:name="T322" style:parent-style-name="Основнойшрифтабзаца" style:family="text">
      <style:text-properties fo:font-weight="bold" style:font-weight-asian="bold" style:font-weight-complex="bold"/>
    </style:style>
    <style:style style:name="T323" style:parent-style-name="Основнойшрифтабзаца" style:family="text">
      <style:text-properties fo:font-style="italic" style:font-style-asian="italic" style:font-style-complex="italic"/>
    </style:style>
    <style:style style:name="T324" style:parent-style-name="Основнойшрифтабзаца" style:family="text">
      <style:text-properties fo:font-weight="bold" style:font-weight-asian="bold" style:font-weight-complex="bold"/>
    </style:style>
    <style:style style:name="T325" style:parent-style-name="Основнойшрифтабзаца" style:family="text">
      <style:text-properties fo:font-style="italic" style:font-style-asian="italic" style:font-style-complex="italic"/>
    </style:style>
    <style:style style:name="T326" style:parent-style-name="Основнойшрифтабзаца" style:family="text">
      <style:text-properties fo:font-style="italic" style:font-style-asian="italic" style:font-style-complex="italic"/>
    </style:style>
    <style:style style:name="T327" style:parent-style-name="Основнойшрифтабзаца" style:family="text">
      <style:text-properties fo:font-style="italic" style:font-style-asian="italic" style:font-style-complex="italic"/>
    </style:style>
    <style:style style:name="T328" style:parent-style-name="Основнойшрифтабзаца" style:family="text">
      <style:text-properties fo:font-weight="bold" style:font-weight-asian="bold" style:font-weight-complex="bold"/>
    </style:style>
    <style:style style:name="T329" style:parent-style-name="Основнойшрифтабзаца" style:family="text">
      <style:text-properties fo:font-weight="bold" style:font-weight-asian="bold" style:font-weight-complex="bold"/>
    </style:style>
    <style:style style:name="T330" style:parent-style-name="Основнойшрифтабзаца" style:family="text">
      <style:text-properties fo:font-style="italic" style:font-style-asian="italic" style:font-style-complex="italic"/>
    </style:style>
    <style:style style:name="T331" style:parent-style-name="Основнойшрифтабзаца" style:family="text">
      <style:text-properties fo:font-weight="bold" style:font-weight-asian="bold" style:font-weight-complex="bold"/>
    </style:style>
    <style:style style:name="T332" style:parent-style-name="Основнойшрифтабзаца" style:family="text">
      <style:text-properties fo:font-style="italic" style:font-style-asian="italic" style:font-style-complex="italic"/>
    </style:style>
    <style:style style:name="T333" style:parent-style-name="Основнойшрифтабзаца" style:family="text">
      <style:text-properties fo:font-weight="bold" style:font-weight-asian="bold" style:font-weight-complex="bold"/>
    </style:style>
    <style:style style:name="T334" style:parent-style-name="Основнойшрифтабзаца" style:family="text">
      <style:text-properties fo:font-style="italic" style:font-style-asian="italic" style:font-style-complex="italic"/>
    </style:style>
    <style:style style:name="T335" style:parent-style-name="Основнойшрифтабзаца" style:family="text">
      <style:text-properties fo:font-weight="bold" style:font-weight-asian="bold" style:font-weight-complex="bold"/>
    </style:style>
    <style:style style:name="T336" style:parent-style-name="Основнойшрифтабзаца" style:family="text">
      <style:text-properties fo:font-style="italic" style:font-style-asian="italic" style:font-style-complex="italic"/>
    </style:style>
    <style:style style:name="T337" style:parent-style-name="Основнойшрифтабзаца" style:family="text">
      <style:text-properties fo:font-style="italic" style:font-style-asian="italic" style:font-style-complex="italic"/>
    </style:style>
    <style:style style:name="T338" style:parent-style-name="Основнойшрифтабзаца" style:family="text">
      <style:text-properties fo:font-weight="bold" style:font-weight-asian="bold" style:font-weight-complex="bold"/>
    </style:style>
    <style:style style:name="T339" style:parent-style-name="Основнойшрифтабзаца" style:family="text">
      <style:text-properties fo:font-style="italic" style:font-style-asian="italic" style:font-style-complex="italic"/>
    </style:style>
    <style:style style:name="T340" style:parent-style-name="Основнойшрифтабзаца" style:family="text">
      <style:text-properties fo:font-style="italic" style:font-style-asian="italic" style:font-style-complex="italic"/>
    </style:style>
    <style:style style:name="T341" style:parent-style-name="Основнойшрифтабзаца" style:family="text">
      <style:text-properties fo:font-weight="bold" style:font-weight-asian="bold" style:font-weight-complex="bold"/>
    </style:style>
    <style:style style:name="T342" style:parent-style-name="Основнойшрифтабзаца" style:family="text">
      <style:text-properties fo:font-weight="bold" style:font-weight-asian="bold" style:font-weight-complex="bold"/>
    </style:style>
    <style:style style:name="T343" style:parent-style-name="Основнойшрифтабзаца" style:family="text">
      <style:text-properties fo:font-weight="bold" style:font-weight-asian="bold" style:font-weight-complex="bold"/>
    </style:style>
    <style:style style:name="T344" style:parent-style-name="Основнойшрифтабзаца" style:family="text">
      <style:text-properties fo:font-weight="bold" style:font-weight-asian="bold" style:font-weight-complex="bold"/>
    </style:style>
    <style:style style:name="T345" style:parent-style-name="Основнойшрифтабзаца" style:family="text">
      <style:text-properties fo:font-style="italic" style:font-style-asian="italic" style:font-style-complex="italic"/>
    </style:style>
    <style:style style:name="T346" style:parent-style-name="Основнойшрифтабзаца" style:family="text">
      <style:text-properties fo:font-style="italic" style:font-style-asian="italic" style:font-style-complex="italic"/>
    </style:style>
    <style:style style:name="T347" style:parent-style-name="Основнойшрифтабзаца" style:family="text">
      <style:text-properties fo:font-weight="bold" style:font-weight-asian="bold" style:font-weight-complex="bold"/>
    </style:style>
    <style:style style:name="T348" style:parent-style-name="Основнойшрифтабзаца" style:family="text">
      <style:text-properties fo:font-weight="bold" style:font-weight-asian="bold" style:font-weight-complex="bold"/>
    </style:style>
    <style:style style:name="T349" style:parent-style-name="Основнойшрифтабзаца" style:family="text">
      <style:text-properties fo:font-weight="bold" style:font-weight-asian="bold" style:font-weight-complex="bold"/>
    </style:style>
    <style:style style:name="T350" style:parent-style-name="Основнойшрифтабзаца" style:family="text">
      <style:text-properties fo:font-weight="bold" style:font-weight-asian="bold" style:font-weight-complex="bold"/>
    </style:style>
    <style:style style:name="T351" style:parent-style-name="Основнойшрифтабзаца" style:family="text">
      <style:text-properties fo:font-weight="bold" style:font-weight-asian="bold" style:font-weight-complex="bold"/>
    </style:style>
    <style:style style:name="T352" style:parent-style-name="Основнойшрифтабзаца" style:family="text">
      <style:text-properties fo:font-weight="bold" style:font-weight-asian="bold" style:font-weight-complex="bold"/>
    </style:style>
    <style:style style:name="T353" style:parent-style-name="Основнойшрифтабзаца" style:family="text">
      <style:text-properties fo:font-weight="bold" style:font-weight-asian="bold" style:font-weight-complex="bold"/>
    </style:style>
    <style:style style:name="T354" style:parent-style-name="Основнойшрифтабзаца" style:family="text">
      <style:text-properties fo:font-weight="bold" style:font-weight-asian="bold" style:font-weight-complex="bold"/>
    </style:style>
    <style:style style:name="T355" style:parent-style-name="Основнойшрифтабзаца" style:family="text">
      <style:text-properties fo:font-weight="bold" style:font-weight-asian="bold" style:font-weight-complex="bold"/>
    </style:style>
    <style:style style:name="T356" style:parent-style-name="Основнойшрифтабзаца" style:family="text">
      <style:text-properties fo:font-style="italic" style:font-style-asian="italic" style:font-style-complex="italic"/>
    </style:style>
    <style:style style:name="T357" style:parent-style-name="Основнойшрифтабзаца" style:family="text">
      <style:text-properties fo:font-weight="bold" style:font-weight-asian="bold" style:font-weight-complex="bold"/>
    </style:style>
    <style:style style:name="T358" style:parent-style-name="Основнойшрифтабзаца" style:family="text">
      <style:text-properties fo:font-weight="bold" style:font-weight-asian="bold" style:font-weight-complex="bold"/>
    </style:style>
    <style:style style:name="T359" style:parent-style-name="Основнойшрифтабзаца" style:family="text">
      <style:text-properties fo:font-weight="bold" style:font-weight-asian="bold" style:font-weight-complex="bold"/>
    </style:style>
    <style:style style:name="T360" style:parent-style-name="Основнойшрифтабзаца" style:family="text">
      <style:text-properties fo:font-weight="bold" style:font-weight-asian="bold" style:font-weight-complex="bold"/>
    </style:style>
    <style:style style:name="T361" style:parent-style-name="Основнойшрифтабзаца" style:family="text">
      <style:text-properties fo:font-weight="bold" style:font-weight-asian="bold" style:font-weight-complex="bold"/>
    </style:style>
    <style:style style:name="T362" style:parent-style-name="Основнойшрифтабзаца" style:family="text">
      <style:text-properties fo:font-style="italic" style:font-style-asian="italic" style:font-style-complex="italic"/>
    </style:style>
    <style:style style:name="T363" style:parent-style-name="Основнойшрифтабзаца" style:family="text">
      <style:text-properties fo:font-weight="bold" style:font-weight-asian="bold" style:font-weight-complex="bold"/>
    </style:style>
    <style:style style:name="T364" style:parent-style-name="Основнойшрифтабзаца" style:family="text">
      <style:text-properties fo:font-weight="bold" style:font-weight-asian="bold" style:font-weight-complex="bold"/>
    </style:style>
    <style:style style:name="T365" style:parent-style-name="Основнойшрифтабзаца" style:family="text">
      <style:text-properties fo:font-weight="bold" style:font-weight-asian="bold" style:font-weight-complex="bold"/>
    </style:style>
    <style:style style:name="T366" style:parent-style-name="Основнойшрифтабзаца" style:family="text">
      <style:text-properties fo:font-weight="bold" style:font-weight-asian="bold" style:font-weight-complex="bold"/>
    </style:style>
    <style:style style:name="T367" style:parent-style-name="Основнойшрифтабзаца" style:family="text">
      <style:text-properties fo:font-style="italic" style:font-style-asian="italic" style:font-style-complex="italic"/>
    </style:style>
    <style:style style:name="T368" style:parent-style-name="Основнойшрифтабзаца" style:family="text">
      <style:text-properties fo:font-weight="bold" style:font-weight-asian="bold" style:font-weight-complex="bold"/>
    </style:style>
    <style:style style:name="T369" style:parent-style-name="Основнойшрифтабзаца" style:family="text">
      <style:text-properties fo:font-weight="bold" style:font-weight-asian="bold" style:font-weight-complex="bold"/>
    </style:style>
    <style:style style:name="T370" style:parent-style-name="Основнойшрифтабзаца" style:family="text">
      <style:text-properties fo:font-weight="bold" style:font-weight-asian="bold" style:font-weight-complex="bold"/>
    </style:style>
    <style:style style:name="T371" style:parent-style-name="Основнойшрифтабзаца" style:family="text">
      <style:text-properties fo:font-weight="bold" style:font-weight-asian="bold" style:font-weight-complex="bold"/>
    </style:style>
    <style:style style:name="T372" style:parent-style-name="Основнойшрифтабзаца" style:family="text">
      <style:text-properties fo:font-weight="bold" style:font-weight-asian="bold" style:font-weight-complex="bold"/>
    </style:style>
    <style:style style:name="T373" style:parent-style-name="Основнойшрифтабзаца" style:family="text">
      <style:text-properties fo:font-weight="bold" style:font-weight-asian="bold" style:font-weight-complex="bold"/>
    </style:style>
    <style:style style:name="P374" style:parent-style-name="Обычный" style:family="paragraph">
      <style:paragraph-properties fo:text-align="start"/>
    </style:style>
    <style:style style:name="P375" style:parent-style-name="Обычный" style:family="paragraph">
      <style:paragraph-properties fo:text-align="start"/>
    </style:style>
    <style:style style:name="T376" style:parent-style-name="Основнойшрифтабзаца" style:family="text">
      <style:text-properties fo:font-weight="bold" style:font-weight-asian="bold" style:font-weight-complex="bold"/>
    </style:style>
    <style:style style:name="T377" style:parent-style-name="Основнойшрифтабзаца" style:family="text">
      <style:text-properties fo:font-weight="bold" style:font-weight-asian="bold" style:font-weight-complex="bold"/>
    </style:style>
    <style:style style:name="T378" style:parent-style-name="Основнойшрифтабзаца" style:family="text">
      <style:text-properties fo:font-weight="bold" style:font-weight-asian="bold" style:font-weight-complex="bold"/>
    </style:style>
    <style:style style:name="T379" style:parent-style-name="Основнойшрифтабзаца" style:family="text">
      <style:text-properties fo:font-weight="bold" style:font-weight-asian="bold" style:font-weight-complex="bold"/>
    </style:style>
    <style:style style:name="T380" style:parent-style-name="Основнойшрифтабзаца" style:family="text">
      <style:text-properties fo:font-weight="bold" style:font-weight-asian="bold" style:font-weight-complex="bold"/>
    </style:style>
    <style:style style:name="T381" style:parent-style-name="Основнойшрифтабзаца" style:family="text">
      <style:text-properties fo:font-weight="bold" style:font-weight-asian="bold" style:font-weight-complex="bold"/>
    </style:style>
    <style:style style:name="T382" style:parent-style-name="Основнойшрифтабзаца" style:family="text">
      <style:text-properties fo:font-weight="bold" style:font-weight-asian="bold" style:font-weight-complex="bold"/>
    </style:style>
    <style:style style:name="T383" style:parent-style-name="Основнойшрифтабзаца" style:family="text">
      <style:text-properties fo:font-weight="bold" style:font-weight-asian="bold" style:font-weight-complex="bold"/>
    </style:style>
    <style:style style:name="T384" style:parent-style-name="Основнойшрифтабзаца" style:family="text">
      <style:text-properties fo:font-style="italic" style:font-style-asian="italic" style:font-style-complex="italic"/>
    </style:style>
    <style:style style:name="T385" style:parent-style-name="Основнойшрифтабзаца" style:family="text">
      <style:text-properties fo:font-weight="bold" style:font-weight-asian="bold" style:font-weight-complex="bold"/>
    </style:style>
    <style:style style:name="T386" style:parent-style-name="Основнойшрифтабзаца" style:family="text">
      <style:text-properties fo:font-weight="bold" style:font-weight-asian="bold" style:font-weight-complex="bold"/>
    </style:style>
    <style:style style:name="T387" style:parent-style-name="Основнойшрифтабзаца" style:family="text">
      <style:text-properties fo:font-style="italic" style:font-style-asian="italic" style:font-style-complex="italic"/>
    </style:style>
    <style:style style:name="T388" style:parent-style-name="Основнойшрифтабзаца" style:family="text">
      <style:text-properties fo:font-weight="bold" style:font-weight-asian="bold" style:font-weight-complex="bold"/>
    </style:style>
    <style:style style:name="T389" style:parent-style-name="Основнойшрифтабзаца" style:family="text">
      <style:text-properties fo:font-weight="bold" style:font-weight-asian="bold" style:font-weight-complex="bold"/>
    </style:style>
    <style:style style:name="T390" style:parent-style-name="Основнойшрифтабзаца" style:family="text">
      <style:text-properties fo:font-style="italic" style:font-style-asian="italic" style:font-style-complex="italic"/>
    </style:style>
    <style:style style:name="T391" style:parent-style-name="Основнойшрифтабзаца" style:family="text">
      <style:text-properties fo:font-weight="bold" style:font-weight-asian="bold" style:font-weight-complex="bold"/>
    </style:style>
    <style:style style:name="T392" style:parent-style-name="Основнойшрифтабзаца" style:family="text">
      <style:text-properties fo:font-weight="bold" style:font-weight-asian="bold" style:font-weight-complex="bold"/>
    </style:style>
    <style:style style:name="T393" style:parent-style-name="Основнойшрифтабзаца" style:family="text">
      <style:text-properties fo:font-weight="bold" style:font-weight-asian="bold" style:font-weight-complex="bold"/>
    </style:style>
    <style:style style:name="T394" style:parent-style-name="Основнойшрифтабзаца" style:family="text">
      <style:text-properties fo:font-weight="bold" style:font-weight-asian="bold" style:font-weight-complex="bold"/>
    </style:style>
    <style:style style:name="T395" style:parent-style-name="Основнойшрифтабзаца" style:family="text">
      <style:text-properties fo:font-style="italic" style:font-style-asian="italic" style:font-style-complex="italic"/>
    </style:style>
    <style:style style:name="T396" style:parent-style-name="Основнойшрифтабзаца" style:family="text">
      <style:text-properties fo:font-weight="bold" style:font-weight-asian="bold" style:font-weight-complex="bold"/>
    </style:style>
    <style:style style:name="T397" style:parent-style-name="Основнойшрифтабзаца" style:family="text">
      <style:text-properties fo:font-weight="bold" style:font-weight-asian="bold" style:font-weight-complex="bold"/>
    </style:style>
    <style:style style:name="T398" style:parent-style-name="Основнойшрифтабзаца" style:family="text">
      <style:text-properties fo:font-weight="bold" style:font-weight-asian="bold" style:font-weight-complex="bold"/>
    </style:style>
    <style:style style:name="T399" style:parent-style-name="Основнойшрифтабзаца" style:family="text">
      <style:text-properties fo:font-style="italic" style:font-style-asian="italic" style:font-style-complex="italic"/>
    </style:style>
    <style:style style:name="T400" style:parent-style-name="Основнойшрифтабзаца" style:family="text">
      <style:text-properties fo:font-weight="bold" style:font-weight-asian="bold" style:font-weight-complex="bold"/>
    </style:style>
    <style:style style:name="T401" style:parent-style-name="Основнойшрифтабзаца" style:family="text">
      <style:text-properties fo:font-weight="bold" style:font-weight-asian="bold" style:font-weight-complex="bold"/>
    </style:style>
    <style:style style:name="T402" style:parent-style-name="Основнойшрифтабзаца" style:family="text">
      <style:text-properties fo:font-style="italic" style:font-style-asian="italic" style:font-style-complex="italic"/>
    </style:style>
    <style:style style:name="T403" style:parent-style-name="Основнойшрифтабзаца" style:family="text">
      <style:text-properties fo:font-weight="bold" style:font-weight-asian="bold" style:font-weight-complex="bold"/>
    </style:style>
    <style:style style:name="T404" style:parent-style-name="Основнойшрифтабзаца" style:family="text">
      <style:text-properties fo:font-style="italic" style:font-style-asian="italic" style:font-style-complex="italic"/>
    </style:style>
    <style:style style:name="T405" style:parent-style-name="Основнойшрифтабзаца" style:family="text">
      <style:text-properties fo:font-weight="bold" style:font-weight-asian="bold" style:font-weight-complex="bold"/>
    </style:style>
    <style:style style:name="T406" style:parent-style-name="Основнойшрифтабзаца" style:family="text">
      <style:text-properties fo:font-style="italic" style:font-style-asian="italic" style:font-style-complex="italic"/>
    </style:style>
    <style:style style:name="T407" style:parent-style-name="Основнойшрифтабзаца" style:family="text">
      <style:text-properties fo:font-style="italic" style:font-style-asian="italic" style:font-style-complex="italic"/>
    </style:style>
    <style:style style:name="T408" style:parent-style-name="Основнойшрифтабзаца" style:family="text">
      <style:text-properties fo:font-style="italic" style:font-style-asian="italic" style:font-style-complex="italic"/>
    </style:style>
    <style:style style:name="T409" style:parent-style-name="Основнойшрифтабзаца" style:family="text">
      <style:text-properties fo:font-weight="bold" style:font-weight-asian="bold" style:font-weight-complex="bold"/>
    </style:style>
    <style:style style:name="T410" style:parent-style-name="Основнойшрифтабзаца" style:family="text">
      <style:text-properties fo:font-weight="bold" style:font-weight-asian="bold" style:font-weight-complex="bold"/>
    </style:style>
    <style:style style:name="T411" style:parent-style-name="Основнойшрифтабзаца" style:family="text">
      <style:text-properties fo:font-weight="bold" style:font-weight-asian="bold" style:font-weight-complex="bold"/>
    </style:style>
    <style:style style:name="T412" style:parent-style-name="Основнойшрифтабзаца" style:family="text">
      <style:text-properties fo:font-style="italic" style:font-style-asian="italic" style:font-style-complex="italic"/>
    </style:style>
    <style:style style:name="T413" style:parent-style-name="Основнойшрифтабзаца" style:family="text">
      <style:text-properties fo:font-weight="bold" style:font-weight-asian="bold" style:font-weight-complex="bold"/>
    </style:style>
    <style:style style:name="T414" style:parent-style-name="Основнойшрифтабзаца" style:family="text">
      <style:text-properties fo:font-weight="bold" style:font-weight-asian="bold" style:font-weight-complex="bold"/>
    </style:style>
    <style:style style:name="T415" style:parent-style-name="Основнойшрифтабзаца" style:family="text">
      <style:text-properties fo:font-style="italic" style:font-style-asian="italic" style:font-style-complex="italic"/>
    </style:style>
    <style:style style:name="T416" style:parent-style-name="Основнойшрифтабзаца" style:family="text">
      <style:text-properties fo:font-weight="bold" style:font-weight-asian="bold" style:font-weight-complex="bold"/>
    </style:style>
    <style:style style:name="P417" style:parent-style-name="Обычный" style:family="paragraph">
      <style:paragraph-properties fo:text-align="start"/>
    </style:style>
    <style:style style:name="P418" style:parent-style-name="Обычный" style:family="paragraph">
      <style:paragraph-properties fo:text-align="start"/>
    </style:style>
    <style:style style:name="P419" style:parent-style-name="Обычный" style:family="paragraph">
      <style:paragraph-properties fo:text-align="start"/>
    </style:style>
    <style:style style:name="P420" style:parent-style-name="Обычный" style:family="paragraph">
      <style:paragraph-properties fo:text-align="start"/>
    </style:style>
    <style:style style:name="T421" style:parent-style-name="Основнойшрифтабзаца" style:family="text">
      <style:text-properties fo:font-weight="bold" style:font-weight-asian="bold" style:font-weight-complex="bold"/>
    </style:style>
    <style:style style:name="T422" style:parent-style-name="Основнойшрифтабзаца" style:family="text">
      <style:text-properties fo:font-weight="bold" style:font-weight-asian="bold" style:font-weight-complex="bold"/>
    </style:style>
    <style:style style:name="T423" style:parent-style-name="Основнойшрифтабзаца" style:family="text">
      <style:text-properties fo:font-weight="bold" style:font-weight-asian="bold" style:font-weight-complex="bold"/>
    </style:style>
    <style:style style:name="T424" style:parent-style-name="Основнойшрифтабзаца" style:family="text">
      <style:text-properties fo:font-weight="bold" style:font-weight-asian="bold" style:font-weight-complex="bold"/>
    </style:style>
    <style:style style:name="T425" style:parent-style-name="Основнойшрифтабзаца" style:family="text">
      <style:text-properties fo:font-weight="bold" style:font-weight-asian="bold" style:font-weight-complex="bold"/>
    </style:style>
    <style:style style:name="T426" style:parent-style-name="Основнойшрифтабзаца" style:family="text">
      <style:text-properties fo:font-weight="bold" style:font-weight-asian="bold" style:font-weight-complex="bold"/>
    </style:style>
    <style:style style:name="T427" style:parent-style-name="Основнойшрифтабзаца" style:family="text">
      <style:text-properties fo:font-style="italic" style:font-style-asian="italic" style:font-style-complex="italic"/>
    </style:style>
    <style:style style:name="T428" style:parent-style-name="Основнойшрифтабзаца" style:family="text">
      <style:text-properties fo:font-style="italic" style:font-style-asian="italic" style:font-style-complex="italic"/>
    </style:style>
    <style:style style:name="T429" style:parent-style-name="Основнойшрифтабзаца" style:family="text">
      <style:text-properties fo:font-weight="bold" style:font-weight-asian="bold" style:font-weight-complex="bold"/>
    </style:style>
    <style:style style:name="T430" style:parent-style-name="Основнойшрифтабзаца" style:family="text">
      <style:text-properties fo:font-weight="bold" style:font-weight-asian="bold" style:font-weight-complex="bold"/>
    </style:style>
    <style:style style:name="T431" style:parent-style-name="Основнойшрифтабзаца" style:family="text">
      <style:text-properties fo:font-weight="bold" style:font-weight-asian="bold" style:font-weight-complex="bold"/>
    </style:style>
    <style:style style:name="T432" style:parent-style-name="Основнойшрифтабзаца" style:family="text">
      <style:text-properties fo:font-weight="bold" style:font-weight-asian="bold" style:font-weight-complex="bold"/>
    </style:style>
    <style:style style:name="T433" style:parent-style-name="Основнойшрифтабзаца" style:family="text">
      <style:text-properties fo:font-weight="bold" style:font-weight-asian="bold" style:font-weight-complex="bold"/>
    </style:style>
    <style:style style:name="T434" style:parent-style-name="Основнойшрифтабзаца" style:family="text">
      <style:text-properties fo:font-weight="bold" style:font-weight-asian="bold" style:font-weight-complex="bold"/>
    </style:style>
    <style:style style:name="T435" style:parent-style-name="Основнойшрифтабзаца" style:family="text">
      <style:text-properties fo:font-style="italic" style:font-style-asian="italic" style:font-style-complex="italic"/>
    </style:style>
    <style:style style:name="T436" style:parent-style-name="Основнойшрифтабзаца" style:family="text">
      <style:text-properties fo:font-weight="bold" style:font-weight-asian="bold" style:font-weight-complex="bold"/>
    </style:style>
    <style:style style:name="T437" style:parent-style-name="Основнойшрифтабзаца" style:family="text">
      <style:text-properties fo:font-weight="bold" style:font-weight-asian="bold" style:font-weight-complex="bold"/>
    </style:style>
    <style:style style:name="T438" style:parent-style-name="Основнойшрифтабзаца" style:family="text">
      <style:text-properties fo:font-weight="bold" style:font-weight-asian="bold" style:font-weight-complex="bold"/>
    </style:style>
    <style:style style:name="T439" style:parent-style-name="Основнойшрифтабзаца" style:family="text">
      <style:text-properties fo:font-weight="bold" style:font-weight-asian="bold" style:font-weight-complex="bold"/>
    </style:style>
    <style:style style:name="T440" style:parent-style-name="Основнойшрифтабзаца" style:family="text">
      <style:text-properties fo:font-weight="bold" style:font-weight-asian="bold" style:font-weight-complex="bold"/>
    </style:style>
    <style:style style:name="T441" style:parent-style-name="Основнойшрифтабзаца" style:family="text">
      <style:text-properties fo:font-weight="bold" style:font-weight-asian="bold" style:font-weight-complex="bold"/>
    </style:style>
    <style:style style:name="T442" style:parent-style-name="Основнойшрифтабзаца" style:family="text">
      <style:text-properties fo:font-weight="bold" style:font-weight-asian="bold" style:font-weight-complex="bold"/>
    </style:style>
    <style:style style:name="T443" style:parent-style-name="Основнойшрифтабзаца" style:family="text">
      <style:text-properties fo:font-weight="bold" style:font-weight-asian="bold" style:font-weight-complex="bold"/>
    </style:style>
    <style:style style:name="T444" style:parent-style-name="Основнойшрифтабзаца" style:family="text">
      <style:text-properties fo:font-weight="bold" style:font-weight-asian="bold" style:font-weight-complex="bold"/>
    </style:style>
    <style:style style:name="T445" style:parent-style-name="Основнойшрифтабзаца" style:family="text">
      <style:text-properties fo:font-weight="bold" style:font-weight-asian="bold" style:font-weight-complex="bold"/>
    </style:style>
    <style:style style:name="T446" style:parent-style-name="Основнойшрифтабзаца" style:family="text">
      <style:text-properties fo:font-weight="bold" style:font-weight-asian="bold" style:font-weight-complex="bold"/>
    </style:style>
    <style:style style:name="T447" style:parent-style-name="Основнойшрифтабзаца" style:family="text">
      <style:text-properties fo:font-weight="bold" style:font-weight-asian="bold" style:font-weight-complex="bold"/>
    </style:style>
    <style:style style:name="T448" style:parent-style-name="Основнойшрифтабзаца" style:family="text">
      <style:text-properties fo:font-weight="bold" style:font-weight-asian="bold" style:font-weight-complex="bold"/>
    </style:style>
    <style:style style:name="T449" style:parent-style-name="Основнойшрифтабзаца" style:family="text">
      <style:text-properties fo:font-weight="bold" style:font-weight-asian="bold" style:font-weight-complex="bold"/>
    </style:style>
    <style:style style:name="T450" style:parent-style-name="Основнойшрифтабзаца" style:family="text">
      <style:text-properties fo:font-weight="bold" style:font-weight-asian="bold" style:font-weight-complex="bold"/>
    </style:style>
    <style:style style:name="T451" style:parent-style-name="Основнойшрифтабзаца" style:family="text">
      <style:text-properties fo:font-weight="bold" style:font-weight-asian="bold" style:font-weight-complex="bold"/>
    </style:style>
    <style:style style:name="T452" style:parent-style-name="Основнойшрифтабзаца" style:family="text">
      <style:text-properties fo:font-weight="bold" style:font-weight-asian="bold" style:font-weight-complex="bold"/>
    </style:style>
    <style:style style:name="T453" style:parent-style-name="Основнойшрифтабзаца" style:family="text">
      <style:text-properties fo:font-weight="bold" style:font-weight-asian="bold" style:font-weight-complex="bold"/>
    </style:style>
    <style:style style:name="T454" style:parent-style-name="Основнойшрифтабзаца" style:family="text">
      <style:text-properties fo:font-weight="bold" style:font-weight-asian="bold" style:font-weight-complex="bold"/>
    </style:style>
    <style:style style:name="T455" style:parent-style-name="Основнойшрифтабзаца" style:family="text">
      <style:text-properties fo:font-weight="bold" style:font-weight-asian="bold" style:font-weight-complex="bold"/>
    </style:style>
    <style:style style:name="T456" style:parent-style-name="Основнойшрифтабзаца" style:family="text">
      <style:text-properties fo:font-weight="bold" style:font-weight-asian="bold" style:font-weight-complex="bold"/>
    </style:style>
    <style:style style:name="T457" style:parent-style-name="Основнойшрифтабзаца" style:family="text">
      <style:text-properties fo:font-weight="bold" style:font-weight-asian="bold" style:font-weight-complex="bold"/>
    </style:style>
    <style:style style:name="T458" style:parent-style-name="Основнойшрифтабзаца" style:family="text">
      <style:text-properties fo:font-weight="bold" style:font-weight-asian="bold" style:font-weight-complex="bold"/>
    </style:style>
    <style:style style:name="T459" style:parent-style-name="Основнойшрифтабзаца" style:family="text">
      <style:text-properties fo:font-weight="bold" style:font-weight-asian="bold" style:font-weight-complex="bold"/>
    </style:style>
    <style:style style:name="T460" style:parent-style-name="Основнойшрифтабзаца" style:family="text">
      <style:text-properties fo:font-weight="bold" style:font-weight-asian="bold" style:font-weight-complex="bold"/>
    </style:style>
    <style:style style:name="T461" style:parent-style-name="Основнойшрифтабзаца" style:family="text">
      <style:text-properties fo:font-weight="bold" style:font-weight-asian="bold" style:font-weight-complex="bold"/>
    </style:style>
    <style:style style:name="T462" style:parent-style-name="Основнойшрифтабзаца" style:family="text">
      <style:text-properties fo:font-weight="bold" style:font-weight-asian="bold" style:font-weight-complex="bold"/>
    </style:style>
    <style:style style:name="T463" style:parent-style-name="Основнойшрифтабзаца" style:family="text">
      <style:text-properties fo:font-weight="bold" style:font-weight-asian="bold" style:font-weight-complex="bold"/>
    </style:style>
    <style:style style:name="T464" style:parent-style-name="Основнойшрифтабзаца" style:family="text">
      <style:text-properties fo:font-weight="bold" style:font-weight-asian="bold" style:font-weight-complex="bold"/>
    </style:style>
    <style:style style:name="T465" style:parent-style-name="Основнойшрифтабзаца" style:family="text">
      <style:text-properties fo:font-weight="bold" style:font-weight-asian="bold" style:font-weight-complex="bold"/>
    </style:style>
    <style:style style:name="T466" style:parent-style-name="Основнойшрифтабзаца" style:family="text">
      <style:text-properties fo:font-style="italic" style:font-style-asian="italic" style:font-style-complex="italic"/>
    </style:style>
    <style:style style:name="T467" style:parent-style-name="Основнойшрифтабзаца" style:family="text">
      <style:text-properties fo:font-weight="bold" style:font-weight-asian="bold" style:font-weight-complex="bold"/>
    </style:style>
    <style:style style:name="T468" style:parent-style-name="Основнойшрифтабзаца" style:family="text">
      <style:text-properties fo:font-style="italic" style:font-style-asian="italic" style:font-style-complex="italic"/>
    </style:style>
    <style:style style:name="T469" style:parent-style-name="Основнойшрифтабзаца" style:family="text">
      <style:text-properties fo:font-weight="bold" style:font-weight-asian="bold" style:font-weight-complex="bold"/>
    </style:style>
    <style:style style:name="T470" style:parent-style-name="Основнойшрифтабзаца" style:family="text">
      <style:text-properties fo:font-weight="bold" style:font-weight-asian="bold" style:font-weight-complex="bold"/>
    </style:style>
    <style:style style:name="T471" style:parent-style-name="Основнойшрифтабзаца" style:family="text">
      <style:text-properties fo:font-weight="bold" style:font-weight-asian="bold" style:font-weight-complex="bold"/>
    </style:style>
    <style:style style:name="T472" style:parent-style-name="Основнойшрифтабзаца" style:family="text">
      <style:text-properties fo:font-weight="bold" style:font-weight-asian="bold" style:font-weight-complex="bold"/>
    </style:style>
    <style:style style:name="P473" style:parent-style-name="Обычный" style:family="paragraph">
      <style:paragraph-properties fo:text-align="start"/>
    </style:style>
    <style:style style:name="P474" style:parent-style-name="Обычный" style:family="paragraph">
      <style:paragraph-properties fo:text-align="start"/>
    </style:style>
    <style:style style:name="T475" style:parent-style-name="Основнойшрифтабзаца" style:family="text">
      <style:text-properties fo:font-weight="bold" style:font-weight-asian="bold" style:font-weight-complex="bold"/>
    </style:style>
    <style:style style:name="T476" style:parent-style-name="Основнойшрифтабзаца" style:family="text">
      <style:text-properties fo:font-style="italic" style:font-style-asian="italic" style:font-style-complex="italic"/>
    </style:style>
    <style:style style:name="T477" style:parent-style-name="Основнойшрифтабзаца" style:family="text">
      <style:text-properties fo:font-weight="bold" style:font-weight-asian="bold" style:font-weight-complex="bold"/>
    </style:style>
    <style:style style:name="T478" style:parent-style-name="Основнойшрифтабзаца" style:family="text">
      <style:text-properties fo:font-style="italic" style:font-style-asian="italic" style:font-style-complex="italic"/>
    </style:style>
    <style:style style:name="T479" style:parent-style-name="Основнойшрифтабзаца" style:family="text">
      <style:text-properties fo:font-weight="bold" style:font-weight-asian="bold" style:font-weight-complex="bold"/>
    </style:style>
    <style:style style:name="T480" style:parent-style-name="Основнойшрифтабзаца" style:family="text">
      <style:text-properties fo:font-style="italic" style:font-style-asian="italic" style:font-style-complex="italic"/>
    </style:style>
    <style:style style:name="T481" style:parent-style-name="Основнойшрифтабзаца" style:family="text">
      <style:text-properties fo:font-weight="bold" style:font-weight-asian="bold" style:font-weight-complex="bold"/>
    </style:style>
    <style:style style:name="T482" style:parent-style-name="Основнойшрифтабзаца" style:family="text">
      <style:text-properties fo:font-style="italic" style:font-style-asian="italic" style:font-style-complex="italic"/>
    </style:style>
    <style:style style:name="T483" style:parent-style-name="Основнойшрифтабзаца" style:family="text">
      <style:text-properties fo:font-weight="bold" style:font-weight-asian="bold" style:font-weight-complex="bold"/>
    </style:style>
    <style:style style:name="T484" style:parent-style-name="Основнойшрифтабзаца" style:family="text">
      <style:text-properties fo:font-style="italic" style:font-style-asian="italic" style:font-style-complex="italic"/>
    </style:style>
    <style:style style:name="T485" style:parent-style-name="Основнойшрифтабзаца" style:family="text">
      <style:text-properties fo:font-weight="bold" style:font-weight-asian="bold" style:font-weight-complex="bold"/>
    </style:style>
    <style:style style:name="T486" style:parent-style-name="Основнойшрифтабзаца" style:family="text">
      <style:text-properties fo:font-weight="bold" style:font-weight-asian="bold" style:font-weight-complex="bold"/>
    </style:style>
    <style:style style:name="T487" style:parent-style-name="Основнойшрифтабзаца" style:family="text">
      <style:text-properties fo:font-weight="bold" style:font-weight-asian="bold" style:font-weight-complex="bold"/>
    </style:style>
    <style:style style:name="T488" style:parent-style-name="Основнойшрифтабзаца" style:family="text">
      <style:text-properties fo:font-weight="bold" style:font-weight-asian="bold" style:font-weight-complex="bold"/>
    </style:style>
    <style:style style:name="T489" style:parent-style-name="Основнойшрифтабзаца" style:family="text">
      <style:text-properties fo:font-weight="bold" style:font-weight-asian="bold" style:font-weight-complex="bold"/>
    </style:style>
    <style:style style:name="T490" style:parent-style-name="Основнойшрифтабзаца" style:family="text">
      <style:text-properties fo:font-weight="bold" style:font-weight-asian="bold" style:font-weight-complex="bold"/>
    </style:style>
    <style:style style:name="T491" style:parent-style-name="Основнойшрифтабзаца" style:family="text">
      <style:text-properties fo:font-style="italic" style:font-style-asian="italic" style:font-style-complex="italic"/>
    </style:style>
    <style:style style:name="T492" style:parent-style-name="Основнойшрифтабзаца" style:family="text">
      <style:text-properties fo:font-weight="bold" style:font-weight-asian="bold" style:font-weight-complex="bold"/>
    </style:style>
    <style:style style:name="T493" style:parent-style-name="Основнойшрифтабзаца" style:family="text">
      <style:text-properties fo:font-weight="bold" style:font-weight-asian="bold" style:font-weight-complex="bold"/>
    </style:style>
    <style:style style:name="T494" style:parent-style-name="Основнойшрифтабзаца" style:family="text">
      <style:text-properties fo:font-weight="bold" style:font-weight-asian="bold" style:font-weight-complex="bold"/>
    </style:style>
    <style:style style:name="T495" style:parent-style-name="Основнойшрифтабзаца" style:family="text">
      <style:text-properties fo:font-weight="bold" style:font-weight-asian="bold" style:font-weight-complex="bold"/>
    </style:style>
    <style:style style:name="T496" style:parent-style-name="Основнойшрифтабзаца" style:family="text">
      <style:text-properties fo:font-weight="bold" style:font-weight-asian="bold" style:font-weight-complex="bold"/>
    </style:style>
    <style:style style:name="T497" style:parent-style-name="Основнойшрифтабзаца" style:family="text">
      <style:text-properties fo:font-weight="bold" style:font-weight-asian="bold" style:font-weight-complex="bold"/>
    </style:style>
    <style:style style:name="T498" style:parent-style-name="Основнойшрифтабзаца" style:family="text">
      <style:text-properties fo:font-weight="bold" style:font-weight-asian="bold" style:font-weight-complex="bold"/>
    </style:style>
    <style:style style:name="T499" style:parent-style-name="Основнойшрифтабзаца" style:family="text">
      <style:text-properties fo:font-weight="bold" style:font-weight-asian="bold" style:font-weight-complex="bold"/>
    </style:style>
    <style:style style:name="T500" style:parent-style-name="Основнойшрифтабзаца" style:family="text">
      <style:text-properties fo:font-weight="bold" style:font-weight-asian="bold" style:font-weight-complex="bold"/>
    </style:style>
    <style:style style:name="T501" style:parent-style-name="Основнойшрифтабзаца" style:family="text">
      <style:text-properties fo:font-weight="bold" style:font-weight-asian="bold" style:font-weight-complex="bold"/>
    </style:style>
    <style:style style:name="T502" style:parent-style-name="Основнойшрифтабзаца" style:family="text">
      <style:text-properties fo:font-weight="bold" style:font-weight-asian="bold" style:font-weight-complex="bold"/>
    </style:style>
    <style:style style:name="T503" style:parent-style-name="Основнойшрифтабзаца" style:family="text">
      <style:text-properties fo:font-weight="bold" style:font-weight-asian="bold" style:font-weight-complex="bold"/>
    </style:style>
    <style:style style:name="T504" style:parent-style-name="Основнойшрифтабзаца" style:family="text">
      <style:text-properties fo:font-weight="bold" style:font-weight-asian="bold" style:font-weight-complex="bold"/>
    </style:style>
    <style:style style:name="P505" style:parent-style-name="Обычный" style:family="paragraph">
      <style:paragraph-properties fo:text-align="start"/>
    </style:style>
    <style:style style:name="P506" style:parent-style-name="Обычный" style:family="paragraph">
      <style:paragraph-properties fo:text-align="start"/>
    </style:style>
    <style:style style:name="T507" style:parent-style-name="Основнойшрифтабзаца" style:family="text">
      <style:text-properties fo:font-style="italic" style:font-style-asian="italic" style:font-style-complex="italic"/>
    </style:style>
    <style:style style:name="T508" style:parent-style-name="Основнойшрифтабзаца" style:family="text">
      <style:text-properties fo:font-weight="bold" style:font-weight-asian="bold" style:font-weight-complex="bold"/>
    </style:style>
    <style:style style:name="T509" style:parent-style-name="Основнойшрифтабзаца" style:family="text">
      <style:text-properties fo:font-style="italic" style:font-style-asian="italic" style:font-style-complex="italic"/>
    </style:style>
    <style:style style:name="T510" style:parent-style-name="Основнойшрифтабзаца" style:family="text">
      <style:text-properties fo:font-weight="bold" style:font-weight-asian="bold" style:font-weight-complex="bold"/>
    </style:style>
    <style:style style:name="T511" style:parent-style-name="Основнойшрифтабзаца" style:family="text">
      <style:text-properties fo:font-weight="bold" style:font-weight-asian="bold" style:font-weight-complex="bold"/>
    </style:style>
    <style:style style:name="T512" style:parent-style-name="Основнойшрифтабзаца" style:family="text">
      <style:text-properties fo:font-style="italic" style:font-style-asian="italic" style:font-style-complex="italic"/>
    </style:style>
    <style:style style:name="T513" style:parent-style-name="Основнойшрифтабзаца" style:family="text">
      <style:text-properties fo:font-weight="bold" style:font-weight-asian="bold" style:font-weight-complex="bold"/>
    </style:style>
    <style:style style:name="T514" style:parent-style-name="Основнойшрифтабзаца" style:family="text">
      <style:text-properties fo:font-style="italic" style:font-style-asian="italic" style:font-style-complex="italic"/>
    </style:style>
    <style:style style:name="T515" style:parent-style-name="Основнойшрифтабзаца" style:family="text">
      <style:text-properties fo:font-weight="bold" style:font-weight-asian="bold" style:font-weight-complex="bold"/>
    </style:style>
    <style:style style:name="T516" style:parent-style-name="Основнойшрифтабзаца" style:family="text">
      <style:text-properties fo:font-weight="bold" style:font-weight-asian="bold" style:font-weight-complex="bold"/>
    </style:style>
    <style:style style:name="T517" style:parent-style-name="Основнойшрифтабзаца" style:family="text">
      <style:text-properties fo:font-style="italic" style:font-style-asian="italic" style:font-style-complex="italic"/>
    </style:style>
    <style:style style:name="T518" style:parent-style-name="Основнойшрифтабзаца" style:family="text">
      <style:text-properties fo:font-weight="bold" style:font-weight-asian="bold" style:font-weight-complex="bold"/>
    </style:style>
    <style:style style:name="T519" style:parent-style-name="Основнойшрифтабзаца" style:family="text">
      <style:text-properties fo:font-weight="bold" style:font-weight-asian="bold" style:font-weight-complex="bold"/>
    </style:style>
    <style:style style:name="T520" style:parent-style-name="Основнойшрифтабзаца" style:family="text">
      <style:text-properties fo:font-style="italic" style:font-style-asian="italic" style:font-style-complex="italic"/>
    </style:style>
    <style:style style:name="T521" style:parent-style-name="Основнойшрифтабзаца" style:family="text">
      <style:text-properties fo:font-weight="bold" style:font-weight-asian="bold" style:font-weight-complex="bold"/>
    </style:style>
    <style:style style:name="T522" style:parent-style-name="Основнойшрифтабзаца" style:family="text">
      <style:text-properties fo:font-weight="bold" style:font-weight-asian="bold" style:font-weight-complex="bold"/>
    </style:style>
    <style:style style:name="T523" style:parent-style-name="Основнойшрифтабзаца" style:family="text">
      <style:text-properties fo:font-weight="bold" style:font-weight-asian="bold" style:font-weight-complex="bold"/>
    </style:style>
    <style:style style:name="T524" style:parent-style-name="Основнойшрифтабзаца" style:family="text">
      <style:text-properties fo:font-style="italic" style:font-style-asian="italic" style:font-style-complex="italic"/>
    </style:style>
    <style:style style:name="T525" style:parent-style-name="Основнойшрифтабзаца" style:family="text">
      <style:text-properties fo:font-weight="bold" style:font-weight-asian="bold" style:font-weight-complex="bold"/>
    </style:style>
    <style:style style:name="T526" style:parent-style-name="Основнойшрифтабзаца" style:family="text">
      <style:text-properties fo:font-weight="bold" style:font-weight-asian="bold" style:font-weight-complex="bold"/>
    </style:style>
    <style:style style:name="T527" style:parent-style-name="Основнойшрифтабзаца" style:family="text">
      <style:text-properties fo:font-weight="bold" style:font-weight-asian="bold" style:font-weight-complex="bold"/>
    </style:style>
    <style:style style:name="T528" style:parent-style-name="Основнойшрифтабзаца" style:family="text">
      <style:text-properties fo:font-weight="bold" style:font-weight-asian="bold" style:font-weight-complex="bold"/>
    </style:style>
    <style:style style:name="T529" style:parent-style-name="Основнойшрифтабзаца" style:family="text">
      <style:text-properties fo:font-style="italic" style:font-style-asian="italic" style:font-style-complex="italic"/>
    </style:style>
    <style:style style:name="T530" style:parent-style-name="Основнойшрифтабзаца" style:family="text">
      <style:text-properties fo:font-weight="bold" style:font-weight-asian="bold" style:font-weight-complex="bold"/>
    </style:style>
    <style:style style:name="T531" style:parent-style-name="Основнойшрифтабзаца" style:family="text">
      <style:text-properties fo:font-style="italic" style:font-style-asian="italic" style:font-style-complex="italic"/>
    </style:style>
    <style:style style:name="T532" style:parent-style-name="Основнойшрифтабзаца" style:family="text">
      <style:text-properties fo:font-weight="bold" style:font-weight-asian="bold" style:font-weight-complex="bold"/>
    </style:style>
    <style:style style:name="T533" style:parent-style-name="Основнойшрифтабзаца" style:family="text">
      <style:text-properties fo:font-style="italic" style:font-style-asian="italic" style:font-style-complex="italic"/>
    </style:style>
    <style:style style:name="T534" style:parent-style-name="Основнойшрифтабзаца" style:family="text">
      <style:text-properties fo:font-weight="bold" style:font-weight-asian="bold" style:font-weight-complex="bold"/>
    </style:style>
    <style:style style:name="T535" style:parent-style-name="Основнойшрифтабзаца" style:family="text">
      <style:text-properties fo:font-style="italic" style:font-style-asian="italic" style:font-style-complex="italic"/>
    </style:style>
    <style:style style:name="T536" style:parent-style-name="Основнойшрифтабзаца" style:family="text">
      <style:text-properties fo:font-weight="bold" style:font-weight-asian="bold" style:font-weight-complex="bold"/>
    </style:style>
    <style:style style:name="T537" style:parent-style-name="Основнойшрифтабзаца" style:family="text">
      <style:text-properties fo:font-style="italic" style:font-style-asian="italic" style:font-style-complex="italic"/>
    </style:style>
    <style:style style:name="P538" style:parent-style-name="Обычный" style:family="paragraph">
      <style:paragraph-properties fo:text-align="start"/>
    </style:style>
    <style:style style:name="P539" style:parent-style-name="Обычный" style:family="paragraph">
      <style:paragraph-properties fo:text-align="start"/>
    </style:style>
    <style:style style:name="T540" style:parent-style-name="Основнойшрифтабзаца" style:family="text">
      <style:text-properties fo:font-weight="bold" style:font-weight-asian="bold" style:font-weight-complex="bold"/>
    </style:style>
    <style:style style:name="T541" style:parent-style-name="Основнойшрифтабзаца" style:family="text">
      <style:text-properties fo:font-weight="bold" style:font-weight-asian="bold" style:font-weight-complex="bold"/>
    </style:style>
    <style:style style:name="T542" style:parent-style-name="Основнойшрифтабзаца" style:family="text">
      <style:text-properties fo:font-weight="bold" style:font-weight-asian="bold" style:font-weight-complex="bold"/>
    </style:style>
    <style:style style:name="T543" style:parent-style-name="Основнойшрифтабзаца" style:family="text">
      <style:text-properties fo:font-weight="bold" style:font-weight-asian="bold" style:font-weight-complex="bold"/>
    </style:style>
    <style:style style:name="T544" style:parent-style-name="Основнойшрифтабзаца" style:family="text">
      <style:text-properties fo:font-weight="bold" style:font-weight-asian="bold" style:font-weight-complex="bold"/>
    </style:style>
    <style:style style:name="T545" style:parent-style-name="Основнойшрифтабзаца" style:family="text">
      <style:text-properties fo:font-weight="bold" style:font-weight-asian="bold" style:font-weight-complex="bold"/>
    </style:style>
    <style:style style:name="T546" style:parent-style-name="Основнойшрифтабзаца" style:family="text">
      <style:text-properties fo:font-weight="bold" style:font-weight-asian="bold" style:font-weight-complex="bold"/>
    </style:style>
    <style:style style:name="T547" style:parent-style-name="Основнойшрифтабзаца" style:family="text">
      <style:text-properties fo:font-weight="bold" style:font-weight-asian="bold" style:font-weight-complex="bold"/>
    </style:style>
    <style:style style:name="P548" style:parent-style-name="Обычный" style:family="paragraph">
      <style:paragraph-properties fo:text-align="start"/>
    </style:style>
    <style:style style:name="P549" style:parent-style-name="Обычный" style:family="paragraph">
      <style:paragraph-properties fo:text-align="start"/>
    </style:style>
    <style:style style:name="T550" style:parent-style-name="Основнойшрифтабзаца" style:family="text">
      <style:text-properties fo:font-style="italic" style:font-style-asian="italic" style:font-style-complex="italic"/>
    </style:style>
    <style:style style:name="T551" style:parent-style-name="Основнойшрифтабзаца" style:family="text">
      <style:text-properties fo:font-style="italic" style:font-style-asian="italic" style:font-style-complex="italic"/>
    </style:style>
    <style:style style:name="T552" style:parent-style-name="Основнойшрифтабзаца" style:family="text">
      <style:text-properties fo:font-weight="bold" style:font-weight-asian="bold" style:font-weight-complex="bold"/>
    </style:style>
    <style:style style:name="T553" style:parent-style-name="Основнойшрифтабзаца" style:family="text">
      <style:text-properties fo:font-style="italic" style:font-style-asian="italic" style:font-style-complex="italic"/>
    </style:style>
    <style:style style:name="T554" style:parent-style-name="Основнойшрифтабзаца" style:family="text">
      <style:text-properties fo:font-style="italic" style:font-style-asian="italic" style:font-style-complex="italic"/>
    </style:style>
    <style:style style:name="T555" style:parent-style-name="Основнойшрифтабзаца" style:family="text">
      <style:text-properties fo:font-style="italic" style:font-style-asian="italic" style:font-style-complex="italic"/>
    </style:style>
    <style:style style:name="T556" style:parent-style-name="Основнойшрифтабзаца" style:family="text">
      <style:text-properties fo:font-weight="bold" style:font-weight-asian="bold" style:font-weight-complex="bold"/>
    </style:style>
    <style:style style:name="T557" style:parent-style-name="Основнойшрифтабзаца" style:family="text">
      <style:text-properties fo:font-weight="bold" style:font-weight-asian="bold" style:font-weight-complex="bold"/>
    </style:style>
    <style:style style:name="T558" style:parent-style-name="Основнойшрифтабзаца" style:family="text">
      <style:text-properties fo:font-style="italic" style:font-style-asian="italic" style:font-style-complex="italic"/>
    </style:style>
    <style:style style:name="T559" style:parent-style-name="Основнойшрифтабзаца" style:family="text">
      <style:text-properties fo:font-weight="bold" style:font-weight-asian="bold" style:font-weight-complex="bold"/>
    </style:style>
    <style:style style:name="T560" style:parent-style-name="Основнойшрифтабзаца" style:family="text">
      <style:text-properties fo:font-style="italic" style:font-style-asian="italic" style:font-style-complex="italic"/>
    </style:style>
    <style:style style:name="T561" style:parent-style-name="Основнойшрифтабзаца" style:family="text">
      <style:text-properties fo:font-weight="bold" style:font-weight-asian="bold" style:font-weight-complex="bold"/>
    </style:style>
    <style:style style:name="T562" style:parent-style-name="Основнойшрифтабзаца" style:family="text">
      <style:text-properties fo:font-style="italic" style:font-style-asian="italic" style:font-style-complex="italic"/>
    </style:style>
    <style:style style:name="T563" style:parent-style-name="Основнойшрифтабзаца" style:family="text">
      <style:text-properties fo:font-style="italic" style:font-style-asian="italic" style:font-style-complex="italic"/>
    </style:style>
    <style:style style:name="T564" style:parent-style-name="Основнойшрифтабзаца" style:family="text">
      <style:text-properties fo:font-weight="bold" style:font-weight-asian="bold" style:font-weight-complex="bold"/>
    </style:style>
    <style:style style:name="T565" style:parent-style-name="Основнойшрифтабзаца" style:family="text">
      <style:text-properties fo:font-style="italic" style:font-style-asian="italic" style:font-style-complex="italic"/>
    </style:style>
    <style:style style:name="T566" style:parent-style-name="Основнойшрифтабзаца" style:family="text">
      <style:text-properties fo:font-weight="bold" style:font-weight-asian="bold" style:font-weight-complex="bold"/>
    </style:style>
    <style:style style:name="T567" style:parent-style-name="Основнойшрифтабзаца" style:family="text">
      <style:text-properties fo:font-style="italic" style:font-style-asian="italic" style:font-style-complex="italic"/>
    </style:style>
    <style:style style:name="T568" style:parent-style-name="Основнойшрифтабзаца" style:family="text">
      <style:text-properties fo:font-weight="bold" style:font-weight-asian="bold" style:font-weight-complex="bold"/>
    </style:style>
    <style:style style:name="T569" style:parent-style-name="Основнойшрифтабзаца" style:family="text">
      <style:text-properties fo:font-style="italic" style:font-style-asian="italic" style:font-style-complex="italic"/>
    </style:style>
    <style:style style:name="T570" style:parent-style-name="Основнойшрифтабзаца" style:family="text">
      <style:text-properties fo:font-weight="bold" style:font-weight-asian="bold" style:font-weight-complex="bold"/>
    </style:style>
    <style:style style:name="T571" style:parent-style-name="Основнойшрифтабзаца" style:family="text">
      <style:text-properties fo:font-weight="bold" style:font-weight-asian="bold" style:font-weight-complex="bold"/>
    </style:style>
    <style:style style:name="T572" style:parent-style-name="Основнойшрифтабзаца" style:family="text">
      <style:text-properties fo:font-weight="bold" style:font-weight-asian="bold" style:font-weight-complex="bold"/>
    </style:style>
    <style:style style:name="T573" style:parent-style-name="Основнойшрифтабзаца" style:family="text">
      <style:text-properties fo:font-style="italic" style:font-style-asian="italic" style:font-style-complex="italic"/>
    </style:style>
    <style:style style:name="T574" style:parent-style-name="Основнойшрифтабзаца" style:family="text">
      <style:text-properties fo:font-weight="bold" style:font-weight-asian="bold" style:font-weight-complex="bold"/>
    </style:style>
    <style:style style:name="T575" style:parent-style-name="Основнойшрифтабзаца" style:family="text">
      <style:text-properties fo:font-weight="bold" style:font-weight-asian="bold" style:font-weight-complex="bold"/>
    </style:style>
    <style:style style:name="T576" style:parent-style-name="Основнойшрифтабзаца" style:family="text">
      <style:text-properties fo:font-weight="bold" style:font-weight-asian="bold" style:font-weight-complex="bold"/>
    </style:style>
    <style:style style:name="T577" style:parent-style-name="Основнойшрифтабзаца" style:family="text">
      <style:text-properties fo:font-weight="bold" style:font-weight-asian="bold" style:font-weight-complex="bold"/>
    </style:style>
    <style:style style:name="T578" style:parent-style-name="Основнойшрифтабзаца" style:family="text">
      <style:text-properties fo:font-weight="bold" style:font-weight-asian="bold" style:font-weight-complex="bold"/>
    </style:style>
    <style:style style:name="T579" style:parent-style-name="Основнойшрифтабзаца" style:family="text">
      <style:text-properties fo:font-weight="bold" style:font-weight-asian="bold" style:font-weight-complex="bold"/>
    </style:style>
    <style:style style:name="T580" style:parent-style-name="Основнойшрифтабзаца" style:family="text">
      <style:text-properties fo:font-style="italic" style:font-style-asian="italic" style:font-style-complex="italic"/>
    </style:style>
    <style:style style:name="T581" style:parent-style-name="Основнойшрифтабзаца" style:family="text">
      <style:text-properties fo:font-weight="bold" style:font-weight-asian="bold" style:font-weight-complex="bold"/>
    </style:style>
    <style:style style:name="T582" style:parent-style-name="Основнойшрифтабзаца" style:family="text">
      <style:text-properties fo:font-weight="bold" style:font-weight-asian="bold" style:font-weight-complex="bold"/>
    </style:style>
    <style:style style:name="T583" style:parent-style-name="Основнойшрифтабзаца" style:family="text">
      <style:text-properties fo:font-weight="bold" style:font-weight-asian="bold" style:font-weight-complex="bold"/>
    </style:style>
    <style:style style:name="T584" style:parent-style-name="Основнойшрифтабзаца" style:family="text">
      <style:text-properties fo:font-weight="bold" style:font-weight-asian="bold" style:font-weight-complex="bold"/>
    </style:style>
    <style:style style:name="T585" style:parent-style-name="Основнойшрифтабзаца" style:family="text">
      <style:text-properties fo:font-weight="bold" style:font-weight-asian="bold" style:font-weight-complex="bold"/>
    </style:style>
    <style:style style:name="T586" style:parent-style-name="Основнойшрифтабзаца" style:family="text">
      <style:text-properties fo:font-weight="bold" style:font-weight-asian="bold" style:font-weight-complex="bold"/>
    </style:style>
    <style:style style:name="T587" style:parent-style-name="Основнойшрифтабзаца" style:family="text">
      <style:text-properties fo:font-weight="bold" style:font-weight-asian="bold" style:font-weight-complex="bold"/>
    </style:style>
    <style:style style:name="T588" style:parent-style-name="Основнойшрифтабзаца" style:family="text">
      <style:text-properties fo:font-weight="bold" style:font-weight-asian="bold" style:font-weight-complex="bold"/>
    </style:style>
    <style:style style:name="T589" style:parent-style-name="Основнойшрифтабзаца" style:family="text">
      <style:text-properties fo:font-weight="bold" style:font-weight-asian="bold" style:font-weight-complex="bold"/>
    </style:style>
    <style:style style:name="T590" style:parent-style-name="Основнойшрифтабзаца" style:family="text">
      <style:text-properties fo:font-weight="bold" style:font-weight-asian="bold" style:font-weight-complex="bold"/>
    </style:style>
    <style:style style:name="T591" style:parent-style-name="Основнойшрифтабзаца" style:family="text">
      <style:text-properties fo:font-style="italic" style:font-style-asian="italic" style:font-style-complex="italic"/>
    </style:style>
    <style:style style:name="T592" style:parent-style-name="Основнойшрифтабзаца" style:family="text">
      <style:text-properties fo:font-weight="bold" style:font-weight-asian="bold" style:font-weight-complex="bold"/>
    </style:style>
    <style:style style:name="T593" style:parent-style-name="Основнойшрифтабзаца" style:family="text">
      <style:text-properties fo:font-weight="bold" style:font-weight-asian="bold" style:font-weight-complex="bold"/>
    </style:style>
    <style:style style:name="T594" style:parent-style-name="Основнойшрифтабзаца" style:family="text">
      <style:text-properties fo:font-style="italic" style:font-style-asian="italic" style:font-style-complex="italic"/>
    </style:style>
    <style:style style:name="T595" style:parent-style-name="Основнойшрифтабзаца" style:family="text">
      <style:text-properties fo:font-style="italic" style:font-style-asian="italic" style:font-style-complex="italic"/>
    </style:style>
    <style:style style:name="T596" style:parent-style-name="Основнойшрифтабзаца" style:family="text">
      <style:text-properties fo:font-style="italic" style:font-style-asian="italic" style:font-style-complex="italic"/>
    </style:style>
    <style:style style:name="T597" style:parent-style-name="Основнойшрифтабзаца" style:family="text">
      <style:text-properties fo:font-weight="bold" style:font-weight-asian="bold" style:font-weight-complex="bold"/>
    </style:style>
    <style:style style:name="T598" style:parent-style-name="Основнойшрифтабзаца" style:family="text">
      <style:text-properties fo:font-style="italic" style:font-style-asian="italic" style:font-style-complex="italic"/>
    </style:style>
    <style:style style:name="T599" style:parent-style-name="Основнойшрифтабзаца" style:family="text">
      <style:text-properties fo:font-style="italic" style:font-style-asian="italic" style:font-style-complex="italic"/>
    </style:style>
    <style:style style:name="T600" style:parent-style-name="Основнойшрифтабзаца" style:family="text">
      <style:text-properties fo:font-style="italic" style:font-style-asian="italic" style:font-style-complex="italic"/>
    </style:style>
    <style:style style:name="T601" style:parent-style-name="Основнойшрифтабзаца" style:family="text">
      <style:text-properties fo:font-weight="bold" style:font-weight-asian="bold" style:font-weight-complex="bold"/>
    </style:style>
    <style:style style:name="T602" style:parent-style-name="Основнойшрифтабзаца" style:family="text">
      <style:text-properties fo:font-weight="bold" style:font-weight-asian="bold" style:font-weight-complex="bold"/>
    </style:style>
    <style:style style:name="T603" style:parent-style-name="Основнойшрифтабзаца" style:family="text">
      <style:text-properties fo:font-style="italic" style:font-style-asian="italic" style:font-style-complex="italic"/>
    </style:style>
    <style:style style:name="T604" style:parent-style-name="Основнойшрифтабзаца" style:family="text">
      <style:text-properties fo:font-weight="bold" style:font-weight-asian="bold" style:font-weight-complex="bold"/>
    </style:style>
    <style:style style:name="T605" style:parent-style-name="Основнойшрифтабзаца" style:family="text">
      <style:text-properties fo:font-style="italic" style:font-style-asian="italic" style:font-style-complex="italic"/>
    </style:style>
    <style:style style:name="T606" style:parent-style-name="Основнойшрифтабзаца" style:family="text">
      <style:text-properties fo:font-weight="bold" style:font-weight-asian="bold" style:font-weight-complex="bold"/>
    </style:style>
    <style:style style:name="T607" style:parent-style-name="Основнойшрифтабзаца" style:family="text">
      <style:text-properties fo:font-weight="bold" style:font-weight-asian="bold" style:font-weight-complex="bold"/>
    </style:style>
    <style:style style:name="T608" style:parent-style-name="Основнойшрифтабзаца" style:family="text">
      <style:text-properties fo:font-style="italic" style:font-style-asian="italic" style:font-style-complex="italic"/>
    </style:style>
    <style:style style:name="T609" style:parent-style-name="Основнойшрифтабзаца" style:family="text">
      <style:text-properties fo:font-weight="bold" style:font-weight-asian="bold" style:font-weight-complex="bold"/>
    </style:style>
    <style:style style:name="T610" style:parent-style-name="Основнойшрифтабзаца" style:family="text">
      <style:text-properties fo:font-style="italic" style:font-style-asian="italic" style:font-style-complex="italic"/>
    </style:style>
    <style:style style:name="T611" style:parent-style-name="Основнойшрифтабзаца" style:family="text">
      <style:text-properties fo:font-weight="bold" style:font-weight-asian="bold" style:font-weight-complex="bold"/>
    </style:style>
    <style:style style:name="T612" style:parent-style-name="Основнойшрифтабзаца" style:family="text">
      <style:text-properties fo:font-weight="bold" style:font-weight-asian="bold" style:font-weight-complex="bold"/>
    </style:style>
    <style:style style:name="T613" style:parent-style-name="Основнойшрифтабзаца" style:family="text">
      <style:text-properties fo:font-style="italic" style:font-style-asian="italic" style:font-style-complex="italic"/>
    </style:style>
    <style:style style:name="T614" style:parent-style-name="Основнойшрифтабзаца" style:family="text">
      <style:text-properties fo:font-weight="bold" style:font-weight-asian="bold" style:font-weight-complex="bold"/>
    </style:style>
    <style:style style:name="T615" style:parent-style-name="Основнойшрифтабзаца" style:family="text">
      <style:text-properties fo:font-weight="bold" style:font-weight-asian="bold" style:font-weight-complex="bold"/>
    </style:style>
    <style:style style:name="T616" style:parent-style-name="Основнойшрифтабзаца" style:family="text">
      <style:text-properties fo:font-weight="bold" style:font-weight-asian="bold" style:font-weight-complex="bold"/>
    </style:style>
    <style:style style:name="T617" style:parent-style-name="Основнойшрифтабзаца" style:family="text">
      <style:text-properties fo:font-weight="bold" style:font-weight-asian="bold" style:font-weight-complex="bold"/>
    </style:style>
    <style:style style:name="T618" style:parent-style-name="Основнойшрифтабзаца" style:family="text">
      <style:text-properties fo:font-weight="bold" style:font-weight-asian="bold" style:font-weight-complex="bold"/>
    </style:style>
    <style:style style:name="T619" style:parent-style-name="Основнойшрифтабзаца" style:family="text">
      <style:text-properties fo:font-weight="bold" style:font-weight-asian="bold" style:font-weight-complex="bold"/>
    </style:style>
    <style:style style:name="T620" style:parent-style-name="Основнойшрифтабзаца" style:family="text">
      <style:text-properties fo:font-weight="bold" style:font-weight-asian="bold" style:font-weight-complex="bold"/>
    </style:style>
    <style:style style:name="T621" style:parent-style-name="Основнойшрифтабзаца" style:family="text">
      <style:text-properties fo:font-weight="bold" style:font-weight-asian="bold" style:font-weight-complex="bold"/>
    </style:style>
    <style:style style:name="T622" style:parent-style-name="Основнойшрифтабзаца" style:family="text">
      <style:text-properties fo:font-style="italic" style:font-style-asian="italic" style:font-style-complex="italic"/>
    </style:style>
    <style:style style:name="T623" style:parent-style-name="Основнойшрифтабзаца" style:family="text">
      <style:text-properties fo:font-style="italic" style:font-style-asian="italic" style:font-style-complex="italic"/>
    </style:style>
    <style:style style:name="T624" style:parent-style-name="Основнойшрифтабзаца" style:family="text">
      <style:text-properties fo:font-style="italic" style:font-style-asian="italic" style:font-style-complex="italic"/>
    </style:style>
    <style:style style:name="T625" style:parent-style-name="Основнойшрифтабзаца" style:family="text">
      <style:text-properties fo:font-style="italic" style:font-style-asian="italic" style:font-style-complex="italic"/>
    </style:style>
    <style:style style:name="T626" style:parent-style-name="Основнойшрифтабзаца" style:family="text">
      <style:text-properties fo:font-weight="bold" style:font-weight-asian="bold" style:font-weight-complex="bold"/>
    </style:style>
    <style:style style:name="T627" style:parent-style-name="Основнойшрифтабзаца" style:family="text">
      <style:text-properties fo:font-weight="bold" style:font-weight-asian="bold" style:font-weight-complex="bold"/>
    </style:style>
    <style:style style:name="T628" style:parent-style-name="Основнойшрифтабзаца" style:family="text">
      <style:text-properties fo:font-style="italic" style:font-style-asian="italic" style:font-style-complex="italic"/>
    </style:style>
    <style:style style:name="T629" style:parent-style-name="Основнойшрифтабзаца" style:family="text">
      <style:text-properties fo:font-weight="bold" style:font-weight-asian="bold" style:font-weight-complex="bold"/>
    </style:style>
    <style:style style:name="T630" style:parent-style-name="Основнойшрифтабзаца" style:family="text">
      <style:text-properties fo:font-weight="bold" style:font-weight-asian="bold" style:font-weight-complex="bold"/>
    </style:style>
    <style:style style:name="T631" style:parent-style-name="Основнойшрифтабзаца" style:family="text">
      <style:text-properties fo:font-weight="bold" style:font-weight-asian="bold" style:font-weight-complex="bold"/>
    </style:style>
    <style:style style:name="T632" style:parent-style-name="Основнойшрифтабзаца" style:family="text">
      <style:text-properties fo:font-weight="bold" style:font-weight-asian="bold" style:font-weight-complex="bold"/>
    </style:style>
    <style:style style:name="T633" style:parent-style-name="Основнойшрифтабзаца" style:family="text">
      <style:text-properties fo:font-weight="bold" style:font-weight-asian="bold" style:font-weight-complex="bold"/>
    </style:style>
    <style:style style:name="T634" style:parent-style-name="Основнойшрифтабзаца" style:family="text">
      <style:text-properties fo:font-weight="bold" style:font-weight-asian="bold" style:font-weight-complex="bold"/>
    </style:style>
    <style:style style:name="T635" style:parent-style-name="Основнойшрифтабзаца" style:family="text">
      <style:text-properties fo:font-style="italic" style:font-style-asian="italic" style:font-style-complex="italic"/>
    </style:style>
    <style:style style:name="T636" style:parent-style-name="Основнойшрифтабзаца" style:family="text">
      <style:text-properties fo:font-weight="bold" style:font-weight-asian="bold" style:font-weight-complex="bold"/>
    </style:style>
    <style:style style:name="T637" style:parent-style-name="Основнойшрифтабзаца" style:family="text">
      <style:text-properties fo:font-weight="bold" style:font-weight-asian="bold" style:font-weight-complex="bold"/>
    </style:style>
    <style:style style:name="T638" style:parent-style-name="Основнойшрифтабзаца" style:family="text">
      <style:text-properties fo:font-style="italic" style:font-style-asian="italic" style:font-style-complex="italic"/>
    </style:style>
    <style:style style:name="T639" style:parent-style-name="Основнойшрифтабзаца" style:family="text">
      <style:text-properties fo:font-weight="bold" style:font-weight-asian="bold" style:font-weight-complex="bold"/>
    </style:style>
    <style:style style:name="T640" style:parent-style-name="Основнойшрифтабзаца" style:family="text">
      <style:text-properties fo:font-style="italic" style:font-style-asian="italic" style:font-style-complex="italic"/>
    </style:style>
    <style:style style:name="P641" style:parent-style-name="Обычный" style:family="paragraph">
      <style:paragraph-properties fo:text-align="start"/>
    </style:style>
    <style:style style:name="P642" style:parent-style-name="Обычный" style:family="paragraph">
      <style:paragraph-properties fo:text-align="start"/>
    </style:style>
    <style:style style:name="T643" style:parent-style-name="Основнойшрифтабзаца" style:family="text">
      <style:text-properties fo:font-weight="bold" style:font-weight-asian="bold" style:font-weight-complex="bold"/>
    </style:style>
    <style:style style:name="T644" style:parent-style-name="Основнойшрифтабзаца" style:family="text">
      <style:text-properties fo:font-weight="bold" style:font-weight-asian="bold" style:font-weight-complex="bold"/>
    </style:style>
    <style:style style:name="T645" style:parent-style-name="Основнойшрифтабзаца" style:family="text">
      <style:text-properties fo:font-weight="bold" style:font-weight-asian="bold" style:font-weight-complex="bold"/>
    </style:style>
    <style:style style:name="T646" style:parent-style-name="Основнойшрифтабзаца" style:family="text">
      <style:text-properties fo:font-weight="bold" style:font-weight-asian="bold" style:font-weight-complex="bold"/>
    </style:style>
    <style:style style:name="T647" style:parent-style-name="Основнойшрифтабзаца" style:family="text">
      <style:text-properties fo:font-weight="bold" style:font-weight-asian="bold" style:font-weight-complex="bold"/>
    </style:style>
    <style:style style:name="T648" style:parent-style-name="Основнойшрифтабзаца" style:family="text">
      <style:text-properties fo:font-weight="bold" style:font-weight-asian="bold" style:font-weight-complex="bold"/>
    </style:style>
    <style:style style:name="T649" style:parent-style-name="Основнойшрифтабзаца" style:family="text">
      <style:text-properties fo:font-weight="bold" style:font-weight-asian="bold" style:font-weight-complex="bold"/>
    </style:style>
    <style:style style:name="T650" style:parent-style-name="Основнойшрифтабзаца" style:family="text">
      <style:text-properties fo:font-style="italic" style:font-style-asian="italic" style:font-style-complex="italic"/>
    </style:style>
    <style:style style:name="T651" style:parent-style-name="Основнойшрифтабзаца" style:family="text">
      <style:text-properties fo:font-weight="bold" style:font-weight-asian="bold" style:font-weight-complex="bold"/>
    </style:style>
    <style:style style:name="T652" style:parent-style-name="Основнойшрифтабзаца" style:family="text">
      <style:text-properties fo:font-style="italic" style:font-style-asian="italic" style:font-style-complex="italic"/>
    </style:style>
    <style:style style:name="T653" style:parent-style-name="Основнойшрифтабзаца" style:family="text">
      <style:text-properties fo:font-weight="bold" style:font-weight-asian="bold" style:font-weight-complex="bold"/>
    </style:style>
    <style:style style:name="T654" style:parent-style-name="Основнойшрифтабзаца" style:family="text">
      <style:text-properties fo:font-weight="bold" style:font-weight-asian="bold" style:font-weight-complex="bold"/>
    </style:style>
    <style:style style:name="T655" style:parent-style-name="Основнойшрифтабзаца" style:family="text">
      <style:text-properties fo:font-weight="bold" style:font-weight-asian="bold" style:font-weight-complex="bold"/>
    </style:style>
    <style:style style:name="T656" style:parent-style-name="Основнойшрифтабзаца" style:family="text">
      <style:text-properties fo:font-weight="bold" style:font-weight-asian="bold" style:font-weight-complex="bold"/>
    </style:style>
    <style:style style:name="T657" style:parent-style-name="Основнойшрифтабзаца" style:family="text">
      <style:text-properties fo:font-weight="bold" style:font-weight-asian="bold" style:font-weight-complex="bold"/>
    </style:style>
    <style:style style:name="T658" style:parent-style-name="Основнойшрифтабзаца" style:family="text">
      <style:text-properties fo:font-weight="bold" style:font-weight-asian="bold" style:font-weight-complex="bold"/>
    </style:style>
    <style:style style:name="T659" style:parent-style-name="Основнойшрифтабзаца" style:family="text">
      <style:text-properties fo:font-style="italic" style:font-style-asian="italic" style:font-style-complex="italic"/>
    </style:style>
    <style:style style:name="T660" style:parent-style-name="Основнойшрифтабзаца" style:family="text">
      <style:text-properties fo:font-weight="bold" style:font-weight-asian="bold" style:font-weight-complex="bold"/>
    </style:style>
    <style:style style:name="P661" style:parent-style-name="Обычный" style:family="paragraph">
      <style:paragraph-properties fo:text-align="start"/>
    </style:style>
    <style:style style:name="P662" style:parent-style-name="Обычный" style:family="paragraph">
      <style:paragraph-properties fo:text-align="start"/>
    </style:style>
    <style:style style:name="T663" style:parent-style-name="Основнойшрифтабзаца" style:family="text">
      <style:text-properties fo:font-weight="bold" style:font-weight-asian="bold" style:font-weight-complex="bold"/>
    </style:style>
    <style:style style:name="T664" style:parent-style-name="Основнойшрифтабзаца" style:family="text">
      <style:text-properties fo:font-weight="bold" style:font-weight-asian="bold" style:font-weight-complex="bold"/>
    </style:style>
    <style:style style:name="T665" style:parent-style-name="Основнойшрифтабзаца" style:family="text">
      <style:text-properties fo:font-weight="bold" style:font-weight-asian="bold" style:font-weight-complex="bold"/>
    </style:style>
    <style:style style:name="T666" style:parent-style-name="Основнойшрифтабзаца" style:family="text">
      <style:text-properties fo:font-weight="bold" style:font-weight-asian="bold" style:font-weight-complex="bold"/>
    </style:style>
    <style:style style:name="T667" style:parent-style-name="Основнойшрифтабзаца" style:family="text">
      <style:text-properties fo:font-weight="bold" style:font-weight-asian="bold" style:font-weight-complex="bold"/>
    </style:style>
    <style:style style:name="T668" style:parent-style-name="Основнойшрифтабзаца" style:family="text">
      <style:text-properties fo:font-weight="bold" style:font-weight-asian="bold" style:font-weight-complex="bold"/>
    </style:style>
    <style:style style:name="T669" style:parent-style-name="Основнойшрифтабзаца" style:family="text">
      <style:text-properties fo:font-style="italic" style:font-style-asian="italic" style:font-style-complex="italic"/>
    </style:style>
    <style:style style:name="T670" style:parent-style-name="Основнойшрифтабзаца" style:family="text">
      <style:text-properties fo:font-weight="bold" style:font-weight-asian="bold" style:font-weight-complex="bold"/>
    </style:style>
    <style:style style:name="T671" style:parent-style-name="Основнойшрифтабзаца" style:family="text">
      <style:text-properties fo:font-weight="bold" style:font-weight-asian="bold" style:font-weight-complex="bold"/>
    </style:style>
    <style:style style:name="T672" style:parent-style-name="Основнойшрифтабзаца" style:family="text">
      <style:text-properties fo:font-weight="bold" style:font-weight-asian="bold" style:font-weight-complex="bold"/>
    </style:style>
    <style:style style:name="T673" style:parent-style-name="Основнойшрифтабзаца" style:family="text">
      <style:text-properties fo:font-weight="bold" style:font-weight-asian="bold" style:font-weight-complex="bold"/>
    </style:style>
    <style:style style:name="T674" style:parent-style-name="Основнойшрифтабзаца" style:family="text">
      <style:text-properties fo:font-style="italic" style:font-style-asian="italic" style:font-style-complex="italic"/>
    </style:style>
    <style:style style:name="T675" style:parent-style-name="Основнойшрифтабзаца" style:family="text">
      <style:text-properties fo:font-weight="bold" style:font-weight-asian="bold" style:font-weight-complex="bold"/>
    </style:style>
    <style:style style:name="T676" style:parent-style-name="Основнойшрифтабзаца" style:family="text">
      <style:text-properties fo:font-weight="bold" style:font-weight-asian="bold" style:font-weight-complex="bold"/>
    </style:style>
    <style:style style:name="T677" style:parent-style-name="Основнойшрифтабзаца" style:family="text">
      <style:text-properties fo:font-weight="bold" style:font-weight-asian="bold" style:font-weight-complex="bold"/>
    </style:style>
    <style:style style:name="T678" style:parent-style-name="Основнойшрифтабзаца" style:family="text">
      <style:text-properties fo:font-weight="bold" style:font-weight-asian="bold" style:font-weight-complex="bold"/>
    </style:style>
    <style:style style:name="T679" style:parent-style-name="Основнойшрифтабзаца" style:family="text">
      <style:text-properties fo:font-weight="bold" style:font-weight-asian="bold" style:font-weight-complex="bold"/>
    </style:style>
    <style:style style:name="T680" style:parent-style-name="Основнойшрифтабзаца" style:family="text">
      <style:text-properties fo:font-weight="bold" style:font-weight-asian="bold" style:font-weight-complex="bold"/>
    </style:style>
    <style:style style:name="T681" style:parent-style-name="Основнойшрифтабзаца" style:family="text">
      <style:text-properties fo:font-weight="bold" style:font-weight-asian="bold" style:font-weight-complex="bold"/>
    </style:style>
    <style:style style:name="T682" style:parent-style-name="Основнойшрифтабзаца" style:family="text">
      <style:text-properties fo:font-style="italic" style:font-style-asian="italic" style:font-style-complex="italic"/>
    </style:style>
    <style:style style:name="T683" style:parent-style-name="Основнойшрифтабзаца" style:family="text">
      <style:text-properties fo:font-weight="bold" style:font-weight-asian="bold" style:font-weight-complex="bold"/>
    </style:style>
    <style:style style:name="T684" style:parent-style-name="Основнойшрифтабзаца" style:family="text">
      <style:text-properties fo:font-weight="bold" style:font-weight-asian="bold" style:font-weight-complex="bold"/>
    </style:style>
    <style:style style:name="T685" style:parent-style-name="Основнойшрифтабзаца" style:family="text">
      <style:text-properties fo:font-style="italic" style:font-style-asian="italic" style:font-style-complex="italic"/>
    </style:style>
    <style:style style:name="T686" style:parent-style-name="Основнойшрифтабзаца" style:family="text">
      <style:text-properties fo:font-weight="bold" style:font-weight-asian="bold" style:font-weight-complex="bold"/>
    </style:style>
    <style:style style:name="T687" style:parent-style-name="Основнойшрифтабзаца" style:family="text">
      <style:text-properties fo:font-weight="bold" style:font-weight-asian="bold" style:font-weight-complex="bold"/>
    </style:style>
    <style:style style:name="T688" style:parent-style-name="Основнойшрифтабзаца" style:family="text">
      <style:text-properties fo:font-style="italic" style:font-style-asian="italic" style:font-style-complex="italic"/>
    </style:style>
    <style:style style:name="T689" style:parent-style-name="Основнойшрифтабзаца" style:family="text">
      <style:text-properties fo:font-weight="bold" style:font-weight-asian="bold" style:font-weight-complex="bold"/>
    </style:style>
    <style:style style:name="T690" style:parent-style-name="Основнойшрифтабзаца" style:family="text">
      <style:text-properties fo:font-weight="bold" style:font-weight-asian="bold" style:font-weight-complex="bold"/>
    </style:style>
    <style:style style:name="T691" style:parent-style-name="Основнойшрифтабзаца" style:family="text">
      <style:text-properties fo:font-weight="bold" style:font-weight-asian="bold" style:font-weight-complex="bold"/>
    </style:style>
    <style:style style:name="T692" style:parent-style-name="Основнойшрифтабзаца" style:family="text">
      <style:text-properties fo:font-weight="bold" style:font-weight-asian="bold" style:font-weight-complex="bold"/>
    </style:style>
    <style:style style:name="T693" style:parent-style-name="Основнойшрифтабзаца" style:family="text">
      <style:text-properties fo:font-weight="bold" style:font-weight-asian="bold" style:font-weight-complex="bold"/>
    </style:style>
    <style:style style:name="T694" style:parent-style-name="Основнойшрифтабзаца" style:family="text">
      <style:text-properties fo:font-weight="bold" style:font-weight-asian="bold" style:font-weight-complex="bold"/>
    </style:style>
    <style:style style:name="T695" style:parent-style-name="Основнойшрифтабзаца" style:family="text">
      <style:text-properties fo:font-weight="bold" style:font-weight-asian="bold" style:font-weight-complex="bold"/>
    </style:style>
    <style:style style:name="T696" style:parent-style-name="Основнойшрифтабзаца" style:family="text">
      <style:text-properties fo:font-weight="bold" style:font-weight-asian="bold" style:font-weight-complex="bold"/>
    </style:style>
    <style:style style:name="T697" style:parent-style-name="Основнойшрифтабзаца" style:family="text">
      <style:text-properties fo:font-style="italic" style:font-style-asian="italic" style:font-style-complex="italic"/>
    </style:style>
    <style:style style:name="T698" style:parent-style-name="Основнойшрифтабзаца" style:family="text">
      <style:text-properties fo:font-weight="bold" style:font-weight-asian="bold" style:font-weight-complex="bold"/>
    </style:style>
    <style:style style:name="T699" style:parent-style-name="Основнойшрифтабзаца" style:family="text">
      <style:text-properties fo:font-weight="bold" style:font-weight-asian="bold" style:font-weight-complex="bold"/>
    </style:style>
    <style:style style:name="T700" style:parent-style-name="Основнойшрифтабзаца" style:family="text">
      <style:text-properties fo:font-style="italic" style:font-style-asian="italic" style:font-style-complex="italic"/>
    </style:style>
    <style:style style:name="T701" style:parent-style-name="Основнойшрифтабзаца" style:family="text">
      <style:text-properties fo:font-style="italic" style:font-style-asian="italic" style:font-style-complex="italic"/>
    </style:style>
    <style:style style:name="T702" style:parent-style-name="Основнойшрифтабзаца" style:family="text">
      <style:text-properties fo:font-style="italic" style:font-style-asian="italic" style:font-style-complex="italic"/>
    </style:style>
    <style:style style:name="T703" style:parent-style-name="Основнойшрифтабзаца" style:family="text">
      <style:text-properties fo:font-weight="bold" style:font-weight-asian="bold" style:font-weight-complex="bold"/>
    </style:style>
    <style:style style:name="T704" style:parent-style-name="Основнойшрифтабзаца" style:family="text">
      <style:text-properties fo:font-weight="bold" style:font-weight-asian="bold" style:font-weight-complex="bold"/>
    </style:style>
    <style:style style:name="T705" style:parent-style-name="Основнойшрифтабзаца" style:family="text">
      <style:text-properties fo:font-weight="bold" style:font-weight-asian="bold" style:font-weight-complex="bold"/>
    </style:style>
    <style:style style:name="T706" style:parent-style-name="Основнойшрифтабзаца" style:family="text">
      <style:text-properties fo:font-weight="bold" style:font-weight-asian="bold" style:font-weight-complex="bold"/>
    </style:style>
    <style:style style:name="T707" style:parent-style-name="Основнойшрифтабзаца" style:family="text">
      <style:text-properties fo:font-style="italic" style:font-style-asian="italic" style:font-style-complex="italic"/>
    </style:style>
    <style:style style:name="T708" style:parent-style-name="Основнойшрифтабзаца" style:family="text">
      <style:text-properties fo:font-weight="bold" style:font-weight-asian="bold" style:font-weight-complex="bold"/>
    </style:style>
    <style:style style:name="T709" style:parent-style-name="Основнойшрифтабзаца" style:family="text">
      <style:text-properties fo:font-weight="bold" style:font-weight-asian="bold" style:font-weight-complex="bold"/>
    </style:style>
    <style:style style:name="T710" style:parent-style-name="Основнойшрифтабзаца" style:family="text">
      <style:text-properties fo:font-weight="bold" style:font-weight-asian="bold" style:font-weight-complex="bold"/>
    </style:style>
    <style:style style:name="T711" style:parent-style-name="Основнойшрифтабзаца" style:family="text">
      <style:text-properties fo:font-weight="bold" style:font-weight-asian="bold" style:font-weight-complex="bold"/>
    </style:style>
    <style:style style:name="T712" style:parent-style-name="Основнойшрифтабзаца" style:family="text">
      <style:text-properties fo:font-style="italic" style:font-style-asian="italic" style:font-style-complex="italic"/>
    </style:style>
    <style:style style:name="T713" style:parent-style-name="Основнойшрифтабзаца" style:family="text">
      <style:text-properties fo:font-weight="bold" style:font-weight-asian="bold" style:font-weight-complex="bold"/>
    </style:style>
    <style:style style:name="T714" style:parent-style-name="Основнойшрифтабзаца" style:family="text">
      <style:text-properties fo:font-style="italic" style:font-style-asian="italic" style:font-style-complex="italic"/>
    </style:style>
    <style:style style:name="T715" style:parent-style-name="Основнойшрифтабзаца" style:family="text">
      <style:text-properties fo:font-weight="bold" style:font-weight-asian="bold" style:font-weight-complex="bold"/>
    </style:style>
    <style:style style:name="T716" style:parent-style-name="Основнойшрифтабзаца" style:family="text">
      <style:text-properties fo:font-weight="bold" style:font-weight-asian="bold" style:font-weight-complex="bold"/>
    </style:style>
    <style:style style:name="T717" style:parent-style-name="Основнойшрифтабзаца" style:family="text">
      <style:text-properties fo:font-weight="bold" style:font-weight-asian="bold" style:font-weight-complex="bold"/>
    </style:style>
    <style:style style:name="P718" style:parent-style-name="Обычный" style:family="paragraph">
      <style:paragraph-properties fo:text-align="start"/>
    </style:style>
    <style:style style:name="P719" style:parent-style-name="Обычный" style:family="paragraph">
      <style:paragraph-properties fo:text-align="start"/>
    </style:style>
    <style:style style:name="T720" style:parent-style-name="Основнойшрифтабзаца" style:family="text">
      <style:text-properties fo:font-weight="bold" style:font-weight-asian="bold" style:font-weight-complex="bold"/>
    </style:style>
    <style:style style:name="T721" style:parent-style-name="Основнойшрифтабзаца" style:family="text">
      <style:text-properties fo:font-weight="bold" style:font-weight-asian="bold" style:font-weight-complex="bold"/>
    </style:style>
    <style:style style:name="T722" style:parent-style-name="Основнойшрифтабзаца" style:family="text">
      <style:text-properties fo:font-weight="bold" style:font-weight-asian="bold" style:font-weight-complex="bold"/>
    </style:style>
    <style:style style:name="T723" style:parent-style-name="Основнойшрифтабзаца" style:family="text">
      <style:text-properties fo:font-weight="bold" style:font-weight-asian="bold" style:font-weight-complex="bold"/>
    </style:style>
    <style:style style:name="T724" style:parent-style-name="Основнойшрифтабзаца" style:family="text">
      <style:text-properties fo:font-style="italic" style:font-style-asian="italic" style:font-style-complex="italic"/>
    </style:style>
    <style:style style:name="T725" style:parent-style-name="Основнойшрифтабзаца" style:family="text">
      <style:text-properties fo:font-weight="bold" style:font-weight-asian="bold" style:font-weight-complex="bold"/>
    </style:style>
    <style:style style:name="T726" style:parent-style-name="Основнойшрифтабзаца" style:family="text">
      <style:text-properties fo:font-weight="bold" style:font-weight-asian="bold" style:font-weight-complex="bold"/>
    </style:style>
    <style:style style:name="T727" style:parent-style-name="Основнойшрифтабзаца" style:family="text">
      <style:text-properties fo:font-weight="bold" style:font-weight-asian="bold" style:font-weight-complex="bold"/>
    </style:style>
    <style:style style:name="T728" style:parent-style-name="Основнойшрифтабзаца" style:family="text">
      <style:text-properties fo:font-weight="bold" style:font-weight-asian="bold" style:font-weight-complex="bold"/>
    </style:style>
    <style:style style:name="T729" style:parent-style-name="Основнойшрифтабзаца" style:family="text">
      <style:text-properties fo:font-weight="bold" style:font-weight-asian="bold" style:font-weight-complex="bold"/>
    </style:style>
    <style:style style:name="T730" style:parent-style-name="Основнойшрифтабзаца" style:family="text">
      <style:text-properties fo:font-weight="bold" style:font-weight-asian="bold" style:font-weight-complex="bold"/>
    </style:style>
    <style:style style:name="T731" style:parent-style-name="Основнойшрифтабзаца" style:family="text">
      <style:text-properties fo:font-weight="bold" style:font-weight-asian="bold" style:font-weight-complex="bold"/>
    </style:style>
    <style:style style:name="T732" style:parent-style-name="Основнойшрифтабзаца" style:family="text">
      <style:text-properties fo:font-weight="bold" style:font-weight-asian="bold" style:font-weight-complex="bold"/>
    </style:style>
    <style:style style:name="T733" style:parent-style-name="Основнойшрифтабзаца" style:family="text">
      <style:text-properties fo:font-weight="bold" style:font-weight-asian="bold" style:font-weight-complex="bold"/>
    </style:style>
    <style:style style:name="T734" style:parent-style-name="Основнойшрифтабзаца" style:family="text">
      <style:text-properties fo:font-weight="bold" style:font-weight-asian="bold" style:font-weight-complex="bold"/>
    </style:style>
    <style:style style:name="T735" style:parent-style-name="Основнойшрифтабзаца" style:family="text">
      <style:text-properties fo:font-weight="bold" style:font-weight-asian="bold" style:font-weight-complex="bold"/>
    </style:style>
    <style:style style:name="T736" style:parent-style-name="Основнойшрифтабзаца" style:family="text">
      <style:text-properties fo:font-weight="bold" style:font-weight-asian="bold" style:font-weight-complex="bold"/>
    </style:style>
    <style:style style:name="T737" style:parent-style-name="Основнойшрифтабзаца" style:family="text">
      <style:text-properties fo:font-weight="bold" style:font-weight-asian="bold" style:font-weight-complex="bold"/>
    </style:style>
    <style:style style:name="T738" style:parent-style-name="Основнойшрифтабзаца" style:family="text">
      <style:text-properties fo:font-weight="bold" style:font-weight-asian="bold" style:font-weight-complex="bold"/>
    </style:style>
    <style:style style:name="T739" style:parent-style-name="Основнойшрифтабзаца" style:family="text">
      <style:text-properties fo:font-style="italic" style:font-style-asian="italic" style:font-style-complex="italic"/>
    </style:style>
    <style:style style:name="T740" style:parent-style-name="Основнойшрифтабзаца" style:family="text">
      <style:text-properties fo:font-weight="bold" style:font-weight-asian="bold" style:font-weight-complex="bold"/>
    </style:style>
    <style:style style:name="T741" style:parent-style-name="Основнойшрифтабзаца" style:family="text">
      <style:text-properties fo:font-weight="bold" style:font-weight-asian="bold" style:font-weight-complex="bold"/>
    </style:style>
    <style:style style:name="T742" style:parent-style-name="Основнойшрифтабзаца" style:family="text">
      <style:text-properties fo:font-style="italic" style:font-style-asian="italic" style:font-style-complex="italic"/>
    </style:style>
    <style:style style:name="T743" style:parent-style-name="Основнойшрифтабзаца" style:family="text">
      <style:text-properties fo:font-weight="bold" style:font-weight-asian="bold" style:font-weight-complex="bold"/>
    </style:style>
    <style:style style:name="T744" style:parent-style-name="Основнойшрифтабзаца" style:family="text">
      <style:text-properties fo:font-weight="bold" style:font-weight-asian="bold" style:font-weight-complex="bold"/>
    </style:style>
    <style:style style:name="T745" style:parent-style-name="Основнойшрифтабзаца" style:family="text">
      <style:text-properties fo:font-weight="bold" style:font-weight-asian="bold" style:font-weight-complex="bold"/>
    </style:style>
    <style:style style:name="T746" style:parent-style-name="Основнойшрифтабзаца" style:family="text">
      <style:text-properties fo:font-weight="bold" style:font-weight-asian="bold" style:font-weight-complex="bold"/>
    </style:style>
    <style:style style:name="T747" style:parent-style-name="Основнойшрифтабзаца" style:family="text">
      <style:text-properties fo:font-weight="bold" style:font-weight-asian="bold" style:font-weight-complex="bold"/>
    </style:style>
    <style:style style:name="T748" style:parent-style-name="Основнойшрифтабзаца" style:family="text">
      <style:text-properties fo:font-style="italic" style:font-style-asian="italic" style:font-style-complex="italic"/>
    </style:style>
    <style:style style:name="T749" style:parent-style-name="Основнойшрифтабзаца" style:family="text">
      <style:text-properties fo:font-style="italic" style:font-style-asian="italic" style:font-style-complex="italic"/>
    </style:style>
    <style:style style:name="T750" style:parent-style-name="Основнойшрифтабзаца" style:family="text">
      <style:text-properties fo:font-weight="bold" style:font-weight-asian="bold" style:font-weight-complex="bold"/>
    </style:style>
    <style:style style:name="T751" style:parent-style-name="Основнойшрифтабзаца" style:family="text">
      <style:text-properties fo:font-weight="bold" style:font-weight-asian="bold" style:font-weight-complex="bold"/>
    </style:style>
    <style:style style:name="T752" style:parent-style-name="Основнойшрифтабзаца" style:family="text">
      <style:text-properties fo:font-style="italic" style:font-style-asian="italic" style:font-style-complex="italic"/>
    </style:style>
    <style:style style:name="T753" style:parent-style-name="Основнойшрифтабзаца" style:family="text">
      <style:text-properties fo:font-weight="bold" style:font-weight-asian="bold" style:font-weight-complex="bold"/>
    </style:style>
    <style:style style:name="T754" style:parent-style-name="Основнойшрифтабзаца" style:family="text">
      <style:text-properties fo:font-style="italic" style:font-style-asian="italic" style:font-style-complex="italic"/>
    </style:style>
    <style:style style:name="T755" style:parent-style-name="Основнойшрифтабзаца" style:family="text">
      <style:text-properties fo:font-weight="bold" style:font-weight-asian="bold" style:font-weight-complex="bold"/>
    </style:style>
    <style:style style:name="T756" style:parent-style-name="Основнойшрифтабзаца" style:family="text">
      <style:text-properties fo:font-style="italic" style:font-style-asian="italic" style:font-style-complex="italic"/>
    </style:style>
    <style:style style:name="T757" style:parent-style-name="Основнойшрифтабзаца" style:family="text">
      <style:text-properties fo:font-style="italic" style:font-style-asian="italic" style:font-style-complex="italic"/>
    </style:style>
    <style:style style:name="T758" style:parent-style-name="Основнойшрифтабзаца" style:family="text">
      <style:text-properties fo:font-weight="bold" style:font-weight-asian="bold" style:font-weight-complex="bold"/>
    </style:style>
    <style:style style:name="T759" style:parent-style-name="Основнойшрифтабзаца" style:family="text">
      <style:text-properties fo:font-weight="bold" style:font-weight-asian="bold" style:font-weight-complex="bold"/>
    </style:style>
    <style:style style:name="T760" style:parent-style-name="Основнойшрифтабзаца" style:family="text">
      <style:text-properties fo:font-style="italic" style:font-style-asian="italic" style:font-style-complex="italic"/>
    </style:style>
    <style:style style:name="P761" style:parent-style-name="Обычный" style:family="paragraph">
      <style:paragraph-properties fo:text-align="start"/>
    </style:style>
    <style:style style:name="P762" style:parent-style-name="Обычный" style:family="paragraph">
      <style:paragraph-properties fo:text-align="start"/>
    </style:style>
    <style:style style:name="T763" style:parent-style-name="Основнойшрифтабзаца" style:family="text">
      <style:text-properties fo:font-weight="bold" style:font-weight-asian="bold" style:font-weight-complex="bold"/>
    </style:style>
    <style:style style:name="T764" style:parent-style-name="Основнойшрифтабзаца" style:family="text">
      <style:text-properties fo:font-style="italic" style:font-style-asian="italic" style:font-style-complex="italic"/>
    </style:style>
    <style:style style:name="T765" style:parent-style-name="Основнойшрифтабзаца" style:family="text">
      <style:text-properties fo:font-weight="bold" style:font-weight-asian="bold" style:font-weight-complex="bold"/>
    </style:style>
    <style:style style:name="T766" style:parent-style-name="Основнойшрифтабзаца" style:family="text">
      <style:text-properties fo:font-style="italic" style:font-style-asian="italic" style:font-style-complex="italic"/>
    </style:style>
    <style:style style:name="T767" style:parent-style-name="Основнойшрифтабзаца" style:family="text">
      <style:text-properties fo:font-weight="bold" style:font-weight-asian="bold" style:font-weight-complex="bold"/>
    </style:style>
    <style:style style:name="T768" style:parent-style-name="Основнойшрифтабзаца" style:family="text">
      <style:text-properties fo:font-weight="bold" style:font-weight-asian="bold" style:font-weight-complex="bold"/>
    </style:style>
    <style:style style:name="T769" style:parent-style-name="Основнойшрифтабзаца" style:family="text">
      <style:text-properties fo:font-style="italic" style:font-style-asian="italic" style:font-style-complex="italic"/>
    </style:style>
    <style:style style:name="T770" style:parent-style-name="Основнойшрифтабзаца" style:family="text">
      <style:text-properties fo:font-weight="bold" style:font-weight-asian="bold" style:font-weight-complex="bold"/>
    </style:style>
    <style:style style:name="T771" style:parent-style-name="Основнойшрифтабзаца" style:family="text">
      <style:text-properties fo:font-weight="bold" style:font-weight-asian="bold" style:font-weight-complex="bold"/>
    </style:style>
    <style:style style:name="T772" style:parent-style-name="Основнойшрифтабзаца" style:family="text">
      <style:text-properties fo:font-style="italic" style:font-style-asian="italic" style:font-style-complex="italic"/>
    </style:style>
    <style:style style:name="T773" style:parent-style-name="Основнойшрифтабзаца" style:family="text">
      <style:text-properties fo:font-weight="bold" style:font-weight-asian="bold" style:font-weight-complex="bold"/>
    </style:style>
    <style:style style:name="T774" style:parent-style-name="Основнойшрифтабзаца" style:family="text">
      <style:text-properties fo:font-style="italic" style:font-style-asian="italic" style:font-style-complex="italic"/>
    </style:style>
    <style:style style:name="T775" style:parent-style-name="Основнойшрифтабзаца" style:family="text">
      <style:text-properties fo:font-style="italic" style:font-style-asian="italic" style:font-style-complex="italic"/>
    </style:style>
    <style:style style:name="T776" style:parent-style-name="Основнойшрифтабзаца" style:family="text">
      <style:text-properties fo:font-weight="bold" style:font-weight-asian="bold" style:font-weight-complex="bold"/>
    </style:style>
    <style:style style:name="T777" style:parent-style-name="Основнойшрифтабзаца" style:family="text">
      <style:text-properties fo:font-weight="bold" style:font-weight-asian="bold" style:font-weight-complex="bold"/>
    </style:style>
    <style:style style:name="T778" style:parent-style-name="Основнойшрифтабзаца" style:family="text">
      <style:text-properties fo:font-weight="bold" style:font-weight-asian="bold" style:font-weight-complex="bold"/>
    </style:style>
    <style:style style:name="T779" style:parent-style-name="Основнойшрифтабзаца" style:family="text">
      <style:text-properties fo:font-style="italic" style:font-style-asian="italic" style:font-style-complex="italic"/>
    </style:style>
    <style:style style:name="T780" style:parent-style-name="Основнойшрифтабзаца" style:family="text">
      <style:text-properties fo:font-weight="bold" style:font-weight-asian="bold" style:font-weight-complex="bold"/>
    </style:style>
    <style:style style:name="T781" style:parent-style-name="Основнойшрифтабзаца" style:family="text">
      <style:text-properties fo:font-weight="bold" style:font-weight-asian="bold" style:font-weight-complex="bold"/>
    </style:style>
    <style:style style:name="T782" style:parent-style-name="Основнойшрифтабзаца" style:family="text">
      <style:text-properties fo:font-weight="bold" style:font-weight-asian="bold" style:font-weight-complex="bold"/>
    </style:style>
    <style:style style:name="T783" style:parent-style-name="Основнойшрифтабзаца" style:family="text">
      <style:text-properties fo:font-style="italic" style:font-style-asian="italic" style:font-style-complex="italic"/>
    </style:style>
    <style:style style:name="T784" style:parent-style-name="Основнойшрифтабзаца" style:family="text">
      <style:text-properties fo:font-weight="bold" style:font-weight-asian="bold" style:font-weight-complex="bold"/>
    </style:style>
    <style:style style:name="T785" style:parent-style-name="Основнойшрифтабзаца" style:family="text">
      <style:text-properties fo:font-style="italic" style:font-style-asian="italic" style:font-style-complex="italic"/>
    </style:style>
    <style:style style:name="T786" style:parent-style-name="Основнойшрифтабзаца" style:family="text">
      <style:text-properties fo:font-style="italic" style:font-style-asian="italic" style:font-style-complex="italic"/>
    </style:style>
    <style:style style:name="T787" style:parent-style-name="Основнойшрифтабзаца" style:family="text">
      <style:text-properties fo:font-weight="bold" style:font-weight-asian="bold" style:font-weight-complex="bold"/>
    </style:style>
    <style:style style:name="T788" style:parent-style-name="Основнойшрифтабзаца" style:family="text">
      <style:text-properties fo:font-weight="bold" style:font-weight-asian="bold" style:font-weight-complex="bold"/>
    </style:style>
    <style:style style:name="T789" style:parent-style-name="Основнойшрифтабзаца" style:family="text">
      <style:text-properties fo:font-weight="bold" style:font-weight-asian="bold" style:font-weight-complex="bold"/>
    </style:style>
    <style:style style:name="T790" style:parent-style-name="Основнойшрифтабзаца" style:family="text">
      <style:text-properties fo:font-style="italic" style:font-style-asian="italic" style:font-style-complex="italic"/>
    </style:style>
    <style:style style:name="T791" style:parent-style-name="Основнойшрифтабзаца" style:family="text">
      <style:text-properties fo:font-weight="bold" style:font-weight-asian="bold" style:font-weight-complex="bold"/>
    </style:style>
    <style:style style:name="T792" style:parent-style-name="Основнойшрифтабзаца" style:family="text">
      <style:text-properties fo:font-weight="bold" style:font-weight-asian="bold" style:font-weight-complex="bold"/>
    </style:style>
    <style:style style:name="T793" style:parent-style-name="Основнойшрифтабзаца" style:family="text">
      <style:text-properties fo:font-weight="bold" style:font-weight-asian="bold" style:font-weight-complex="bold"/>
    </style:style>
    <style:style style:name="T794" style:parent-style-name="Основнойшрифтабзаца" style:family="text">
      <style:text-properties fo:font-weight="bold" style:font-weight-asian="bold" style:font-weight-complex="bold"/>
    </style:style>
    <style:style style:name="T795" style:parent-style-name="Основнойшрифтабзаца" style:family="text">
      <style:text-properties fo:font-weight="bold" style:font-weight-asian="bold" style:font-weight-complex="bold"/>
    </style:style>
    <style:style style:name="T796" style:parent-style-name="Основнойшрифтабзаца" style:family="text">
      <style:text-properties fo:font-weight="bold" style:font-weight-asian="bold" style:font-weight-complex="bold"/>
    </style:style>
    <style:style style:name="T797" style:parent-style-name="Основнойшрифтабзаца" style:family="text">
      <style:text-properties fo:font-weight="bold" style:font-weight-asian="bold" style:font-weight-complex="bold"/>
    </style:style>
    <style:style style:name="T798" style:parent-style-name="Основнойшрифтабзаца" style:family="text">
      <style:text-properties fo:font-style="italic" style:font-style-asian="italic" style:font-style-complex="italic"/>
    </style:style>
    <style:style style:name="P799" style:parent-style-name="Обычный" style:family="paragraph">
      <style:paragraph-properties fo:text-align="start"/>
    </style:style>
    <style:style style:name="P800" style:parent-style-name="Обычный" style:family="paragraph">
      <style:paragraph-properties fo:text-align="start"/>
    </style:style>
    <style:style style:name="P801" style:parent-style-name="Обычный" style:family="paragraph">
      <style:paragraph-properties fo:text-align="start"/>
    </style:style>
    <style:style style:name="P802" style:parent-style-name="Обычный" style:family="paragraph">
      <style:paragraph-properties fo:text-align="start"/>
    </style:style>
    <style:style style:name="T803" style:parent-style-name="Основнойшрифтабзаца" style:family="text">
      <style:text-properties fo:font-weight="bold" style:font-weight-asian="bold" style:font-weight-complex="bold"/>
    </style:style>
    <style:style style:name="T804" style:parent-style-name="Основнойшрифтабзаца" style:family="text">
      <style:text-properties fo:font-style="italic" style:font-style-asian="italic" style:font-style-complex="italic"/>
    </style:style>
    <style:style style:name="T805" style:parent-style-name="Основнойшрифтабзаца" style:family="text">
      <style:text-properties fo:font-style="italic" style:font-style-asian="italic" style:font-style-complex="italic"/>
    </style:style>
    <style:style style:name="T806" style:parent-style-name="Основнойшрифтабзаца" style:family="text">
      <style:text-properties fo:font-style="italic" style:font-style-asian="italic" style:font-style-complex="italic"/>
    </style:style>
    <style:style style:name="T807" style:parent-style-name="Основнойшрифтабзаца" style:family="text">
      <style:text-properties fo:font-style="italic" style:font-style-asian="italic" style:font-style-complex="italic"/>
    </style:style>
    <style:style style:name="T808" style:parent-style-name="Основнойшрифтабзаца" style:family="text">
      <style:text-properties fo:font-style="italic" style:font-style-asian="italic" style:font-style-complex="italic"/>
    </style:style>
    <style:style style:name="P809" style:parent-style-name="Обычный" style:family="paragraph">
      <style:paragraph-properties fo:text-align="start"/>
    </style:style>
    <style:style style:name="P810" style:parent-style-name="Обычный" style:family="paragraph">
      <style:paragraph-properties fo:text-align="start"/>
    </style:style>
    <style:style style:name="T811" style:parent-style-name="Основнойшрифтабзаца" style:family="text">
      <style:text-properties fo:font-weight="bold" style:font-weight-asian="bold" style:font-weight-complex="bold"/>
    </style:style>
    <style:style style:name="T812" style:parent-style-name="Основнойшрифтабзаца" style:family="text">
      <style:text-properties fo:font-weight="bold" style:font-weight-asian="bold" style:font-weight-complex="bold"/>
    </style:style>
    <style:style style:name="T813" style:parent-style-name="Основнойшрифтабзаца" style:family="text">
      <style:text-properties fo:font-weight="bold" style:font-weight-asian="bold" style:font-weight-complex="bold"/>
    </style:style>
    <style:style style:name="T814" style:parent-style-name="Основнойшрифтабзаца" style:family="text">
      <style:text-properties fo:font-weight="bold" style:font-weight-asian="bold" style:font-weight-complex="bold"/>
    </style:style>
    <style:style style:name="T815" style:parent-style-name="Основнойшрифтабзаца" style:family="text">
      <style:text-properties fo:font-weight="bold" style:font-weight-asian="bold" style:font-weight-complex="bold"/>
    </style:style>
    <style:style style:name="T816" style:parent-style-name="Основнойшрифтабзаца" style:family="text">
      <style:text-properties fo:font-style="italic" style:font-style-asian="italic" style:font-style-complex="italic"/>
    </style:style>
    <style:style style:name="T817" style:parent-style-name="Основнойшрифтабзаца" style:family="text">
      <style:text-properties fo:font-weight="bold" style:font-weight-asian="bold" style:font-weight-complex="bold"/>
    </style:style>
    <style:style style:name="T818" style:parent-style-name="Основнойшрифтабзаца" style:family="text">
      <style:text-properties fo:font-weight="bold" style:font-weight-asian="bold" style:font-weight-complex="bold"/>
    </style:style>
    <style:style style:name="T819" style:parent-style-name="Основнойшрифтабзаца" style:family="text">
      <style:text-properties fo:font-style="italic" style:font-style-asian="italic" style:font-style-complex="italic"/>
    </style:style>
    <style:style style:name="T820" style:parent-style-name="Основнойшрифтабзаца" style:family="text">
      <style:text-properties fo:font-weight="bold" style:font-weight-asian="bold" style:font-weight-complex="bold"/>
    </style:style>
    <style:style style:name="T821" style:parent-style-name="Основнойшрифтабзаца" style:family="text">
      <style:text-properties fo:font-weight="bold" style:font-weight-asian="bold" style:font-weight-complex="bold"/>
    </style:style>
    <style:style style:name="T822" style:parent-style-name="Основнойшрифтабзаца" style:family="text">
      <style:text-properties fo:font-style="italic" style:font-style-asian="italic" style:font-style-complex="italic"/>
    </style:style>
    <style:style style:name="T823" style:parent-style-name="Основнойшрифтабзаца" style:family="text">
      <style:text-properties fo:font-weight="bold" style:font-weight-asian="bold" style:font-weight-complex="bold"/>
    </style:style>
    <style:style style:name="T824" style:parent-style-name="Основнойшрифтабзаца" style:family="text">
      <style:text-properties fo:font-weight="bold" style:font-weight-asian="bold" style:font-weight-complex="bold"/>
    </style:style>
    <style:style style:name="T825" style:parent-style-name="Основнойшрифтабзаца" style:family="text">
      <style:text-properties fo:font-weight="bold" style:font-weight-asian="bold" style:font-weight-complex="bold"/>
    </style:style>
    <style:style style:name="T826" style:parent-style-name="Основнойшрифтабзаца" style:family="text">
      <style:text-properties fo:font-weight="bold" style:font-weight-asian="bold" style:font-weight-complex="bold"/>
    </style:style>
    <style:style style:name="T827" style:parent-style-name="Основнойшрифтабзаца" style:family="text">
      <style:text-properties fo:font-weight="bold" style:font-weight-asian="bold" style:font-weight-complex="bold"/>
    </style:style>
    <style:style style:name="T828" style:parent-style-name="Основнойшрифтабзаца" style:family="text">
      <style:text-properties fo:font-weight="bold" style:font-weight-asian="bold" style:font-weight-complex="bold"/>
    </style:style>
    <style:style style:name="T829" style:parent-style-name="Основнойшрифтабзаца" style:family="text">
      <style:text-properties fo:font-weight="bold" style:font-weight-asian="bold" style:font-weight-complex="bold"/>
    </style:style>
    <style:style style:name="T830" style:parent-style-name="Основнойшрифтабзаца" style:family="text">
      <style:text-properties fo:font-weight="bold" style:font-weight-asian="bold" style:font-weight-complex="bold"/>
    </style:style>
    <style:style style:name="T831" style:parent-style-name="Основнойшрифтабзаца" style:family="text">
      <style:text-properties fo:font-weight="bold" style:font-weight-asian="bold" style:font-weight-complex="bold"/>
    </style:style>
    <style:style style:name="T832" style:parent-style-name="Основнойшрифтабзаца" style:family="text">
      <style:text-properties fo:font-weight="bold" style:font-weight-asian="bold" style:font-weight-complex="bold"/>
    </style:style>
    <style:style style:name="T833" style:parent-style-name="Основнойшрифтабзаца" style:family="text">
      <style:text-properties fo:font-weight="bold" style:font-weight-asian="bold" style:font-weight-complex="bold"/>
    </style:style>
    <style:style style:name="T834" style:parent-style-name="Основнойшрифтабзаца" style:family="text">
      <style:text-properties fo:font-weight="bold" style:font-weight-asian="bold" style:font-weight-complex="bold"/>
    </style:style>
    <style:style style:name="T835" style:parent-style-name="Основнойшрифтабзаца" style:family="text">
      <style:text-properties fo:font-weight="bold" style:font-weight-asian="bold" style:font-weight-complex="bold"/>
    </style:style>
    <style:style style:name="T836" style:parent-style-name="Основнойшрифтабзаца" style:family="text">
      <style:text-properties fo:font-weight="bold" style:font-weight-asian="bold" style:font-weight-complex="bold"/>
    </style:style>
    <style:style style:name="T837" style:parent-style-name="Основнойшрифтабзаца" style:family="text">
      <style:text-properties fo:font-weight="bold" style:font-weight-asian="bold" style:font-weight-complex="bold"/>
    </style:style>
    <style:style style:name="T838" style:parent-style-name="Основнойшрифтабзаца" style:family="text">
      <style:text-properties fo:font-weight="bold" style:font-weight-asian="bold" style:font-weight-complex="bold"/>
    </style:style>
    <style:style style:name="T839" style:parent-style-name="Основнойшрифтабзаца" style:family="text">
      <style:text-properties fo:font-weight="bold" style:font-weight-asian="bold" style:font-weight-complex="bold"/>
    </style:style>
    <style:style style:name="T840" style:parent-style-name="Основнойшрифтабзаца" style:family="text">
      <style:text-properties fo:font-weight="bold" style:font-weight-asian="bold" style:font-weight-complex="bold"/>
    </style:style>
    <style:style style:name="T841" style:parent-style-name="Основнойшрифтабзаца" style:family="text">
      <style:text-properties fo:font-weight="bold" style:font-weight-asian="bold" style:font-weight-complex="bold"/>
    </style:style>
    <style:style style:name="T842" style:parent-style-name="Основнойшрифтабзаца" style:family="text">
      <style:text-properties fo:font-weight="bold" style:font-weight-asian="bold" style:font-weight-complex="bold"/>
    </style:style>
    <style:style style:name="T843" style:parent-style-name="Основнойшрифтабзаца" style:family="text">
      <style:text-properties fo:font-weight="bold" style:font-weight-asian="bold" style:font-weight-complex="bold"/>
    </style:style>
    <style:style style:name="T844" style:parent-style-name="Основнойшрифтабзаца" style:family="text">
      <style:text-properties fo:font-weight="bold" style:font-weight-asian="bold" style:font-weight-complex="bold"/>
    </style:style>
    <style:style style:name="T845" style:parent-style-name="Основнойшрифтабзаца" style:family="text">
      <style:text-properties fo:font-weight="bold" style:font-weight-asian="bold" style:font-weight-complex="bold"/>
    </style:style>
    <style:style style:name="T846" style:parent-style-name="Основнойшрифтабзаца" style:family="text">
      <style:text-properties fo:font-weight="bold" style:font-weight-asian="bold" style:font-weight-complex="bold"/>
    </style:style>
    <style:style style:name="T847" style:parent-style-name="Основнойшрифтабзаца" style:family="text">
      <style:text-properties fo:font-weight="bold" style:font-weight-asian="bold" style:font-weight-complex="bold"/>
    </style:style>
    <style:style style:name="T848" style:parent-style-name="Основнойшрифтабзаца" style:family="text">
      <style:text-properties fo:font-weight="bold" style:font-weight-asian="bold" style:font-weight-complex="bold"/>
    </style:style>
    <style:style style:name="T849" style:parent-style-name="Основнойшрифтабзаца" style:family="text">
      <style:text-properties fo:font-weight="bold" style:font-weight-asian="bold" style:font-weight-complex="bold"/>
    </style:style>
    <style:style style:name="T850" style:parent-style-name="Основнойшрифтабзаца" style:family="text">
      <style:text-properties fo:font-weight="bold" style:font-weight-asian="bold" style:font-weight-complex="bold"/>
    </style:style>
    <style:style style:name="T851" style:parent-style-name="Основнойшрифтабзаца" style:family="text">
      <style:text-properties fo:font-weight="bold" style:font-weight-asian="bold" style:font-weight-complex="bold"/>
    </style:style>
    <style:style style:name="T852" style:parent-style-name="Основнойшрифтабзаца" style:family="text">
      <style:text-properties fo:font-weight="bold" style:font-weight-asian="bold" style:font-weight-complex="bold"/>
    </style:style>
    <style:style style:name="T853" style:parent-style-name="Основнойшрифтабзаца" style:family="text">
      <style:text-properties fo:font-weight="bold" style:font-weight-asian="bold" style:font-weight-complex="bold"/>
    </style:style>
    <style:style style:name="T854" style:parent-style-name="Основнойшрифтабзаца" style:family="text">
      <style:text-properties fo:font-weight="bold" style:font-weight-asian="bold" style:font-weight-complex="bold"/>
    </style:style>
    <style:style style:name="T855" style:parent-style-name="Основнойшрифтабзаца" style:family="text">
      <style:text-properties fo:font-style="italic" style:font-style-asian="italic" style:font-style-complex="italic"/>
    </style:style>
    <style:style style:name="T856" style:parent-style-name="Основнойшрифтабзаца" style:family="text">
      <style:text-properties fo:font-weight="bold" style:font-weight-asian="bold" style:font-weight-complex="bold"/>
    </style:style>
    <style:style style:name="T857" style:parent-style-name="Основнойшрифтабзаца" style:family="text">
      <style:text-properties fo:font-style="italic" style:font-style-asian="italic" style:font-style-complex="italic"/>
    </style:style>
    <style:style style:name="T858" style:parent-style-name="Основнойшрифтабзаца" style:family="text">
      <style:text-properties fo:font-weight="bold" style:font-weight-asian="bold" style:font-weight-complex="bold"/>
    </style:style>
    <style:style style:name="T859" style:parent-style-name="Основнойшрифтабзаца" style:family="text">
      <style:text-properties fo:font-style="italic" style:font-style-asian="italic" style:font-style-complex="italic"/>
    </style:style>
    <style:style style:name="T860" style:parent-style-name="Основнойшрифтабзаца" style:family="text">
      <style:text-properties fo:font-weight="bold" style:font-weight-asian="bold" style:font-weight-complex="bold"/>
    </style:style>
    <style:style style:name="P861" style:parent-style-name="Обычный" style:family="paragraph">
      <style:paragraph-properties fo:text-align="start"/>
    </style:style>
    <style:style style:name="P862" style:parent-style-name="Обычный" style:family="paragraph">
      <style:paragraph-properties fo:text-align="start"/>
    </style:style>
    <style:style style:name="T863" style:parent-style-name="Основнойшрифтабзаца" style:family="text">
      <style:text-properties fo:font-style="italic" style:font-style-asian="italic" style:font-style-complex="italic"/>
    </style:style>
    <style:style style:name="T864" style:parent-style-name="Основнойшрифтабзаца" style:family="text">
      <style:text-properties fo:font-style="italic" style:font-style-asian="italic" style:font-style-complex="italic"/>
    </style:style>
    <style:style style:name="T865" style:parent-style-name="Основнойшрифтабзаца" style:family="text">
      <style:text-properties fo:font-weight="bold" style:font-weight-asian="bold" style:font-weight-complex="bold"/>
    </style:style>
    <style:style style:name="T866" style:parent-style-name="Основнойшрифтабзаца" style:family="text">
      <style:text-properties fo:font-weight="bold" style:font-weight-asian="bold" style:font-weight-complex="bold"/>
    </style:style>
    <style:style style:name="T867" style:parent-style-name="Основнойшрифтабзаца" style:family="text">
      <style:text-properties fo:font-style="italic" style:font-style-asian="italic" style:font-style-complex="italic"/>
    </style:style>
    <style:style style:name="T868" style:parent-style-name="Основнойшрифтабзаца" style:family="text">
      <style:text-properties fo:font-weight="bold" style:font-weight-asian="bold" style:font-weight-complex="bold"/>
    </style:style>
    <style:style style:name="T869" style:parent-style-name="Основнойшрифтабзаца" style:family="text">
      <style:text-properties fo:font-style="italic" style:font-style-asian="italic" style:font-style-complex="italic"/>
    </style:style>
    <style:style style:name="T870" style:parent-style-name="Основнойшрифтабзаца" style:family="text">
      <style:text-properties fo:font-style="italic" style:font-style-asian="italic" style:font-style-complex="italic"/>
    </style:style>
    <style:style style:name="T871" style:parent-style-name="Основнойшрифтабзаца" style:family="text">
      <style:text-properties fo:font-weight="bold" style:font-weight-asian="bold" style:font-weight-complex="bold"/>
    </style:style>
    <style:style style:name="T872" style:parent-style-name="Основнойшрифтабзаца" style:family="text">
      <style:text-properties fo:font-style="italic" style:font-style-asian="italic" style:font-style-complex="italic"/>
    </style:style>
    <style:style style:name="T873" style:parent-style-name="Основнойшрифтабзаца" style:family="text">
      <style:text-properties fo:font-style="italic" style:font-style-asian="italic" style:font-style-complex="italic"/>
    </style:style>
    <style:style style:name="P874" style:parent-style-name="Обычный" style:family="paragraph">
      <style:paragraph-properties fo:text-align="start"/>
    </style:style>
    <style:style style:name="P875" style:parent-style-name="Обычный" style:family="paragraph">
      <style:paragraph-properties fo:text-align="start"/>
    </style:style>
    <style:style style:name="T876" style:parent-style-name="Основнойшрифтабзаца" style:family="text">
      <style:text-properties fo:font-weight="bold" style:font-weight-asian="bold" style:font-weight-complex="bold"/>
    </style:style>
    <style:style style:name="T877" style:parent-style-name="Основнойшрифтабзаца" style:family="text">
      <style:text-properties fo:font-style="italic" style:font-style-asian="italic" style:font-style-complex="italic"/>
    </style:style>
    <style:style style:name="P878" style:parent-style-name="Обычный" style:family="paragraph">
      <style:paragraph-properties fo:text-align="start"/>
    </style:style>
    <style:style style:name="P879" style:parent-style-name="Обычный" style:family="paragraph">
      <style:paragraph-properties fo:text-align="start"/>
    </style:style>
    <style:style style:name="T880" style:parent-style-name="Основнойшрифтабзаца" style:family="text">
      <style:text-properties fo:font-weight="bold" style:font-weight-asian="bold" style:font-weight-complex="bold"/>
    </style:style>
    <style:style style:name="T881" style:parent-style-name="Основнойшрифтабзаца" style:family="text">
      <style:text-properties fo:font-style="italic" style:font-style-asian="italic" style:font-style-complex="italic"/>
    </style:style>
    <style:style style:name="T882" style:parent-style-name="Основнойшрифтабзаца" style:family="text">
      <style:text-properties fo:font-weight="bold" style:font-weight-asian="bold" style:font-weight-complex="bold"/>
    </style:style>
    <style:style style:name="T883" style:parent-style-name="Основнойшрифтабзаца" style:family="text">
      <style:text-properties fo:font-style="italic" style:font-style-asian="italic" style:font-style-complex="italic"/>
    </style:style>
    <style:style style:name="T884" style:parent-style-name="Основнойшрифтабзаца" style:family="text">
      <style:text-properties fo:font-style="italic" style:font-style-asian="italic" style:font-style-complex="italic"/>
    </style:style>
    <style:style style:name="T885" style:parent-style-name="Основнойшрифтабзаца" style:family="text">
      <style:text-properties fo:font-weight="bold" style:font-weight-asian="bold" style:font-weight-complex="bold"/>
    </style:style>
    <style:style style:name="P886" style:parent-style-name="Обычный" style:family="paragraph">
      <style:paragraph-properties fo:text-align="start"/>
    </style:style>
    <style:style style:name="P887" style:parent-style-name="Обычный" style:family="paragraph">
      <style:paragraph-properties fo:text-align="start"/>
    </style:style>
    <style:style style:name="T888" style:parent-style-name="Основнойшрифтабзаца" style:family="text">
      <style:text-properties fo:font-weight="bold" style:font-weight-asian="bold" style:font-weight-complex="bold"/>
    </style:style>
    <style:style style:name="T889" style:parent-style-name="Основнойшрифтабзаца" style:family="text">
      <style:text-properties fo:font-weight="bold" style:font-weight-asian="bold" style:font-weight-complex="bold"/>
    </style:style>
    <style:style style:name="T890" style:parent-style-name="Основнойшрифтабзаца" style:family="text">
      <style:text-properties fo:font-style="italic" style:font-style-asian="italic" style:font-style-complex="italic"/>
    </style:style>
    <style:style style:name="T891" style:parent-style-name="Основнойшрифтабзаца" style:family="text">
      <style:text-properties fo:font-weight="bold" style:font-weight-asian="bold" style:font-weight-complex="bold"/>
    </style:style>
    <style:style style:name="T892" style:parent-style-name="Основнойшрифтабзаца" style:family="text">
      <style:text-properties fo:font-weight="bold" style:font-weight-asian="bold" style:font-weight-complex="bold"/>
    </style:style>
    <style:style style:name="T893" style:parent-style-name="Основнойшрифтабзаца" style:family="text">
      <style:text-properties fo:font-weight="bold" style:font-weight-asian="bold" style:font-weight-complex="bold"/>
    </style:style>
    <style:style style:name="T894" style:parent-style-name="Основнойшрифтабзаца" style:family="text">
      <style:text-properties fo:font-weight="bold" style:font-weight-asian="bold" style:font-weight-complex="bold"/>
    </style:style>
    <style:style style:name="T895" style:parent-style-name="Основнойшрифтабзаца" style:family="text">
      <style:text-properties fo:font-weight="bold" style:font-weight-asian="bold" style:font-weight-complex="bold"/>
    </style:style>
    <style:style style:name="T896" style:parent-style-name="Основнойшрифтабзаца" style:family="text">
      <style:text-properties fo:font-weight="bold" style:font-weight-asian="bold" style:font-weight-complex="bold"/>
    </style:style>
    <style:style style:name="T897" style:parent-style-name="Основнойшрифтабзаца" style:family="text">
      <style:text-properties fo:font-style="italic" style:font-style-asian="italic" style:font-style-complex="italic"/>
    </style:style>
    <style:style style:name="T898" style:parent-style-name="Основнойшрифтабзаца" style:family="text">
      <style:text-properties fo:font-weight="bold" style:font-weight-asian="bold" style:font-weight-complex="bold"/>
    </style:style>
    <style:style style:name="T899" style:parent-style-name="Основнойшрифтабзаца" style:family="text">
      <style:text-properties fo:font-style="italic" style:font-style-asian="italic" style:font-style-complex="italic"/>
    </style:style>
    <style:style style:name="T900" style:parent-style-name="Основнойшрифтабзаца" style:family="text">
      <style:text-properties fo:font-weight="bold" style:font-weight-asian="bold" style:font-weight-complex="bold"/>
    </style:style>
    <style:style style:name="T901" style:parent-style-name="Основнойшрифтабзаца" style:family="text">
      <style:text-properties fo:font-style="italic" style:font-style-asian="italic" style:font-style-complex="italic"/>
    </style:style>
    <style:style style:name="T902" style:parent-style-name="Основнойшрифтабзаца" style:family="text">
      <style:text-properties fo:font-style="italic" style:font-style-asian="italic" style:font-style-complex="italic"/>
    </style:style>
    <style:style style:name="T903" style:parent-style-name="Основнойшрифтабзаца" style:family="text">
      <style:text-properties fo:font-weight="bold" style:font-weight-asian="bold" style:font-weight-complex="bold"/>
    </style:style>
    <style:style style:name="T904" style:parent-style-name="Основнойшрифтабзаца" style:family="text">
      <style:text-properties fo:font-weight="bold" style:font-weight-asian="bold" style:font-weight-complex="bold"/>
    </style:style>
    <style:style style:name="T905" style:parent-style-name="Основнойшрифтабзаца" style:family="text">
      <style:text-properties fo:font-weight="bold" style:font-weight-asian="bold" style:font-weight-complex="bold"/>
    </style:style>
    <style:style style:name="T906" style:parent-style-name="Основнойшрифтабзаца" style:family="text">
      <style:text-properties fo:font-weight="bold" style:font-weight-asian="bold" style:font-weight-complex="bold"/>
    </style:style>
    <style:style style:name="T907" style:parent-style-name="Основнойшрифтабзаца" style:family="text">
      <style:text-properties fo:font-weight="bold" style:font-weight-asian="bold" style:font-weight-complex="bold"/>
    </style:style>
    <style:style style:name="T908" style:parent-style-name="Основнойшрифтабзаца" style:family="text">
      <style:text-properties fo:font-weight="bold" style:font-weight-asian="bold" style:font-weight-complex="bold"/>
    </style:style>
    <style:style style:name="T909" style:parent-style-name="Основнойшрифтабзаца" style:family="text">
      <style:text-properties fo:font-weight="bold" style:font-weight-asian="bold" style:font-weight-complex="bold"/>
    </style:style>
    <style:style style:name="T910" style:parent-style-name="Основнойшрифтабзаца" style:family="text">
      <style:text-properties fo:font-weight="bold" style:font-weight-asian="bold" style:font-weight-complex="bold"/>
    </style:style>
    <style:style style:name="T911" style:parent-style-name="Основнойшрифтабзаца" style:family="text">
      <style:text-properties fo:font-weight="bold" style:font-weight-asian="bold" style:font-weight-complex="bold"/>
    </style:style>
    <style:style style:name="T912" style:parent-style-name="Основнойшрифтабзаца" style:family="text">
      <style:text-properties fo:font-weight="bold" style:font-weight-asian="bold" style:font-weight-complex="bold"/>
    </style:style>
    <style:style style:name="T913" style:parent-style-name="Основнойшрифтабзаца" style:family="text">
      <style:text-properties fo:font-style="italic" style:font-style-asian="italic" style:font-style-complex="italic"/>
    </style:style>
    <style:style style:name="T914" style:parent-style-name="Основнойшрифтабзаца" style:family="text">
      <style:text-properties fo:font-weight="bold" style:font-weight-asian="bold" style:font-weight-complex="bold"/>
    </style:style>
    <style:style style:name="T915" style:parent-style-name="Основнойшрифтабзаца" style:family="text">
      <style:text-properties fo:font-weight="bold" style:font-weight-asian="bold" style:font-weight-complex="bold"/>
    </style:style>
    <style:style style:name="T916" style:parent-style-name="Основнойшрифтабзаца" style:family="text">
      <style:text-properties fo:font-style="italic" style:font-style-asian="italic" style:font-style-complex="italic"/>
    </style:style>
    <style:style style:name="T917" style:parent-style-name="Основнойшрифтабзаца" style:family="text">
      <style:text-properties fo:font-weight="bold" style:font-weight-asian="bold" style:font-weight-complex="bold"/>
    </style:style>
    <style:style style:name="T918" style:parent-style-name="Основнойшрифтабзаца" style:family="text">
      <style:text-properties fo:font-style="italic" style:font-style-asian="italic" style:font-style-complex="italic"/>
    </style:style>
    <style:style style:name="T919" style:parent-style-name="Основнойшрифтабзаца" style:family="text">
      <style:text-properties fo:font-weight="bold" style:font-weight-asian="bold" style:font-weight-complex="bold"/>
    </style:style>
    <style:style style:name="T920" style:parent-style-name="Основнойшрифтабзаца" style:family="text">
      <style:text-properties fo:font-style="italic" style:font-style-asian="italic" style:font-style-complex="italic"/>
    </style:style>
    <style:style style:name="T921" style:parent-style-name="Основнойшрифтабзаца" style:family="text">
      <style:text-properties fo:font-weight="bold" style:font-weight-asian="bold" style:font-weight-complex="bold"/>
    </style:style>
    <style:style style:name="T922" style:parent-style-name="Основнойшрифтабзаца" style:family="text">
      <style:text-properties fo:font-style="italic" style:font-style-asian="italic" style:font-style-complex="italic"/>
    </style:style>
    <style:style style:name="T923" style:parent-style-name="Основнойшрифтабзаца" style:family="text">
      <style:text-properties fo:font-style="italic" style:font-style-asian="italic" style:font-style-complex="italic"/>
    </style:style>
    <style:style style:name="T924" style:parent-style-name="Основнойшрифтабзаца" style:family="text">
      <style:text-properties fo:font-weight="bold" style:font-weight-asian="bold" style:font-weight-complex="bold"/>
    </style:style>
    <style:style style:name="T925" style:parent-style-name="Основнойшрифтабзаца" style:family="text">
      <style:text-properties fo:font-weight="bold" style:font-weight-asian="bold" style:font-weight-complex="bold"/>
    </style:style>
    <style:style style:name="T926" style:parent-style-name="Основнойшрифтабзаца" style:family="text">
      <style:text-properties fo:font-weight="bold" style:font-weight-asian="bold" style:font-weight-complex="bold"/>
    </style:style>
    <style:style style:name="T927" style:parent-style-name="Основнойшрифтабзаца" style:family="text">
      <style:text-properties fo:font-style="italic" style:font-style-asian="italic" style:font-style-complex="italic"/>
    </style:style>
    <style:style style:name="T928" style:parent-style-name="Основнойшрифтабзаца" style:family="text">
      <style:text-properties fo:font-weight="bold" style:font-weight-asian="bold" style:font-weight-complex="bold"/>
    </style:style>
    <style:style style:name="P929" style:parent-style-name="Обычный" style:family="paragraph">
      <style:paragraph-properties fo:text-align="start"/>
    </style:style>
    <style:style style:name="P930" style:parent-style-name="Обычный" style:family="paragraph">
      <style:paragraph-properties fo:text-align="start"/>
    </style:style>
    <style:style style:name="T931" style:parent-style-name="Основнойшрифтабзаца" style:family="text">
      <style:text-properties fo:font-weight="bold" style:font-weight-asian="bold" style:font-weight-complex="bold"/>
    </style:style>
    <style:style style:name="T932" style:parent-style-name="Основнойшрифтабзаца" style:family="text">
      <style:text-properties fo:font-weight="bold" style:font-weight-asian="bold" style:font-weight-complex="bold"/>
    </style:style>
    <style:style style:name="T933" style:parent-style-name="Основнойшрифтабзаца" style:family="text">
      <style:text-properties fo:font-weight="bold" style:font-weight-asian="bold" style:font-weight-complex="bold"/>
    </style:style>
    <style:style style:name="T934" style:parent-style-name="Основнойшрифтабзаца" style:family="text">
      <style:text-properties fo:font-weight="bold" style:font-weight-asian="bold" style:font-weight-complex="bold"/>
    </style:style>
    <style:style style:name="T935" style:parent-style-name="Основнойшрифтабзаца" style:family="text">
      <style:text-properties fo:font-weight="bold" style:font-weight-asian="bold" style:font-weight-complex="bold"/>
    </style:style>
    <style:style style:name="T936" style:parent-style-name="Основнойшрифтабзаца" style:family="text">
      <style:text-properties fo:font-weight="bold" style:font-weight-asian="bold" style:font-weight-complex="bold"/>
    </style:style>
    <style:style style:name="T937" style:parent-style-name="Основнойшрифтабзаца" style:family="text">
      <style:text-properties fo:font-weight="bold" style:font-weight-asian="bold" style:font-weight-complex="bold"/>
    </style:style>
    <style:style style:name="T938" style:parent-style-name="Основнойшрифтабзаца" style:family="text">
      <style:text-properties fo:font-weight="bold" style:font-weight-asian="bold" style:font-weight-complex="bold"/>
    </style:style>
    <style:style style:name="T939" style:parent-style-name="Основнойшрифтабзаца" style:family="text">
      <style:text-properties fo:font-weight="bold" style:font-weight-asian="bold" style:font-weight-complex="bold"/>
    </style:style>
    <style:style style:name="T940" style:parent-style-name="Основнойшрифтабзаца" style:family="text">
      <style:text-properties fo:font-weight="bold" style:font-weight-asian="bold" style:font-weight-complex="bold"/>
    </style:style>
    <style:style style:name="T941" style:parent-style-name="Основнойшрифтабзаца" style:family="text">
      <style:text-properties fo:font-weight="bold" style:font-weight-asian="bold" style:font-weight-complex="bold"/>
    </style:style>
    <style:style style:name="T942" style:parent-style-name="Основнойшрифтабзаца" style:family="text">
      <style:text-properties fo:font-weight="bold" style:font-weight-asian="bold" style:font-weight-complex="bold"/>
    </style:style>
    <style:style style:name="T943" style:parent-style-name="Основнойшрифтабзаца" style:family="text">
      <style:text-properties fo:font-style="italic" style:font-style-asian="italic" style:font-style-complex="italic"/>
    </style:style>
    <style:style style:name="T944" style:parent-style-name="Основнойшрифтабзаца" style:family="text">
      <style:text-properties fo:font-weight="bold" style:font-weight-asian="bold" style:font-weight-complex="bold"/>
    </style:style>
    <style:style style:name="T945" style:parent-style-name="Основнойшрифтабзаца" style:family="text">
      <style:text-properties fo:font-weight="bold" style:font-weight-asian="bold" style:font-weight-complex="bold"/>
    </style:style>
    <style:style style:name="T946" style:parent-style-name="Основнойшрифтабзаца" style:family="text">
      <style:text-properties fo:font-style="italic" style:font-style-asian="italic" style:font-style-complex="italic"/>
    </style:style>
    <style:style style:name="T947" style:parent-style-name="Основнойшрифтабзаца" style:family="text">
      <style:text-properties fo:font-weight="bold" style:font-weight-asian="bold" style:font-weight-complex="bold"/>
    </style:style>
    <style:style style:name="T948" style:parent-style-name="Основнойшрифтабзаца" style:family="text">
      <style:text-properties fo:font-weight="bold" style:font-weight-asian="bold" style:font-weight-complex="bold"/>
    </style:style>
    <style:style style:name="T949" style:parent-style-name="Основнойшрифтабзаца" style:family="text">
      <style:text-properties fo:font-weight="bold" style:font-weight-asian="bold" style:font-weight-complex="bold"/>
    </style:style>
    <style:style style:name="T950" style:parent-style-name="Основнойшрифтабзаца" style:family="text">
      <style:text-properties fo:font-weight="bold" style:font-weight-asian="bold" style:font-weight-complex="bold"/>
    </style:style>
    <style:style style:name="T951" style:parent-style-name="Основнойшрифтабзаца" style:family="text">
      <style:text-properties fo:font-weight="bold" style:font-weight-asian="bold" style:font-weight-complex="bold"/>
    </style:style>
    <style:style style:name="T952" style:parent-style-name="Основнойшрифтабзаца" style:family="text">
      <style:text-properties fo:font-weight="bold" style:font-weight-asian="bold" style:font-weight-complex="bold"/>
    </style:style>
    <style:style style:name="T953" style:parent-style-name="Основнойшрифтабзаца" style:family="text">
      <style:text-properties fo:font-weight="bold" style:font-weight-asian="bold" style:font-weight-complex="bold"/>
    </style:style>
    <style:style style:name="T954" style:parent-style-name="Основнойшрифтабзаца" style:family="text">
      <style:text-properties fo:font-weight="bold" style:font-weight-asian="bold" style:font-weight-complex="bold"/>
    </style:style>
    <style:style style:name="T955" style:parent-style-name="Основнойшрифтабзаца" style:family="text">
      <style:text-properties fo:font-weight="bold" style:font-weight-asian="bold" style:font-weight-complex="bold"/>
    </style:style>
    <style:style style:name="T956" style:parent-style-name="Основнойшрифтабзаца" style:family="text">
      <style:text-properties fo:font-weight="bold" style:font-weight-asian="bold" style:font-weight-complex="bold"/>
    </style:style>
    <style:style style:name="T957" style:parent-style-name="Основнойшрифтабзаца" style:family="text">
      <style:text-properties fo:font-style="italic" style:font-style-asian="italic" style:font-style-complex="italic"/>
    </style:style>
    <style:style style:name="T958" style:parent-style-name="Основнойшрифтабзаца" style:family="text">
      <style:text-properties fo:font-weight="bold" style:font-weight-asian="bold" style:font-weight-complex="bold"/>
    </style:style>
    <style:style style:name="T959" style:parent-style-name="Основнойшрифтабзаца" style:family="text">
      <style:text-properties fo:font-style="italic" style:font-style-asian="italic" style:font-style-complex="italic"/>
    </style:style>
    <style:style style:name="T960" style:parent-style-name="Основнойшрифтабзаца" style:family="text">
      <style:text-properties fo:font-weight="bold" style:font-weight-asian="bold" style:font-weight-complex="bold"/>
    </style:style>
    <style:style style:name="T961" style:parent-style-name="Основнойшрифтабзаца" style:family="text">
      <style:text-properties fo:font-style="italic" style:font-style-asian="italic" style:font-style-complex="italic"/>
    </style:style>
    <style:style style:name="T962" style:parent-style-name="Основнойшрифтабзаца" style:family="text">
      <style:text-properties fo:font-weight="bold" style:font-weight-asian="bold" style:font-weight-complex="bold"/>
    </style:style>
    <style:style style:name="T963" style:parent-style-name="Основнойшрифтабзаца" style:family="text">
      <style:text-properties fo:font-style="italic" style:font-style-asian="italic" style:font-style-complex="italic"/>
    </style:style>
    <style:style style:name="T964" style:parent-style-name="Основнойшрифтабзаца" style:family="text">
      <style:text-properties fo:font-weight="bold" style:font-weight-asian="bold" style:font-weight-complex="bold"/>
    </style:style>
    <style:style style:name="T965" style:parent-style-name="Основнойшрифтабзаца" style:family="text">
      <style:text-properties fo:font-style="italic" style:font-style-asian="italic" style:font-style-complex="italic"/>
    </style:style>
    <style:style style:name="T966" style:parent-style-name="Основнойшрифтабзаца" style:family="text">
      <style:text-properties fo:font-weight="bold" style:font-weight-asian="bold" style:font-weight-complex="bold"/>
    </style:style>
    <style:style style:name="T967" style:parent-style-name="Основнойшрифтабзаца" style:family="text">
      <style:text-properties fo:font-style="italic" style:font-style-asian="italic" style:font-style-complex="italic"/>
    </style:style>
    <style:style style:name="T968" style:parent-style-name="Основнойшрифтабзаца" style:family="text">
      <style:text-properties fo:font-weight="bold" style:font-weight-asian="bold" style:font-weight-complex="bold"/>
    </style:style>
    <style:style style:name="T969" style:parent-style-name="Основнойшрифтабзаца" style:family="text">
      <style:text-properties fo:font-weight="bold" style:font-weight-asian="bold" style:font-weight-complex="bold"/>
    </style:style>
    <style:style style:name="T970" style:parent-style-name="Основнойшрифтабзаца" style:family="text">
      <style:text-properties fo:font-style="italic" style:font-style-asian="italic" style:font-style-complex="italic"/>
    </style:style>
    <style:style style:name="T971" style:parent-style-name="Основнойшрифтабзаца" style:family="text">
      <style:text-properties fo:font-weight="bold" style:font-weight-asian="bold" style:font-weight-complex="bold"/>
    </style:style>
    <style:style style:name="T972" style:parent-style-name="Основнойшрифтабзаца" style:family="text">
      <style:text-properties fo:font-weight="bold" style:font-weight-asian="bold" style:font-weight-complex="bold"/>
    </style:style>
    <style:style style:name="T973" style:parent-style-name="Основнойшрифтабзаца" style:family="text">
      <style:text-properties fo:font-weight="bold" style:font-weight-asian="bold" style:font-weight-complex="bold"/>
    </style:style>
    <style:style style:name="T974" style:parent-style-name="Основнойшрифтабзаца" style:family="text">
      <style:text-properties fo:font-weight="bold" style:font-weight-asian="bold" style:font-weight-complex="bold"/>
    </style:style>
    <style:style style:name="T975" style:parent-style-name="Основнойшрифтабзаца" style:family="text">
      <style:text-properties fo:font-weight="bold" style:font-weight-asian="bold" style:font-weight-complex="bold"/>
    </style:style>
    <style:style style:name="T976" style:parent-style-name="Основнойшрифтабзаца" style:family="text">
      <style:text-properties fo:font-weight="bold" style:font-weight-asian="bold" style:font-weight-complex="bold"/>
    </style:style>
    <style:style style:name="P977" style:parent-style-name="Обычный" style:family="paragraph">
      <style:paragraph-properties fo:text-align="start"/>
    </style:style>
    <style:style style:name="P978" style:parent-style-name="Обычный" style:family="paragraph">
      <style:paragraph-properties fo:text-align="start"/>
    </style:style>
    <style:style style:name="T979" style:parent-style-name="Основнойшрифтабзаца" style:family="text">
      <style:text-properties fo:font-weight="bold" style:font-weight-asian="bold" style:font-weight-complex="bold"/>
    </style:style>
    <style:style style:name="T980" style:parent-style-name="Основнойшрифтабзаца" style:family="text">
      <style:text-properties fo:font-style="italic" style:font-style-asian="italic" style:font-style-complex="italic"/>
    </style:style>
    <style:style style:name="T981" style:parent-style-name="Основнойшрифтабзаца" style:family="text">
      <style:text-properties fo:font-weight="bold" style:font-weight-asian="bold" style:font-weight-complex="bold"/>
    </style:style>
    <style:style style:name="T982" style:parent-style-name="Основнойшрифтабзаца" style:family="text">
      <style:text-properties fo:font-weight="bold" style:font-weight-asian="bold" style:font-weight-complex="bold"/>
    </style:style>
    <style:style style:name="T983" style:parent-style-name="Основнойшрифтабзаца" style:family="text">
      <style:text-properties fo:font-style="italic" style:font-style-asian="italic" style:font-style-complex="italic"/>
    </style:style>
    <style:style style:name="T984" style:parent-style-name="Основнойшрифтабзаца" style:family="text">
      <style:text-properties fo:font-weight="bold" style:font-weight-asian="bold" style:font-weight-complex="bold"/>
    </style:style>
    <style:style style:name="T985" style:parent-style-name="Основнойшрифтабзаца" style:family="text">
      <style:text-properties fo:font-weight="bold" style:font-weight-asian="bold" style:font-weight-complex="bold"/>
    </style:style>
    <style:style style:name="T986" style:parent-style-name="Основнойшрифтабзаца" style:family="text">
      <style:text-properties fo:font-weight="bold" style:font-weight-asian="bold" style:font-weight-complex="bold"/>
    </style:style>
    <style:style style:name="T987" style:parent-style-name="Основнойшрифтабзаца" style:family="text">
      <style:text-properties fo:font-style="italic" style:font-style-asian="italic" style:font-style-complex="italic"/>
    </style:style>
    <style:style style:name="T988" style:parent-style-name="Основнойшрифтабзаца" style:family="text">
      <style:text-properties fo:font-style="italic" style:font-style-asian="italic" style:font-style-complex="italic"/>
    </style:style>
    <style:style style:name="T989" style:parent-style-name="Основнойшрифтабзаца" style:family="text">
      <style:text-properties fo:font-weight="bold" style:font-weight-asian="bold" style:font-weight-complex="bold"/>
    </style:style>
    <style:style style:name="T990" style:parent-style-name="Основнойшрифтабзаца" style:family="text">
      <style:text-properties fo:font-weight="bold" style:font-weight-asian="bold" style:font-weight-complex="bold"/>
    </style:style>
    <style:style style:name="T991" style:parent-style-name="Основнойшрифтабзаца" style:family="text">
      <style:text-properties fo:font-style="italic" style:font-style-asian="italic" style:font-style-complex="italic"/>
    </style:style>
    <style:style style:name="T992" style:parent-style-name="Основнойшрифтабзаца" style:family="text">
      <style:text-properties fo:font-weight="bold" style:font-weight-asian="bold" style:font-weight-complex="bold"/>
    </style:style>
    <style:style style:name="T993" style:parent-style-name="Основнойшрифтабзаца" style:family="text">
      <style:text-properties fo:font-weight="bold" style:font-weight-asian="bold" style:font-weight-complex="bold"/>
    </style:style>
    <style:style style:name="T994" style:parent-style-name="Основнойшрифтабзаца" style:family="text">
      <style:text-properties fo:font-style="italic" style:font-style-asian="italic" style:font-style-complex="italic"/>
    </style:style>
    <style:style style:name="T995" style:parent-style-name="Основнойшрифтабзаца" style:family="text">
      <style:text-properties fo:font-weight="bold" style:font-weight-asian="bold" style:font-weight-complex="bold"/>
    </style:style>
    <style:style style:name="T996" style:parent-style-name="Основнойшрифтабзаца" style:family="text">
      <style:text-properties fo:font-style="italic" style:font-style-asian="italic" style:font-style-complex="italic"/>
    </style:style>
    <style:style style:name="T997" style:parent-style-name="Основнойшрифтабзаца" style:family="text">
      <style:text-properties fo:font-weight="bold" style:font-weight-asian="bold" style:font-weight-complex="bold"/>
    </style:style>
    <style:style style:name="T998" style:parent-style-name="Основнойшрифтабзаца" style:family="text">
      <style:text-properties fo:font-style="italic" style:font-style-asian="italic" style:font-style-complex="italic"/>
    </style:style>
    <style:style style:name="T999" style:parent-style-name="Основнойшрифтабзаца" style:family="text">
      <style:text-properties fo:font-style="italic" style:font-style-asian="italic" style:font-style-complex="italic"/>
    </style:style>
    <style:style style:name="T1000" style:parent-style-name="Основнойшрифтабзаца" style:family="text">
      <style:text-properties fo:font-weight="bold" style:font-weight-asian="bold" style:font-weight-complex="bold"/>
    </style:style>
    <style:style style:name="T1001" style:parent-style-name="Основнойшрифтабзаца" style:family="text">
      <style:text-properties fo:font-style="italic" style:font-style-asian="italic" style:font-style-complex="italic"/>
    </style:style>
    <style:style style:name="T1002" style:parent-style-name="Основнойшрифтабзаца" style:family="text">
      <style:text-properties fo:font-weight="bold" style:font-weight-asian="bold" style:font-weight-complex="bold"/>
    </style:style>
    <style:style style:name="T1003" style:parent-style-name="Основнойшрифтабзаца" style:family="text">
      <style:text-properties fo:font-style="italic" style:font-style-asian="italic" style:font-style-complex="italic"/>
    </style:style>
    <style:style style:name="T1004" style:parent-style-name="Основнойшрифтабзаца" style:family="text">
      <style:text-properties fo:font-weight="bold" style:font-weight-asian="bold" style:font-weight-complex="bold"/>
    </style:style>
    <style:style style:name="T1005" style:parent-style-name="Основнойшрифтабзаца" style:family="text">
      <style:text-properties fo:font-weight="bold" style:font-weight-asian="bold" style:font-weight-complex="bold"/>
    </style:style>
    <style:style style:name="T1006" style:parent-style-name="Основнойшрифтабзаца" style:family="text">
      <style:text-properties fo:font-weight="bold" style:font-weight-asian="bold" style:font-weight-complex="bold"/>
    </style:style>
    <style:style style:name="T1007" style:parent-style-name="Основнойшрифтабзаца" style:family="text">
      <style:text-properties fo:font-weight="bold" style:font-weight-asian="bold" style:font-weight-complex="bold"/>
    </style:style>
    <style:style style:name="T1008" style:parent-style-name="Основнойшрифтабзаца" style:family="text">
      <style:text-properties fo:font-weight="bold" style:font-weight-asian="bold" style:font-weight-complex="bold"/>
    </style:style>
    <style:style style:name="T1009" style:parent-style-name="Основнойшрифтабзаца" style:family="text">
      <style:text-properties fo:font-weight="bold" style:font-weight-asian="bold" style:font-weight-complex="bold"/>
    </style:style>
    <style:style style:name="T1010" style:parent-style-name="Основнойшрифтабзаца" style:family="text">
      <style:text-properties fo:font-weight="bold" style:font-weight-asian="bold" style:font-weight-complex="bold"/>
    </style:style>
    <style:style style:name="T1011" style:parent-style-name="Основнойшрифтабзаца" style:family="text">
      <style:text-properties fo:font-weight="bold" style:font-weight-asian="bold" style:font-weight-complex="bold"/>
    </style:style>
    <style:style style:name="T1012" style:parent-style-name="Основнойшрифтабзаца" style:family="text">
      <style:text-properties fo:font-weight="bold" style:font-weight-asian="bold" style:font-weight-complex="bold"/>
    </style:style>
    <style:style style:name="T1013" style:parent-style-name="Основнойшрифтабзаца" style:family="text">
      <style:text-properties fo:font-weight="bold" style:font-weight-asian="bold" style:font-weight-complex="bold"/>
    </style:style>
    <style:style style:name="T1014" style:parent-style-name="Основнойшрифтабзаца" style:family="text">
      <style:text-properties fo:font-weight="bold" style:font-weight-asian="bold" style:font-weight-complex="bold"/>
    </style:style>
    <style:style style:name="T1015" style:parent-style-name="Основнойшрифтабзаца" style:family="text">
      <style:text-properties fo:font-weight="bold" style:font-weight-asian="bold" style:font-weight-complex="bold"/>
    </style:style>
    <style:style style:name="T1016" style:parent-style-name="Основнойшрифтабзаца" style:family="text">
      <style:text-properties fo:font-weight="bold" style:font-weight-asian="bold" style:font-weight-complex="bold"/>
    </style:style>
    <style:style style:name="T1017" style:parent-style-name="Основнойшрифтабзаца" style:family="text">
      <style:text-properties fo:font-weight="bold" style:font-weight-asian="bold" style:font-weight-complex="bold"/>
    </style:style>
    <style:style style:name="T1018" style:parent-style-name="Основнойшрифтабзаца" style:family="text">
      <style:text-properties fo:font-weight="bold" style:font-weight-asian="bold" style:font-weight-complex="bold"/>
    </style:style>
    <style:style style:name="T1019" style:parent-style-name="Основнойшрифтабзаца" style:family="text">
      <style:text-properties fo:font-weight="bold" style:font-weight-asian="bold" style:font-weight-complex="bold"/>
    </style:style>
    <style:style style:name="T1020" style:parent-style-name="Основнойшрифтабзаца" style:family="text">
      <style:text-properties fo:font-weight="bold" style:font-weight-asian="bold" style:font-weight-complex="bold"/>
    </style:style>
    <style:style style:name="T1021" style:parent-style-name="Основнойшрифтабзаца" style:family="text">
      <style:text-properties fo:font-style="italic" style:font-style-asian="italic" style:font-style-complex="italic"/>
    </style:style>
    <style:style style:name="T1022" style:parent-style-name="Основнойшрифтабзаца" style:family="text">
      <style:text-properties fo:font-weight="bold" style:font-weight-asian="bold" style:font-weight-complex="bold"/>
    </style:style>
    <style:style style:name="T1023" style:parent-style-name="Основнойшрифтабзаца" style:family="text">
      <style:text-properties fo:font-weight="bold" style:font-weight-asian="bold" style:font-weight-complex="bold"/>
    </style:style>
    <style:style style:name="T1024" style:parent-style-name="Основнойшрифтабзаца" style:family="text">
      <style:text-properties fo:font-weight="bold" style:font-weight-asian="bold" style:font-weight-complex="bold"/>
    </style:style>
    <style:style style:name="T1025" style:parent-style-name="Основнойшрифтабзаца" style:family="text">
      <style:text-properties fo:font-weight="bold" style:font-weight-asian="bold" style:font-weight-complex="bold"/>
    </style:style>
    <style:style style:name="T1026" style:parent-style-name="Основнойшрифтабзаца" style:family="text">
      <style:text-properties fo:font-weight="bold" style:font-weight-asian="bold" style:font-weight-complex="bold"/>
    </style:style>
    <style:style style:name="T1027" style:parent-style-name="Основнойшрифтабзаца" style:family="text">
      <style:text-properties fo:font-weight="bold" style:font-weight-asian="bold" style:font-weight-complex="bold"/>
    </style:style>
    <style:style style:name="T1028" style:parent-style-name="Основнойшрифтабзаца" style:family="text">
      <style:text-properties fo:font-weight="bold" style:font-weight-asian="bold" style:font-weight-complex="bold"/>
    </style:style>
    <style:style style:name="T1029" style:parent-style-name="Основнойшрифтабзаца" style:family="text">
      <style:text-properties fo:font-style="italic" style:font-style-asian="italic" style:font-style-complex="italic"/>
    </style:style>
    <style:style style:name="T1030" style:parent-style-name="Основнойшрифтабзаца" style:family="text">
      <style:text-properties fo:font-weight="bold" style:font-weight-asian="bold" style:font-weight-complex="bold"/>
    </style:style>
    <style:style style:name="T1031" style:parent-style-name="Основнойшрифтабзаца" style:family="text">
      <style:text-properties fo:font-style="italic" style:font-style-asian="italic" style:font-style-complex="italic"/>
    </style:style>
    <style:style style:name="T1032" style:parent-style-name="Основнойшрифтабзаца" style:family="text">
      <style:text-properties fo:font-weight="bold" style:font-weight-asian="bold" style:font-weight-complex="bold"/>
    </style:style>
    <style:style style:name="T1033" style:parent-style-name="Основнойшрифтабзаца" style:family="text">
      <style:text-properties fo:font-style="italic" style:font-style-asian="italic" style:font-style-complex="italic"/>
    </style:style>
    <style:style style:name="T1034" style:parent-style-name="Основнойшрифтабзаца" style:family="text">
      <style:text-properties fo:font-weight="bold" style:font-weight-asian="bold" style:font-weight-complex="bold"/>
    </style:style>
    <style:style style:name="T1035" style:parent-style-name="Основнойшрифтабзаца" style:family="text">
      <style:text-properties fo:font-style="italic" style:font-style-asian="italic" style:font-style-complex="italic"/>
    </style:style>
    <style:style style:name="T1036" style:parent-style-name="Основнойшрифтабзаца" style:family="text">
      <style:text-properties fo:font-weight="bold" style:font-weight-asian="bold" style:font-weight-complex="bold"/>
    </style:style>
    <style:style style:name="T1037" style:parent-style-name="Основнойшрифтабзаца" style:family="text">
      <style:text-properties fo:font-style="italic" style:font-style-asian="italic" style:font-style-complex="italic"/>
    </style:style>
    <style:style style:name="T1038" style:parent-style-name="Основнойшрифтабзаца" style:family="text">
      <style:text-properties fo:font-weight="bold" style:font-weight-asian="bold" style:font-weight-complex="bold"/>
    </style:style>
    <style:style style:name="T1039" style:parent-style-name="Основнойшрифтабзаца" style:family="text">
      <style:text-properties fo:font-weight="bold" style:font-weight-asian="bold" style:font-weight-complex="bold"/>
    </style:style>
    <style:style style:name="T1040" style:parent-style-name="Основнойшрифтабзаца" style:family="text">
      <style:text-properties fo:font-weight="bold" style:font-weight-asian="bold" style:font-weight-complex="bold"/>
    </style:style>
    <style:style style:name="T1041" style:parent-style-name="Основнойшрифтабзаца" style:family="text">
      <style:text-properties fo:font-style="italic" style:font-style-asian="italic" style:font-style-complex="italic"/>
    </style:style>
    <style:style style:name="T1042" style:parent-style-name="Основнойшрифтабзаца" style:family="text">
      <style:text-properties fo:font-weight="bold" style:font-weight-asian="bold" style:font-weight-complex="bold"/>
    </style:style>
    <style:style style:name="T1043" style:parent-style-name="Основнойшрифтабзаца" style:family="text">
      <style:text-properties fo:font-weight="bold" style:font-weight-asian="bold" style:font-weight-complex="bold"/>
    </style:style>
    <style:style style:name="T1044" style:parent-style-name="Основнойшрифтабзаца" style:family="text">
      <style:text-properties fo:font-style="italic" style:font-style-asian="italic" style:font-style-complex="italic"/>
    </style:style>
    <style:style style:name="T1045" style:parent-style-name="Основнойшрифтабзаца" style:family="text">
      <style:text-properties fo:font-weight="bold" style:font-weight-asian="bold" style:font-weight-complex="bold"/>
    </style:style>
    <style:style style:name="T1046" style:parent-style-name="Основнойшрифтабзаца" style:family="text">
      <style:text-properties fo:font-weight="bold" style:font-weight-asian="bold" style:font-weight-complex="bold"/>
    </style:style>
    <style:style style:name="T1047" style:parent-style-name="Основнойшрифтабзаца" style:family="text">
      <style:text-properties fo:font-weight="bold" style:font-weight-asian="bold" style:font-weight-complex="bold"/>
    </style:style>
    <style:style style:name="T1048" style:parent-style-name="Основнойшрифтабзаца" style:family="text">
      <style:text-properties fo:font-style="italic" style:font-style-asian="italic" style:font-style-complex="italic"/>
    </style:style>
    <style:style style:name="T1049" style:parent-style-name="Основнойшрифтабзаца" style:family="text">
      <style:text-properties fo:font-weight="bold" style:font-weight-asian="bold" style:font-weight-complex="bold"/>
    </style:style>
    <style:style style:name="T1050" style:parent-style-name="Основнойшрифтабзаца" style:family="text">
      <style:text-properties fo:font-weight="bold" style:font-weight-asian="bold" style:font-weight-complex="bold"/>
    </style:style>
    <style:style style:name="T1051" style:parent-style-name="Основнойшрифтабзаца" style:family="text">
      <style:text-properties fo:font-weight="bold" style:font-weight-asian="bold" style:font-weight-complex="bold"/>
    </style:style>
    <style:style style:name="T1052" style:parent-style-name="Основнойшрифтабзаца" style:family="text">
      <style:text-properties fo:font-weight="bold" style:font-weight-asian="bold" style:font-weight-complex="bold"/>
    </style:style>
    <style:style style:name="T1053" style:parent-style-name="Основнойшрифтабзаца" style:family="text">
      <style:text-properties fo:font-weight="bold" style:font-weight-asian="bold" style:font-weight-complex="bold"/>
    </style:style>
    <style:style style:name="T1054" style:parent-style-name="Основнойшрифтабзаца" style:family="text">
      <style:text-properties fo:font-weight="bold" style:font-weight-asian="bold" style:font-weight-complex="bold"/>
    </style:style>
    <style:style style:name="T1055" style:parent-style-name="Основнойшрифтабзаца" style:family="text">
      <style:text-properties fo:font-weight="bold" style:font-weight-asian="bold" style:font-weight-complex="bold"/>
    </style:style>
    <style:style style:name="T1056" style:parent-style-name="Основнойшрифтабзаца" style:family="text">
      <style:text-properties fo:font-weight="bold" style:font-weight-asian="bold" style:font-weight-complex="bold"/>
    </style:style>
    <style:style style:name="T1057" style:parent-style-name="Основнойшрифтабзаца" style:family="text">
      <style:text-properties fo:font-weight="bold" style:font-weight-asian="bold" style:font-weight-complex="bold"/>
    </style:style>
    <style:style style:name="T1058" style:parent-style-name="Основнойшрифтабзаца" style:family="text">
      <style:text-properties fo:font-weight="bold" style:font-weight-asian="bold" style:font-weight-complex="bold"/>
    </style:style>
    <style:style style:name="T1059" style:parent-style-name="Основнойшрифтабзаца" style:family="text">
      <style:text-properties fo:font-style="italic" style:font-style-asian="italic" style:font-style-complex="italic"/>
    </style:style>
    <style:style style:name="T1060" style:parent-style-name="Основнойшрифтабзаца" style:family="text">
      <style:text-properties fo:font-weight="bold" style:font-weight-asian="bold" style:font-weight-complex="bold"/>
    </style:style>
    <style:style style:name="T1061" style:parent-style-name="Основнойшрифтабзаца" style:family="text">
      <style:text-properties fo:font-weight="bold" style:font-weight-asian="bold" style:font-weight-complex="bold"/>
    </style:style>
    <style:style style:name="T1062" style:parent-style-name="Основнойшрифтабзаца" style:family="text">
      <style:text-properties fo:font-weight="bold" style:font-weight-asian="bold" style:font-weight-complex="bold"/>
    </style:style>
    <style:style style:name="T1063" style:parent-style-name="Основнойшрифтабзаца" style:family="text">
      <style:text-properties fo:font-style="italic" style:font-style-asian="italic" style:font-style-complex="italic"/>
    </style:style>
    <style:style style:name="T1064" style:parent-style-name="Основнойшрифтабзаца" style:family="text">
      <style:text-properties fo:font-weight="bold" style:font-weight-asian="bold" style:font-weight-complex="bold"/>
    </style:style>
    <style:style style:name="T1065" style:parent-style-name="Основнойшрифтабзаца" style:family="text">
      <style:text-properties fo:font-style="italic" style:font-style-asian="italic" style:font-style-complex="italic"/>
    </style:style>
    <style:style style:name="T1066" style:parent-style-name="Основнойшрифтабзаца" style:family="text">
      <style:text-properties fo:font-weight="bold" style:font-weight-asian="bold" style:font-weight-complex="bold"/>
    </style:style>
    <style:style style:name="T1067" style:parent-style-name="Основнойшрифтабзаца" style:family="text">
      <style:text-properties fo:font-style="italic" style:font-style-asian="italic" style:font-style-complex="italic"/>
    </style:style>
    <style:style style:name="T1068" style:parent-style-name="Основнойшрифтабзаца" style:family="text">
      <style:text-properties fo:font-weight="bold" style:font-weight-asian="bold" style:font-weight-complex="bold"/>
    </style:style>
    <style:style style:name="T1069" style:parent-style-name="Основнойшрифтабзаца" style:family="text">
      <style:text-properties fo:font-weight="bold" style:font-weight-asian="bold" style:font-weight-complex="bold"/>
    </style:style>
    <style:style style:name="T1070" style:parent-style-name="Основнойшрифтабзаца" style:family="text">
      <style:text-properties fo:font-style="italic" style:font-style-asian="italic" style:font-style-complex="italic"/>
    </style:style>
    <style:style style:name="T1071" style:parent-style-name="Основнойшрифтабзаца" style:family="text">
      <style:text-properties fo:font-weight="bold" style:font-weight-asian="bold" style:font-weight-complex="bold"/>
    </style:style>
    <style:style style:name="T1072" style:parent-style-name="Основнойшрифтабзаца" style:family="text">
      <style:text-properties fo:font-style="italic" style:font-style-asian="italic" style:font-style-complex="italic"/>
    </style:style>
    <style:style style:name="P1073" style:parent-style-name="Обычный" style:family="paragraph">
      <style:paragraph-properties fo:text-align="start"/>
    </style:style>
    <style:style style:name="P1074" style:parent-style-name="Обычный" style:family="paragraph">
      <style:paragraph-properties fo:text-align="start"/>
    </style:style>
    <style:style style:name="T1075" style:parent-style-name="Основнойшрифтабзаца" style:family="text">
      <style:text-properties fo:font-weight="bold" style:font-weight-asian="bold" style:font-weight-complex="bold"/>
    </style:style>
    <style:style style:name="T1076" style:parent-style-name="Основнойшрифтабзаца" style:family="text">
      <style:text-properties fo:font-style="italic" style:font-style-asian="italic" style:font-style-complex="italic"/>
    </style:style>
    <style:style style:name="T1077" style:parent-style-name="Основнойшрифтабзаца" style:family="text">
      <style:text-properties fo:font-weight="bold" style:font-weight-asian="bold" style:font-weight-complex="bold"/>
    </style:style>
    <style:style style:name="T1078" style:parent-style-name="Основнойшрифтабзаца" style:family="text">
      <style:text-properties fo:font-weight="bold" style:font-weight-asian="bold" style:font-weight-complex="bold"/>
    </style:style>
    <style:style style:name="T1079" style:parent-style-name="Основнойшрифтабзаца" style:family="text">
      <style:text-properties fo:font-weight="bold" style:font-weight-asian="bold" style:font-weight-complex="bold"/>
    </style:style>
    <style:style style:name="T1080" style:parent-style-name="Основнойшрифтабзаца" style:family="text">
      <style:text-properties fo:font-weight="bold" style:font-weight-asian="bold" style:font-weight-complex="bold"/>
    </style:style>
    <style:style style:name="T1081" style:parent-style-name="Основнойшрифтабзаца" style:family="text">
      <style:text-properties fo:font-weight="bold" style:font-weight-asian="bold" style:font-weight-complex="bold"/>
    </style:style>
    <style:style style:name="T1082" style:parent-style-name="Основнойшрифтабзаца" style:family="text">
      <style:text-properties fo:font-weight="bold" style:font-weight-asian="bold" style:font-weight-complex="bold"/>
    </style:style>
    <style:style style:name="T1083" style:parent-style-name="Основнойшрифтабзаца" style:family="text">
      <style:text-properties fo:font-weight="bold" style:font-weight-asian="bold" style:font-weight-complex="bold"/>
    </style:style>
    <style:style style:name="T1084" style:parent-style-name="Основнойшрифтабзаца" style:family="text">
      <style:text-properties fo:font-style="italic" style:font-style-asian="italic" style:font-style-complex="italic"/>
    </style:style>
    <style:style style:name="T1085" style:parent-style-name="Основнойшрифтабзаца" style:family="text">
      <style:text-properties fo:font-weight="bold" style:font-weight-asian="bold" style:font-weight-complex="bold"/>
    </style:style>
    <style:style style:name="T1086" style:parent-style-name="Основнойшрифтабзаца" style:family="text">
      <style:text-properties fo:font-style="italic" style:font-style-asian="italic" style:font-style-complex="italic"/>
    </style:style>
    <style:style style:name="T1087" style:parent-style-name="Основнойшрифтабзаца" style:family="text">
      <style:text-properties fo:font-style="italic" style:font-style-asian="italic" style:font-style-complex="italic"/>
    </style:style>
    <style:style style:name="T1088" style:parent-style-name="Основнойшрифтабзаца" style:family="text">
      <style:text-properties fo:font-weight="bold" style:font-weight-asian="bold" style:font-weight-complex="bold"/>
    </style:style>
    <style:style style:name="T1089" style:parent-style-name="Основнойшрифтабзаца" style:family="text">
      <style:text-properties fo:font-weight="bold" style:font-weight-asian="bold" style:font-weight-complex="bold"/>
    </style:style>
    <style:style style:name="T1090" style:parent-style-name="Основнойшрифтабзаца" style:family="text">
      <style:text-properties fo:font-weight="bold" style:font-weight-asian="bold" style:font-weight-complex="bold"/>
    </style:style>
    <style:style style:name="T1091" style:parent-style-name="Основнойшрифтабзаца" style:family="text">
      <style:text-properties fo:font-style="italic" style:font-style-asian="italic" style:font-style-complex="italic"/>
    </style:style>
    <style:style style:name="T1092" style:parent-style-name="Основнойшрифтабзаца" style:family="text">
      <style:text-properties fo:font-weight="bold" style:font-weight-asian="bold" style:font-weight-complex="bold"/>
    </style:style>
    <style:style style:name="T1093" style:parent-style-name="Основнойшрифтабзаца" style:family="text">
      <style:text-properties fo:font-weight="bold" style:font-weight-asian="bold" style:font-weight-complex="bold"/>
    </style:style>
    <style:style style:name="T1094" style:parent-style-name="Основнойшрифтабзаца" style:family="text">
      <style:text-properties fo:font-weight="bold" style:font-weight-asian="bold" style:font-weight-complex="bold"/>
    </style:style>
    <style:style style:name="T1095" style:parent-style-name="Основнойшрифтабзаца" style:family="text">
      <style:text-properties fo:font-style="italic" style:font-style-asian="italic" style:font-style-complex="italic"/>
    </style:style>
    <style:style style:name="T1096" style:parent-style-name="Основнойшрифтабзаца" style:family="text">
      <style:text-properties fo:font-weight="bold" style:font-weight-asian="bold" style:font-weight-complex="bold"/>
    </style:style>
    <style:style style:name="T1097" style:parent-style-name="Основнойшрифтабзаца" style:family="text">
      <style:text-properties fo:font-style="italic" style:font-style-asian="italic" style:font-style-complex="italic"/>
    </style:style>
    <style:style style:name="T1098" style:parent-style-name="Основнойшрифтабзаца" style:family="text">
      <style:text-properties fo:font-style="italic" style:font-style-asian="italic" style:font-style-complex="italic"/>
    </style:style>
    <style:style style:name="T1099" style:parent-style-name="Основнойшрифтабзаца" style:family="text">
      <style:text-properties fo:font-weight="bold" style:font-weight-asian="bold" style:font-weight-complex="bold"/>
    </style:style>
    <style:style style:name="T1100" style:parent-style-name="Основнойшрифтабзаца" style:family="text">
      <style:text-properties fo:font-style="italic" style:font-style-asian="italic" style:font-style-complex="italic"/>
    </style:style>
    <style:style style:name="T1101" style:parent-style-name="Основнойшрифтабзаца" style:family="text">
      <style:text-properties fo:font-weight="bold" style:font-weight-asian="bold" style:font-weight-complex="bold"/>
    </style:style>
    <style:style style:name="T1102" style:parent-style-name="Основнойшрифтабзаца" style:family="text">
      <style:text-properties fo:font-weight="bold" style:font-weight-asian="bold" style:font-weight-complex="bold"/>
    </style:style>
    <style:style style:name="T1103" style:parent-style-name="Основнойшрифтабзаца" style:family="text">
      <style:text-properties fo:font-style="italic" style:font-style-asian="italic" style:font-style-complex="italic"/>
    </style:style>
    <style:style style:name="T1104" style:parent-style-name="Основнойшрифтабзаца" style:family="text">
      <style:text-properties fo:font-weight="bold" style:font-weight-asian="bold" style:font-weight-complex="bold"/>
    </style:style>
    <style:style style:name="T1105" style:parent-style-name="Основнойшрифтабзаца" style:family="text">
      <style:text-properties fo:font-weight="bold" style:font-weight-asian="bold" style:font-weight-complex="bold"/>
    </style:style>
    <style:style style:name="T1106" style:parent-style-name="Основнойшрифтабзаца" style:family="text">
      <style:text-properties fo:font-style="italic" style:font-style-asian="italic" style:font-style-complex="italic"/>
    </style:style>
    <style:style style:name="T1107" style:parent-style-name="Основнойшрифтабзаца" style:family="text">
      <style:text-properties fo:font-weight="bold" style:font-weight-asian="bold" style:font-weight-complex="bold"/>
    </style:style>
    <style:style style:name="T1108" style:parent-style-name="Основнойшрифтабзаца" style:family="text">
      <style:text-properties fo:font-weight="bold" style:font-weight-asian="bold" style:font-weight-complex="bold"/>
    </style:style>
    <style:style style:name="T1109" style:parent-style-name="Основнойшрифтабзаца" style:family="text">
      <style:text-properties fo:font-style="italic" style:font-style-asian="italic" style:font-style-complex="italic"/>
    </style:style>
    <style:style style:name="P1110" style:parent-style-name="Обычный" style:family="paragraph">
      <style:paragraph-properties fo:text-align="start"/>
    </style:style>
    <style:style style:name="P1111" style:parent-style-name="Обычный" style:family="paragraph">
      <style:paragraph-properties fo:text-align="start"/>
    </style:style>
    <style:style style:name="P1112" style:parent-style-name="Обычный" style:family="paragraph">
      <style:paragraph-properties fo:text-align="start"/>
    </style:style>
    <style:style style:name="P1113" style:parent-style-name="Обычный" style:family="paragraph">
      <style:paragraph-properties fo:text-align="start"/>
    </style:style>
    <style:style style:name="T1114" style:parent-style-name="Основнойшрифтабзаца" style:family="text">
      <style:text-properties fo:font-weight="bold" style:font-weight-asian="bold" style:font-weight-complex="bold"/>
    </style:style>
    <style:style style:name="T1115" style:parent-style-name="Основнойшрифтабзаца" style:family="text">
      <style:text-properties fo:font-weight="bold" style:font-weight-asian="bold" style:font-weight-complex="bold"/>
    </style:style>
    <style:style style:name="T1116" style:parent-style-name="Основнойшрифтабзаца" style:family="text">
      <style:text-properties fo:font-weight="bold" style:font-weight-asian="bold" style:font-weight-complex="bold"/>
    </style:style>
    <style:style style:name="T1117" style:parent-style-name="Основнойшрифтабзаца" style:family="text">
      <style:text-properties fo:font-weight="bold" style:font-weight-asian="bold" style:font-weight-complex="bold"/>
    </style:style>
    <style:style style:name="T1118" style:parent-style-name="Основнойшрифтабзаца" style:family="text">
      <style:text-properties fo:font-weight="bold" style:font-weight-asian="bold" style:font-weight-complex="bold"/>
    </style:style>
    <style:style style:name="T1119" style:parent-style-name="Основнойшрифтабзаца" style:family="text">
      <style:text-properties fo:font-weight="bold" style:font-weight-asian="bold" style:font-weight-complex="bold"/>
    </style:style>
    <style:style style:name="T1120" style:parent-style-name="Основнойшрифтабзаца" style:family="text">
      <style:text-properties fo:font-weight="bold" style:font-weight-asian="bold" style:font-weight-complex="bold"/>
    </style:style>
    <style:style style:name="T1121" style:parent-style-name="Основнойшрифтабзаца" style:family="text">
      <style:text-properties fo:font-weight="bold" style:font-weight-asian="bold" style:font-weight-complex="bold"/>
    </style:style>
    <style:style style:name="T1122" style:parent-style-name="Основнойшрифтабзаца" style:family="text">
      <style:text-properties fo:font-weight="bold" style:font-weight-asian="bold" style:font-weight-complex="bold"/>
    </style:style>
    <style:style style:name="T1123" style:parent-style-name="Основнойшрифтабзаца" style:family="text">
      <style:text-properties fo:font-weight="bold" style:font-weight-asian="bold" style:font-weight-complex="bold"/>
    </style:style>
    <style:style style:name="T1124" style:parent-style-name="Основнойшрифтабзаца" style:family="text">
      <style:text-properties fo:font-weight="bold" style:font-weight-asian="bold" style:font-weight-complex="bold"/>
    </style:style>
    <style:style style:name="T1125" style:parent-style-name="Основнойшрифтабзаца" style:family="text">
      <style:text-properties fo:font-weight="bold" style:font-weight-asian="bold" style:font-weight-complex="bold"/>
    </style:style>
    <style:style style:name="T1126" style:parent-style-name="Основнойшрифтабзаца" style:family="text">
      <style:text-properties fo:font-weight="bold" style:font-weight-asian="bold" style:font-weight-complex="bold"/>
    </style:style>
    <style:style style:name="T1127" style:parent-style-name="Основнойшрифтабзаца" style:family="text">
      <style:text-properties fo:font-weight="bold" style:font-weight-asian="bold" style:font-weight-complex="bold"/>
    </style:style>
    <style:style style:name="T1128" style:parent-style-name="Основнойшрифтабзаца" style:family="text">
      <style:text-properties fo:font-weight="bold" style:font-weight-asian="bold" style:font-weight-complex="bold"/>
    </style:style>
    <style:style style:name="T1129" style:parent-style-name="Основнойшрифтабзаца" style:family="text">
      <style:text-properties fo:font-weight="bold" style:font-weight-asian="bold" style:font-weight-complex="bold"/>
    </style:style>
    <style:style style:name="T1130" style:parent-style-name="Основнойшрифтабзаца" style:family="text">
      <style:text-properties fo:font-weight="bold" style:font-weight-asian="bold" style:font-weight-complex="bold"/>
    </style:style>
    <style:style style:name="T1131" style:parent-style-name="Основнойшрифтабзаца" style:family="text">
      <style:text-properties fo:font-weight="bold" style:font-weight-asian="bold" style:font-weight-complex="bold"/>
    </style:style>
    <style:style style:name="T1132" style:parent-style-name="Основнойшрифтабзаца" style:family="text">
      <style:text-properties fo:font-weight="bold" style:font-weight-asian="bold" style:font-weight-complex="bold"/>
    </style:style>
    <style:style style:name="T1133" style:parent-style-name="Основнойшрифтабзаца" style:family="text">
      <style:text-properties fo:font-weight="bold" style:font-weight-asian="bold" style:font-weight-complex="bold"/>
    </style:style>
    <style:style style:name="P1134" style:parent-style-name="Обычный" style:family="paragraph">
      <style:paragraph-properties fo:text-align="start"/>
    </style:style>
    <style:style style:name="P1135" style:parent-style-name="Обычный" style:family="paragraph">
      <style:paragraph-properties fo:text-align="start"/>
    </style:style>
    <style:style style:name="T1136" style:parent-style-name="Основнойшрифтабзаца" style:family="text">
      <style:text-properties fo:font-weight="bold" style:font-weight-asian="bold" style:font-weight-complex="bold"/>
    </style:style>
    <style:style style:name="T1137" style:parent-style-name="Основнойшрифтабзаца" style:family="text">
      <style:text-properties fo:font-style="italic" style:font-style-asian="italic" style:font-style-complex="italic"/>
    </style:style>
    <style:style style:name="T1138" style:parent-style-name="Основнойшрифтабзаца" style:family="text">
      <style:text-properties fo:font-style="italic" style:font-style-asian="italic" style:font-style-complex="italic"/>
    </style:style>
    <style:style style:name="T1139" style:parent-style-name="Основнойшрифтабзаца" style:family="text">
      <style:text-properties fo:font-weight="bold" style:font-weight-asian="bold" style:font-weight-complex="bold"/>
    </style:style>
    <style:style style:name="T1140" style:parent-style-name="Основнойшрифтабзаца" style:family="text">
      <style:text-properties fo:font-style="italic" style:font-style-asian="italic" style:font-style-complex="italic"/>
    </style:style>
    <style:style style:name="T1141" style:parent-style-name="Основнойшрифтабзаца" style:family="text">
      <style:text-properties fo:font-weight="bold" style:font-weight-asian="bold" style:font-weight-complex="bold"/>
    </style:style>
    <style:style style:name="T1142" style:parent-style-name="Основнойшрифтабзаца" style:family="text">
      <style:text-properties fo:font-style="italic" style:font-style-asian="italic" style:font-style-complex="italic"/>
    </style:style>
    <style:style style:name="T1143" style:parent-style-name="Основнойшрифтабзаца" style:family="text">
      <style:text-properties fo:font-weight="bold" style:font-weight-asian="bold" style:font-weight-complex="bold"/>
    </style:style>
    <style:style style:name="T1144" style:parent-style-name="Основнойшрифтабзаца" style:family="text">
      <style:text-properties fo:font-weight="bold" style:font-weight-asian="bold" style:font-weight-complex="bold"/>
    </style:style>
    <style:style style:name="T1145" style:parent-style-name="Основнойшрифтабзаца" style:family="text">
      <style:text-properties fo:font-weight="bold" style:font-weight-asian="bold" style:font-weight-complex="bold"/>
    </style:style>
    <style:style style:name="T1146" style:parent-style-name="Основнойшрифтабзаца" style:family="text">
      <style:text-properties fo:font-style="italic" style:font-style-asian="italic" style:font-style-complex="italic"/>
    </style:style>
    <style:style style:name="T1147" style:parent-style-name="Основнойшрифтабзаца" style:family="text">
      <style:text-properties fo:font-weight="bold" style:font-weight-asian="bold" style:font-weight-complex="bold"/>
    </style:style>
    <style:style style:name="T1148" style:parent-style-name="Основнойшрифтабзаца" style:family="text">
      <style:text-properties fo:font-style="italic" style:font-style-asian="italic" style:font-style-complex="italic"/>
    </style:style>
    <style:style style:name="T1149" style:parent-style-name="Основнойшрифтабзаца" style:family="text">
      <style:text-properties fo:font-weight="bold" style:font-weight-asian="bold" style:font-weight-complex="bold"/>
    </style:style>
    <style:style style:name="T1150" style:parent-style-name="Основнойшрифтабзаца" style:family="text">
      <style:text-properties fo:font-weight="bold" style:font-weight-asian="bold" style:font-weight-complex="bold"/>
    </style:style>
    <style:style style:name="T1151" style:parent-style-name="Основнойшрифтабзаца" style:family="text">
      <style:text-properties fo:font-style="italic" style:font-style-asian="italic" style:font-style-complex="italic"/>
    </style:style>
    <style:style style:name="P1152" style:parent-style-name="Обычный" style:family="paragraph">
      <style:paragraph-properties fo:text-align="start"/>
    </style:style>
    <style:style style:name="P1153" style:parent-style-name="Обычный" style:family="paragraph">
      <style:paragraph-properties fo:text-align="start"/>
    </style:style>
    <style:style style:name="T1154" style:parent-style-name="Основнойшрифтабзаца" style:family="text">
      <style:text-properties fo:font-weight="bold" style:font-weight-asian="bold" style:font-weight-complex="bold"/>
    </style:style>
    <style:style style:name="T1155" style:parent-style-name="Основнойшрифтабзаца" style:family="text">
      <style:text-properties fo:font-style="italic" style:font-style-asian="italic" style:font-style-complex="italic"/>
    </style:style>
    <style:style style:name="T1156" style:parent-style-name="Основнойшрифтабзаца" style:family="text">
      <style:text-properties fo:font-weight="bold" style:font-weight-asian="bold" style:font-weight-complex="bold"/>
    </style:style>
    <style:style style:name="T1157" style:parent-style-name="Основнойшрифтабзаца" style:family="text">
      <style:text-properties fo:font-weight="bold" style:font-weight-asian="bold" style:font-weight-complex="bold"/>
    </style:style>
    <style:style style:name="T1158" style:parent-style-name="Основнойшрифтабзаца" style:family="text">
      <style:text-properties fo:font-style="italic" style:font-style-asian="italic" style:font-style-complex="italic"/>
    </style:style>
    <style:style style:name="T1159" style:parent-style-name="Основнойшрифтабзаца" style:family="text">
      <style:text-properties fo:font-weight="bold" style:font-weight-asian="bold" style:font-weight-complex="bold"/>
    </style:style>
    <style:style style:name="T1160" style:parent-style-name="Основнойшрифтабзаца" style:family="text">
      <style:text-properties fo:font-weight="bold" style:font-weight-asian="bold" style:font-weight-complex="bold"/>
    </style:style>
    <style:style style:name="T1161" style:parent-style-name="Основнойшрифтабзаца" style:family="text">
      <style:text-properties fo:font-style="italic" style:font-style-asian="italic" style:font-style-complex="italic"/>
    </style:style>
    <style:style style:name="T1162" style:parent-style-name="Основнойшрифтабзаца" style:family="text">
      <style:text-properties fo:font-weight="bold" style:font-weight-asian="bold" style:font-weight-complex="bold"/>
    </style:style>
    <style:style style:name="T1163" style:parent-style-name="Основнойшрифтабзаца" style:family="text">
      <style:text-properties fo:font-weight="bold" style:font-weight-asian="bold" style:font-weight-complex="bold"/>
    </style:style>
    <style:style style:name="T1164" style:parent-style-name="Основнойшрифтабзаца" style:family="text">
      <style:text-properties fo:font-style="italic" style:font-style-asian="italic" style:font-style-complex="italic"/>
    </style:style>
    <style:style style:name="T1165" style:parent-style-name="Основнойшрифтабзаца" style:family="text">
      <style:text-properties fo:font-weight="bold" style:font-weight-asian="bold" style:font-weight-complex="bold"/>
    </style:style>
    <style:style style:name="T1166" style:parent-style-name="Основнойшрифтабзаца" style:family="text">
      <style:text-properties fo:font-weight="bold" style:font-weight-asian="bold" style:font-weight-complex="bold"/>
    </style:style>
    <style:style style:name="T1167" style:parent-style-name="Основнойшрифтабзаца" style:family="text">
      <style:text-properties fo:font-style="italic" style:font-style-asian="italic" style:font-style-complex="italic"/>
    </style:style>
    <style:style style:name="T1168" style:parent-style-name="Основнойшрифтабзаца" style:family="text">
      <style:text-properties fo:font-weight="bold" style:font-weight-asian="bold" style:font-weight-complex="bold"/>
    </style:style>
    <style:style style:name="P1169" style:parent-style-name="Обычный" style:family="paragraph">
      <style:paragraph-properties fo:text-align="start"/>
    </style:style>
    <style:style style:name="P1170" style:parent-style-name="Обычный" style:family="paragraph">
      <style:paragraph-properties fo:text-align="start"/>
    </style:style>
    <style:style style:name="T1171" style:parent-style-name="Основнойшрифтабзаца" style:family="text">
      <style:text-properties fo:font-weight="bold" style:font-weight-asian="bold" style:font-weight-complex="bold"/>
    </style:style>
    <style:style style:name="T1172" style:parent-style-name="Основнойшрифтабзаца" style:family="text">
      <style:text-properties fo:font-weight="bold" style:font-weight-asian="bold" style:font-weight-complex="bold"/>
    </style:style>
    <style:style style:name="T1173" style:parent-style-name="Основнойшрифтабзаца" style:family="text">
      <style:text-properties fo:font-style="italic" style:font-style-asian="italic" style:font-style-complex="italic"/>
    </style:style>
    <style:style style:name="T1174" style:parent-style-name="Основнойшрифтабзаца" style:family="text">
      <style:text-properties fo:font-style="italic" style:font-style-asian="italic" style:font-style-complex="italic"/>
    </style:style>
    <style:style style:name="T1175" style:parent-style-name="Основнойшрифтабзаца" style:family="text">
      <style:text-properties fo:font-style="italic" style:font-style-asian="italic" style:font-style-complex="italic"/>
    </style:style>
    <style:style style:name="T1176" style:parent-style-name="Основнойшрифтабзаца" style:family="text">
      <style:text-properties fo:font-weight="bold" style:font-weight-asian="bold" style:font-weight-complex="bold"/>
    </style:style>
    <style:style style:name="T1177" style:parent-style-name="Основнойшрифтабзаца" style:family="text">
      <style:text-properties fo:font-weight="bold" style:font-weight-asian="bold" style:font-weight-complex="bold"/>
    </style:style>
    <style:style style:name="T1178" style:parent-style-name="Основнойшрифтабзаца" style:family="text">
      <style:text-properties fo:font-weight="bold" style:font-weight-asian="bold" style:font-weight-complex="bold"/>
    </style:style>
    <style:style style:name="T1179" style:parent-style-name="Основнойшрифтабзаца" style:family="text">
      <style:text-properties fo:font-weight="bold" style:font-weight-asian="bold" style:font-weight-complex="bold"/>
    </style:style>
    <style:style style:name="T1180" style:parent-style-name="Основнойшрифтабзаца" style:family="text">
      <style:text-properties fo:font-style="italic" style:font-style-asian="italic" style:font-style-complex="italic"/>
    </style:style>
    <style:style style:name="T1181" style:parent-style-name="Основнойшрифтабзаца" style:family="text">
      <style:text-properties fo:font-weight="bold" style:font-weight-asian="bold" style:font-weight-complex="bold"/>
    </style:style>
    <style:style style:name="T1182" style:parent-style-name="Основнойшрифтабзаца" style:family="text">
      <style:text-properties fo:font-style="italic" style:font-style-asian="italic" style:font-style-complex="italic"/>
    </style:style>
    <style:style style:name="T1183" style:parent-style-name="Основнойшрифтабзаца" style:family="text">
      <style:text-properties fo:font-weight="bold" style:font-weight-asian="bold" style:font-weight-complex="bold"/>
    </style:style>
    <style:style style:name="T1184" style:parent-style-name="Основнойшрифтабзаца" style:family="text">
      <style:text-properties fo:font-weight="bold" style:font-weight-asian="bold" style:font-weight-complex="bold"/>
    </style:style>
    <style:style style:name="T1185" style:parent-style-name="Основнойшрифтабзаца" style:family="text">
      <style:text-properties fo:font-weight="bold" style:font-weight-asian="bold" style:font-weight-complex="bold"/>
    </style:style>
    <style:style style:name="T1186" style:parent-style-name="Основнойшрифтабзаца" style:family="text">
      <style:text-properties fo:font-style="italic" style:font-style-asian="italic" style:font-style-complex="italic"/>
    </style:style>
    <style:style style:name="T1187" style:parent-style-name="Основнойшрифтабзаца" style:family="text">
      <style:text-properties fo:font-weight="bold" style:font-weight-asian="bold" style:font-weight-complex="bold"/>
    </style:style>
    <style:style style:name="T1188" style:parent-style-name="Основнойшрифтабзаца" style:family="text">
      <style:text-properties fo:font-style="italic" style:font-style-asian="italic" style:font-style-complex="italic"/>
    </style:style>
    <style:style style:name="T1189" style:parent-style-name="Основнойшрифтабзаца" style:family="text">
      <style:text-properties fo:font-weight="bold" style:font-weight-asian="bold" style:font-weight-complex="bold"/>
    </style:style>
    <style:style style:name="T1190" style:parent-style-name="Основнойшрифтабзаца" style:family="text">
      <style:text-properties fo:font-weight="bold" style:font-weight-asian="bold" style:font-weight-complex="bold"/>
    </style:style>
    <style:style style:name="T1191" style:parent-style-name="Основнойшрифтабзаца" style:family="text">
      <style:text-properties fo:font-weight="bold" style:font-weight-asian="bold" style:font-weight-complex="bold"/>
    </style:style>
    <style:style style:name="T1192" style:parent-style-name="Основнойшрифтабзаца" style:family="text">
      <style:text-properties fo:font-weight="bold" style:font-weight-asian="bold" style:font-weight-complex="bold"/>
    </style:style>
    <style:style style:name="T1193" style:parent-style-name="Основнойшрифтабзаца" style:family="text">
      <style:text-properties fo:font-weight="bold" style:font-weight-asian="bold" style:font-weight-complex="bold"/>
    </style:style>
    <style:style style:name="T1194" style:parent-style-name="Основнойшрифтабзаца" style:family="text">
      <style:text-properties fo:font-weight="bold" style:font-weight-asian="bold" style:font-weight-complex="bold"/>
    </style:style>
    <style:style style:name="T1195" style:parent-style-name="Основнойшрифтабзаца" style:family="text">
      <style:text-properties fo:font-weight="bold" style:font-weight-asian="bold" style:font-weight-complex="bold"/>
    </style:style>
    <style:style style:name="T1196" style:parent-style-name="Основнойшрифтабзаца" style:family="text">
      <style:text-properties fo:font-weight="bold" style:font-weight-asian="bold" style:font-weight-complex="bold"/>
    </style:style>
    <style:style style:name="T1197" style:parent-style-name="Основнойшрифтабзаца" style:family="text">
      <style:text-properties fo:font-weight="bold" style:font-weight-asian="bold" style:font-weight-complex="bold"/>
    </style:style>
    <style:style style:name="T1198" style:parent-style-name="Основнойшрифтабзаца" style:family="text">
      <style:text-properties fo:font-weight="bold" style:font-weight-asian="bold" style:font-weight-complex="bold"/>
    </style:style>
    <style:style style:name="T1199" style:parent-style-name="Основнойшрифтабзаца" style:family="text">
      <style:text-properties fo:font-weight="bold" style:font-weight-asian="bold" style:font-weight-complex="bold"/>
    </style:style>
    <style:style style:name="T1200" style:parent-style-name="Основнойшрифтабзаца" style:family="text">
      <style:text-properties fo:font-style="italic" style:font-style-asian="italic" style:font-style-complex="italic"/>
    </style:style>
    <style:style style:name="T1201" style:parent-style-name="Основнойшрифтабзаца" style:family="text">
      <style:text-properties fo:font-weight="bold" style:font-weight-asian="bold" style:font-weight-complex="bold"/>
    </style:style>
    <style:style style:name="T1202" style:parent-style-name="Основнойшрифтабзаца" style:family="text">
      <style:text-properties fo:font-style="italic" style:font-style-asian="italic" style:font-style-complex="italic"/>
    </style:style>
    <style:style style:name="T1203" style:parent-style-name="Основнойшрифтабзаца" style:family="text">
      <style:text-properties fo:font-style="italic" style:font-style-asian="italic" style:font-style-complex="italic"/>
    </style:style>
    <style:style style:name="T1204" style:parent-style-name="Основнойшрифтабзаца" style:family="text">
      <style:text-properties fo:font-weight="bold" style:font-weight-asian="bold" style:font-weight-complex="bold"/>
    </style:style>
    <style:style style:name="T1205" style:parent-style-name="Основнойшрифтабзаца" style:family="text">
      <style:text-properties fo:font-weight="bold" style:font-weight-asian="bold" style:font-weight-complex="bold"/>
    </style:style>
    <style:style style:name="T1206" style:parent-style-name="Основнойшрифтабзаца" style:family="text">
      <style:text-properties fo:font-weight="bold" style:font-weight-asian="bold" style:font-weight-complex="bold"/>
    </style:style>
    <style:style style:name="T1207" style:parent-style-name="Основнойшрифтабзаца" style:family="text">
      <style:text-properties fo:font-style="italic" style:font-style-asian="italic" style:font-style-complex="italic"/>
    </style:style>
    <style:style style:name="T1208" style:parent-style-name="Основнойшрифтабзаца" style:family="text">
      <style:text-properties fo:font-weight="bold" style:font-weight-asian="bold" style:font-weight-complex="bold"/>
    </style:style>
    <style:style style:name="T1209" style:parent-style-name="Основнойшрифтабзаца" style:family="text">
      <style:text-properties fo:font-style="italic" style:font-style-asian="italic" style:font-style-complex="italic"/>
    </style:style>
    <style:style style:name="T1210" style:parent-style-name="Основнойшрифтабзаца" style:family="text">
      <style:text-properties fo:font-weight="bold" style:font-weight-asian="bold" style:font-weight-complex="bold"/>
    </style:style>
    <style:style style:name="T1211" style:parent-style-name="Основнойшрифтабзаца" style:family="text">
      <style:text-properties fo:font-style="italic" style:font-style-asian="italic" style:font-style-complex="italic"/>
    </style:style>
    <style:style style:name="T1212" style:parent-style-name="Основнойшрифтабзаца" style:family="text">
      <style:text-properties fo:font-weight="bold" style:font-weight-asian="bold" style:font-weight-complex="bold"/>
    </style:style>
    <style:style style:name="T1213" style:parent-style-name="Основнойшрифтабзаца" style:family="text">
      <style:text-properties fo:font-weight="bold" style:font-weight-asian="bold" style:font-weight-complex="bold"/>
    </style:style>
    <style:style style:name="T1214" style:parent-style-name="Основнойшрифтабзаца" style:family="text">
      <style:text-properties fo:font-weight="bold" style:font-weight-asian="bold" style:font-weight-complex="bold"/>
    </style:style>
    <style:style style:name="T1215" style:parent-style-name="Основнойшрифтабзаца" style:family="text">
      <style:text-properties fo:font-style="italic" style:font-style-asian="italic" style:font-style-complex="italic"/>
    </style:style>
    <style:style style:name="T1216" style:parent-style-name="Основнойшрифтабзаца" style:family="text">
      <style:text-properties fo:font-weight="bold" style:font-weight-asian="bold" style:font-weight-complex="bold"/>
    </style:style>
    <style:style style:name="T1217" style:parent-style-name="Основнойшрифтабзаца" style:family="text">
      <style:text-properties fo:font-style="italic" style:font-style-asian="italic" style:font-style-complex="italic"/>
    </style:style>
    <style:style style:name="T1218" style:parent-style-name="Основнойшрифтабзаца" style:family="text">
      <style:text-properties fo:font-weight="bold" style:font-weight-asian="bold" style:font-weight-complex="bold"/>
    </style:style>
    <style:style style:name="T1219" style:parent-style-name="Основнойшрифтабзаца" style:family="text">
      <style:text-properties fo:font-weight="bold" style:font-weight-asian="bold" style:font-weight-complex="bold"/>
    </style:style>
    <style:style style:name="T1220" style:parent-style-name="Основнойшрифтабзаца" style:family="text">
      <style:text-properties fo:font-weight="bold" style:font-weight-asian="bold" style:font-weight-complex="bold"/>
    </style:style>
    <style:style style:name="T1221" style:parent-style-name="Основнойшрифтабзаца" style:family="text">
      <style:text-properties fo:font-weight="bold" style:font-weight-asian="bold" style:font-weight-complex="bold"/>
    </style:style>
    <style:style style:name="T1222" style:parent-style-name="Основнойшрифтабзаца" style:family="text">
      <style:text-properties fo:font-weight="bold" style:font-weight-asian="bold" style:font-weight-complex="bold"/>
    </style:style>
    <style:style style:name="T1223" style:parent-style-name="Основнойшрифтабзаца" style:family="text">
      <style:text-properties fo:font-weight="bold" style:font-weight-asian="bold" style:font-weight-complex="bold"/>
    </style:style>
    <style:style style:name="T1224" style:parent-style-name="Основнойшрифтабзаца" style:family="text">
      <style:text-properties fo:font-weight="bold" style:font-weight-asian="bold" style:font-weight-complex="bold"/>
    </style:style>
    <style:style style:name="T1225" style:parent-style-name="Основнойшрифтабзаца" style:family="text">
      <style:text-properties fo:font-style="italic" style:font-style-asian="italic" style:font-style-complex="italic"/>
    </style:style>
    <style:style style:name="P1226" style:parent-style-name="Обычный" style:family="paragraph">
      <style:paragraph-properties fo:text-align="start"/>
    </style:style>
    <style:style style:name="P1227" style:parent-style-name="Обычный" style:family="paragraph">
      <style:paragraph-properties fo:text-align="start"/>
    </style:style>
    <style:style style:name="T1228" style:parent-style-name="Основнойшрифтабзаца" style:family="text">
      <style:text-properties fo:font-weight="bold" style:font-weight-asian="bold" style:font-weight-complex="bold"/>
    </style:style>
    <style:style style:name="T1229" style:parent-style-name="Основнойшрифтабзаца" style:family="text">
      <style:text-properties fo:font-style="italic" style:font-style-asian="italic" style:font-style-complex="italic"/>
    </style:style>
    <style:style style:name="T1230" style:parent-style-name="Основнойшрифтабзаца" style:family="text">
      <style:text-properties fo:font-weight="bold" style:font-weight-asian="bold" style:font-weight-complex="bold"/>
    </style:style>
    <style:style style:name="T1231" style:parent-style-name="Основнойшрифтабзаца" style:family="text">
      <style:text-properties fo:font-weight="bold" style:font-weight-asian="bold" style:font-weight-complex="bold"/>
    </style:style>
    <style:style style:name="T1232" style:parent-style-name="Основнойшрифтабзаца" style:family="text">
      <style:text-properties fo:font-style="italic" style:font-style-asian="italic" style:font-style-complex="italic"/>
    </style:style>
    <style:style style:name="T1233" style:parent-style-name="Основнойшрифтабзаца" style:family="text">
      <style:text-properties fo:font-weight="bold" style:font-weight-asian="bold" style:font-weight-complex="bold"/>
    </style:style>
    <style:style style:name="T1234" style:parent-style-name="Основнойшрифтабзаца" style:family="text">
      <style:text-properties fo:font-weight="bold" style:font-weight-asian="bold" style:font-weight-complex="bold"/>
    </style:style>
    <style:style style:name="T1235" style:parent-style-name="Основнойшрифтабзаца" style:family="text">
      <style:text-properties fo:font-weight="bold" style:font-weight-asian="bold" style:font-weight-complex="bold"/>
    </style:style>
    <style:style style:name="T1236" style:parent-style-name="Основнойшрифтабзаца" style:family="text">
      <style:text-properties fo:font-weight="bold" style:font-weight-asian="bold" style:font-weight-complex="bold"/>
    </style:style>
    <style:style style:name="T1237" style:parent-style-name="Основнойшрифтабзаца" style:family="text">
      <style:text-properties fo:font-weight="bold" style:font-weight-asian="bold" style:font-weight-complex="bold"/>
    </style:style>
    <style:style style:name="T1238" style:parent-style-name="Основнойшрифтабзаца" style:family="text">
      <style:text-properties fo:font-weight="bold" style:font-weight-asian="bold" style:font-weight-complex="bold"/>
    </style:style>
    <style:style style:name="T1239" style:parent-style-name="Основнойшрифтабзаца" style:family="text">
      <style:text-properties fo:font-weight="bold" style:font-weight-asian="bold" style:font-weight-complex="bold"/>
    </style:style>
    <style:style style:name="T1240" style:parent-style-name="Основнойшрифтабзаца" style:family="text">
      <style:text-properties fo:font-style="italic" style:font-style-asian="italic" style:font-style-complex="italic"/>
    </style:style>
    <style:style style:name="T1241" style:parent-style-name="Основнойшрифтабзаца" style:family="text">
      <style:text-properties fo:font-weight="bold" style:font-weight-asian="bold" style:font-weight-complex="bold"/>
    </style:style>
    <style:style style:name="T1242" style:parent-style-name="Основнойшрифтабзаца" style:family="text">
      <style:text-properties fo:font-weight="bold" style:font-weight-asian="bold" style:font-weight-complex="bold"/>
    </style:style>
    <style:style style:name="T1243" style:parent-style-name="Основнойшрифтабзаца" style:family="text">
      <style:text-properties fo:font-style="italic" style:font-style-asian="italic" style:font-style-complex="italic"/>
    </style:style>
    <style:style style:name="T1244" style:parent-style-name="Основнойшрифтабзаца" style:family="text">
      <style:text-properties fo:font-weight="bold" style:font-weight-asian="bold" style:font-weight-complex="bold"/>
    </style:style>
    <style:style style:name="T1245" style:parent-style-name="Основнойшрифтабзаца" style:family="text">
      <style:text-properties fo:font-weight="bold" style:font-weight-asian="bold" style:font-weight-complex="bold"/>
    </style:style>
    <style:style style:name="T1246" style:parent-style-name="Основнойшрифтабзаца" style:family="text">
      <style:text-properties fo:font-style="italic" style:font-style-asian="italic" style:font-style-complex="italic"/>
    </style:style>
    <style:style style:name="T1247" style:parent-style-name="Основнойшрифтабзаца" style:family="text">
      <style:text-properties fo:font-weight="bold" style:font-weight-asian="bold" style:font-weight-complex="bold"/>
    </style:style>
    <style:style style:name="P1248" style:parent-style-name="Обычный" style:family="paragraph">
      <style:paragraph-properties fo:text-align="start"/>
    </style:style>
    <style:style style:name="P1249" style:parent-style-name="Обычный" style:family="paragraph">
      <style:paragraph-properties fo:text-align="start"/>
    </style:style>
    <style:style style:name="T1250" style:parent-style-name="Основнойшрифтабзаца" style:family="text">
      <style:text-properties fo:font-weight="bold" style:font-weight-asian="bold" style:font-weight-complex="bold"/>
    </style:style>
    <style:style style:name="T1251" style:parent-style-name="Основнойшрифтабзаца" style:family="text">
      <style:text-properties fo:font-style="italic" style:font-style-asian="italic" style:font-style-complex="italic"/>
    </style:style>
    <style:style style:name="T1252" style:parent-style-name="Основнойшрифтабзаца" style:family="text">
      <style:text-properties fo:font-weight="bold" style:font-weight-asian="bold" style:font-weight-complex="bold"/>
    </style:style>
    <style:style style:name="T1253" style:parent-style-name="Основнойшрифтабзаца" style:family="text">
      <style:text-properties fo:font-style="italic" style:font-style-asian="italic" style:font-style-complex="italic"/>
    </style:style>
    <style:style style:name="T1254" style:parent-style-name="Основнойшрифтабзаца" style:family="text">
      <style:text-properties fo:font-weight="bold" style:font-weight-asian="bold" style:font-weight-complex="bold"/>
    </style:style>
    <style:style style:name="T1255" style:parent-style-name="Основнойшрифтабзаца" style:family="text">
      <style:text-properties fo:font-style="italic" style:font-style-asian="italic" style:font-style-complex="italic"/>
    </style:style>
    <style:style style:name="T1256" style:parent-style-name="Основнойшрифтабзаца" style:family="text">
      <style:text-properties fo:font-weight="bold" style:font-weight-asian="bold" style:font-weight-complex="bold"/>
    </style:style>
    <style:style style:name="T1257" style:parent-style-name="Основнойшрифтабзаца" style:family="text">
      <style:text-properties fo:font-style="italic" style:font-style-asian="italic" style:font-style-complex="italic"/>
    </style:style>
    <style:style style:name="T1258" style:parent-style-name="Основнойшрифтабзаца" style:family="text">
      <style:text-properties fo:font-weight="bold" style:font-weight-asian="bold" style:font-weight-complex="bold"/>
    </style:style>
    <style:style style:name="T1259" style:parent-style-name="Основнойшрифтабзаца" style:family="text">
      <style:text-properties fo:font-style="italic" style:font-style-asian="italic" style:font-style-complex="italic"/>
    </style:style>
    <style:style style:name="T1260" style:parent-style-name="Основнойшрифтабзаца" style:family="text">
      <style:text-properties fo:font-weight="bold" style:font-weight-asian="bold" style:font-weight-complex="bold"/>
    </style:style>
    <style:style style:name="T1261" style:parent-style-name="Основнойшрифтабзаца" style:family="text">
      <style:text-properties fo:font-style="italic" style:font-style-asian="italic" style:font-style-complex="italic"/>
    </style:style>
    <style:style style:name="T1262" style:parent-style-name="Основнойшрифтабзаца" style:family="text">
      <style:text-properties fo:font-style="italic" style:font-style-asian="italic" style:font-style-complex="italic"/>
    </style:style>
    <style:style style:name="T1263" style:parent-style-name="Основнойшрифтабзаца" style:family="text">
      <style:text-properties fo:font-weight="bold" style:font-weight-asian="bold" style:font-weight-complex="bold"/>
    </style:style>
    <style:style style:name="T1264" style:parent-style-name="Основнойшрифтабзаца" style:family="text">
      <style:text-properties fo:font-weight="bold" style:font-weight-asian="bold" style:font-weight-complex="bold"/>
    </style:style>
    <style:style style:name="T1265" style:parent-style-name="Основнойшрифтабзаца" style:family="text">
      <style:text-properties fo:font-style="italic" style:font-style-asian="italic" style:font-style-complex="italic"/>
    </style:style>
    <style:style style:name="T1266" style:parent-style-name="Основнойшрифтабзаца" style:family="text">
      <style:text-properties fo:font-weight="bold" style:font-weight-asian="bold" style:font-weight-complex="bold"/>
    </style:style>
    <style:style style:name="T1267" style:parent-style-name="Основнойшрифтабзаца" style:family="text">
      <style:text-properties fo:font-weight="bold" style:font-weight-asian="bold" style:font-weight-complex="bold"/>
    </style:style>
    <style:style style:name="T1268" style:parent-style-name="Основнойшрифтабзаца" style:family="text">
      <style:text-properties fo:font-weight="bold" style:font-weight-asian="bold" style:font-weight-complex="bold"/>
    </style:style>
    <style:style style:name="T1269" style:parent-style-name="Основнойшрифтабзаца" style:family="text">
      <style:text-properties fo:font-weight="bold" style:font-weight-asian="bold" style:font-weight-complex="bold"/>
    </style:style>
    <style:style style:name="T1270" style:parent-style-name="Основнойшрифтабзаца" style:family="text">
      <style:text-properties fo:font-style="italic" style:font-style-asian="italic" style:font-style-complex="italic"/>
    </style:style>
    <style:style style:name="T1271" style:parent-style-name="Основнойшрифтабзаца" style:family="text">
      <style:text-properties fo:font-weight="bold" style:font-weight-asian="bold" style:font-weight-complex="bold"/>
    </style:style>
    <style:style style:name="T1272" style:parent-style-name="Основнойшрифтабзаца" style:family="text">
      <style:text-properties fo:font-weight="bold" style:font-weight-asian="bold" style:font-weight-complex="bold"/>
    </style:style>
    <style:style style:name="T1273" style:parent-style-name="Основнойшрифтабзаца" style:family="text">
      <style:text-properties fo:font-weight="bold" style:font-weight-asian="bold" style:font-weight-complex="bold"/>
    </style:style>
    <style:style style:name="T1274" style:parent-style-name="Основнойшрифтабзаца" style:family="text">
      <style:text-properties fo:font-weight="bold" style:font-weight-asian="bold" style:font-weight-complex="bold"/>
    </style:style>
    <style:style style:name="T1275" style:parent-style-name="Основнойшрифтабзаца" style:family="text">
      <style:text-properties fo:font-weight="bold" style:font-weight-asian="bold" style:font-weight-complex="bold"/>
    </style:style>
    <style:style style:name="T1276" style:parent-style-name="Основнойшрифтабзаца" style:family="text">
      <style:text-properties fo:font-weight="bold" style:font-weight-asian="bold" style:font-weight-complex="bold"/>
    </style:style>
    <style:style style:name="T1277" style:parent-style-name="Основнойшрифтабзаца" style:family="text">
      <style:text-properties fo:font-weight="bold" style:font-weight-asian="bold" style:font-weight-complex="bold"/>
    </style:style>
    <style:style style:name="T1278" style:parent-style-name="Основнойшрифтабзаца" style:family="text">
      <style:text-properties fo:font-weight="bold" style:font-weight-asian="bold" style:font-weight-complex="bold"/>
    </style:style>
    <style:style style:name="T1279" style:parent-style-name="Основнойшрифтабзаца" style:family="text">
      <style:text-properties fo:font-weight="bold" style:font-weight-asian="bold" style:font-weight-complex="bold"/>
    </style:style>
    <style:style style:name="T1280" style:parent-style-name="Основнойшрифтабзаца" style:family="text">
      <style:text-properties fo:font-style="italic" style:font-style-asian="italic" style:font-style-complex="italic"/>
    </style:style>
    <style:style style:name="T1281" style:parent-style-name="Основнойшрифтабзаца" style:family="text">
      <style:text-properties fo:font-style="italic" style:font-style-asian="italic" style:font-style-complex="italic"/>
    </style:style>
    <style:style style:name="T1282" style:parent-style-name="Основнойшрифтабзаца" style:family="text">
      <style:text-properties fo:font-weight="bold" style:font-weight-asian="bold" style:font-weight-complex="bold"/>
    </style:style>
    <style:style style:name="T1283" style:parent-style-name="Основнойшрифтабзаца" style:family="text">
      <style:text-properties fo:font-weight="bold" style:font-weight-asian="bold" style:font-weight-complex="bold"/>
    </style:style>
    <style:style style:name="T1284" style:parent-style-name="Основнойшрифтабзаца" style:family="text">
      <style:text-properties fo:font-weight="bold" style:font-weight-asian="bold" style:font-weight-complex="bold"/>
    </style:style>
    <style:style style:name="T1285" style:parent-style-name="Основнойшрифтабзаца" style:family="text">
      <style:text-properties fo:font-weight="bold" style:font-weight-asian="bold" style:font-weight-complex="bold"/>
    </style:style>
    <style:style style:name="T1286" style:parent-style-name="Основнойшрифтабзаца" style:family="text">
      <style:text-properties fo:font-weight="bold" style:font-weight-asian="bold" style:font-weight-complex="bold"/>
    </style:style>
    <style:style style:name="T1287" style:parent-style-name="Основнойшрифтабзаца" style:family="text">
      <style:text-properties fo:font-weight="bold" style:font-weight-asian="bold" style:font-weight-complex="bold"/>
    </style:style>
    <style:style style:name="T1288" style:parent-style-name="Основнойшрифтабзаца" style:family="text">
      <style:text-properties fo:font-weight="bold" style:font-weight-asian="bold" style:font-weight-complex="bold"/>
    </style:style>
    <style:style style:name="T1289" style:parent-style-name="Основнойшрифтабзаца" style:family="text">
      <style:text-properties fo:font-weight="bold" style:font-weight-asian="bold" style:font-weight-complex="bold"/>
    </style:style>
    <style:style style:name="T1290" style:parent-style-name="Основнойшрифтабзаца" style:family="text">
      <style:text-properties fo:font-weight="bold" style:font-weight-asian="bold" style:font-weight-complex="bold"/>
    </style:style>
    <style:style style:name="T1291" style:parent-style-name="Основнойшрифтабзаца" style:family="text">
      <style:text-properties fo:font-weight="bold" style:font-weight-asian="bold" style:font-weight-complex="bold"/>
    </style:style>
    <style:style style:name="T1292" style:parent-style-name="Основнойшрифтабзаца" style:family="text">
      <style:text-properties fo:font-style="italic" style:font-style-asian="italic" style:font-style-complex="italic"/>
    </style:style>
    <style:style style:name="T1293" style:parent-style-name="Основнойшрифтабзаца" style:family="text">
      <style:text-properties fo:font-style="italic" style:font-style-asian="italic" style:font-style-complex="italic"/>
    </style:style>
    <style:style style:name="T1294" style:parent-style-name="Основнойшрифтабзаца" style:family="text">
      <style:text-properties fo:font-weight="bold" style:font-weight-asian="bold" style:font-weight-complex="bold"/>
    </style:style>
    <style:style style:name="T1295" style:parent-style-name="Основнойшрифтабзаца" style:family="text">
      <style:text-properties fo:font-weight="bold" style:font-weight-asian="bold" style:font-weight-complex="bold"/>
    </style:style>
    <style:style style:name="T1296" style:parent-style-name="Основнойшрифтабзаца" style:family="text">
      <style:text-properties fo:font-style="italic" style:font-style-asian="italic" style:font-style-complex="italic"/>
    </style:style>
    <style:style style:name="T1297" style:parent-style-name="Основнойшрифтабзаца" style:family="text">
      <style:text-properties fo:font-weight="bold" style:font-weight-asian="bold" style:font-weight-complex="bold"/>
    </style:style>
    <style:style style:name="T1298" style:parent-style-name="Основнойшрифтабзаца" style:family="text">
      <style:text-properties fo:font-style="italic" style:font-style-asian="italic" style:font-style-complex="italic"/>
    </style:style>
    <style:style style:name="T1299" style:parent-style-name="Основнойшрифтабзаца" style:family="text">
      <style:text-properties fo:font-weight="bold" style:font-weight-asian="bold" style:font-weight-complex="bold"/>
    </style:style>
    <style:style style:name="T1300" style:parent-style-name="Основнойшрифтабзаца" style:family="text">
      <style:text-properties fo:font-weight="bold" style:font-weight-asian="bold" style:font-weight-complex="bold"/>
    </style:style>
    <style:style style:name="T1301" style:parent-style-name="Основнойшрифтабзаца" style:family="text">
      <style:text-properties fo:font-weight="bold" style:font-weight-asian="bold" style:font-weight-complex="bold"/>
    </style:style>
    <style:style style:name="T1302" style:parent-style-name="Основнойшрифтабзаца" style:family="text">
      <style:text-properties fo:font-style="italic" style:font-style-asian="italic" style:font-style-complex="italic"/>
    </style:style>
    <style:style style:name="T1303" style:parent-style-name="Основнойшрифтабзаца" style:family="text">
      <style:text-properties fo:font-weight="bold" style:font-weight-asian="bold" style:font-weight-complex="bold"/>
    </style:style>
    <style:style style:name="T1304" style:parent-style-name="Основнойшрифтабзаца" style:family="text">
      <style:text-properties fo:font-style="italic" style:font-style-asian="italic" style:font-style-complex="italic"/>
    </style:style>
    <style:style style:name="T1305" style:parent-style-name="Основнойшрифтабзаца" style:family="text">
      <style:text-properties fo:font-weight="bold" style:font-weight-asian="bold" style:font-weight-complex="bold"/>
    </style:style>
    <style:style style:name="T1306" style:parent-style-name="Основнойшрифтабзаца" style:family="text">
      <style:text-properties fo:font-weight="bold" style:font-weight-asian="bold" style:font-weight-complex="bold"/>
    </style:style>
    <style:style style:name="T1307" style:parent-style-name="Основнойшрифтабзаца" style:family="text">
      <style:text-properties fo:font-weight="bold" style:font-weight-asian="bold" style:font-weight-complex="bold"/>
    </style:style>
    <style:style style:name="T1308" style:parent-style-name="Основнойшрифтабзаца" style:family="text">
      <style:text-properties fo:font-weight="bold" style:font-weight-asian="bold" style:font-weight-complex="bold"/>
    </style:style>
    <style:style style:name="T1309" style:parent-style-name="Основнойшрифтабзаца" style:family="text">
      <style:text-properties fo:font-style="italic" style:font-style-asian="italic" style:font-style-complex="italic"/>
    </style:style>
    <style:style style:name="T1310" style:parent-style-name="Основнойшрифтабзаца" style:family="text">
      <style:text-properties fo:font-style="italic" style:font-style-asian="italic" style:font-style-complex="italic"/>
    </style:style>
    <style:style style:name="T1311" style:parent-style-name="Основнойшрифтабзаца" style:family="text">
      <style:text-properties fo:font-weight="bold" style:font-weight-asian="bold" style:font-weight-complex="bold"/>
    </style:style>
    <style:style style:name="T1312" style:parent-style-name="Основнойшрифтабзаца" style:family="text">
      <style:text-properties fo:font-weight="bold" style:font-weight-asian="bold" style:font-weight-complex="bold"/>
    </style:style>
    <style:style style:name="T1313" style:parent-style-name="Основнойшрифтабзаца" style:family="text">
      <style:text-properties fo:font-style="italic" style:font-style-asian="italic" style:font-style-complex="italic"/>
    </style:style>
    <style:style style:name="T1314" style:parent-style-name="Основнойшрифтабзаца" style:family="text">
      <style:text-properties fo:font-weight="bold" style:font-weight-asian="bold" style:font-weight-complex="bold"/>
    </style:style>
    <style:style style:name="T1315" style:parent-style-name="Основнойшрифтабзаца" style:family="text">
      <style:text-properties fo:font-style="italic" style:font-style-asian="italic" style:font-style-complex="italic"/>
    </style:style>
    <style:style style:name="T1316" style:parent-style-name="Основнойшрифтабзаца" style:family="text">
      <style:text-properties fo:font-style="italic" style:font-style-asian="italic" style:font-style-complex="italic"/>
    </style:style>
    <style:style style:name="T1317" style:parent-style-name="Основнойшрифтабзаца" style:family="text">
      <style:text-properties fo:font-weight="bold" style:font-weight-asian="bold" style:font-weight-complex="bold"/>
    </style:style>
    <style:style style:name="T1318" style:parent-style-name="Основнойшрифтабзаца" style:family="text">
      <style:text-properties fo:font-weight="bold" style:font-weight-asian="bold" style:font-weight-complex="bold"/>
    </style:style>
    <style:style style:name="P1319" style:parent-style-name="Обычный" style:family="paragraph">
      <style:paragraph-properties fo:text-align="start"/>
    </style:style>
    <style:style style:name="P1320" style:parent-style-name="Обычный" style:family="paragraph">
      <style:paragraph-properties fo:text-align="start"/>
    </style:style>
    <style:style style:name="T1321" style:parent-style-name="Основнойшрифтабзаца" style:family="text">
      <style:text-properties fo:font-weight="bold" style:font-weight-asian="bold" style:font-weight-complex="bold"/>
    </style:style>
    <style:style style:name="T1322" style:parent-style-name="Основнойшрифтабзаца" style:family="text">
      <style:text-properties fo:font-style="italic" style:font-style-asian="italic" style:font-style-complex="italic"/>
    </style:style>
    <style:style style:name="T1323" style:parent-style-name="Основнойшрифтабзаца" style:family="text">
      <style:text-properties fo:font-weight="bold" style:font-weight-asian="bold" style:font-weight-complex="bold"/>
    </style:style>
    <style:style style:name="T1324" style:parent-style-name="Основнойшрифтабзаца" style:family="text">
      <style:text-properties fo:font-weight="bold" style:font-weight-asian="bold" style:font-weight-complex="bold"/>
    </style:style>
    <style:style style:name="T1325" style:parent-style-name="Основнойшрифтабзаца" style:family="text">
      <style:text-properties fo:font-style="italic" style:font-style-asian="italic" style:font-style-complex="italic"/>
    </style:style>
    <style:style style:name="P1326" style:parent-style-name="Обычный" style:family="paragraph">
      <style:paragraph-properties fo:text-align="start"/>
    </style:style>
    <style:style style:name="P1327" style:parent-style-name="Обычный" style:family="paragraph">
      <style:paragraph-properties fo:text-align="start"/>
    </style:style>
    <style:style style:name="T1328" style:parent-style-name="Основнойшрифтабзаца" style:family="text">
      <style:text-properties fo:font-weight="bold" style:font-weight-asian="bold" style:font-weight-complex="bold"/>
    </style:style>
    <style:style style:name="T1329" style:parent-style-name="Основнойшрифтабзаца" style:family="text">
      <style:text-properties fo:font-style="italic" style:font-style-asian="italic" style:font-style-complex="italic"/>
    </style:style>
    <style:style style:name="T1330" style:parent-style-name="Основнойшрифтабзаца" style:family="text">
      <style:text-properties fo:font-style="italic" style:font-style-asian="italic" style:font-style-complex="italic"/>
    </style:style>
    <style:style style:name="T1331" style:parent-style-name="Основнойшрифтабзаца" style:family="text">
      <style:text-properties fo:font-weight="bold" style:font-weight-asian="bold" style:font-weight-complex="bold"/>
    </style:style>
    <style:style style:name="T1332" style:parent-style-name="Основнойшрифтабзаца" style:family="text">
      <style:text-properties fo:font-weight="bold" style:font-weight-asian="bold" style:font-weight-complex="bold"/>
    </style:style>
    <style:style style:name="T1333" style:parent-style-name="Основнойшрифтабзаца" style:family="text">
      <style:text-properties fo:font-style="italic" style:font-style-asian="italic" style:font-style-complex="italic"/>
    </style:style>
    <style:style style:name="T1334" style:parent-style-name="Основнойшрифтабзаца" style:family="text">
      <style:text-properties fo:font-weight="bold" style:font-weight-asian="bold" style:font-weight-complex="bold"/>
    </style:style>
    <style:style style:name="T1335" style:parent-style-name="Основнойшрифтабзаца" style:family="text">
      <style:text-properties fo:font-weight="bold" style:font-weight-asian="bold" style:font-weight-complex="bold"/>
    </style:style>
    <style:style style:name="T1336" style:parent-style-name="Основнойшрифтабзаца" style:family="text">
      <style:text-properties fo:font-style="italic" style:font-style-asian="italic" style:font-style-complex="italic"/>
    </style:style>
    <style:style style:name="T1337" style:parent-style-name="Основнойшрифтабзаца" style:family="text">
      <style:text-properties fo:font-weight="bold" style:font-weight-asian="bold" style:font-weight-complex="bold"/>
    </style:style>
    <style:style style:name="T1338" style:parent-style-name="Основнойшрифтабзаца" style:family="text">
      <style:text-properties fo:font-style="italic" style:font-style-asian="italic" style:font-style-complex="italic"/>
    </style:style>
    <style:style style:name="T1339" style:parent-style-name="Основнойшрифтабзаца" style:family="text">
      <style:text-properties fo:font-weight="bold" style:font-weight-asian="bold" style:font-weight-complex="bold"/>
    </style:style>
    <style:style style:name="T1340" style:parent-style-name="Основнойшрифтабзаца" style:family="text">
      <style:text-properties fo:font-style="italic" style:font-style-asian="italic" style:font-style-complex="italic"/>
    </style:style>
    <style:style style:name="T1341" style:parent-style-name="Основнойшрифтабзаца" style:family="text">
      <style:text-properties fo:font-style="italic" style:font-style-asian="italic" style:font-style-complex="italic"/>
    </style:style>
    <style:style style:name="T1342" style:parent-style-name="Основнойшрифтабзаца" style:family="text">
      <style:text-properties fo:font-weight="bold" style:font-weight-asian="bold" style:font-weight-complex="bold"/>
    </style:style>
    <style:style style:name="T1343" style:parent-style-name="Основнойшрифтабзаца" style:family="text">
      <style:text-properties fo:font-style="italic" style:font-style-asian="italic" style:font-style-complex="italic"/>
    </style:style>
    <style:style style:name="T1344" style:parent-style-name="Основнойшрифтабзаца" style:family="text">
      <style:text-properties fo:font-weight="bold" style:font-weight-asian="bold" style:font-weight-complex="bold"/>
    </style:style>
    <style:style style:name="T1345" style:parent-style-name="Основнойшрифтабзаца" style:family="text">
      <style:text-properties fo:font-weight="bold" style:font-weight-asian="bold" style:font-weight-complex="bold"/>
    </style:style>
    <style:style style:name="T1346" style:parent-style-name="Основнойшрифтабзаца" style:family="text">
      <style:text-properties fo:font-weight="bold" style:font-weight-asian="bold" style:font-weight-complex="bold"/>
    </style:style>
    <style:style style:name="T1347" style:parent-style-name="Основнойшрифтабзаца" style:family="text">
      <style:text-properties fo:font-weight="bold" style:font-weight-asian="bold" style:font-weight-complex="bold"/>
    </style:style>
    <style:style style:name="T1348" style:parent-style-name="Основнойшрифтабзаца" style:family="text">
      <style:text-properties fo:font-style="italic" style:font-style-asian="italic" style:font-style-complex="italic"/>
    </style:style>
    <style:style style:name="T1349" style:parent-style-name="Основнойшрифтабзаца" style:family="text">
      <style:text-properties fo:font-weight="bold" style:font-weight-asian="bold" style:font-weight-complex="bold"/>
    </style:style>
    <style:style style:name="T1350" style:parent-style-name="Основнойшрифтабзаца" style:family="text">
      <style:text-properties fo:font-style="italic" style:font-style-asian="italic" style:font-style-complex="italic"/>
    </style:style>
    <style:style style:name="T1351" style:parent-style-name="Основнойшрифтабзаца" style:family="text">
      <style:text-properties fo:font-weight="bold" style:font-weight-asian="bold" style:font-weight-complex="bold"/>
    </style:style>
    <style:style style:name="T1352" style:parent-style-name="Основнойшрифтабзаца" style:family="text">
      <style:text-properties fo:font-style="italic" style:font-style-asian="italic" style:font-style-complex="italic"/>
    </style:style>
    <style:style style:name="T1353" style:parent-style-name="Основнойшрифтабзаца" style:family="text">
      <style:text-properties fo:font-weight="bold" style:font-weight-asian="bold" style:font-weight-complex="bold"/>
    </style:style>
    <style:style style:name="T1354" style:parent-style-name="Основнойшрифтабзаца" style:family="text">
      <style:text-properties fo:font-style="italic" style:font-style-asian="italic" style:font-style-complex="italic"/>
    </style:style>
    <style:style style:name="T1355" style:parent-style-name="Основнойшрифтабзаца" style:family="text">
      <style:text-properties fo:font-style="italic" style:font-style-asian="italic" style:font-style-complex="italic"/>
    </style:style>
    <style:style style:name="T1356" style:parent-style-name="Основнойшрифтабзаца" style:family="text">
      <style:text-properties fo:font-weight="bold" style:font-weight-asian="bold" style:font-weight-complex="bold"/>
    </style:style>
    <style:style style:name="T1357" style:parent-style-name="Основнойшрифтабзаца" style:family="text">
      <style:text-properties fo:font-style="italic" style:font-style-asian="italic" style:font-style-complex="italic"/>
    </style:style>
    <style:style style:name="T1358" style:parent-style-name="Основнойшрифтабзаца" style:family="text">
      <style:text-properties fo:font-weight="bold" style:font-weight-asian="bold" style:font-weight-complex="bold"/>
    </style:style>
    <style:style style:name="T1359" style:parent-style-name="Основнойшрифтабзаца" style:family="text">
      <style:text-properties fo:font-style="italic" style:font-style-asian="italic" style:font-style-complex="italic"/>
    </style:style>
    <style:style style:name="P1360" style:parent-style-name="Обычный" style:family="paragraph">
      <style:paragraph-properties fo:text-align="start"/>
    </style:style>
  </office:automatic-styles>
  <office:body>
    <office:text text:use-soft-page-breaks="true">
      <text:h text:style-name="P1" text:outline-level="1">Денис Фонвизин</text:h>
      <text:h text:style-name="Заголовок1" text:outline-level="1">Недоросль</text:h>
      <text:h text:style-name="Заголовок1" text:outline-level="1"><text:span text:style-name="T2">Комедия в пяти действиях</text:span><text:s/></text:h>
      <text:p text:style-name="P3"/>
      <text:p text:style-name="P4"/>
      <text:p text:style-name="P5"/>
      <text:p text:style-name="P6"/>
      <text:p text:style-name="P7"/>
      <text:h text:style-name="Заголовок2" text:outline-level="2">ДЕЙСТВУЮЩИЕ ЛИЦА</text:h>
      <text:p text:style-name="P8"/>
      <text:p text:style-name="Обычный">Простаков.</text:p>
      <text:p text:style-name="Обычный">Г-жа Простакова, жена его.</text:p>
      <text:p text:style-name="Обычный">Простаков, сын их, недоросль.</text:p>
      <text:p text:style-name="Обычный">Еремеевна, мама Митрофанова.</text:p>
      <text:p text:style-name="Обычный">Правдин.</text:p>
      <text:p text:style-name="Обычный">Стародум.</text:p>
      <text:p text:style-name="Обычный">Софья, племянница Стародума.</text:p>
      <text:p text:style-name="Обычный">Милон.</text:p>
      <text:p text:style-name="Обычный">Скотинин, брат г-жи Простаковой.</text:p>
      <text:p text:style-name="Обычный">Кутейкин, семинарист.</text:p>
      <text:p text:style-name="Обычный">Цыфиркин, отставной сержант.</text:p>
      <text:p text:style-name="Обычный">Вральман, учитель.</text:p>
      <text:p text:style-name="Обычный">Тришка, портной.</text:p>
      <text:p text:style-name="Обычный">Слуга Простакова.</text:p>
      <text:p text:style-name="Обычный">Камердинер Стародума.</text:p>
      <text:p text:style-name="Обычный">Действие в деревне Простаковых.</text:p>
      <text:p text:style-name="Обычный"/>
      <text:h text:style-name="Заголовок2" text:outline-level="2">ДЕЙСТВИЕ ПЕРВОЕ</text:h>
      <text:p text:style-name="P9"/>
      <text:p text:style-name="P10"/>
      <text:h text:style-name="Заголовок6" text:outline-level="6">ЯВЛЕНИЕ I</text:h>
      <text:h text:style-name="Заголовок6" text:outline-level="6">Г-жа Простакова, Митрофан, Еремеевна.</text:h>
      <text:p text:style-name="P11"/>
      <text:p text:style-name="Обычный"><text:span text:style-name="T12">Г-жа Простакова<text:s/></text:span><text:s/><text:span text:style-name="T13">(осматривая кафтан на Митрофане).<text:s/></text:span><text:s/>Кафтан весь испорчен. Еремеевна, введи сюда мошенника Тришку.<text:s/><text:span text:style-name="T14">(Еремеевна отходит.)<text:s/></text:span><text:s/>Он, вор, везде его обузил. Митрофанушка, друг мой! Я чаю, тебя жмет до смерти. Позови сюда отца.</text:p>
      <text:p text:style-name="Обычный"><text:span text:style-name="T15">Митрофан отходит.</text:span><text:s/></text:p>
      <text:p text:style-name="P16"/>
      <text:h text:style-name="Заголовок6" text:outline-level="6">ЯВЛЕНИЕ II</text:h>
      <text:h text:style-name="Заголовок6" text:outline-level="6">Г-жа Простакова, Еремеевна, Тришка.</text:h>
      <text:p text:style-name="P17"/>
      <text:p text:style-name="Обычный"><text:span text:style-name="T18">Г-жа П</text:span><text:span text:style-name="T19">ростакова<text:s/></text:span><text:s/><text:span text:style-name="T20">(Тришке).</text:span><text:s text:c="2"/>А ты, скот, подойди поближе. Не говорила ль я тебе, воровская харя, чтоб ты кафтан пустил шире. Дитя, первое, растет; другое, дитя и без узкого кафтана деликатного сложения. Скажи, болван, чем ты оправдаешься?</text:p>
      <text:p text:style-name="Обычный"><text:span text:style-name="T21">Тришка.<text:s/></text:span><text:s/>Да ведь я, сударыня, учился самоучкой. Я тогда же вам докладывал: ну, да извольте отдавать портному.</text:p>
      <text:p text:style-name="Обычный"><text:span text:style-name="T22">Г-жа Простакова.<text:s/></text:span><text:s/>Так разве необходимо надобно быть портным, чтобы уметь сшить кафтан хорошенько. Экое скотское рассуждение!</text:p>
      <text:p text:style-name="Обычный"><text:span text:style-name="T23">Тришка.</text:span><text:s text:c="2"/>Да вить портной-то учился, сударыня,<text:s/>а я нет.</text:p>
      <text:p text:style-name="Обычный"><text:span text:style-name="T24">Г-жа Простакова.</text:span><text:s text:c="2"/>Ища он же и спорит. Портной учился у другого, другой у третьего, да первоет портной у кого же учился? Говори, скот.</text:p>
      <text:soft-page-break/>
      <text:p text:style-name="Обычный"><text:span text:style-name="T25">Тришка.</text:span><text:s text:c="2"/>Да первоет портной, может быть, шил хуже и моего.</text:p>
      <text:p text:style-name="Обычный"><text:span text:style-name="T26">Митрофан</text:span><text:s/><text:span text:style-name="T27">(вбегает).<text:s/></text:span><text:s/>Звал батюшку. Изволил сказать: тотчас.</text:p>
      <text:p text:style-name="Обычный"><text:span text:style-name="T28">Г-жа Простакова.<text:s/></text:span><text:s/>Так поди же вытащи его, коли добром не дозовешься.</text:p>
      <text:p text:style-name="Обычный"><text:span text:style-name="T29">Митрофан.<text:s/></text:span><text:s/>Да вот и батюшка.</text:p>
      <text:p text:style-name="P30"/>
      <text:h text:style-name="Заголовок6" text:outline-level="6">ЯВЛЕНИЕ III</text:h>
      <text:h text:style-name="Заголовок6" text:outline-level="6">Те же и Простаков.</text:h>
      <text:p text:style-name="P31"/>
      <text:p text:style-name="Обычный"><text:span text:style-name="T32">Г-жа Простакова.<text:s/></text:span><text:s/>Что, что ты от меня прятаться изволишь? Вот, сударь, до чего я дожила с твоим потворством. Какова сыну обновка к дядину сговору? Каков кафтанец Тришка сшить изволил?</text:p>
      <text:p text:style-name="Обычный"><text:span text:style-name="T33">Простаков</text:span><text:s/><text:span text:style-name="T34">(от робости запинаясь).<text:s/></text:span><text:s/>Me… мешковат немного.</text:p>
      <text:p text:style-name="Обычный"><text:span text:style-name="T35">Г-жа Простакова.</text:span><text:s text:c="2"/>Сам ты мешковат, умная голова.</text:p>
      <text:p text:style-name="Обычный"><text:span text:style-name="T36">Простаков.<text:s/></text:span><text:s/>Да я думал, матушка, что тебе так кажется.</text:p>
      <text:p text:style-name="Обычный"><text:span text:style-name="T37">Г-жа Простакова.<text:s/></text:span><text:s/>А ты сам разве ослеп?</text:p>
      <text:p text:style-name="Обычный"><text:span text:style-name="T38">Простаков.</text:span><text:s text:c="2"/>При твоих глазах мои ничего не видят.</text:p>
      <text:p text:style-name="Обычный"><text:span text:style-name="T39">Г-жа Простакова.<text:s/></text:span><text:s/>Вот каким муженьком наградил меня господь: не смыслит сам разобрать, что широко, что узко.</text:p>
      <text:p text:style-name="Обычный"><text:span text:style-name="T40">Простаков.<text:s/></text:span><text:s/>В этом я тебе, матушка, и верил и верю.</text:p>
      <text:p text:style-name="Обычный"><text:span text:style-name="T41">Г-жа Простакова.<text:s/></text:span><text:s/>Так верь же и тому, что я холопям потакать не намерена. Поди, сударь, и теперь же накажи…</text:p>
      <text:p text:style-name="P42"/>
      <text:h text:style-name="Заголовок6" text:outline-level="6">ЯВЛЕНИЕ IV</text:h>
      <text:h text:style-name="Заголовок6" text:outline-level="6">Те же и Скотинин.</text:h>
      <text:p text:style-name="P43"/>
      <text:p text:style-name="Обычный"><text:span text:style-name="T44">Скотинин.<text:s/></text:span><text:s/>Кого? За что? В день моего сговора! Я прошу тебя, сестрица, для такого праздника отложить наказание до завтрева; а завтра, коль изволишь, я и сам охотно помогу. Не будь я Тарас Скотинин, если у меня не всякая вина виновата. У меня в этом, сестрица, один обычай с тобою. Да за что ж ты так прогневалась?</text:p>
      <text:p text:style-name="Обычный"><text:span text:style-name="T45">Г-жа Простакова.<text:s/></text:span><text:s/>Да вот, братец, на твои глаза пошлюсь. Митрофанушка, подойди сюда. Мешковат ли этот кафтан?</text:p>
      <text:p text:style-name="Обычный"><text:span text:style-name="T46">Скотинин.<text:s/></text:span><text:s/>Нет.</text:p>
      <text:p text:style-name="Обычный"><text:span text:style-name="T47">Простаков.</text:span><text:s text:c="2"/>Да я и сам уже вижу, матушка, что он узок.</text:p>
      <text:p text:style-name="Обычный"><text:span text:style-name="T48">Скотинин.<text:s/></text:span><text:s/>Я и этого не вижу. Кафтанец, брат, сшит изряднехонько.</text:p>
      <text:p text:style-name="Обычный"><text:span text:style-name="T49">Г</text:span><text:span text:style-name="T50">-жа Простакова</text:span><text:s/><text:span text:style-name="T51">(Тришке).<text:s/></text:span><text:s/>Выйди вон, скот.<text:s/><text:span text:style-name="T52">(Еремеевне.)<text:s/></text:span><text:s/>Поди ж, Еремеевна, дай позавтракать ребенку. Вить, я чаю, скоро и учители придут.</text:p>
      <text:p text:style-name="Обычный"><text:span text:style-name="T53">Еремеевна.<text:s/></text:span><text:s/>Он уже и так, матушка, пять булочек скушать изволил.</text:p>
      <text:p text:style-name="Обычный"><text:span text:style-name="T54">Г-жа Простакова.</text:span><text:s text:c="2"/>Так тебе жаль шестой, бестия? Вот<text:s/>какое усердие! Изволь смотреть.</text:p>
      <text:p text:style-name="Обычный"><text:span text:style-name="T55">Еремеевна.</text:span><text:s text:c="2"/>Да во здравие, матушка. Я вить сказала это для Митрофана же Терентьевича. Протосковал до самого утра.</text:p>
      <text:p text:style-name="Обычный"><text:span text:style-name="T56">Г-жа Простакова.<text:s/></text:span><text:s/>Ах, мати божия! Что с тобою сделалось, Митрофанушка?</text:p>
      <text:p text:style-name="Обычный"><text:span text:style-name="T57">Митрофан.</text:span><text:s text:c="2"/>Так, матушка. Вчера после ужина схватило.</text:p>
      <text:p text:style-name="Обычный"><text:span text:style-name="T58">Скотинин.<text:s/></text:span><text:s/>Да видно, брат, поужинал ты плотно.</text:p>
      <text:p text:style-name="Обычный"><text:span text:style-name="T59">Митрофан.<text:s/></text:span><text:s/>А я, дядюшка, почти и вовсе не ужинал.</text:p>
      <text:p text:style-name="Обычный"><text:span text:style-name="T60">Простаков.<text:s/></text:span><text:s/>Помнится, друг мой, ты что-то скушать изволил.</text:p>
      <text:p text:style-name="Обычный"><text:span text:style-name="T61">Митрофан.<text:s/></text:span><text:s/>Да что! Солонины ломтика три, да подовых, не помню, пять, не помню, шесть.</text:p>
      <text:p text:style-name="Обычный"><text:span text:style-name="T62">Еремеевна.<text:s/></text:span><text:s/>Ночью то и дело испить просил. Квасу целый кувшинец выкушать изволил.</text:p>
      <text:p text:style-name="Обычный"><text:span text:style-name="T63">Митрофан.<text:s/></text:span><text:s/>И теперь как шальной хожу. Ночь всю така дрянь в глаза лезла.</text:p>
      <text:p text:style-name="Обычный"><text:span text:style-name="T64">Г-жа Простакова.</text:span><text:s text:c="2"/>Какая ж дрянь, Митрофанушка?</text:p>
      <text:soft-page-break/>
      <text:p text:style-name="Обычный"><text:span text:style-name="T65">Митрофан.<text:s/></text:span><text:s/>Да то ты, матушка, то батюшка.</text:p>
      <text:p text:style-name="Обычный"><text:span text:style-name="T66">Г-жа Простакова.</text:span><text:s text:c="2"/>Как же это?</text:p>
      <text:p text:style-name="Обычный"><text:span text:style-name="T67">Митрофан.</text:span><text:s text:c="2"/>Лишь стану засыпать, то и вижу, будто ты, матушка, изволишь бить батюшку.</text:p>
      <text:p text:style-name="Обычный"><text:span text:style-name="T68">Простаков</text:span><text:s/><text:span text:style-name="T69">(в сторон</text:span><text:span text:style-name="T70">у).<text:s/></text:span><text:s/>Ну, беда моя! Сон в руку!</text:p>
      <text:p text:style-name="Обычный"><text:span text:style-name="T71">Митрофан<text:s/></text:span><text:s/><text:span text:style-name="T72">(разнежась).<text:s/></text:span><text:s/>Так мне и жаль стало.</text:p>
      <text:p text:style-name="Обычный"><text:span text:style-name="T73">Г-жа Простакова<text:s/></text:span><text:s/><text:span text:style-name="T74">(с досадою).<text:s/></text:span><text:s/>Кого, Митрофанушка?</text:p>
      <text:p text:style-name="Обычный"><text:span text:style-name="T75">Митрофан.<text:s/></text:span><text:s/>Тебя, матушка: ты так устала, колотя батюшку.</text:p>
      <text:p text:style-name="Обычный"><text:span text:style-name="T76">Г-жа Простакова.<text:s/></text:span><text:s/>Обойми меня, друг мой сердечный! Вот сынок, одно мое<text:s/>утешение.</text:p>
      <text:p text:style-name="Обычный"><text:span text:style-name="T77">Скотинин.<text:s/></text:span><text:s/>Ну, Митрофанушка, ты, я вижу, матушкин сынок, а не батюшкин!</text:p>
      <text:p text:style-name="Обычный"><text:span text:style-name="T78">Простаков.</text:span><text:s text:c="2"/>По крайней мере я люблю его, как надлежит родителю, то-то умное дитя, то-то разумное, забавник, затейник; иногда я от него вне себя и от радости сам истинно не верю, что он мой сын.</text:p>
      <text:p text:style-name="Обычный"><text:span text:style-name="T79">Скотинин.<text:s/></text:span><text:s/>Только теперь забавник наш стоит что-то нахмурясь.</text:p>
      <text:p text:style-name="Обычный"><text:span text:style-name="T80">Г-жа Простакова.<text:s/></text:span><text:s/>Уж не послать ли за доктором в город?</text:p>
      <text:p text:style-name="Обычный"><text:span text:style-name="T81">Митрофан.<text:s/></text:span><text:s/>Нет, нет, матушка. Я уж лучше сам выздоровлю. Побегу-тка теперь на голубятню, так авось-либо…</text:p>
      <text:p text:style-name="Обычный"><text:span text:style-name="T82">Г-жа Простако</text:span><text:span text:style-name="T83">ва.<text:s/></text:span><text:s/>Так авось-либо господь милостив. Поди, порезвись, Митрофанушка.</text:p>
      <text:p text:style-name="Обычный"><text:span text:style-name="T84">Митрофан с Еремеевною входят.</text:span><text:s/></text:p>
      <text:p text:style-name="P85"/>
      <text:h text:style-name="Заголовок6" text:outline-level="6">ЯВЛЕНИЕ V</text:h>
      <text:h text:style-name="Заголовок6" text:outline-level="6">Г-жа Простакова, Простаков, Скотинин.</text:h>
      <text:p text:style-name="P86"/>
      <text:p text:style-name="Обычный"><text:span text:style-name="T87">Скотинин.</text:span><text:s text:c="2"/>Что ж я не вижу моей невесты? Где она? Ввечеру быть уже сговору, так не пора ли ей сказать, что<text:s/>выдают её замуж?</text:p>
      <text:p text:style-name="Обычный"><text:span text:style-name="T88">Г-жа Простакова.</text:span><text:s text:c="2"/>Успеем, братец. Если ей это сказать прежде времени, то она может еще подумать, что мы ей докладываемся. Хотя по муже, однако я ей свойственница; а я люблю, чтоб и чужие меня слушали.</text:p>
      <text:p text:style-name="Обычный"><text:span text:style-name="T89">Простаков</text:span><text:s/><text:span text:style-name="T90">(Скотинину).<text:s/></text:span><text:s/>Правду сказать, мы поступили с Софьюшкой, как с<text:s/>сущею сироткой. После отца осталась они младенцем. Тому с полгода, как ее матушке, а моей сватьюшке, сделался удар…</text:p>
      <text:p text:style-name="Обычный"><text:span text:style-name="T91">Г-жа Простакова<text:s/></text:span><text:s/><text:span text:style-name="T92">(показывая, будто крестит сердце).<text:s/></text:span><text:s/>С нами сила крестная.</text:p>
      <text:p text:style-name="Обычный"><text:span text:style-name="T93">Простаков.</text:span><text:s text:c="2"/>От которого она и на тот свет пошла. Дядюшка ее, господин Стародум, поехал в Сибирь; а как несколько уже лет не было о нем ни слуху, ни вести, то мы и считаем его покойником. Мы, видя, что она осталась одна, взяли ее в нашу деревеньку и надзираем над ее имением, как над своим.</text:p>
      <text:p text:style-name="Обычный"><text:span text:style-name="T94">Г-жа Простакова.</text:span><text:s text:c="2"/>Что, что ты<text:s/>сегодня так разоврался, мой батюшка? Ища братец может подумать, что мы для интересу ее к себе взяли.</text:p>
      <text:p text:style-name="Обычный"><text:span text:style-name="T95">Простаков.</text:span><text:s text:c="2"/>Ну как, матушка, ему это подумать? Ведь Софьюшкино недвижимое имение нам к себе придвинуть не можно.</text:p>
      <text:p text:style-name="Обычный"><text:span text:style-name="T96">Скотинин.</text:span><text:s text:c="2"/>А движимое хотя и выдвинуто, я<text:s/>не челобитчик. Хлопотать я не люблю, да и боюсь. Сколько меня соседи ни обижали, сколько убытку ни делали, я ни на кого не бил челом, а всякий убыток, чем за ним ходить, сдеру с своих же крестьян, так и концы в воду.</text:p>
      <text:p text:style-name="Обычный"><text:span text:style-name="T97">Простаков.<text:s/></text:span><text:s/>То правда, братец: весь околоток говорит, что ты мастерски оброк собираешь.</text:p>
      <text:p text:style-name="Обычный"><text:span text:style-name="T98">Г-жа Простакова.</text:span><text:s text:c="2"/>Хотя бы ты нас поучил, братец батюшка; а мы никак не умеем. С тех пор как все, что у крестьян ни было, мы отобрали, ничего уже содрать не можем. Такая беда!</text:p>
      <text:p text:style-name="Обычный"><text:span text:style-name="T99">Скотинин.<text:s/></text:span><text:s/>Изволь, сестрица, поучу вас, поучу, лишь жените меня на Софьюшке.</text:p>
      <text:p text:style-name="Обычный"><text:span text:style-name="T100">Г-жа Простакова.<text:s/></text:span><text:s/>Неужели тебе эта девчонка так понравилась?</text:p>
      <text:soft-page-break/>
      <text:p text:style-name="Обычный"><text:span text:style-name="T101">Скотинин.<text:s/></text:span><text:s/>Нет, мне нравится не девчонка.</text:p>
      <text:p text:style-name="Обычный"><text:span text:style-name="T102">Простаков.<text:s/></text:span><text:s/>Так по соседству ее деревеньки?</text:p>
      <text:p text:style-name="Обычный"><text:span text:style-name="T103">Скотинин.<text:s/></text:span><text:s/>И не деревеньки, а то, что в деревеньках-то ее водится и до чего моя смертная охота.</text:p>
      <text:p text:style-name="Обычный"><text:span text:style-name="T104">Г-жа Простакова.</text:span><text:s text:c="2"/>До чего же, братец?</text:p>
      <text:p text:style-name="Обычный"><text:span text:style-name="T105">Скотинин.</text:span><text:s text:c="2"/>Люблю свиней, сестрица, а у нас в околотке такие крупные свиньи, что нет из них ни одной, котора, став на задни ноги, не была бы выше каждого из нас целой головою.</text:p>
      <text:p text:style-name="Обычный"><text:span text:style-name="T106">Простаков.</text:span><text:s/><text:s/>Странное дело, братец, как родня на родню походить может. Митрофанушка наш весь в дядю. И он до свиней сызмала такой же охотник, как и ты. Как был еще трех лет, так, бывало, увидя свинку, задрожит от радости.</text:p>
      <text:p text:style-name="Обычный"><text:span text:style-name="T107">Скотинин.</text:span><text:s text:c="2"/>Это подлинно диковинка! Ну пусть, братец, Митрофан любит свиней для того, что он мой племянник. Тут есть какое-нибудь сходство; да отчего же я к свиньям-то так сильно пристрастился?</text:p>
      <text:p text:style-name="Обычный"><text:span text:style-name="T108">Простаков.</text:span><text:s text:c="2"/>И тут есть же какое-нибудь сходство, я так рассуждаю.</text:p>
      <text:p text:style-name="P109"/>
      <text:h text:style-name="Заголовок6" text:outline-level="6">ЯВЛЕНИЕ VI</text:h>
      <text:h text:style-name="Заголовок6" text:outline-level="6">Те же и Софья.</text:h>
      <text:p text:style-name="P110"/>
      <text:p text:style-name="Обычный"><text:span text:style-name="T111">Софья вошла, держа письмо в руке и имея веселый вид</text:span><text:s/></text:p>
      <text:p text:style-name="Обычный"><text:span text:style-name="T112">Г-жа Простакова<text:s/></text:span><text:s/><text:span text:style-name="T113">(Софье).<text:s/></text:span><text:s/>Что так весела, матушка? Чему обрадовалась?</text:p>
      <text:p text:style-name="Обычный"><text:span text:style-name="T114">Софья.</text:span><text:s text:c="2"/>Я получила сейчас радостное известно. Дядюшка, о котором столь долго мы ничего не знали, которого я люблю и почитаю, как отца моего, на сих днях в Москву приехал. Вот письмо, которое я от него теперь получила.</text:p>
      <text:p text:style-name="Обычный"><text:span text:style-name="T115">Г-жа Простакова<text:s/></text:span><text:s/><text:span text:style-name="T116">(испугавшись, с злобою).<text:s/></text:span><text:s/>Как! Стародум, твой дядюшка, жив! И ты изволишь затевать, что он воскрес! Вот изрядный вымысел!</text:p>
      <text:p text:style-name="Обычный"><text:span text:style-name="T117">Софья.<text:s/></text:span><text:s/>Да он никогда не умирал.</text:p>
      <text:p text:style-name="Обычный"><text:span text:style-name="T118">Г-жа Простакова.<text:s/></text:span><text:s/>Не умирал! А разве ему и умереть нельзя? Нет, сударыня, это твои вымыслы, чтоб дядюшкою своим нас застращать, чтоб мы дали тебе волю. Дядюшка-де человек умный; он, увидя меня в чужих руках, найдет способ меня выручить. Вот чему ты рада, сударыня; однако,<text:s/>пожалуй, не очень веселись: дядюшка твой, конечно, не воскресал.</text:p>
      <text:p text:style-name="Обычный"><text:span text:style-name="T119">Скотинин.<text:s/></text:span><text:s/>Сестра, ну да коли он не умирал?</text:p>
      <text:p text:style-name="Обычный"><text:span text:style-name="T120">Простаков.<text:s/></text:span><text:s/>Избави боже, коли он не умирал!</text:p>
      <text:p text:style-name="Обычный"><text:span text:style-name="T121">Г-жа Простакова<text:s/></text:span><text:s/><text:span text:style-name="T122">(кмужу).<text:s/></text:span><text:s/>Как не умирал! Что ты бабушку путаешь? Разве ты не знаешь, что уж несколько<text:s/>лет от меня его и в памятцах за упокой поминали? Неужто таки и грешные-то мои молитвы не доходили!<text:s/><text:span text:style-name="T123">(К Софье.)<text:s/></text:span><text:s/>Письмецо-то мне пожалуй.<text:s/><text:span text:style-name="T124">(Почти вырывает.)<text:s/></text:span><text:s/>Я об заклад бьюсь, что оно какое-нибудь амурное. И догадываюсь от кого. Это от того офицера, который<text:s/>искал на тебе жениться и за которого ты сама идти хотела. Да которая бестия без моего спросу отдает тебе письма! Я доберусь. Вот до чего дожили. К деушкам письма пишут! деушки грамоте умеют!)</text:p>
      <text:p text:style-name="Обычный"><text:span text:style-name="T125">Софья.<text:s/></text:span><text:s/>Прочтите его сами, сударыня. Вы увидите, что ничего невиннее быть не может.</text:p>
      <text:p text:style-name="Обычный"><text:span text:style-name="T126">Г-жа Простакова.<text:s/></text:span><text:s/>Прочтите его сами! Нет, сударыня, я, благодаря бога, не так воспитана. Я могу письма получать, а читать их всегда велю другому.<text:s/><text:span text:style-name="T127">(К мужу.)<text:s/></text:span><text:s/>Читай.</text:p>
      <text:p text:style-name="Обычный"><text:span text:style-name="T128">Простаков</text:span><text:s/><text:span text:style-name="T129">(долго смотря).<text:s/></text:span><text:s/>Мудрено.</text:p>
      <text:p text:style-name="Обычный"><text:span text:style-name="T130">Г-жа Простакова.</text:span><text:s text:c="2"/>И тебя, мой батюшка, видно, воспитывали, как красную девицу. Братец, прочти, потрудись.</text:p>
      <text:p text:style-name="Обычный"><text:span text:style-name="T131">Скотинин.<text:s/></text:span><text:s/>Я? Я отроду ничего не читывал, сестрица! Бог меня избавил этой скуки.</text:p>
      <text:p text:style-name="Обычный"><text:span text:style-name="T132">Софья.<text:s/></text:span><text:s/>Позвольте мне прочесть.</text:p>
      <text:p text:style-name="Обычный"><text:span text:style-name="T133">Г-жа Простакова.<text:s/></text:span><text:s/>О матушка! Знаю, что ты мастерица, да лих не очень тебе<text:s/>верю. Вот, я чаю, учитель Митрофанушкин скоро придет. Ему велю…</text:p>
      <text:p text:style-name="Обычный"><text:span text:style-name="T134">Скотинин.<text:s/></text:span><text:s/>А уж зачали молодца учить грамоте?</text:p>
      <text:soft-page-break/>
      <text:p text:style-name="Обычный"><text:span text:style-name="T135">Г-жа Простакова.<text:s/></text:span><text:s/>Ах, батюшка братец! Уж года четыре как учится. Нечего, грех сказать, чтоб мы не старались воспитывать Митрофанушку. Троим учителям денежки платим. Для грамоты ходит к нему дьячок от Покрова, Кутейкин. Арихметике учит его, батюшка, один отставной сержант, Цыфиркиц. Оба они приходят сюда из города. Вить от нас и город в трех верстах, батюшка. По-французски и всем наукам обучает его<text:s/>немец Адам Адамыч Вральман. Этому по триста рубликов на год. Сажаем за стол с собою. Белье его наши бабы моют. Куда надобно – лошадь. За столом стакан вина. На ночь сальная свеча, и парик направляет наш же Фомка даром. Правду сказать, и мы им довольны, батюшка братец. Он робенка не неволит. Вить, мой батюшка, пока Митрофанушка еще в недорослях, пота его и понежить; а там лет через десяток, как войдет, избави боже, в службу, всего натерпится. Как кому счастье на роду написано, братец. Из нашей же фамилии Простаковых, смотри-тка, на боку лежа, летят себе и чины. Чем же плоше их Митрофанушка? Ба! да вот пожаловал кстати дорогой наш постоялец.</text:p>
      <text:p text:style-name="P136"/>
      <text:h text:style-name="Заголовок6" text:outline-level="6">ЯВЛЕНИЕ VII</text:h>
      <text:h text:style-name="Заголовок6" text:outline-level="6">Те же и Правдин.</text:h>
      <text:p text:style-name="P137"/>
      <text:p text:style-name="Обычный"><text:span text:style-name="T138">Г-жа Простакова.</text:span><text:s text:c="2"/>Братец, друг мой! Рекомендую вам дорогого гостя нашего, господина Правдина; а вам, государь мой, рекомендую брата моего.</text:p>
      <text:p text:style-name="Обычный"><text:span text:style-name="T139">Правдин.<text:s/></text:span><text:s/>Радуюсь, сделав ваше знакомство.</text:p>
      <text:p text:style-name="Обычный"><text:span text:style-name="T140">Скотинин.</text:span><text:s text:c="2"/>Хорошо, государь мой! А как по фамилии, я не дослышал.</text:p>
      <text:p text:style-name="Обычный"><text:span text:style-name="T141">Правдин.<text:s/></text:span><text:s/>Я называюсь Правдин, чтоб вы дослышали.</text:p>
      <text:p text:style-name="Обычный"><text:span text:style-name="T142">Скотинин.</text:span><text:s text:c="2"/>Какой уроженец, государь мой? Где деревеньки?</text:p>
      <text:p text:style-name="Обычный"><text:span text:style-name="T143">Правдин.</text:span><text:s text:c="2"/>Я родился в Москве, ежели вам то знать надобно, а деревни мои в здешнем наместничестве.</text:p>
      <text:p text:style-name="Обычный"><text:span text:style-name="T144">Скотинин.<text:s/></text:span><text:s/>А смею ли спросить, государь мой, – имени и отчества не знаю, – в деревеньках ваших водятся ли свинки?</text:p>
      <text:p text:style-name="Обычный"><text:span text:style-name="T145">Г-жа Простакова.</text:span><text:s text:c="2"/>Полно, братец, о<text:s/>свиньях-то начинать. Поговорим-ка лучше о нашем горе.<text:s/><text:span text:style-name="T146">(К Правдину.)<text:s/></text:span><text:s/>Вот, батюшка! Бог велел нам взять на свои руки девицу. Она изволит получать грамотки от дядюшек. К ней с того света дядюшки пишут. Сделай милость, мой батюшка, потрудись, прочти всем нам<text:s/>вслух.</text:p>
      <text:p text:style-name="Обычный"><text:span text:style-name="T147">Правдин.<text:s/></text:span><text:s/>Извините меня, сударыня. Я никогда не читаю писем без позволения тех, к кому они писаны.</text:p>
      <text:p text:style-name="Обычный"><text:span text:style-name="T148">Софья.<text:s/></text:span><text:s/>Я вас о том прошу. Вы меня тем очень одолжите.</text:p>
      <text:p text:style-name="Обычный"><text:span text:style-name="T149">Правдин.<text:s/></text:span><text:s/>Если вы приказываете.<text:s/><text:span text:style-name="T150">(Читает.)<text:s/></text:span><text:s/>«Любезная племянница! Дела мои принудили меня жить<text:s/>несколько лет в разлуке с моими ближними; а дальность лишила меня удовольствия иметь о вас известии. Я теперь в Москве, прожив несколько лет в Сибири. Я могу служить примером, что трудами и честностию состояние свое сделать можно. Сими средствами, с помощию счастия, нажил я десять тысяч рублей доходу…»</text:p>
      <text:p text:style-name="Обычный"><text:span text:style-name="T151">Скотинин и оба Простаковы.<text:s/></text:span><text:s/>Десять тытяч!</text:p>
      <text:p text:style-name="Обычный"><text:span text:style-name="T152">Правдин</text:span><text:s/><text:span text:style-name="T153">(читает).<text:s/></text:span><text:s/>«…которым тебя, моя любезная племянница, тебя делаю наследницею…»</text:p>
      <text:p text:style-name="Обычный"><text:span text:style-name="T154">Г-жа Простакова, Простаков, Скотинин<text:s/></text:span><text:s/><text:span text:style-name="T155">(вместе):</text:span><text:s/></text:p>
      <text:p text:style-name="Обычный">– Тебя наследницею!</text:p>
      <text:p text:style-name="Обычный">– Софью наследницею!</text:p>
      <text:p text:style-name="Обычный">– Ее наследницею!</text:p>
      <text:p text:style-name="Обычный"><text:span text:style-name="T156">Г-жа Простакова<text:s/></text:span><text:s/><text:span text:style-name="T157">(бросаясь обнимать Софью).<text:s/></text:span><text:s/>Поздравляю, Софьюшка! Поздравляю, душа моя! Я вне себя от радости! Теперь тебе надобен жених. Я, я лучшей невесты и Митрофанушке не желаю. То-то дядюшка! То-то отец родной! Я и сама все-таки думала, что бог его хранит, что он еще здравствует.</text:p>
      <text:p text:style-name="Обычный"><text:span text:style-name="T158">Скотинин</text:span><text:s/><text:span text:style-name="T159">(протянув руку).<text:s/></text:span><text:s/>Ну, сестрица, скоряй же по рукам.</text:p>
      <text:p text:style-name="Обычный"><text:span text:style-name="T160">Г-жа Простакова<text:s/></text:span><text:s/><text:span text:style-name="T161">(тихо Скотинину).<text:s/></text:span><text:s/>Постой, братец. Сперва надобно спросить ее,<text:s/><text:soft-page-break/>хочет ли еще она за тебя вытти?</text:p>
      <text:p text:style-name="Обычный"><text:span text:style-name="T162">Скотинин.<text:s/></text:span><text:s/>Как! Что за вопрос! Неужто ты ей докладываться станешь?</text:p>
      <text:p text:style-name="Обычный"><text:span text:style-name="T163">Правдин.</text:span><text:s text:c="2"/>Позволите ли письмо дочитать?</text:p>
      <text:p text:style-name="Обычный"><text:span text:style-name="T164">Скотинин.<text:s/></text:span><text:s/>А на что? Да хоть пять лет читай, лучше десяти тысяч не дочитаешься.</text:p>
      <text:p text:style-name="Обычный"><text:span text:style-name="T165">Г-жа Простакова<text:s/></text:span><text:s/><text:span text:style-name="T166">(к Софье).<text:s/></text:span><text:s/>Софьюшка душа моя! пойдем ко мне в спальню. Мне крайняя нужда с тобой поговорить.<text:s/><text:span text:style-name="T167">(Увела Софью.)</text:span><text:s/></text:p>
      <text:p text:style-name="Обычный"><text:span text:style-name="T168">Скотинин.</text:span><text:s text:c="2"/>Ба! так я вижу, что сегодни сговору-то вряд и быть ли.</text:p>
      <text:p text:style-name="P169"/>
      <text:h text:style-name="Заголовок6" text:outline-level="6">ЯВЛЕНИЕ VIII</text:h>
      <text:h text:style-name="Заголовок6" text:outline-level="6">Правдин, Простаков, Скотинин, слуга.</text:h>
      <text:p text:style-name="P170"/>
      <text:p text:style-name="Обычный"><text:span text:style-name="T171">Слу</text:span><text:span text:style-name="T172">га<text:s/></text:span><text:s/><text:span text:style-name="T173">(к Простакову, запыхавшись).<text:s/></text:span><text:s/>Барин! барин! солдаты пришли, остановились в нашей деревне.</text:p>
      <text:p text:style-name="Обычный"><text:span text:style-name="T174">Простаков.<text:s/></text:span><text:s/>Какая беда! Ну, разорят нас до конца!</text:p>
      <text:p text:style-name="Обычный"><text:span text:style-name="T175">Правдин.</text:span><text:s text:c="2"/>Чего вы испугались?</text:p>
      <text:p text:style-name="Обычный"><text:span text:style-name="T176">Простаков.<text:s/></text:span><text:s/>Ах ты, отец родной! Мы уж видали виды. Я к ним и появиться не смею.</text:p>
      <text:p text:style-name="Обычный"><text:span text:style-name="T177">Пр</text:span><text:span text:style-name="T178">авдин.</text:span><text:s text:c="2"/>Не бойтесь. Их, конечно, ведет офицер, который не допустит ни до какой наглости. Пойдем к нему со мною. Я уверен, что вы робеете напрасно.</text:p>
      <text:p text:style-name="Обычный"><text:span text:style-name="T179">Правдин, Простаков и слуга отходят.</text:span><text:s/></text:p>
      <text:p text:style-name="Обычный"><text:span text:style-name="T180">Скотинин.</text:span><text:s text:c="2"/>Все меня одного оставили. Пойти было прогуляться на скотный двор.</text:p>
      <text:p text:style-name="P181"/>
      <text:h text:style-name="Заголовок6" text:outline-level="6">Конец первого действия.</text:h>
      <text:h text:style-name="Заголовок6" text:outline-level="6"/>
      <text:h text:style-name="Заголовок2" text:outline-level="2">ДЕЙСТВИЕ ВТОРОЕ</text:h>
      <text:p text:style-name="P182"/>
      <text:p text:style-name="P183"/>
      <text:h text:style-name="Заголовок6" text:outline-level="6">ЯВЛЕНИЕ I</text:h>
      <text:h text:style-name="Заголовок6" text:outline-level="6">Правдин, Милон.</text:h>
      <text:p text:style-name="P184"/>
      <text:p text:style-name="Обычный"><text:span text:style-name="T185">Милон.</text:span><text:s text:c="2"/>Как я рад, мой любезный друг, что нечаянно увиделся с тобою! Скажи, каким случаем…</text:p>
      <text:p text:style-name="Обычный"><text:span text:style-name="T186">Правдин.</text:span><text:s text:c="2"/>Как друг, открою тебе причину моего здесь пребывания. Я определен членом в здешнем наместничестве. Имею повеление объехать здешний округ; а притом, из собственного подвига сердца моего, не оставляю замечать тех злонравных невежд, которые, имея над людьми<text:s/>своими полную власть, употребляют ее во зло бесчеловечно. Ты знаешь образ мыслей нашего наместника. С какою ревностию помогает он страждующему человечеству! С каким усердием исполняет он тем самым человеколюбивые виды вышней власти! Мы в нашем краю сами испытали, что где наместник таков, каковым изображен наместник в Учреждении,<text:s/>там благосостояние обитателей верно и надежно. Я живу здесь уже три дни. Нашел помещика дурака бессчетного, а жену презлую фурию, которой адский нрав делает несчастье целого<text:s/>их дома. Ты что задумался, мой друг, скажи мне, долго ль здесь останесся?</text:p>
      <text:p text:style-name="Обычный"><text:span text:style-name="T187">Милон.<text:s/></text:span><text:s/>Через несколько часов иду отсюда.</text:p>
      <text:p text:style-name="Обычный"><text:span text:style-name="T188">Правдин.</text:span><text:s text:c="2"/>Что так скоро? Отдохни.</text:p>
      <text:p text:style-name="Обычный"><text:span text:style-name="T189">Милон.<text:s/></text:span><text:s/>Не могу. Мне велено и солдат вести без замедления… да, сверх того, я сам горю нетерпением быть в Москве.</text:p>
      <text:p text:style-name="Обычный"><text:span text:style-name="T190">Правдин.<text:s/></text:span><text:s/>Что причиною?</text:p>
      <text:p text:style-name="Обычный"><text:span text:style-name="T191">Милон.</text:span><text:s text:c="2"/>Открою тебе тайну сердца моего, любезный друг! Я влюблен и имею счастие быть любим. Больше полугода, как я в разлуке с тою, которая мне дороже всего на свете, и, что еще горестнее, ничего не слыхал я о ней во все это<text:s/>время. Часто, приписывая молчание ее холодности, терзался я горестию; но вдруг получил известие, которое меня поразило. Пишут ко мне, что, по смерти ее матери, какая-то дальняя родня увезла ее в свои деревни. Я<text:s/><text:soft-page-break/>не знаю: ни кто, ни куда. Может быть, она теперь в руках каких-нибудь корыстолюбцев, которые, пользуясь сиротством ее, содержат ее в тиранстве. От одной этой мысли я вне себя.</text:p>
      <text:p text:style-name="Обычный"><text:span text:style-name="T192">Правдин.<text:s/></text:span><text:s/>Подобное бесчеловечие вижу и в здешнем доме. Ласкаюсь, однако, положить скоро границы злобе жены и глупости мужа. Я<text:s/>уведомил уже о всех здешних варварствах нашего начальника и не сумневаюсь, что унять их возьмутся меры.</text:p>
      <text:p text:style-name="Обычный"><text:span text:style-name="T193">Милон.</text:span><text:s text:c="2"/>Счастлив ты, мой друг, будучи в состоянии облегчать судьбу несчастных. Не знаю, что мне делать в горестном моем положении.</text:p>
      <text:p text:style-name="Обычный"><text:span text:style-name="T194">Правдин.</text:span><text:s text:c="2"/>Позволь мне спросить об ее имени.</text:p>
      <text:p text:style-name="Обычный"><text:span text:style-name="T195">Милон</text:span><text:s/><text:span text:style-name="T196">(в восторге).<text:s/></text:span><text:s/>А! вот она сама.</text:p>
      <text:p text:style-name="P197"/>
      <text:h text:style-name="Заголовок6" text:outline-level="6">ЯВЛЕНИЕ II</text:h>
      <text:h text:style-name="Заголовок6" text:outline-level="6">Те же и Софья.</text:h>
      <text:p text:style-name="P198"/>
      <text:p text:style-name="Обычный"><text:span text:style-name="T199">Софья<text:s/></text:span><text:s/><text:span text:style-name="T200">(в восхищении).<text:s/></text:span><text:s/>Милон! тебя ли я вижу?</text:p>
      <text:p text:style-name="Обычный"><text:span text:style-name="T201">Правдин.</text:span><text:s text:c="2"/>Какое счастие!</text:p>
      <text:p text:style-name="Обычный"><text:span text:style-name="T202">Милон.<text:s/></text:span><text:s/>Вот та, которая владеет моим сердцем. Любезная Софья! Скажи мне, каким случаем здесь нахожу тебя?</text:p>
      <text:p text:style-name="Обычный"><text:span text:style-name="T203">Софья.<text:s/></text:span><text:s/>Сколько горестей терпела я со дня нашей разлуки! Бессовестные мои свойственники…</text:p>
      <text:p text:style-name="Обычный"><text:span text:style-name="T204">Правдин.</text:span><text:s text:c="2"/>Мой друг! не спрашивай о том, что столько ей прискорбно… Ты узнаешь от меня, какие грубости…</text:p>
      <text:p text:style-name="Обычный"><text:span text:style-name="T205">Милон.<text:s/></text:span><text:s/>Недостойные люди!</text:p>
      <text:p text:style-name="Обычный"><text:span text:style-name="T206">Софья.<text:s/></text:span><text:s/>Сегодня, однако же, в первый раз здешняя хозяйка переменила со мною свой поступок. Услыша, что дядюшка мой делает меня наследницею, вдруг из грубой и бранчивой сделалась ласковою до самой низкости, и я по всем ее обинякам вижу, что прочит меня в невесты своему сыну.</text:p>
      <text:p text:style-name="Обычный"><text:span text:style-name="T207">Милон</text:span><text:s/><text:span text:style-name="T208">(с нетерпением).<text:s/></text:span><text:s/>И ты не изъявила ей тот же час совершенного презрения?…</text:p>
      <text:p text:style-name="Обычный"><text:span text:style-name="T209">Софья.</text:span><text:s text:c="2"/>Нет…</text:p>
      <text:p text:style-name="Обычный"><text:span text:style-name="T210">Милон.</text:span><text:s text:c="2"/>И не сказала ей, что ты имеешь сердечные обязательства, что…</text:p>
      <text:p text:style-name="Обычный"><text:span text:style-name="T211">Софья.<text:s/></text:span><text:s/>Нет…</text:p>
      <text:p text:style-name="Обычный"><text:span text:style-name="T212">Милон.<text:s/></text:span><text:s/>А! теперь я вижу мою погибель. Соперник мой счастлив! Я не отрицаю в нем всех достоинств. Он, может быть, разумен, просвещен, любезен; но чтоб мог со мною сравниться в моей к тебе любви, чтоб…</text:p>
      <text:p text:style-name="Обычный"><text:span text:style-name="T213">Софья</text:span><text:s/><text:span text:style-name="T214">(усмехаясь).<text:s/></text:span><text:s/>Боже мой! Если б ты его увидел, ревность твоя довела б тебя до крайности!</text:p>
      <text:p text:style-name="Обычный"><text:span text:style-name="T215">Милон</text:span><text:s/><text:span text:style-name="T216">(с негодованием).<text:s/></text:span><text:s/>Я воображаю все его достоинствы.</text:p>
      <text:p text:style-name="Обычный"><text:span text:style-name="T217">Софья.</text:span><text:s text:c="2"/>Всех и вообразить не можешь. Он хотя и шестнадцати лет, а достиг уже до последней степени своего совершенства и дале не пойдет.</text:p>
      <text:p text:style-name="Обычный"><text:span text:style-name="T218">Правдин.<text:s/></text:span><text:s/>Как дале не пойдет, сударыня? Он доучивает часослов; а там, думать надобно, примутся и на псалтырь.</text:p>
      <text:p text:style-name="Обычный"><text:span text:style-name="T219">Милон.</text:span><text:s text:c="2"/>Как! Таков-то мой соперник! А, любезная Софья, на что ты и шуткою меня терзаешь? Ты знаешь, как легко страстный человек огорчается и малейшим подозрением.</text:p>
      <text:p text:style-name="Обычный"><text:span text:style-name="T220">Софья.<text:s/></text:span><text:s/>Подумай же, как несчастно мое состояние! Я<text:s/>не могла и на это глупое предложение отвечать решительно. Чтоб избавиться от их грубости, чтоб иметь некоторую свободу, принуждена была я скрыть мое чувство.</text:p>
      <text:p text:style-name="Обычный"><text:span text:style-name="T221">Милон.<text:s/></text:span><text:s/>Что ж ты ей отвечала?</text:p>
      <text:p text:style-name="Обычный"><text:span text:style-name="T222">Здесь Скотинин идет по театру, задумавшись, и никто его не видит.</text:span><text:s/></text:p>
      <text:p text:style-name="Обычный"><text:span text:style-name="T223">С</text:span><text:span text:style-name="T224">офья.</text:span><text:s text:c="2"/>Я сказала, что судьба моя зависит от воли дядюшкиной, что он сам сюда приехать обещал в письме своем, которого<text:s/><text:span text:style-name="T225">(к Правдину)<text:s/></text:span><text:s/>не позволил вам дочитать господин Скотинин.</text:p>
      <text:p text:style-name="Обычный"><text:span text:style-name="T226">Милон.<text:s/></text:span><text:s/>Скотинин!</text:p>
      <text:p text:style-name="Обычный"><text:span text:style-name="T227">Скотинин.<text:s/></text:span><text:s/>Я!</text:p>
      <text:p text:style-name="P228"/>
      <text:h text:style-name="Заголовок6" text:outline-level="6">ЯВЛЕНИЕ III</text:h>
      <text:h text:style-name="Заголовок6" text:outline-level="6">Те же и Скотинин.</text:h>
      <text:p text:style-name="P229"/>
      <text:p text:style-name="Обычный"><text:span text:style-name="T230">Правдин.</text:span><text:s text:c="2"/>Как вы<text:s/>подкрались, господин Скотинин! Этого бы я от вас и не чаял.</text:p>
      <text:p text:style-name="Обычный"><text:span text:style-name="T231">Скотинин.</text:span><text:s text:c="2"/>Я проходил мимо вас. Услышал, что меня кличут, я и откликнулся. У меня такой обычай: кто вскрикнет – Скотинин! А я ему: я! Что вы, братцы, и заправду? Я сам служивал в гвардии и отставлен капралом. Бывало, на съезжей в перекличке как закричат: Тарас Скотинин! А я во все горло: я!</text:p>
      <text:p text:style-name="Обычный"><text:span text:style-name="T232">Правдин.<text:s/></text:span><text:s/>Мы вас теперь не кликали, и вы можете идти, куда шли.</text:p>
      <text:p text:style-name="Обычный"><text:span text:style-name="T233">Скотинин.</text:span><text:s text:c="2"/>Я никуда не шел, а брожу, задумавшись. У меня такой обычай, как что заберу в голову,<text:s/>то из нее гвоздем не выколотить. У меня, слышь ты, что вошло в ум, тут и засело. О том вся и дума, то только и вижу во сне, как наяву, а наяву, как во сне.</text:p>
      <text:p text:style-name="Обычный"><text:span text:style-name="T234">Правдин.<text:s/></text:span><text:s/>Что ж бы вас так теперь занимало?</text:p>
      <text:p text:style-name="Обычный"><text:span text:style-name="T235">Скотинин.</text:span><text:s text:c="2"/>Ох, братец, друг ты мой сердешный! Со мною чудеса творятся. Сестрица моя вывезла меня скоро-наскоро из моей деревни в свою, а коли так же проворно вывезет меня из своей деревни в мою, то могу пред целым светом по чистой совести сказать: ездил я ни по что, привез ничего.</text:p>
      <text:p text:style-name="Обычный"><text:span text:style-name="T236">Правдин.<text:s/></text:span><text:s/>Какая жалость, господин Скотинин! Сестрица ваша играет вами, как мячиком.</text:p>
      <text:p text:style-name="Обычный"><text:span text:style-name="T237">Скотинин</text:span><text:s/><text:span text:style-name="T238">(озлобясь).<text:s/></text:span><text:s/>Как мячиком? Оборони бог! Да я и сам зашвырну ее так, что целой деревней в неделю не отыщут.</text:p>
      <text:p text:style-name="Обычный"><text:span text:style-name="T239">Софья.</text:span><text:s text:c="2"/>Ах, как вы рассердились!</text:p>
      <text:p text:style-name="Обычный"><text:span text:style-name="T240">Милон.<text:s/></text:span><text:s/>Что с вами сделалось?</text:p>
      <text:p text:style-name="Обычный"><text:span text:style-name="T241">Скоти</text:span><text:span text:style-name="T242">нин.</text:span><text:s text:c="2"/>Сам ты, умный человек, порассуди. Привезла меня сестра сюда жениться. Теперь сама же подъехала с отводом: «Что-де тебе, братец, в жене; была бы-де у тебя, братец, хорошая свинья». Нет, сестра! Я и своих поросят завести хочу. Меня не проведешь.</text:p>
      <text:p text:style-name="Обычный"><text:span text:style-name="T243">Правди</text:span><text:span text:style-name="T244">н.</text:span><text:s text:c="2"/>Мне самому кажется, господин Скотинин, что сестрица ваша помышляет о свадьбе, только не о вашей.</text:p>
      <text:p text:style-name="Обычный"><text:span text:style-name="T245">Скотинин.<text:s/></text:span><text:s/>Эка притча! Я другому не помеха. Всякий женись на своей невесте. Я чужу не трону, и мою чужой не тронь же.<text:s/><text:span text:style-name="T246">(Софье.)<text:s/></text:span><text:s/>Ты не бось, душенька. Тебя<text:s/>у меня никто не перебьет.</text:p>
      <text:p text:style-name="Обычный"><text:span text:style-name="T247">Софья.</text:span><text:s text:c="2"/>Это что значит? Вот еще новое!</text:p>
      <text:p text:style-name="Обычный"><text:span text:style-name="T248">Милон</text:span><text:s/><text:span text:style-name="T249">(вскричал).<text:s/></text:span><text:s/>Какая дерзость!</text:p>
      <text:p text:style-name="Обычный"><text:span text:style-name="T250">Скотинин</text:span><text:s/><text:span text:style-name="T251">(к Софье).<text:s/></text:span><text:s/>Чего ж ты испугалась?</text:p>
      <text:p text:style-name="Обычный"><text:span text:style-name="T252">Правдин<text:s/></text:span><text:s/><text:span text:style-name="T253">(к Милану).<text:s/></text:span><text:s/>Как ты можешь осердиться на Скотинина!</text:p>
      <text:p text:style-name="Обычный"><text:span text:style-name="T254">Софья<text:s/></text:span><text:s/><text:span text:style-name="T255">(Скотинину).<text:s/></text:span><text:s/>Неужели суждено мне быть вашою<text:s/>женою?</text:p>
      <text:p text:style-name="Обычный"><text:span text:style-name="T256">Милон.</text:span><text:s text:c="2"/>Я насилу могу удержаться!</text:p>
      <text:p text:style-name="Обычный"><text:span text:style-name="T257">Скотинин.</text:span><text:s text:c="2"/>Суженого конем не объедешь, душенька! Тебе на свое счастье грех пенять. Ты будешь жить со мною припеваючи. Десять тысяч твоего доходу! Эко счастье привалило; да я столько родясь и не видывал; да я на них<text:s/>всех свиней со бела света выкуплю; да я, слышь ты, то сделаю, что все затрубят: в здешнем-де околотке и житье одним свиньям.</text:p>
      <text:p text:style-name="Обычный"><text:span text:style-name="T258">Правдин.<text:s/></text:span><text:s/>Когда же у нас могут быть счастливы одни только скоты, то жене вашей от них и от нас будет худой покой.</text:p>
      <text:p text:style-name="Обычный"><text:span text:style-name="T259">Скотинин.</text:span><text:s text:c="2"/>Худой<text:s/>покой! ба! ба! ба! да разве светлиц у меня мало? Для нее одной отдам угольную с лежанкой. Друг ты мой сердешный! коли у меня теперь, ничего не видя, для каждой свинки клевок особливый, то жене найду светелку.</text:p>
      <text:p text:style-name="Обычный"><text:span text:style-name="T260">Милон.<text:s/></text:span><text:s/>Какое скотское сравнение!</text:p>
      <text:p text:style-name="Обычный"><text:span text:style-name="T261">Правдин<text:s/></text:span><text:s/><text:span text:style-name="T262">(Ско</text:span><text:span text:style-name="T263">тинину).<text:s/></text:span><text:s/>Ничему не бывать, господин Скотинин! Я скажу вам, что сестрица ваша прочит ее за сынка своего.</text:p>
      <text:p text:style-name="Обычный"><text:span text:style-name="T264">Скотинин.<text:s/></text:span><text:s/>Как! Племяннику перебивать у дяди! Да я его на первой встрече, как черта, изломаю. Ну, будь я свиной сын, если я не буду ее мужем или Митрофан уродом.</text:p>
      <text:p text:style-name="P265"/>
      <text:h text:style-name="Заголовок6" text:outline-level="6">ЯВЛЕНИЕ IV</text:h>
      <text:h text:style-name="Заголовок6" text:outline-level="6">Те же, Еремеевна и Митрофан.</text:h>
      <text:p text:style-name="P266"/>
      <text:p text:style-name="Обычный"><text:span text:style-name="T267">Еремеевна.<text:s/></text:span><text:s/>Да поучись хоть немножечко.</text:p>
      <text:p text:style-name="Обычный"><text:span text:style-name="T268">Митрофан.</text:span><text:s text:c="2"/>Ну, еще слово молви, стара хрычовка! Уж я те отделаю; я опять нажалуюсь матушке, так она тебе изволит дать таску по-вчерашнему.</text:p>
      <text:p text:style-name="Обычный"><text:span text:style-name="T269">Скотинин.</text:span><text:s text:c="2"/>Подойди сюда,<text:s/>дружочек.</text:p>
      <text:p text:style-name="Обычный"><text:span text:style-name="T270">Еремеевна.</text:span><text:s text:c="2"/>Изволь подойти к дядюшке.</text:p>
      <text:p text:style-name="Обычный"><text:span text:style-name="T271">Митрофан.<text:s/></text:span><text:s/>Здорово, дядюшка! Что ты так ощетиниться изволил?</text:p>
      <text:p text:style-name="Обычный"><text:span text:style-name="T272">Скотинин.<text:s/></text:span><text:s/>Митрофан! Гляди на меня прямее.</text:p>
      <text:p text:style-name="Обычный"><text:span text:style-name="T273">Еремеевна.<text:s/></text:span><text:s/>Погляди, батюшка.</text:p>
      <text:p text:style-name="Обычный"><text:span text:style-name="T274">Митрофан</text:span><text:s/><text:span text:style-name="T275">(Еремеевне).<text:s/></text:span><text:s/>Да дядюшка что за невидальщина? Что на нем увидишь?</text:p>
      <text:p text:style-name="Обычный"><text:span text:style-name="T276">Скотинин.</text:span><text:s text:c="2"/>Еще раз: гляди на меня прямее.</text:p>
      <text:p text:style-name="Обычный"><text:span text:style-name="T277">Еремеевна.</text:span><text:s text:c="2"/>Да не гневи дядюшку. Вон, изволь посмотреть, батюшка, как он глазки-то вытаращил, и ты свои изволь так же вытаращить.</text:p>
      <text:p text:style-name="Обычный"><text:span text:style-name="T278">Скотинин и Митрофан, выпуча гла</text:span><text:span text:style-name="T279">за, друг на друга смотрят.</text:span><text:s/></text:p>
      <text:p text:style-name="Обычный"><text:span text:style-name="T280">Милон.</text:span><text:s text:c="2"/>Вот изрядное объяснение!</text:p>
      <text:p text:style-name="Обычный"><text:span text:style-name="T281">Правдин.<text:s/></text:span><text:s/>Чем-то оно кончится?</text:p>
      <text:p text:style-name="Обычный"><text:span text:style-name="T282">Скотинин.</text:span><text:s text:c="2"/>Митрофан! Ты теперь от смерти на волоску. Скажи всю правду; если б я греха не побоялся, я бы те, не говоря еще ни слова, за ноги да об угол. Да не хочу губить души, не найдя виноватого.</text:p>
      <text:p text:style-name="Обычный"><text:span text:style-name="T283">Еремеевна</text:span><text:s/><text:span text:style-name="T284">(задрожала).<text:s/></text:span><text:s/>Ах, уходит он его! Куда моей голове деваться?</text:p>
      <text:p text:style-name="Обычный"><text:span text:style-name="T285">Митрофан.</text:span><text:s text:c="2"/>Что ты, дядюшка, белены объелся? Да я знать не знаю, за что ты на меня вскинуться изволил.</text:p>
      <text:p text:style-name="Обычный"><text:span text:style-name="T286">Скотинин.</text:span><text:s text:c="2"/>Смотри ж, не отпирайся, чтоб я в сердцах<text:s/>с одного разу не вышиб из тебя духу. Тут уж руки не подставишь. Мой грех. Виноват богу и государю. Смотри, не клепли ж и на себя, чтоб напрасных побой не принять.</text:p>
      <text:p text:style-name="Обычный"><text:span text:style-name="T287">Еремеевна.</text:span><text:s text:c="2"/>Избави бог напраслины!</text:p>
      <text:p text:style-name="Обычный"><text:span text:style-name="T288">Скотинин.</text:span><text:s text:c="2"/>Хочешь ли ты жениться?</text:p>
      <text:p text:style-name="Обычный"><text:span text:style-name="T289">Митрофан</text:span><text:s/><text:span text:style-name="T290">(разнежась).<text:s/></text:span><text:s/>Уж давно, дядюшка, берет охота…</text:p>
      <text:p text:style-name="Обычный"><text:span text:style-name="T291">Скотинин<text:s/></text:span><text:s/><text:span text:style-name="T292">(бросаясь на Митрофана).<text:s/></text:span><text:s/>Ох ты чушка проклятая!…</text:p>
      <text:p text:style-name="Обычный"><text:span text:style-name="T293">Правдин<text:s/></text:span><text:s/><text:span text:style-name="T294">(не допуская Скотинина).<text:s/></text:span><text:s/>Господин Скотинин! Рукам воли не давай.</text:p>
      <text:p text:style-name="Обычный"><text:span text:style-name="T295">Митрофан.</text:span><text:s text:c="2"/>Мамушка, заслони меня!</text:p>
      <text:p text:style-name="Обычный"><text:span text:style-name="T296">Еpeмеевна<text:s/></text:span><text:s/><text:span text:style-name="T297">(заслоня Митрофана, остервенясь и подняв кул</text:span><text:span text:style-name="T298">аки).<text:s/></text:span><text:s/>Издохну на месте, а дитя не выдам. Сунься, сударь, только изволь сунуться. Я те бельмы-то выцарапаю.</text:p>
      <text:p text:style-name="Обычный"><text:span text:style-name="T299">Скотинин<text:s/></text:span><text:s/><text:span text:style-name="T300">(задрожав и грозя, отходит).<text:s/></text:span><text:s/>Я вас доеду!</text:p>
      <text:p text:style-name="Обычный"><text:span text:style-name="T301">Еремеевна<text:s/></text:span><text:s/><text:span text:style-name="T302">(задрожав, вслед).<text:s/></text:span><text:s/>У меня и свои зацепы востры!</text:p>
      <text:p text:style-name="Обычный"><text:span text:style-name="T303">Митрофан</text:span><text:s/><text:span text:style-name="T304">(вслед Скотинину).<text:s/></text:span><text:s/>Убирайся, дядюшка, проваливай.</text:p>
      <text:p text:style-name="P305"/>
      <text:h text:style-name="Заголовок6" text:outline-level="6">ЯВЛЕНИЕ V</text:h>
      <text:h text:style-name="Заголовок6" text:outline-level="6">Те же и оба Простаковы.</text:h>
      <text:p text:style-name="P306"/>
      <text:p text:style-name="Обычный"><text:span text:style-name="T307">Г-жа Простакова<text:s/></text:span><text:s/><text:span text:style-name="T308">(мужу, идучи).<text:s/></text:span><text:s/>Тут перевирать нечего. Весь век, сударь, ходишь, разнеся уши.</text:p>
      <text:p text:style-name="Обычный"><text:span text:style-name="T309">Простаков.<text:s/></text:span><text:s/>Да он сам с Правдиным из глаз у меня сгиб да пропал. Я чем виноват?</text:p>
      <text:p text:style-name="Обычный"><text:span text:style-name="T310">Г-жа Простакова<text:s/></text:span><text:s/><text:span text:style-name="T311">(к Милану).<text:s/></text:span><text:s/>А, мой батюшка! Господин офицер! Я вас теперь искала по всей деревне; мужа с ног сбила, чтоб принести вам, батюшка, нижайшее благодарение за добрую команду.</text:p>
      <text:p text:style-name="Обычный"><text:span text:style-name="T312">Милон.</text:span><text:s text:c="2"/>За что, сударыня?</text:p>
      <text:p text:style-name="Обычный"><text:span text:style-name="T313">Г-жа Простакова.<text:s/></text:span><text:s/>Как за что, мой батюшка!<text:s/>Солдаты такие добрые. До сих пор волоска никто не тронул. Не прогневайся, мой батюшка, что урод мой вас прозевал. Отроду<text:s/><text:soft-page-break/>никого угостить не смыслит. Уж так рохлею родился, мой батюшка</text:p>
      <text:p text:style-name="Обычный"><text:span text:style-name="T314">Милон.</text:span><text:s text:c="2"/>Я нимало не пеняю, сударыня.</text:p>
      <text:p text:style-name="Обычный"><text:span text:style-name="T315">Г-жа Простакова.<text:s/></text:span><text:s/>На него, мой батюшка, находит такой, по-здешнему сказать, столбняк. Иногда, выпуча глаза, стоит битый час как вкопанный. Уж чего-то я с ним не делала; чего только он у меня не вытерпел! Ничем не проймешь. Ежели столбняк и попройдет, то занесет, мой батюшка, такую дичь, что<text:s/>у бога просишь опять столбняка.</text:p>
      <text:p text:style-name="Обычный"><text:span text:style-name="T316">Правдин.<text:s/></text:span><text:s/>По крайней мере, сударыня, вы не можете жаловаться на злой его нрав. Он смирен…</text:p>
      <text:p text:style-name="Обычный"><text:span text:style-name="T317">Г-жа Простакова.</text:span><text:s text:c="2"/>Как теленок, мой батюшка; оттого-то у нас в доме все и избаловано. Вить у него нет того смыслу, чтоб в доме была строгость, чтоб наказать путем виноватого. Все сама управляюсь, батюшка. С утра до вечера, как за язык повешена, рук не покладываю: то бранюсь, то дерусь; тем и дом держится, мой батюшка.</text:p>
      <text:p text:style-name="Обычный"><text:span text:style-name="T318">Правдин</text:span><text:s/><text:span text:style-name="T319">(в сторону).<text:s/></text:span><text:s/>Скоро будет он держаться иным образом.</text:p>
      <text:p text:style-name="Обычный"><text:span text:style-name="T320">Митрофан.</text:span><text:span text:style-name="T321"><text:s/></text:span><text:s/>И сегодни матушка все утро изволила провозиться с холопями.</text:p>
      <text:p text:style-name="Обычный"><text:span text:style-name="T322">Г-жа Простакова<text:s/></text:span><text:s/><text:span text:style-name="T323">(к Софье).<text:s/></text:span><text:s/>Убирала покои для твоего любезного дядюшки. Умираю, хочу видеть этого почтенного старичка. Я об нем много наслышалась. И злодеи его говорят только, что он немножечко<text:s/>угрюм, а такой-де преразумный, да коли-де кого уж и полюбит, так прямо полюбит.</text:p>
      <text:p text:style-name="Обычный"><text:span text:style-name="T324">Правдин.</text:span><text:s text:c="2"/>А кого он невзлюбит, тот дурной человек.<text:s/><text:span text:style-name="T325">(К Софье.)<text:s/></text:span><text:s/>Я и сам имею честь знать вашего дядюшку. А, сверх того, от многих слышал об нем то, что вселило в душу мою истинное к нему почтение. Что называют в нем угрюмостью, грубостью, то есть одно действие его прямодушия. Отроду язык его не говорил<text:s/><text:span text:style-name="T326">да,<text:s/></text:span><text:s/>когда душа<text:s/>его чувствовала<text:s/><text:span text:style-name="T327">нет.</text:span><text:s/></text:p>
      <text:p text:style-name="Обычный"><text:span text:style-name="T328">Софья.</text:span><text:s text:c="2"/>Зато и счастье свое должен он был доставать трудами.</text:p>
      <text:p text:style-name="Обычный"><text:span text:style-name="T329">Г-жа Простакова.<text:s/></text:span><text:s/>Милость божия к нам, что удалось. Ничего так не желаю, как отеческой его милости к Митрофанушке. Софьюшка, душа моя! не изволишь ли посмотреть дядюшкиной<text:s/>комнаты?</text:p>
      <text:p text:style-name="Обычный"><text:span text:style-name="T330">Софья отходит.</text:span><text:s/></text:p>
      <text:p text:style-name="Обычный"><text:span text:style-name="T331">Г-жа Простакова<text:s/></text:span><text:s/><text:span text:style-name="T332">(к Простакову).<text:s/></text:span><text:s/>Опять зазевался, мой батюшка; да изволь, сударь, проводить ее. Ноги-то не отнялись.</text:p>
      <text:p text:style-name="Обычный"><text:span text:style-name="T333">Простаков</text:span><text:s/><text:span text:style-name="T334">(отходя).<text:s/></text:span><text:s/>Не отнялись, да подкосились.</text:p>
      <text:p text:style-name="Обычный"><text:span text:style-name="T335">Г-жа Простакова<text:s/></text:span><text:s/><text:span text:style-name="T336">(к гостям).<text:s/></text:span><text:s/>Одна моя забота, одна моя отрада<text:s/>– Митрофанушка. Мой век проходит. Его готовлю в люди.</text:p>
      <text:p text:style-name="Обычный"><text:span text:style-name="T337">Здесь появляются Кутейкин с часословом, а Цыфиркин с аспидной доскою и грифелем. Оба они знаками спрашивают Еремеевну: входить ли? Она их манит, а Митрофан отмахивает.</text:span><text:s/></text:p>
      <text:p text:style-name="Обычный"><text:span text:style-name="T338">Г-жа Простакова<text:s/></text:span><text:s/><text:span text:style-name="T339">(не видя их, про</text:span><text:span text:style-name="T340">должает).<text:s/></text:span><text:s/>Авось-либо господь милостив, и счастье на роду ему написано.</text:p>
      <text:p text:style-name="Обычный"><text:span text:style-name="T341">Правдин.<text:s/></text:span><text:s/>Оглянитесь, сударыня, что за вами делается?</text:p>
      <text:p text:style-name="Обычный"><text:span text:style-name="T342">Г-жа Простакова.<text:s/></text:span><text:s/>А! Это, батюшка, Митрофанушкины учители, Сидорыч Кутейкин…</text:p>
      <text:p text:style-name="Обычный"><text:span text:style-name="T343">Еремеевна.<text:s/></text:span><text:s/>И Пафнутьич Цыфиркин.</text:p>
      <text:p text:style-name="Обычный"><text:span text:style-name="T344">Митрофан<text:s/></text:span><text:s/><text:span text:style-name="T345">(в сторон</text:span><text:span text:style-name="T346">у).<text:s/></text:span><text:s/>Пострел их побери и с Еремеевной.</text:p>
      <text:p text:style-name="Обычный"><text:span text:style-name="T347">Кутейкин.<text:s/></text:span><text:s/>Дому владыке мир и многая лета с чады и домочадцы.</text:p>
      <text:p text:style-name="Обычный"><text:span text:style-name="T348">Цыфиркин.<text:s/></text:span><text:s/>Желаем вашему благородию здравствовать сто лет, да двадцать, да еще пятнадцать. Несчетны годы.</text:p>
      <text:p text:style-name="Обычный"><text:span text:style-name="T349">Милон.<text:s/></text:span><text:s/>Ба! Это наш брат служивый! Откуда взялся,<text:s/>друг мой?</text:p>
      <text:p text:style-name="Обычный"><text:span text:style-name="T350">Цыфиркин.<text:s/></text:span><text:s/>Был гарнизонный, ваше благородие! А ныне пошел в чистую.</text:p>
      <text:p text:style-name="Обычный"><text:span text:style-name="T351">Милон.<text:s/></text:span><text:s/>Чем же ты питаешься?</text:p>
      <text:p text:style-name="Обычный"><text:span text:style-name="T352">Цыфиркин.<text:s/></text:span><text:s/>Да кое-как, ваше благородие! Малу толику арихметике маракую, так питаюсь в городе около приказных служителей у счетных дел. Не всякому открыл господь науку: так кто сам не смыслит, меня нанимает то счетец поверить, то итоги подвести. Тем и питаюсь; праздно жить не люблю. На досуге ребят обучаю. Вот и у их благородия с парнем<text:s/><text:soft-page-break/>третий год над ломаными бьемся, да что-то плохо клеятся; ну, и то<text:s/>правда, человек на человека не приходит.</text:p>
      <text:p text:style-name="Обычный"><text:span text:style-name="T353">Г-жа Простакова.<text:s/></text:span><text:s/>Что? Что ты это, Пафнутьич, врешь? Я не вслушалась.</text:p>
      <text:p text:style-name="Обычный"><text:span text:style-name="T354">Цыфиркин.<text:s/></text:span><text:s/>Так. Я его благородию докладывал, что в иного пня в десять лет не вдолбишь того, что другой ловит на полете.</text:p>
      <text:p text:style-name="Обычный"><text:span text:style-name="T355">Правдин</text:span><text:s/><text:span text:style-name="T356">(к Кутейкину).<text:s/></text:span><text:s/>А ты, господин Кутейкин, не из ученых ли?</text:p>
      <text:p text:style-name="Обычный"><text:span text:style-name="T357">Кутейкин.</text:span><text:s text:c="2"/>Из ученых, ваше высокородие! Семинарии здешния епархии. Ходил до риторики, да богу изволившу, назад воротился. Подавал в консисторию челобитье, в котором прописал: «Такой-то-де семинарист, из церковничьих детей, убояся бездны премудрости, просит от нея об увольнении». На что и милостивая резолюция вскоре воспоследовала, с отметкою: «Такого-то-де семинариста от всякого учения уволить: писано бо есть, не мечите бисера пред свиниями, да не попрут его ногами».</text:p>
      <text:p text:style-name="Обычный"><text:span text:style-name="T358">Г-жа Простакова.<text:s/></text:span><text:s/>Да где наш Адам Адамыч?</text:p>
      <text:p text:style-name="Обычный"><text:span text:style-name="T359">Еремеевна.</text:span><text:s text:c="2"/>Я и к нему было толкнулась, да насилу унесла ноги. Дым столбом, моя матушка! Задушил, проклятый, табачищем. Такой греховодник.</text:p>
      <text:p text:style-name="Обычный"><text:span text:style-name="T360">Кутейкин.<text:s/></text:span><text:s/>Пустое, Еремеевна! Несть греха в курении табака.</text:p>
      <text:p text:style-name="Обычный"><text:span text:style-name="T361">Правдин</text:span><text:s/><text:span text:style-name="T362">(в сторону).<text:s/></text:span><text:s/>Кутейкин еще и умничает!</text:p>
      <text:p text:style-name="Обычный"><text:span text:style-name="T363">Кутейкин.<text:s/></text:span><text:s/>Во многих книгах разрешается: во псалтире именно напечатано: «И злак на службу человеком».</text:p>
      <text:p text:style-name="Обычный"><text:span text:style-name="T364">Правдин.</text:span><text:s text:c="2"/>Ну, а еще где?</text:p>
      <text:p text:style-name="Обычный"><text:span text:style-name="T365">Кутейкин.</text:span><text:s text:c="2"/>И в другой псалтире напечатано то же. У нашего протопопа маленька в осьмушку, и в той то же.</text:p>
      <text:p text:style-name="Обычный"><text:span text:style-name="T366">Правдин<text:s/></text:span><text:s/><text:span text:style-name="T367">(к г-же Простаковой).<text:s/></text:span><text:s/>Я не хочу мешать упражнениям сына вашего; слуга покорный.</text:p>
      <text:p text:style-name="Обычный"><text:span text:style-name="T368">Милон.<text:s/></text:span><text:s/>Ни я, сударыня.</text:p>
      <text:p text:style-name="Обычный"><text:span text:style-name="T369">Г-жа Простакова.<text:s/></text:span><text:s/>Куда ж вы, государи мои?…</text:p>
      <text:p text:style-name="Обычный"><text:span text:style-name="T370">Правдин.<text:s/></text:span><text:s/>Я поведу его в мою комнату. Друзья, давно не видавшись, о многом говорить имеют.</text:p>
      <text:p text:style-name="Обычный"><text:span text:style-name="T371">Г-жа Простакова.<text:s/></text:span><text:s/>А кушать где изволите, с нами или в своей комнате? У нас за столом только что своя семья, с Софьюшкой…</text:p>
      <text:p text:style-name="Обычный"><text:span text:style-name="T372">Милон.<text:s/></text:span><text:s/>С вами, с вами, сударыня.</text:p>
      <text:p text:style-name="Обычный"><text:span text:style-name="T373">Правдин.<text:s/></text:span><text:s/>Мы оба эту честь иметь будем.</text:p>
      <text:p text:style-name="P374"/>
      <text:h text:style-name="Заголовок6" text:outline-level="6">ЯВЛЕНИЕ VI</text:h>
      <text:h text:style-name="Заголовок6" text:outline-level="6">Г-жа Простакова, Еремеевна, Митрофан, Кутейкин и Цыфиркин.</text:h>
      <text:p text:style-name="P375"/>
      <text:p text:style-name="Обычный"><text:span text:style-name="T376">Г-жа Простакова.<text:s/></text:span><text:s/>Ну, так теперь хотя по-русски прочти зады, Митрофанушка.</text:p>
      <text:p text:style-name="Обычный"><text:span text:style-name="T377">Митрофан.<text:s/></text:span><text:s/>Да, зады, как не так.</text:p>
      <text:p text:style-name="Обычный"><text:span text:style-name="T378">Г</text:span><text:span text:style-name="T379">-жа Простакова.<text:s/></text:span><text:s/>Век живи, век учись, друг мой сердешный! Такое дело.</text:p>
      <text:p text:style-name="Обычный"><text:span text:style-name="T380">Митрофан.</text:span><text:s text:c="2"/>Как не такое! Пойдет на ум ученье. Ты б еще навезла сюда дядюшек!</text:p>
      <text:p text:style-name="Обычный"><text:span text:style-name="T381">Г-жа Простакова.<text:s/></text:span><text:s/>Что? Что такое?</text:p>
      <text:p text:style-name="Обычный"><text:span text:style-name="T382">Митрофан.<text:s/></text:span><text:s/>Да! того и смотри, что от дядюшки тоска; а там с его кулаков да за часослов. Нет, так я, спасибо, уж один конец с собою!</text:p>
      <text:p text:style-name="Обычный"><text:span text:style-name="T383">Г-жа Простакова<text:s/></text:span><text:s/><text:span text:style-name="T384">(испугавшись).<text:s/></text:span><text:s/>Что, что ты хочешь делать? Опомнись, душенька!</text:p>
      <text:p text:style-name="Обычный"><text:span text:style-name="T385">Митрофан.<text:s/></text:span><text:s/>Вить здесь и река близко. Нырну, так поминай как звали.</text:p>
      <text:p text:style-name="Обычный"><text:span text:style-name="T386">Г-жа Простакова<text:s/></text:span><text:s/><text:span text:style-name="T387">(вне себя).<text:s/></text:span><text:s/>Уморил! Уморил! Бог с тобой!</text:p>
      <text:p text:style-name="Обычный"><text:span text:style-name="T388">Еремеевна.<text:s/></text:span><text:s/>Все дядюшка напугал. Чуть было в волоски ему не вцепился. А ни за что… ни про что…</text:p>
      <text:p text:style-name="Обычный"><text:span text:style-name="T389">Г-жа Простакова<text:s/></text:span><text:s/><text:span text:style-name="T390">(в злобе).<text:s/></text:span><text:s/>Ну…</text:p>
      <text:p text:style-name="Обычный"><text:span text:style-name="T391">Еремеевна.<text:s/></text:span><text:s/>Пристал к нему: хочешь ли жениться?…</text:p>
      <text:p text:style-name="Обычный"><text:span text:style-name="T392">Г-жа Простакова.<text:s/></text:span><text:s/>Ну…</text:p>
      <text:p text:style-name="Обычный"><text:span text:style-name="T393">Еремеевна.</text:span><text:s text:c="2"/>Дитя не потаил, уж давно-де, дядюшка, охота берет. Как он остервенится,<text:s/><text:soft-page-break/>моя матушка, как вскинется!…</text:p>
      <text:p text:style-name="Обычный"><text:span text:style-name="T394">Г-жа Простакова<text:s/></text:span><text:s/><text:span text:style-name="T395">(дрожа).<text:s/></text:span><text:s/>Ну… а ты, бестия, остолбенела, а ты не впилась братцу в харю, а ты не раздернула ему рыла по уши…</text:p>
      <text:p text:style-name="Обычный"><text:span text:style-name="T396">Еремеевна.<text:s/></text:span><text:s/>Приняла было! Ох, приняла, да…</text:p>
      <text:p text:style-name="Обычный"><text:span text:style-name="T397">Г-жа Простакова.<text:s/></text:span><text:s/>Да… да что… не твое дитя, бестия! По тебе робенка хоть убей до смерти.</text:p>
      <text:p text:style-name="Обычный"><text:span text:style-name="T398">Еремеевна.<text:s/></text:span><text:s/>Ах, создатель, спаси и помилуй! Да кабы братец в ту ж минуту отойти не<text:s/>изволил, то б я с ним поломалась. Вот что б бог не поставил. Притупились бы эти<text:s/><text:span text:style-name="T399">(указывая на ногти),<text:s/></text:span><text:s/>я б и клыков беречь не стала.</text:p>
      <text:p text:style-name="Обычный"><text:span text:style-name="T400">Г-жа Простакова.<text:s/></text:span><text:s/>Все вы, бестии, усердны на одних словах, а не на деле…</text:p>
      <text:p text:style-name="Обычный"><text:span text:style-name="T401">Еремеевна</text:span><text:s/><text:span text:style-name="T402">(заплакав).<text:s/></text:span><text:s/>Я не усердна вам, матушка! Уж как больше служить, не знаешь… рада бы не токмо что… живота не жалеешь… а все не угодно.</text:p>
      <text:p text:style-name="Обычный"><text:span text:style-name="T403">Кутейкин, Цыфиркин<text:s/></text:span><text:s/><text:span text:style-name="T404">(вместе):</text:span><text:s/></text:p>
      <text:p text:style-name="Обычный">– Нам восвояси повелите?</text:p>
      <text:p text:style-name="Обычный">– Нам куда поход, ваше благородие?</text:p>
      <text:p text:style-name="Обычный"><text:span text:style-name="T405">Г-жа Простакова.<text:s/></text:span><text:s/>Ты ж еще, старая ведьма, и разревелась. Поди, накорми их<text:s/>с собою, а после обеда тотчас опять сюда.<text:s/><text:span text:style-name="T406">(К Митрофапу.)<text:s/></text:span><text:s/>Пойдем со мною, Митрофанушка. Я тебя из глаз теперь не выпущу. Как скажу я тебе нещечко, так пожить на свете слюбится. Не век тебе, моему другу, не век тебе учиться. Ты, благодаря бога, столько уже<text:s/>смыслишь, что и сам взведешь деточек.<text:s/><text:span text:style-name="T407">(К Еремеевне.)<text:s/></text:span><text:s/>С братцем переведаюсь не по-твоему. Пусть же все добрые люди увидят, что мама и что мать родная.<text:s/><text:span text:style-name="T408">(Отходит с Митрофаном.)</text:span><text:s/></text:p>
      <text:p text:style-name="Обычный"><text:span text:style-name="T409">Кутейкин.</text:span><text:s text:c="2"/>Житье твое, Еремеевна, яко тьма кромешная. Пойдем-ка за трапезу, да<text:s/>с горя выпей сперва чарку…</text:p>
      <text:p text:style-name="Обычный"><text:span text:style-name="T410">Цыфиркин.<text:s/></text:span><text:s/>А там другую, вот те и умноженье.</text:p>
      <text:p text:style-name="Обычный"><text:span text:style-name="T411">Еремеевна<text:s/></text:span><text:s/><text:span text:style-name="T412">(в слезах).<text:s/></text:span><text:s/>Нелегкая меня не приберет! Сорок лет служу, а милость все та же…</text:p>
      <text:p text:style-name="Обычный"><text:span text:style-name="T413">Кутейкин.<text:s/></text:span><text:s/>А велика ль благостыня?</text:p>
      <text:p text:style-name="Обычный"><text:span text:style-name="T414">Еремеевна.<text:s/></text:span><text:s/>По пяти рублей на год, да по пяти пощечин на день.</text:p>
      <text:p text:style-name="Обычный"><text:span text:style-name="T415">Кутейкин и Цыфиркин отводят ее под руки.</text:span><text:s/></text:p>
      <text:p text:style-name="Обычный"><text:span text:style-name="T416">Цыфиркин.<text:s/></text:span><text:s/>Смекнем же за столом, что тебе доходу в круглый год.</text:p>
      <text:p text:style-name="P417"/>
      <text:h text:style-name="Заголовок6" text:outline-level="6">Конец второго действия.</text:h>
      <text:h text:style-name="Заголовок6" text:outline-level="6"/>
      <text:h text:style-name="Заголовок2" text:outline-level="2">ДЕЙСТВИЕ TРЕTЬE</text:h>
      <text:p text:style-name="P418"/>
      <text:p text:style-name="P419"/>
      <text:h text:style-name="Заголовок6" text:outline-level="6">ЯВЛЕНИЕ I</text:h>
      <text:h text:style-name="Заголовок6" text:outline-level="6">Стародум и Правдин.</text:h>
      <text:p text:style-name="P420"/>
      <text:p text:style-name="Обычный"><text:span text:style-name="T421">Правдин.<text:s/></text:span><text:s/>Лишь только из-за стола встали, и я, подошед к окну, увидел вашу карету, то, не сказав никому, выбежал к вам навстречу обнять вас от всего сердца. Мое к вам душевное почтение…</text:p>
      <text:p text:style-name="Обычный"><text:span text:style-name="T422">Стародум.<text:s/></text:span><text:s/>Оно мне драгоценно. Поверь мне.</text:p>
      <text:p text:style-name="Обычный"><text:span text:style-name="T423">Правдин.<text:s/></text:span><text:s/>Ваша ко мне дружба тем лестнее, что вы не можете иметь ее к другим, кроме таких…</text:p>
      <text:p text:style-name="Обычный"><text:span text:style-name="T424">Стародум.<text:s/></text:span><text:s/>Каков ты. Я говорю без чинов. Начинаются чины – перестает искренность.</text:p>
      <text:p text:style-name="Обычный"><text:span text:style-name="T425">Правдин.</text:span><text:s text:c="2"/>Пиши обхождение…</text:p>
      <text:p text:style-name="Обычный"><text:span text:style-name="T426">Стародум.</text:span><text:s text:c="2"/>Ему многие смеются. Я это знаю. Быть так. Отец мой воспитал меня по-тогдашнему, а<text:s/>я не нашел и нужды себя перевоспитывать. Служил он Петру Великому. Тогда один человек назывался<text:s/><text:span text:style-name="T427">ты,<text:s/></text:span><text:s/>а не<text:s/><text:span text:style-name="T428">вы.<text:s/></text:span><text:s/>Тогда не знали еще заражать людей столько, чтоб всякий считал себя за многих. Зато нынче многие не стоят одного. Отец мой у двора Петра Великого…</text:p>
      <text:soft-page-break/>
      <text:p text:style-name="Обычный"><text:span text:style-name="T429">Правдин.<text:s/></text:span><text:s/>А я слышал, что он в военной службе…</text:p>
      <text:p text:style-name="Обычный"><text:span text:style-name="T430">Стародум.</text:span><text:s text:c="2"/>В тогдашнем веке придворные были воины, да воины не были придворные. Воспитание дано мне было отцом моим по тому веку наилучшее. В то время к научению мало было способов, да и не умели еще чужим умом набивать пустую голову.</text:p>
      <text:p text:style-name="Обычный"><text:span text:style-name="T431">Правдин.<text:s/></text:span><text:s/>Тогдашнее воспитание действительно состояло в нескольких правилах…</text:p>
      <text:p text:style-name="Обычный"><text:span text:style-name="T432">Стародум.</text:span><text:s text:c="2"/>В одном. Отец мой непрестанно мне твердил одно и то же: имей сердце, имей душу, и будешь человек во всякое время. На все прочее мода: на умы мода, на знании мода, как ни пряжки, на пуговицы.</text:p>
      <text:p text:style-name="Обычный"><text:span text:style-name="T433">Правдин.</text:span><text:s text:c="2"/>Вы говорите истину. Прямое достоинство о человеке есть душа…</text:p>
      <text:p text:style-name="Обычный"><text:span text:style-name="T434">Стародум.</text:span><text:s text:c="2"/>Без нее просвещеннейшая умница – жалкая тварь.<text:s/><text:span text:style-name="T435">(С чувством.)<text:s/></text:span><text:s/>Невежда без души – зверь. Самый мелкий подвиг ведет его во всякое преступление. Между тем, что он делает, и тем, для чего он делает, никаких весков у него нет. От таких-то животных пришел я свободить…</text:p>
      <text:p text:style-name="Обычный"><text:span text:style-name="T436">Правдин.</text:span><text:s text:c="2"/>Вашу племянницу. Я это знаю. Она здесь. Пойдем…</text:p>
      <text:p text:style-name="Обычный"><text:span text:style-name="T437">Стародум.<text:s/></text:span><text:s/>Постой. Сердце мое кипит еще негодованием на недостойный поступок здешних хозяев. Побудем здесь несколько минут. У меня правило: в первом движении ничего не начинать.</text:p>
      <text:p text:style-name="Обычный"><text:span text:style-name="T438">Правдин.<text:s/></text:span><text:s/>Редкие правило ваше наблюдать умеют.</text:p>
      <text:p text:style-name="Обычный"><text:span text:style-name="T439">Стародум.</text:span><text:s text:c="2"/>Опыты жизни моей меня к тому приучили. О, если б я ранее умел владеть собою, я имел бы удовольствие служить долее отечеству.</text:p>
      <text:p text:style-name="Обычный"><text:span text:style-name="T440">Правдин.</text:span><text:s text:c="2"/>Каким же образом? Происшествии с человеком ваших качеств<text:s/>никому равнодушны быть не могут. Вы меня крайне одолжите, если расскажете…</text:p>
      <text:p text:style-name="Обычный"><text:span text:style-name="T441">Стародум.</text:span><text:s text:c="2"/>Я ни от кого их не таю для того, чтоб другие в подобном положении нашлись меня умнее. Вошед в военную службу, познакомился я с молодым графом, которого имени я и вспомнить не хочу. Он был по службе меня моложе, сын случайного отца, воспитан в большом свете и имел особливый случай научиться тому, что в наше воспитание еще и не входило. Я все силы употребил снискать его дружбу, чтоб всегдашним с ним обхождением наградить недостатки моего воспитания. В самое то время, когда взаимная наша дружба утверждалась, услышали мы нечаянно, что объявлена война. Я бросился обнимать его с радостию. «Любезный граф! вот случай нам отличить себя. Пойдем тотчас в армию и сделаемся достойными звания дворянина, которое нам дала порода». Вдруг мой граф сильно наморщился и, обняв меня, сухо: «Счастливый тебе путь, – сказал мне, – а я ласкаюсь, что батюшка не захочет со мною расстаться». Ни с чем нельзя сравнить презрения, которое ощутил я к нему в<text:s/>ту ж минуту. Тут увидел я, что между людьми случайными и людьми почтенными бывает иногда неизмеримая разница, что в большом свете водятся премелкие души и что с великим просвещением можно быть великому скареду.</text:p>
      <text:p text:style-name="Обычный"><text:span text:style-name="T442">Правдин.<text:s/></text:span><text:s/>Сущая истина.</text:p>
      <text:p text:style-name="Обычный"><text:span text:style-name="T443">Стародум.</text:span><text:s text:c="2"/>Оставя его, поехал я немедленно, куда звала меня должность. Многие случаи имел я отличить себя. Раны мои доказывают, что я их и не пропускал. Доброе мнение обо мне начальников и войска было лестною наградою службы моей, как вдруг получил я известие, что граф, прежний мой знакомец, о котором я гнушался вспоминать, произведен чином, а обойден я, я, лежавший тогда от ран в тяжкой болезни. Такое неправосудие растерзало мое сердце, и я тотчас взял отставку.</text:p>
      <text:p text:style-name="Обычный"><text:span text:style-name="T444">Правдин.</text:span><text:s text:c="2"/>Что ж бы иное и делать надлежало?</text:p>
      <text:p text:style-name="Обычный"><text:span text:style-name="T445">Стародум.</text:span><text:s text:c="2"/>Надлежало<text:s/>образумиться. Не умел я остеречься от первых движений раздраженного моего любочестия. Горячность не допустила меня тогда рассудить, что прямо любочестивый человек ревнует к делам, а не к чинам; что чины нередко выпрашиваются, а истинное почтение необходимо<text:s/>заслуживается; что гораздо честнее быть без вины обойдену, нежели без заслуг пожаловану.</text:p>
      <text:p text:style-name="Обычный"><text:span text:style-name="T446">Правдин.<text:s/></text:span><text:s/>Но разве дворянину не позволяется взять отставки ни в каком уже случае?</text:p>
      <text:p text:style-name="Обычный"><text:span text:style-name="T447">Стародум.</text:span><text:s text:c="2"/>В одном только: когда он внутренно удостоверен, что служба его отечеству прямой пользы не приносит. А! тогда поди.</text:p>
      <text:soft-page-break/>
      <text:p text:style-name="Обычный"><text:span text:style-name="T448">Правдин.</text:span><text:s text:c="2"/>Вы даете чувствовать истинное существо должности дворянина.</text:p>
      <text:p text:style-name="Обычный"><text:span text:style-name="T449">Стародум.</text:span><text:s text:c="2"/>Взяв отставку, приехал я в Петербург. Тут слепой случай завел меня в такую сторону, о которой мне отроду и в голову не приходило.</text:p>
      <text:p text:style-name="Обычный"><text:span text:style-name="T450">Правдин.</text:span><text:s text:c="2"/>Куда же?</text:p>
      <text:p text:style-name="Обычный"><text:span text:style-name="T451">Стародум.<text:s/></text:span><text:s/>Ко двору. Меня взяли ко двору. А? Как ты об этом думаешь?</text:p>
      <text:p text:style-name="Обычный"><text:span text:style-name="T452">Правдин.<text:s/></text:span><text:s/>Как же вам эта сторона показалась?</text:p>
      <text:p text:style-name="Обычный"><text:span text:style-name="T453">Стародум.</text:span><text:s text:c="2"/>Любопытна. Первое показалось мне странно, что в этой стороне по большой прямой дороге никто почти не ездит, а все объезжают крюком, надеясь доехать поскорее.</text:p>
      <text:p text:style-name="Обычный"><text:span text:style-name="T454">Правдин.<text:s/></text:span><text:s/>Хоть крюком, да просторна ли дорога?</text:p>
      <text:p text:style-name="Обычный"><text:span text:style-name="T455">Стародум.</text:span><text:s text:c="2"/>А такова-то просторна, что двое, встретясь, разойтиться не могут. Один другого сваливает, и тот, кто на ногах, не поднимает уже никогда того, кто на земи.</text:p>
      <text:p text:style-name="Обычный"><text:span text:style-name="T456">Правдин.<text:s/></text:span><text:s/>Так поэтому тут самолюбие…</text:p>
      <text:p text:style-name="Обычный"><text:span text:style-name="T457">Стародум.<text:s/></text:span><text:s/>Тут не самолюбие, а, так назвать, себялюбие. Тут себя любят отменно; о себе одном пекутся; об одном настоящем часе суетятся. Ты не поверишь. Я видел тут множество людей, которым во все случаи их жизни ни ризу на мысль не приходили ни предки, ни потомки.</text:p>
      <text:p text:style-name="Обычный"><text:span text:style-name="T458">Правдин.<text:s/></text:span><text:s/>Но те достойные люди, которые у двора служат государству…</text:p>
      <text:p text:style-name="Обычный"><text:span text:style-name="T459">Стародум.</text:span><text:s text:c="2"/>О! те не оставляют двора для того, что они двору полезны, а прочие для того, что двор им полезен. Я не был в числе первых и не хотел быть в числе последних.</text:p>
      <text:p text:style-name="Обычный"><text:span text:style-name="T460">Правдин.<text:s/></text:span><text:s/>Вас, конечно, у двора не узнали?</text:p>
      <text:p text:style-name="Обычный"><text:span text:style-name="T461">Стародум.<text:s/></text:span><text:s/>Тем для меня лучше. Я успел убраться без хлопот, а то бы выжили ж меня одним из двух манеров.</text:p>
      <text:p text:style-name="Обычный"><text:span text:style-name="T462">Правдин</text:span><text:span text:style-name="T463">.</text:span><text:s text:c="2"/>Каких?</text:p>
      <text:p text:style-name="Обычный"><text:span text:style-name="T464">Стародум.<text:s/></text:span><text:s/>От двора, мой друг, выживают двумя манерами. Либо на тебя рассердятся, либо тебя рассердят. Я не стал дожидаться ни того, ни другого. Рассудил, что лучше вести жизнь у себя дома, нежели в чужой передней.</text:p>
      <text:p text:style-name="Обычный"><text:span text:style-name="T465">Правдин.</text:span><text:s text:c="2"/>Итак, вы отошли от двора ни с чем?<text:s/><text:span text:style-name="T466">(Открывает свою табакерку.)</text:span><text:s/></text:p>
      <text:p text:style-name="Обычный"><text:span text:style-name="T467">Стародум</text:span><text:s/><text:span text:style-name="T468">(берет у Правдина табак).<text:s/></text:span><text:s/>Как ни с чем? Табакерке цена пятьсот рублев. Пришли к купцу двое. Один, заплатя деньги, принес домой табакерку. Другой пришел домой без табакерки. И ты думаешь, что другой пришел домой ни с чем? Ошибаешься. Он принес назад свои пятьсот рублев целы. Я отошел от двора без деревень, без ленты, без чинов, да мое принес домой неповрежденно, мою душу, мою честь, мои правилы.</text:p>
      <text:p text:style-name="Обычный"><text:span text:style-name="T469">Правдин.<text:s/></text:span><text:s/>С вашими правилами людей не отпускать от двора, а ко двору призывать надобно.</text:p>
      <text:p text:style-name="Обычный"><text:span text:style-name="T470">Стародум.</text:span><text:s text:c="2"/>Призывать? А зачем?</text:p>
      <text:p text:style-name="Обычный"><text:span text:style-name="T471">Правдин.<text:s/></text:span><text:s/>Затем, зачем к больным врача призывают.</text:p>
      <text:p text:style-name="Обычный"><text:span text:style-name="T472">Стародум.<text:s/></text:span><text:s/>Мой друг! Ошибаешься. Тщетно знать врача к больным неисцельно. Тут врач не пособит, разве сам заразится.</text:p>
      <text:p text:style-name="P473"/>
      <text:h text:style-name="Заголовок6" text:outline-level="6">ЯВЛЕНИЕ II</text:h>
      <text:h text:style-name="Заголовок6" text:outline-level="6">Те же и Софья.</text:h>
      <text:p text:style-name="P474"/>
      <text:p text:style-name="Обычный"><text:span text:style-name="T475">Софья<text:s/></text:span><text:s/><text:span text:style-name="T476">(к Правдину).<text:s/></text:span><text:s/>Сил моих не стало от их шуму.</text:p>
      <text:p text:style-name="Обычный"><text:span text:style-name="T477">Стародум</text:span><text:s/><text:span text:style-name="T478">(в сторону).<text:s/></text:span><text:s/>Вот черты лица ее матери. Вот моя Софья.</text:p>
      <text:p text:style-name="Обычный"><text:span text:style-name="T479">Софья</text:span><text:s/><text:span text:style-name="T480">(смотря на Стародума).<text:s/></text:span><text:s/>Боже мой! Он меня назвал. Сердце мое моим не обманывает…</text:p>
      <text:p text:style-name="Обычный"><text:span text:style-name="T481">Стародум</text:span><text:s/><text:span text:style-name="T482">(обняв ее).<text:s/></text:span><text:s/>Нет. Ты дочь моей сестры, дочь<text:s/>сердца моего!</text:p>
      <text:p text:style-name="Обычный"><text:span text:style-name="T483">Софья</text:span><text:s/><text:span text:style-name="T484">(бросаясь в его объятия).<text:s/></text:span><text:s/>Дядюшка! Я вне себя с радости.</text:p>
      <text:p text:style-name="Обычный"><text:span text:style-name="T485">Стародум.<text:s/></text:span><text:s/>Любезная Софья! Я узнал в Москве, что ты живешь здесь против воли. Мне на свете шестьдесят лет. Случалось быть часто раздраженным, иногда быть собой довольным. Ничто так не терзало мое сердце, как невинность в сетях коварства. Никогда не<text:s/><text:soft-page-break/>бывал я так собой<text:s/>доволен, как если случалось из рук вырвать добычь от порока.</text:p>
      <text:p text:style-name="Обычный"><text:span text:style-name="T486">Правдин.<text:s/></text:span><text:s/>Сколь приятно быть тому и свидетелем!</text:p>
      <text:p text:style-name="Обычный"><text:span text:style-name="T487">Софья.</text:span><text:s text:c="2"/>Дядюшка! ваши ко мне милости…</text:p>
      <text:p text:style-name="Обычный"><text:span text:style-name="T488">Стародум.</text:span><text:s text:c="2"/>Ты знаешь, что я одной тобой привязан к жизни. Ты должна делать утешение моей старости, а мои попечении твое счастье. Пошед в отставку, положил я основание твоему воспитанию, но не мог иначе основать твоего состояния, как разлучась с твоей матерью и с тобою.</text:p>
      <text:p text:style-name="Обычный"><text:span text:style-name="T489">Софья.</text:span><text:s text:c="2"/>Отсутствие ваше огорчало нас несказанно.</text:p>
      <text:p text:style-name="Обычный"><text:span text:style-name="T490">Стародум</text:span><text:s/><text:span text:style-name="T491">(к Правдину).<text:s/></text:span><text:s/>Чтоб оградить ее жизнь от недостатку в нужном, решился я удалиться на несколько лет и ту землю, где достают деньги, не променивая их на совесть, без подлой выслуги, не грабя отечества; где требуют денег от самой земли, которая по-правосуднее людей, лицеприятия не знает, а платит одни труды верно и щедро.</text:p>
      <text:p text:style-name="Обычный"><text:span text:style-name="T492">Правдин.</text:span><text:s text:c="2"/>Вы могли б обогатиться, как я слышал, несравненно больше.</text:p>
      <text:p text:style-name="Обычный"><text:span text:style-name="T493">Стародум.<text:s/></text:span><text:s/>А на что?</text:p>
      <text:p text:style-name="Обычный"><text:span text:style-name="T494">Правдин.<text:s/></text:span><text:s/>Чтоб быть богату, как другие.</text:p>
      <text:p text:style-name="Обычный"><text:span text:style-name="T495">Стародум.</text:span><text:s text:c="2"/>Богату! А кто богат? Да ведаешь ли ты, что для прихотей одного человека всей Сибири мало! Друг мой! Все состоит в воображении. Последуй природе, никогда не будешь беден. Последуй людским мнениям, никогда богат не будешь.</text:p>
      <text:p text:style-name="Обычный"><text:span text:style-name="T496">Софья.<text:s/></text:span><text:s/>Дядюшка! Какую правду вы говорите!</text:p>
      <text:p text:style-name="Обычный"><text:span text:style-name="T497">Стародум.<text:s/></text:span><text:s/>Я нажил столько, чтоб при твоем замужестве не остановляла нас бедность жениха достойного.</text:p>
      <text:p text:style-name="Обычный"><text:span text:style-name="T498">Софья.</text:span><text:s text:c="2"/>Во всю жизнь мою ваша воля будет мой закон.</text:p>
      <text:p text:style-name="Обычный"><text:span text:style-name="T499">Правдин.</text:span><text:s text:c="2"/>Но, выдав ее, не лишнее было бы оставить и детям…</text:p>
      <text:p text:style-name="Обычный"><text:span text:style-name="T500">Стародум.<text:s/></text:span><text:s/>Детям? Оставлять богатство детям? В голове нет. Умны будут – без него обойдутся; а глупому сыну не в помощь богатство. Видал я молодцов в золотых кафтанах, да с свинцовой головою. Нет, мой друг! Наличные деньги – не наличные достоинства. Золотой болван – все болван.</text:p>
      <text:p text:style-name="Обычный"><text:span text:style-name="T501">Правдин.<text:s/></text:span><text:s/>Со всем тем мы видим, что деньги нередко ведут к чинам, чины обыкновенно к знатности, а знатным оказывается почтение.</text:p>
      <text:p text:style-name="Обычный"><text:span text:style-name="T502">Стародум.</text:span><text:s text:c="2"/>Почтение! Одно почтение должно быть лестно человеку – душевное; а душевного почтения достоин только тот, кто в чинах не по деньгам, а в знати не по чинам.</text:p>
      <text:p text:style-name="Обычный"><text:span text:style-name="T503">Правдин.<text:s/></text:span><text:s/>Заключение ваше неоспоримо.</text:p>
      <text:p text:style-name="Обычный"><text:span text:style-name="T504">Стародум.</text:span><text:s text:c="2"/>Ба! Это что за шум!</text:p>
      <text:p text:style-name="P505"/>
      <text:h text:style-name="Заголовок6" text:outline-level="6">ЯВЛЕНИЕ III</text:h>
      <text:h text:style-name="Заголовок6" text:outline-level="6">Те же, г-жа Простакова, Скотинин, Милон.</text:h>
      <text:p text:style-name="P506"/>
      <text:p text:style-name="Обычный"><text:span text:style-name="T507">Милон разнимает г-жу Простакову со Скотининым.</text:span><text:s/></text:p>
      <text:p text:style-name="Обычный"><text:span text:style-name="T508">Г-жа Простакова</text:span><text:s/><text:span text:style-name="T509">.</text:span><text:s/>Пусти! Пусти, батюшка! Дай мне до рожи, до рожи…</text:p>
      <text:p text:style-name="Обычный"><text:span text:style-name="T510">Милон.</text:span><text:s text:c="2"/>Не пущу, сударыня. Не прогневайся!</text:p>
      <text:p text:style-name="Обычный"><text:span text:style-name="T511">Скотинин</text:span><text:s/><text:span text:style-name="T512">(в запальчивости, оправляя парик).<text:s/></text:span><text:s/>Отвяжись, сестра! Дойдет дело до ломки, погну, так затрещишь.</text:p>
      <text:p text:style-name="Обычный"><text:span text:style-name="T513">Милон</text:span><text:s/><text:span text:style-name="T514">(г-же Простаковой).<text:s/></text:span><text:s/>И вы забыли, что он вам брат!</text:p>
      <text:p text:style-name="Обычный"><text:span text:style-name="T515">Г-жа Простакова.<text:s/></text:span><text:s/>Ах, батюшка! Сердце взяло, дай додраться!</text:p>
      <text:p text:style-name="Обычный"><text:span text:style-name="T516">Милон</text:span><text:s/><text:span text:style-name="T517">(Скотинину).<text:s/></text:span><text:s/>Разве она вам не сестра?</text:p>
      <text:p text:style-name="Обычный"><text:span text:style-name="T518">Скотинин.</text:span><text:s text:c="2"/>Что греха таить, одного помету, да вишь как развизжалась.</text:p>
      <text:p text:style-name="Обычный"><text:span text:style-name="T519">Стародум</text:span><text:s/><text:span text:style-name="T520">(не могши удержаться от смеха, к Правдину).<text:s/></text:span><text:s/>Я боялся рассердиться. Теперь смех меня берет.</text:p>
      <text:p text:style-name="Обычный"><text:span text:style-name="T521">Г-жа Простакова.<text:s/></text:span><text:s/>Кого-то, над кем-то? Это что за выезжий?</text:p>
      <text:p text:style-name="Обычный"><text:span text:style-name="T522">Стародум.<text:s/></text:span><text:s/>Не прогневайся, сударыня. Я народу ничего смешнее не видывал.</text:p>
      <text:p text:style-name="Обычный"><text:span text:style-name="T523">Скотинин</text:span><text:s/><text:span text:style-name="T524">(держась за шею).<text:s/></text:span><text:s/>Кому смех, а мне и полсмеха нет.</text:p>
      <text:p text:style-name="Обычный"><text:span text:style-name="T525">Милон.</text:span><text:s text:c="2"/>Да не ушибла ль она вас?</text:p>
      <text:soft-page-break/>
      <text:p text:style-name="Обычный"><text:span text:style-name="T526">Скотинин.<text:s/></text:span><text:s/>Перед-от заслонял обеими, так вцепилась в зашеину…</text:p>
      <text:p text:style-name="Обычный"><text:span text:style-name="T527">Правдин.</text:span><text:s text:c="2"/>И больно?…</text:p>
      <text:p text:style-name="Обычный"><text:span text:style-name="T528">Скотинин.</text:span><text:s text:c="2"/>Загривок немного пронозила.</text:p>
      <text:p text:style-name="Обычный"><text:span text:style-name="T529">В следующую речь г-жи Простаковой Софья сказывает взорами Милону, что перед ним Стародум. Милон ее понимает.</text:span><text:s/></text:p>
      <text:p text:style-name="Обычный"><text:span text:style-name="T530">Г-жа Простакова.<text:s/></text:span><text:s/>Пронозила!… Нет, братец, ты должен образ выменить господина офицера;<text:s/>а кабы не он, то б ты от меня не заслонился. За сына вступлюсь. Не спущу отцу родному.<text:s/><text:span text:style-name="T531">(Стародуму.)<text:s/></text:span><text:s/>Это, сударь, ничего и не смешно. Не прогневайся. У меня материно сердце. Слыхано ли, чтоб сука щенят своих выдавала? Изволил пожаловать неведомо к кому, неведомо кто</text:p>
      <text:p text:style-name="Обычный"><text:span text:style-name="T532">Стародум</text:span><text:s/><text:span text:style-name="T533">(указывая на Софью).<text:s/></text:span><text:s/>Приехал к ней, ее дядя, Стародум.</text:p>
      <text:p text:style-name="Обычный"><text:span text:style-name="T534">Г-жа Простакова<text:s/></text:span><text:s/><text:span text:style-name="T535">(обробев и иструсясь).<text:s/></text:span><text:s/>Как! Это ты! Ты, батюшка! Гость наш бесценный! Ах, я дура бессчетная! Да так ли бы надобно было встретить отца родного, на которого вся надежда, который у нас один, как порох в глазе. Батюшка! Прости меня. Я дура. Образумиться не могу. Где муж? Где сын? Как в пустой дом приехал! Наказание божие! Все обезумели. Девка! Девка! Палашка! Девка!</text:p>
      <text:p text:style-name="Обычный"><text:span text:style-name="T536">Скотинин</text:span><text:s/><text:span text:style-name="T537">(в сторону).<text:s/></text:span><text:s/>Тот-то, он-то, дядюшка-то!</text:p>
      <text:p text:style-name="P538"/>
      <text:h text:style-name="Заголовок6" text:outline-level="6">ЯВЛЕНИЕ IV</text:h>
      <text:h text:style-name="Заголовок6" text:outline-level="6">Те же и Еремеевна.</text:h>
      <text:p text:style-name="P539"/>
      <text:p text:style-name="Обычный"><text:span text:style-name="T540">Еремеевна.</text:span><text:s text:c="2"/>Чего изволишь?</text:p>
      <text:p text:style-name="Обычный"><text:span text:style-name="T541">Г-жа Простакова.<text:s/></text:span><text:s/>А ты разве девка, собачья ты дочь? Разве у меня в доме, кроме твоей скверной хари, и служанок нет? Палашка где?</text:p>
      <text:p text:style-name="Обычный"><text:span text:style-name="T542">Еремеевна.<text:s/></text:span><text:s/>Захворала, матушка, лежит с утра.</text:p>
      <text:p text:style-name="Обычный"><text:span text:style-name="T543">Г-жа Простакова.<text:s/></text:span><text:s/>Лежит! Ах, она бестия! Лежит! Как будто благородная!</text:p>
      <text:p text:style-name="Обычный"><text:span text:style-name="T544">Еремеевна.<text:s/></text:span><text:s/>Такой жар рознял, матушка, без умолку бредит…</text:p>
      <text:p text:style-name="Обычный"><text:span text:style-name="T545">Г-жа Простакова.<text:s/></text:span><text:s/>Бредит, бестия! Как будто благородная! Зови же ты мужа, сына. Скажи им, что, по милости божией, дождались мы дядюшку любезной нашей Софьюшки; что второй наш родитель к нам теперь пожаловал, по милости божией. Ну, беги, переваливайся!</text:p>
      <text:p text:style-name="Обычный"><text:span text:style-name="T546">Стародум.<text:s/></text:span><text:s/>К чему так суетиться, сударыня? По милости божией, я ваш не родитель; по милости же божией, я вам и незнаком.</text:p>
      <text:p text:style-name="Обычный"><text:span text:style-name="T547">Г-жа Простакова.<text:s/></text:span><text:s/>Нечаянный твой приезд, батюшка, ум у меня отнял; да дай хотя обнять тебя хорошенько, благодетель наш!…</text:p>
      <text:p text:style-name="P548"/>
      <text:h text:style-name="Заголовок6" text:outline-level="6">ЯВЛЕНИЕ V</text:h>
      <text:h text:style-name="Заголовок6" text:outline-level="6">Те же, Простаков, Митрофан и Еремеевна.</text:h>
      <text:p text:style-name="P549"/>
      <text:p text:style-name="Обычный"><text:span text:style-name="T550">В следующую речь Стародума Простаков с сыном, вышедшие из средней двери, стали позади Стародума. Отец готов его обнять, как скоро дойдет очередь, а сын подойти к руке. Еремеевна взяла место<text:s/></text:span><text:span text:style-name="T551">к стороне и, сложа руки, стала как вкопанная, выпяля глаза на Стародума, с рабским подобострастием.</text:span><text:s/></text:p>
      <text:p text:style-name="Обычный"><text:span text:style-name="T552">Стародум</text:span><text:s/><text:span text:style-name="T553">(обнимая неохотно г-жу Простакову).<text:s/></text:span><text:s/>Милость совсем лишняя, сударыня! Без нее мог бы я весьма легко обойтиться.<text:s/><text:span text:style-name="T554">(Вырвавшись из рук ее, обертываетс</text:span><text:span text:style-name="T555">я на другую сторону, где Скотинин, стоящий уже с распростертыми руками, тотчас его схватывает.)<text:s/></text:span><text:s/>Это к кому я попался?</text:p>
      <text:p text:style-name="Обычный"><text:span text:style-name="T556">Скотинин.</text:span><text:s text:c="2"/>Это я, сестрин брат.</text:p>
      <text:p text:style-name="Обычный"><text:span text:style-name="T557">Стародум</text:span><text:s/><text:span text:style-name="T558">(увидя еще двух, с нетерпением).<text:s/></text:span><text:s/>А это кто еще?</text:p>
      <text:p text:style-name="Обычный"><text:span text:style-name="T559">Простаков</text:span><text:s/><text:span text:style-name="T560">(обнимая),<text:s/></text:span><text:s/><text:span text:style-name="T561">Митрофан<text:s/></text:span><text:s/><text:span text:style-name="T562">(ловя руку)(вме</text:span><text:span text:style-name="T563">сте):</text:span><text:s text:c="2"/></text:p>
      <text:p text:style-name="Обычный">– Я женин муж.</text:p>
      <text:p text:style-name="Обычный">– А я матушкин сынок.</text:p>
      <text:soft-page-break/>
      <text:p text:style-name="Обычный"><text:span text:style-name="T564">Милон</text:span><text:s/><text:span text:style-name="T565">(Правдину).<text:s/></text:span><text:s/>Теперь я не представлюсь.</text:p>
      <text:p text:style-name="Обычный"><text:span text:style-name="T566">Правдин</text:span><text:s/><text:span text:style-name="T567">(Милону).<text:s/></text:span><text:s/>Я найду случай представить тебя после.</text:p>
      <text:p text:style-name="Обычный"><text:span text:style-name="T568">Стародум</text:span><text:s/><text:span text:style-name="T569">(не давая руки Митрофану).<text:s/></text:span><text:s/>Этот ловит целовать руку. Видно, что готовят в него большую душу.</text:p>
      <text:p text:style-name="Обычный"><text:span text:style-name="T570">Г-жа<text:s/></text:span><text:span text:style-name="T571">Простакова.<text:s/></text:span><text:s/>Говори, Митрофанушка. Как-де, сударь, мне не целовать твоей ручки? Ты мой второй отец.</text:p>
      <text:p text:style-name="Обычный"><text:span text:style-name="T572">Митрофан.<text:s/></text:span><text:s/>Как не целовать, дядюшка, твоей ручки. Ты мой отец…<text:s/><text:span text:style-name="T573">(К матери.)<text:s/></text:span><text:s/>Который бишь?</text:p>
      <text:p text:style-name="Обычный"><text:span text:style-name="T574">Г-жа Простакова.<text:s/></text:span><text:s/>Второй.</text:p>
      <text:p text:style-name="Обычный"><text:span text:style-name="T575">Митрофан.<text:s/></text:span><text:s/>Второй? Второй отец, дядюшка.</text:p>
      <text:p text:style-name="Обычный"><text:span text:style-name="T576">Стародум.<text:s/></text:span><text:s/>Я, сударь, тебе ни отец, ни дядюшка.</text:p>
      <text:p text:style-name="Обычный"><text:span text:style-name="T577">Г-жа Простакова.<text:s/></text:span><text:s/>Батюшка, вить робенок, может быть, свое счастье прорекает: авось-либо сподобит бог быть ему и впрямь твоим племянничком.</text:p>
      <text:p text:style-name="Обычный"><text:span text:style-name="T578">Скотинин.</text:span><text:s text:c="2"/>Право! А я чем не племянник? Ай, сестра!</text:p>
      <text:p text:style-name="Обычный"><text:span text:style-name="T579">Г-жа Простакова.</text:span><text:s text:c="2"/>Я, братец, с тобою лаяться не стану.<text:s/><text:span text:style-name="T580">(К Стародуму.)<text:s/></text:span><text:s/>Отроду, батюшка, ни с кем не бранивалась. У меня такой нрав. Хоть разругай, век слова не скажу. Пусть же, себе на уме, бог тому заплатит, кто меня, бедную, обижает.</text:p>
      <text:p text:style-name="Обычный"><text:span text:style-name="T581">Стародум.</text:span><text:s text:c="2"/>Я это приметил, как скоро ты, сударыня, из дверей показалась.</text:p>
      <text:p text:style-name="Обычный"><text:span text:style-name="T582">Правдин.</text:span><text:s text:c="2"/>А я уже три дни свидетелем ее добронравия.</text:p>
      <text:p text:style-name="Обычный"><text:span text:style-name="T583">Стародум.</text:span><text:s text:c="2"/>Этой забавы я так долго иметь не могу. Софьюшка, друг мой, завтра же поутру еду с тобой в Москву.</text:p>
      <text:p text:style-name="Обычный"><text:span text:style-name="T584">Г-жа Простакова.<text:s/></text:span><text:s/>Ах, батюшка! За что такой гнев?</text:p>
      <text:p text:style-name="Обычный"><text:span text:style-name="T585">Простаков.<text:s/></text:span><text:s/>За что немилость?</text:p>
      <text:p text:style-name="Обычный"><text:span text:style-name="T586">Г-жа Простакова.<text:s/></text:span><text:s/>Как! Нам расстаться с Софьюшкой! С сердечным нашим другом! Я с одной тоски хлеба отстану.</text:p>
      <text:p text:style-name="Обычный"><text:span text:style-name="T587">Простаков.</text:span><text:s text:c="2"/>А я уже тут сгиб да пропал.</text:p>
      <text:p text:style-name="Обычный"><text:span text:style-name="T588">Стародум.<text:s/></text:span><text:s/>О! Когда же вы так ее любите, то должен я вас обрадовать.<text:s/>Я везу ее в Москву для того, чтоб сделать ее счастье. Мне представлен в женихи ее некто молодой человек больших достоинств. За него ее и выдам.</text:p>
      <text:p text:style-name="Обычный"><text:span text:style-name="T589">Г-жа Простакова.</text:span><text:s text:c="2"/>Ах, уморил!</text:p>
      <text:p text:style-name="Обычный"><text:span text:style-name="T590">Милон.<text:s/></text:span><text:s/>Что я слышу!</text:p>
      <text:p text:style-name="Обычный"><text:span text:style-name="T591">Софья кажется пораженною.</text:span><text:s/></text:p>
      <text:p text:style-name="Обычный"><text:span text:style-name="T592">Скотинин.<text:s/></text:span><text:s/>Вот те раз!</text:p>
      <text:p text:style-name="Обычный"><text:span text:style-name="T593">Простаков</text:span><text:s/><text:span text:style-name="T594"><text:s/>(всплеснул руками).</text:span><text:s text:c="2"/>Вот тебе на!</text:p>
      <text:p text:style-name="Обычный"><text:span text:style-name="T595">Еремеевна печально кивнула головою.</text:span><text:s/></text:p>
      <text:p text:style-name="Обычный"><text:span text:style-name="T596">Правдин показывает вид огорченного удивления.</text:span><text:s/></text:p>
      <text:p text:style-name="Обычный"><text:span text:style-name="T597">Стародум<text:s/></text:span><text:s/><text:span text:style-name="T598">(приметя всех смятение).<text:s/></text:span><text:s/>Что это значит?<text:s/><text:span text:style-name="T599">(К Софье.)<text:s/></text:span><text:s/>Софьюшка, друг мой, и ты мне кажешься в смущении? Неужель мое намерение тебя огорчило? Я заступаю место отца твоего. Поверь мне, что я знаю его права. Они нейдут далее, как отвращать несчастную склонность дочери, а выбор достойного человека зависит совершенно от ее сердца. Будь спокойна, друг мой! Твой муж, тебя достойный, кто б он ни был, будет иметь во мне истинного друга. Поди за кого хочешь.</text:p>
      <text:p text:style-name="Обычный"><text:span text:style-name="T600">Все принимают веселый вид.</text:span><text:s/></text:p>
      <text:p text:style-name="Обычный"><text:span text:style-name="T601">Софья.<text:s/></text:span><text:s/>Дядюшка! Не сумневайтесь в моем повиновении.</text:p>
      <text:p text:style-name="Обычный"><text:span text:style-name="T602">Милон</text:span><text:s/><text:span text:style-name="T603">(в сторону).<text:s/></text:span><text:s/>Почтенный человек!</text:p>
      <text:p text:style-name="Обычный"><text:span text:style-name="T604">Г-жа Простакова<text:s/></text:span><text:s/><text:span text:style-name="T605">(с веселым видом).<text:s/></text:span><text:s/>Вот отец! Вот послушать! Поди за кого хочешь, лишь бы человек ее стоил. Так, мой батюшка, так. Тут лишь только женихов пропускать не надобно. Коль есть в глазах дворянин, малый молодой…</text:p>
      <text:p text:style-name="Обычный"><text:span text:style-name="T606">Скотинин.<text:s/></text:span><text:s/>Из ребят давно уж вышел…</text:p>
      <text:p text:style-name="Обычный"><text:span text:style-name="T607">Г-жа Простакова, Скотинин<text:s/></text:span><text:s/><text:span text:style-name="T608">(вместе):</text:span><text:s/></text:p>
      <text:p text:style-name="Обычный">– У кого достаточек, хоть и небольшой…</text:p>
      <text:p text:style-name="Обычный">– Да свиной завод не плох…</text:p>
      <text:soft-page-break/>
      <text:p text:style-name="Обычный"><text:span text:style-name="T609">Г-жа Простакова, Скотинин<text:s/></text:span><text:s/><text:span text:style-name="T610">(вместе):</text:span><text:s/></text:p>
      <text:p text:style-name="Обычный">– Так и в добрый час в архангельский.</text:p>
      <text:p text:style-name="Обычный">– Так веселым пирком, ды за свадебку.</text:p>
      <text:p text:style-name="Обычный"><text:span text:style-name="T611">Стародум.<text:s/></text:span><text:s/>Советы ваши беспристрастны. Я это вижу.</text:p>
      <text:p text:style-name="Обычный"><text:span text:style-name="T612">Скотинин.</text:span><text:s text:c="2"/>То ль еще увидишь, как опознаешь меня покороче. Вишь ты, здесь содомно. Через час место приду к тебе один. Тут дело и сладим. Скажу, не похвалясь: каков я, право таких мало.<text:s/><text:span text:style-name="T613">(Отходит.</text:span><text:s/>)</text:p>
      <text:p text:style-name="Обычный"><text:span text:style-name="T614">Стародум.</text:span><text:s text:c="2"/>Это всего вероятнее.</text:p>
      <text:p text:style-name="Обычный"><text:span text:style-name="T615">Г-жа Простакова.</text:span><text:s text:c="2"/>Ты, мой батюшка, не диви на братца…</text:p>
      <text:p text:style-name="Обычный"><text:span text:style-name="T616">Стародум.</text:span><text:s text:c="2"/>А он ваш братец?</text:p>
      <text:p text:style-name="Обычный"><text:span text:style-name="T617">Г-жа Простакова.<text:s/></text:span><text:s/>Родной, батюшка. Вить и я по отце Скотининых. Покойник батюшка женился на покойнице матушке. Она была по прозванию Приплодиных. Нас, детей, было с них восемнадцать человек; да, кроме меня с братцем, все, по власти господней, примерли. Иных из бани мертвых вытащили. Трое, похлебав молочка из медного котлика, скончались. Двое о святой неделе с колокольни свалились; а достальные сами не стояли, батюшка.</text:p>
      <text:p text:style-name="Обычный"><text:span text:style-name="T618">Стародум.</text:span><text:s text:c="2"/>Вижу, каковы были и родители ваши.</text:p>
      <text:p text:style-name="Обычный"><text:span text:style-name="T619">Г-жа Простакова.</text:span><text:s text:c="2"/>Старинные люди, мой отец! Не нынешний был век. Нас ничему не учили. Бывало, добры люди приступят к батюшке, ублажают, ублажают, чтоб хоть братца отдать в школу. К статью ли, покойник-свет и руками и ногами, царство ему небесное! Бывало,<text:s/>изволит закричать: прокляну робенка, который что-нибудь переймет у басурманов, и не будь тот Скотинин, кто чему-нибудь учиться захочет.</text:p>
      <text:p text:style-name="Обычный"><text:span text:style-name="T620">Правдин.</text:span><text:s text:c="2"/>Вы, однако ж, своего сынка кое-чему обучаете.</text:p>
      <text:p text:style-name="Обычный"><text:span text:style-name="T621">Г-жа Простакова<text:s/></text:span><text:s/><text:span text:style-name="T622">(к Правдину).<text:s/></text:span><text:s/>Да ныне век другой, батюшка!<text:s/><text:span text:style-name="T623">(К</text:span><text:span text:style-name="T624"><text:s/>Стародуму.)<text:s/></text:span><text:s/>Последних крох не жалеем, лишь бы сына всему выучить. Мой Митрофанушка из-за книги не встает по суткам. Материно мое сердце. Иное жаль, жаль, да подумаешь: зато будет и детина хоть куда. Вить вот уж ему, батюшка, шестнадцать лет исполнится около зимнего Николы. Жених хоть кому, а все-таки учители ходят, часа не теряет, и теперь двое в сенях дожидаются.<text:s/><text:span text:style-name="T625">(Мигнула Еремеевне, чтоб их позвать.)<text:s/></text:span><text:s/>В Москве же приняли иноземца на пять лет и, чтоб другие не сманили, контракт в полиции заявили. Подрядился учить, чему мы хотим, а по нас учи, чему сам умеешь. Мы весь родительский долг исполнили, немца приняли и деньги по третям наперед ему платим. Желала б я душевно, чтоб ты сам, батюшка, полюбовался на Митрофанушку и посмотрел бы, что он выучил.</text:p>
      <text:p text:style-name="Обычный"><text:span text:style-name="T626">Стародум.</text:span><text:s text:c="2"/>Я худой тому судья, сударыня.</text:p>
      <text:p text:style-name="Обычный"><text:span text:style-name="T627">Г-жа Простакова<text:s/></text:span><text:s/><text:span text:style-name="T628">(увидя Кутейкина и Цыфиркина).<text:s/></text:span><text:s/>Вот и учители! Митрофанушка мой ни днем, ни ночью покою не имеет. Свое дитя хвалить дурно, а куда не бессчастна будет та, которую приведет бог быть его женою.</text:p>
      <text:p text:style-name="Обычный"><text:span text:style-name="T629">Правдин.<text:s/></text:span><text:s/>Это все хорошо; не забудьте, однако ж, сударыня, что гость ваш теперь только из Москвы приехал и что ему покой гораздо нужнее похвал вашего сына.</text:p>
      <text:p text:style-name="Обычный"><text:span text:style-name="T630">Стародум.<text:s/></text:span><text:s/>Признаюсь, что я рад бы отдохнуть и от дороги и от всего того, что слышал и что видел.</text:p>
      <text:p text:style-name="Обычный"><text:span text:style-name="T631">Г-жа Простакова.<text:s/></text:span><text:s/>Ах, мой батюшка! Все готово. Сама для тебя комнату убирала.</text:p>
      <text:p text:style-name="Обычный"><text:span text:style-name="T632">Стародум.</text:span><text:s text:c="2"/>Благодарен. Софьюшка, проводи же меня.</text:p>
      <text:p text:style-name="Обычный"><text:span text:style-name="T633">Г-жа Простакова.<text:s/></text:span><text:s/>А мы-то что? Позволь, мой батюшка, проводить себя и мне, и сыну, и мужу. Мы все за твое здоровье в Киев пешком обещаемся, лишь бы дельце наше сладить.</text:p>
      <text:p text:style-name="Обычный"><text:span text:style-name="T634">Стародум<text:s/></text:span><text:s/><text:span text:style-name="T635">(к Правдину).<text:s/></text:span><text:s/>Когда же мы увидимся? Отдохнув, я сюда приду.</text:p>
      <text:p text:style-name="Обычный"><text:span text:style-name="T636">Правдин.</text:span><text:s text:c="2"/>Так я здесь и буду иметь честь вас видеть.</text:p>
      <text:p text:style-name="Обычный"><text:span text:style-name="T637">Стародум.</text:span><text:s text:c="2"/>Рад душою.<text:s/><text:span text:style-name="T638">(Увидя Милона, который ему с почтением поклонился, откланивается и ему учтиво.)</text:span><text:s/></text:p>
      <text:p text:style-name="Обычный"><text:span text:style-name="T639">Г-жa Простакова.</text:span><text:s text:c="2"/>Так милости просим.</text:p>
      <text:p text:style-name="Обычный"><text:span text:style-name="T640">Кроме учителей, все отходят. Правдин с Милоном в сторону, а прочие в другую.</text:span><text:s/></text:p>
      <text:p text:style-name="P641"/>
      <text:h text:style-name="Заголовок6" text:outline-level="6">ЯВЛЕНИЕ VI</text:h>
      <text:h text:style-name="Заголовок6" text:outline-level="6">Кутейкин и Цыфиркин.</text:h>
      <text:p text:style-name="P642"/>
      <text:p text:style-name="Обычный"><text:span text:style-name="T643">Кутейкин.<text:s/></text:span><text:s/>Что за бесовщина! С самого утра толку не добьешься. Здесь каждое утро процветет и погибнет.</text:p>
      <text:p text:style-name="Обычный"><text:span text:style-name="T644">Цыф</text:span><text:span text:style-name="T645">иркин.<text:s/></text:span><text:s/>А наш брат и век так живет. Дела не делай, от дела не бегай. Вот беда нашему брату, как кормят плохо, как сегодни к здешнему обеду провианту не стало…</text:p>
      <text:p text:style-name="Обычный"><text:span text:style-name="T646">Кутейкин.<text:s/></text:span><text:s/>Да кабы не умудрил и меня владыко, шедши сюда, забрести на перепутье к нашей просвирне, взалках бы, яко пес ко вечеру.</text:p>
      <text:p text:style-name="Обычный"><text:span text:style-name="T647">Цыфиркин.</text:span><text:s text:c="2"/>Здешни господа добры командеры!…</text:p>
      <text:p text:style-name="Обычный"><text:span text:style-name="T648">Кутейкин.</text:span><text:s text:c="2"/>Слыхал ли ты, братец, каково житье-то здешним челядинцам; даром, что ты служивый, бывал на баталиях, страх и трепет приидет на тя…</text:p>
      <text:p text:style-name="Обычный"><text:span text:style-name="T649">Цыфиркин.<text:s/></text:span><text:s/>Вот на! Слыхал ли? Я сам видал здесь беглый огонь в сутки сряду часа по три.<text:s/><text:span text:style-name="T650">(Вздохнув.)<text:s/></text:span><text:s/>Охти мне! Грусть берет.</text:p>
      <text:p text:style-name="Обычный"><text:span text:style-name="T651">Кутейкин</text:span><text:s/><text:span text:style-name="T652">(вздохнув).<text:s/></text:span><text:s/>О, горе мне грешному!</text:p>
      <text:p text:style-name="Обычный"><text:span text:style-name="T653">Цыфиркин.<text:s/></text:span><text:s/>О чем вздохнул, Сидорыч?</text:p>
      <text:p text:style-name="Обычный"><text:span text:style-name="T654">Кутейкин.<text:s/></text:span><text:s/>И в тебе смятеся сердце твое, Пафнутьевич?</text:p>
      <text:p text:style-name="Обычный"><text:span text:style-name="T655">Цыфиркин.<text:s/></text:span><text:s/>За неволю призадумаешься… Дал мне бог ученичка, боярского сынка. Бьюсь с ним третий год: трех перечесть не умеет.</text:p>
      <text:p text:style-name="Обычный"><text:span text:style-name="T656">Кутейкин.</text:span><text:s text:c="2"/>Так у нас одна кручина. Четвертый год мучу свой живот. По сесть час, кроме задов, новой строки не разберет; да и зады мямлит, прости господи, без складу по складам, без толку по толкам.</text:p>
      <text:p text:style-name="Обычный"><text:span text:style-name="T657">Цыфиркин.</text:span><text:s text:c="2"/>А кто виноват? Лишь он грифель в руки, а немец в двери. Ему шабаш из-за доски, а меня ради в толчки. Кутейкин. Тут мой ли грех? Лишь указку в персты, басурман в глаза. Ученичка по головке, а меня по шее.</text:p>
      <text:p text:style-name="Обычный"><text:span text:style-name="T658">Цыфиркин</text:span><text:s/><text:span text:style-name="T659">(с жаром).<text:s/></text:span><text:s/>Я дал бы себе ухо отнести, лишь бы этого тунеядца прошколить по-солдатски.</text:p>
      <text:p text:style-name="Обычный"><text:span text:style-name="T660">Кутейкин.<text:s/></text:span><text:s/>Меня хоть теперь шелепами, лишь бы выю грешничу путем накостылять.</text:p>
      <text:p text:style-name="P661"/>
      <text:h text:style-name="Заголовок6" text:outline-level="6">ЯВЛЕНИЕ VII</text:h>
      <text:h text:style-name="Заголовок6" text:outline-level="6">Те же, г-жа Простакова и Митрофан.</text:h>
      <text:p text:style-name="P662"/>
      <text:p text:style-name="Обычный"><text:span text:style-name="T663">Г-жа Простакова.</text:span><text:s text:c="2"/>Пока он отдыхает, друг мой, ты хоть для виду поучись, чтоб дошло до ушей его, как ты трудишься, Митрофанушка.</text:p>
      <text:p text:style-name="Обычный"><text:span text:style-name="T664">Митрофан.<text:s/></text:span><text:s/>Ну! А там что?</text:p>
      <text:p text:style-name="Обычный"><text:span text:style-name="T665">Г-жа Простакова.<text:s/></text:span><text:s/>А там и женисся.</text:p>
      <text:p text:style-name="Обычный"><text:span text:style-name="T666">Митрофан.<text:s/></text:span><text:s/>Слушай, матушка. Я те потешу. Поучусь; только чтоб это был последний раз и чтоб сегодни ж быть сговору.</text:p>
      <text:p text:style-name="Обычный"><text:span text:style-name="T667">Г-жа Простакова.</text:span><text:s text:c="2"/>Придет час воли божией!</text:p>
      <text:p text:style-name="Обычный"><text:span text:style-name="T668">Митрофан.</text:span><text:s text:c="2"/>Час моей воли пришел. Не хочу учиться, хочу жениться. Ты ж меня взманила, пеняй на себя. Вот я сел.</text:p>
      <text:p text:style-name="Обычный"><text:span text:style-name="T669">Цыфиркин очинивает грифель.</text:span><text:s/></text:p>
      <text:p text:style-name="Обычный"><text:span text:style-name="T670">Г-жа Простакова.</text:span><text:s text:c="2"/>А я тут же присяду. Кошелек повяжу для тебя, друг мой! Софьюпшкины денежки было б куды класть.</text:p>
      <text:p text:style-name="Обычный"><text:span text:style-name="T671">Митрофан.<text:s/></text:span><text:s/>Ну! Давай доску, гарнизонна крыса! Задавай, что писать.</text:p>
      <text:p text:style-name="Обычный"><text:span text:style-name="T672">Цыфиркин.<text:s/></text:span><text:s/>Ваше благородие, завсегда без дела лаяться изволите.</text:p>
      <text:p text:style-name="Обычный"><text:span text:style-name="T673">Г-жа Простакова<text:s/></text:span><text:s/><text:span text:style-name="T674">(работая).<text:s/></text:span><text:s/>Ах, господи боже мой! Уж робенок не смей и избранить Пафнутьича! Уж и разгневался!</text:p>
      <text:p text:style-name="Обычный"><text:span text:style-name="T675">Цыфиркин.</text:span><text:s text:c="2"/>За что разгневаться, ваше благородие? У нас<text:s/>российская пословица: собака лает, ветер носит.</text:p>
      <text:p text:style-name="Обычный"><text:span text:style-name="T676">Митрофан.</text:span><text:s text:c="2"/>Задавай же зады, поворачивайся.</text:p>
      <text:soft-page-break/>
      <text:p text:style-name="Обычный"><text:span text:style-name="T677">Цыфиркин.</text:span><text:s text:c="2"/>Всё зады, ваше благородие. Вить с задами-то век назади останесся.</text:p>
      <text:p text:style-name="Обычный"><text:span text:style-name="T678">Г-жа Простакова.</text:span><text:s text:c="2"/>Не твое дело, Пафнутьич. Мне очень мило, что Митрофанушка вперед шагать не любит. С его умом, да залететь далеко, да и боже избави!</text:p>
      <text:p text:style-name="Обычный"><text:span text:style-name="T679">Цыфиркин.<text:s/></text:span><text:s/>Задача. Изволил ты, на приклад, идти по дороге со мною. Ну, хоть возьмем с собою Сидорыча. Нашли мы трое…</text:p>
      <text:p text:style-name="Обычный"><text:span text:style-name="T680">Митро</text:span><text:span text:style-name="T681">фан</text:span><text:s/><text:span text:style-name="T682">(пишет).<text:s/></text:span><text:s/>Трое.</text:p>
      <text:p text:style-name="Обычный"><text:span text:style-name="T683">Цыфиркин.<text:s/></text:span><text:s/>На дороге, на приклад же, триста рублев.</text:p>
      <text:p text:style-name="Обычный"><text:span text:style-name="T684">Митрофан</text:span><text:s/><text:span text:style-name="T685">(пишет).<text:s/></text:span><text:s/>Триста.</text:p>
      <text:p text:style-name="Обычный"><text:span text:style-name="T686">Цыфиркин.<text:s/></text:span><text:s/>Дошло дело до дележа. Смекни-тко, по чему на брата?</text:p>
      <text:p text:style-name="Обычный"><text:span text:style-name="T687">Митрофан</text:span><text:s/><text:span text:style-name="T688">(вычисляя, шепчет).<text:s/></text:span><text:s/>Единожды три – три. Единожды ноль – ноль. Единожды ноль – ноль.</text:p>
      <text:p text:style-name="Обычный"><text:span text:style-name="T689">Г-жа Простакова.<text:s/></text:span><text:s/>Что, что до дележа?</text:p>
      <text:p text:style-name="Обычный"><text:span text:style-name="T690">Митрофан.</text:span><text:s text:c="2"/>Вишь, триста рублев, что нашли, троим разделить.</text:p>
      <text:p text:style-name="Обычный"><text:span text:style-name="T691">Г-жа Простакова.<text:s/></text:span><text:s/>Врет он, друг мой сердечный! Нашел деньги, ни с кем не делись. Все себе возьми, Митрофанушка. Не учись этой дурацкой науке.</text:p>
      <text:p text:style-name="Обычный"><text:span text:style-name="T692">Митрофан.</text:span><text:s text:c="2"/>Слышь, Пафнутьич, задавай другую.</text:p>
      <text:p text:style-name="Обычный"><text:span text:style-name="T693">Цыфиркин.<text:s/></text:span><text:s/>Пиши, ваше благородие. За ученье жалуете мне в год десять рублей.</text:p>
      <text:p text:style-name="Обычный"><text:span text:style-name="T694">Митрофан.<text:s/></text:span><text:s/>Десять.</text:p>
      <text:p text:style-name="Обычный"><text:span text:style-name="T695">Цыфиркин.</text:span><text:s text:c="2"/>Теперь, правда, не за что, а кабы ты, барин, что-нибудь у меня перенял, не грех бы тогда было и еще прибавить десять.</text:p>
      <text:p text:style-name="Обычный"><text:span text:style-name="T696">Митрофан</text:span><text:s/><text:span text:style-name="T697">(пишет).<text:s/></text:span><text:s/>Ну, ну, десять.</text:p>
      <text:p text:style-name="Обычный"><text:span text:style-name="T698">Цыфиркин.<text:s/></text:span><text:s/>Сколько ж бы на год?</text:p>
      <text:p text:style-name="Обычный"><text:span text:style-name="T699">Митрофан</text:span><text:s/><text:span text:style-name="T700">(вычисляя, шепчет).<text:s/></text:span><text:s/>Нуль да нуль – нуль. Один да один…<text:s/><text:span text:style-name="T701">(Зад</text:span><text:span text:style-name="T702">умался.)</text:span><text:s/></text:p>
      <text:p text:style-name="Обычный"><text:span text:style-name="T703">Г-жа Простакова.<text:s/></text:span><text:s/>Не трудись по-пустому, друг мой! Гроша не прибавлю; да и не за что. Наука не такая. Лишь тебе мученье, а все, вижу, пустота. Денег нет – что считать? Деньги есть – сочтем и без Пафнутьича хорошохонько.</text:p>
      <text:p text:style-name="Обычный"><text:span text:style-name="T704">Кутейкин.</text:span><text:s text:c="2"/>Шабашь, право,<text:s/>Пафнутьич. Две задачи решены. Вить на поверку приводить не станут.</text:p>
      <text:p text:style-name="Обычный"><text:span text:style-name="T705">Митрофан.<text:s/></text:span><text:s/>Не бось, брат. Матушка тут сама не ошибется. Ступай-ка ты теперь, Кутейкин, проучи вчерашнее.</text:p>
      <text:p text:style-name="Обычный"><text:span text:style-name="T706">Кутейкин</text:span><text:s/><text:span text:style-name="T707">(открывает часослов, Митрофап берет указку).<text:s/></text:span><text:s/>Начнем благословясь. За мною,<text:s/>со вниманием. «Аз же есмь червь…»</text:p>
      <text:p text:style-name="Обычный"><text:span text:style-name="T708">Митрофан.</text:span><text:s text:c="2"/>«Аз же есмь червь…»</text:p>
      <text:p text:style-name="Обычный"><text:span text:style-name="T709">Кутейкин.</text:span><text:s text:c="2"/>Червь, сиречь животина, скот. Сиречь: «аз есмь скот».</text:p>
      <text:p text:style-name="Обычный"><text:span text:style-name="T710">Митрофан.<text:s/></text:span><text:s/>«Аз есмь скот».</text:p>
      <text:p text:style-name="Обычный"><text:span text:style-name="T711">Кутейкин</text:span><text:s/><text:span text:style-name="T712">(учебным голосом).<text:s/></text:span><text:s/>«А не человек».</text:p>
      <text:p text:style-name="Обычный"><text:span text:style-name="T713">Митрофан</text:span><text:s/><text:span text:style-name="T714">(так же).<text:s/></text:span><text:s/>«А не человек».</text:p>
      <text:p text:style-name="Обычный"><text:span text:style-name="T715">Кутейкин.</text:span><text:s text:c="2"/>«Поношение человеков».</text:p>
      <text:p text:style-name="Обычный"><text:span text:style-name="T716">Митрофан.</text:span><text:s text:c="2"/>«Поношение человеков».</text:p>
      <text:p text:style-name="Обычный"><text:span text:style-name="T717">Кутейкин.<text:s/></text:span><text:s/>«И уни…»</text:p>
      <text:p text:style-name="P718"/>
      <text:h text:style-name="Заголовок6" text:outline-level="6">ЯВЛЕНИЕ VIII</text:h>
      <text:h text:style-name="Заголовок6" text:outline-level="6">Те же и Вральман.</text:h>
      <text:p text:style-name="P719"/>
      <text:p text:style-name="Обычный"><text:span text:style-name="T720">Вральман.<text:s/></text:span><text:s/>Ай! ай! ай! ай! ай! Теперь-то я фижу! Умарит хатят репенка! Матушка ты мая! Сшалься нат сфаей утропой, катора тефять месесоф таскала, – так скасать, асмое тифа ф сфете. Тай фолю этим преклятым слатеям. Ис такой калафы толго ль палфан? Уш диспозисион,<text:s/>уш фсё есть.</text:p>
      <text:p text:style-name="Обычный"><text:span text:style-name="T721">Г-жа Простакова.<text:s/></text:span><text:s/>Правда. Правда твоя, Адам Адамыч! Митрофанушка, друг мой, коли ученье так опасно для твоей головушки, так по мне перестань.</text:p>
      <text:p text:style-name="Обычный"><text:span text:style-name="T722">Митрофан.<text:s/></text:span><text:s/>А по мне и подавно.</text:p>
      <text:p text:style-name="Обычный"><text:span text:style-name="T723">Кутейник</text:span><text:s/><text:span text:style-name="T724">(затворяя часослов).<text:s/></text:span><text:s/>Конец и богу слава.</text:p>
      <text:soft-page-break/>
      <text:p text:style-name="Обычный"><text:span text:style-name="T725">В</text:span><text:span text:style-name="T726">ральман.</text:span><text:s text:c="2"/>Матушка мая! Што тепе надопно? Што? Сынок, какоф ест, да тал бог старовье, или сынок премудрый, так скасать, Аристотелис, да в могилу.</text:p>
      <text:p text:style-name="Обычный"><text:span text:style-name="T727">Г-жа Простакова.</text:span><text:s text:c="2"/>Ах, какая страсть, Адам Адамыч! Он же и так вчера небережно поужинал.</text:p>
      <text:p text:style-name="Обычный"><text:span text:style-name="T728">Вральман.<text:s/></text:span><text:s/>Рассути ш, мать мая, напил прюхо лишне: педа. А фить калоушка-то у нефо караздо слане прюха; напить ее лишне да и захрани поже!</text:p>
      <text:p text:style-name="Обычный"><text:span text:style-name="T729">Г-жа Простакова.</text:span><text:s text:c="2"/>Правда твоя, Адам Адамыч; да что ты станешь делать? Робенок, не выучась, поезжай-ка в тот же Петербург; скажут, дурак. Умниц-то ныне завелось много. Их-то я боюсь.</text:p>
      <text:p text:style-name="Обычный"><text:span text:style-name="T730">Вральман.</text:span><text:s text:c="2"/>Чефо паяться, мая матушка? Расумнай шеловек никахта ефо не сатерет, никахта з ним не саспорит; а он с умными лютьми не сфясыфайся, так и пудет плаготенствие пожие!</text:p>
      <text:p text:style-name="Обычный"><text:span text:style-name="T731">Г-жа Простакова.</text:span><text:s text:c="2"/>Вот как надобно тебе<text:s/>на свете жить, Митрофанушка!</text:p>
      <text:p text:style-name="Обычный"><text:span text:style-name="T732">Митрофан.<text:s/></text:span><text:s/>Я и сам, матушка, до умниц-то не охотник. Свой брат завсегда лучше.</text:p>
      <text:p text:style-name="Обычный"><text:span text:style-name="T733">Вральман.</text:span><text:s text:c="2"/>Сфая кампания то ли тело!</text:p>
      <text:p text:style-name="Обычный"><text:span text:style-name="T734">Г-жа Простакова.<text:s/></text:span><text:s/>Адам Адамыч! Да из кого ж ты ее выберешь?</text:p>
      <text:p text:style-name="Обычный"><text:span text:style-name="T735">Вральман.<text:s/></text:span><text:s/>Не крушинься, мая матушка, не крушинься;<text:s/>какоф тфой тражайший сын, таких на сфете миллионы, миллионы. Как ему не фыпрать сепе кампаний?</text:p>
      <text:p text:style-name="Обычный"><text:span text:style-name="T736">Г-жа Простакова.</text:span><text:s text:c="2"/>То даром, что мой сын. Малый острый, проворный.</text:p>
      <text:p text:style-name="Обычный"><text:span text:style-name="T737">Вральман.<text:s/></text:span><text:s/>То ли пы тело, капы не самарили ефо на ушенье! Россиска крамат! Арихметика! Ах, хоспоти поже мой, как туша ф теле остаёса! Как путто пы россиски тфорянин уш и не мог ф сфете аванзировать пез россиской крамат!</text:p>
      <text:p text:style-name="Обычный"><text:span text:style-name="T738">Кутейкин</text:span><text:s/><text:span text:style-name="T739">(в сторону).<text:s/></text:span><text:s/>Под язык бы тебе труд и болезнь.</text:p>
      <text:p text:style-name="Обычный"><text:span text:style-name="T740">Вральман.<text:s/></text:span><text:s/>Как путто пы до арихметики пыли люти тураки несчетные!</text:p>
      <text:p text:style-name="Обычный"><text:span text:style-name="T741">Цыфиркин</text:span><text:s/><text:span text:style-name="T742">(в сторону).<text:s/></text:span><text:s/>Я те ребра-то пересчитаю. Попадесся ко мне.</text:p>
      <text:p text:style-name="Обычный"><text:span text:style-name="T743">Вральман.</text:span><text:s text:c="2"/>Ему потрепно снать, как шить ф сфете. Я снаю сфет наизусть. Я сам терта калашь.</text:p>
      <text:p text:style-name="Обычный"><text:span text:style-name="T744">Г-жа Простакова.<text:s/></text:span><text:s/>Как тебе не знать большого свету, Адам Адамыч? Я чай, и в одном Петербурге ты всего нагляделся.</text:p>
      <text:p text:style-name="Обычный"><text:span text:style-name="T745">Вральман.</text:span><text:s text:c="2"/>Тафольно, мая матушка, тафольно. Я сафсегда ахотник пыл смотреть публик. Пыфало, о праснике съетутца в Катрингоф кареты с хоспотам. Я фсё на них сматру. Пыфало, не сойту ни на минуту с косел.</text:p>
      <text:p text:style-name="Обычный"><text:span text:style-name="T746">Г-жа Простакова.<text:s/></text:span><text:s/>С каких козел?</text:p>
      <text:p text:style-name="Обычный"><text:span text:style-name="T747">Вральман</text:span><text:s/><text:span text:style-name="T748">(в сторону).<text:s/></text:span><text:s/>Ай! ай! ай! ай! Што я зафрал!<text:s/><text:span text:style-name="T749">(Вслух.)<text:s/></text:span><text:s/>Ты, матушка, снаешь, што сматреть фсегта лофче зповыши. Так я, пыфало, на снакому карету и сасел, та и сматру польшой сфет с косел.</text:p>
      <text:p text:style-name="Обычный"><text:span text:style-name="T750">Г-жа Простакова.</text:span><text:s text:c="2"/>Конечно, виднее. Умный человек знает, куда взлезть.</text:p>
      <text:p text:style-name="Обычный"><text:span text:style-name="T751">Вральман.<text:s/></text:span><text:s/>Ваш трашайший сын также на сфете как-нипудь фсмаститца, лютей пасматреть и сепя покасать. Уталец!</text:p>
      <text:p text:style-name="Обычный"><text:span text:style-name="T752">Митрофан, стоя на месте, перевертывается.</text:span><text:s/></text:p>
      <text:p text:style-name="Обычный"><text:span text:style-name="T753">Вральман.</text:span><text:s text:c="2"/>Уталец! Не постоит на месте, как тикой конь пез усды. Ступай! Форт!</text:p>
      <text:p text:style-name="Обычный"><text:span text:style-name="T754">Митрофан убегает.</text:span><text:s/></text:p>
      <text:p text:style-name="Обычный"><text:span text:style-name="T755">Г-жа Простакова<text:s/></text:span><text:s/><text:span text:style-name="T756">(усмехаяс</text:span><text:span text:style-name="T757">ь радостно).<text:s/></text:span><text:s/>Робенок, право, хоть и жених. Пойти за ним, однако ж, чтоб он с резвости без умыслу чем-нибудь гостя не прогневал.</text:p>
      <text:p text:style-name="Обычный"><text:span text:style-name="T758">Вральман.</text:span><text:s text:c="2"/>Поти, мая матушка! Салётна птиса! С ним тфои гласа натопно.</text:p>
      <text:p text:style-name="Обычный"><text:span text:style-name="T759">Г-жа Простакова.<text:s/></text:span><text:s/>Прощай же, Адам Адамыч!<text:s/><text:span text:style-name="T760">(Отходит.)</text:span><text:s/></text:p>
      <text:p text:style-name="P761"/>
      <text:h text:style-name="Заголовок6" text:outline-level="6">ЯВЛЕНИЕ IX</text:h>
      <text:h text:style-name="Заголовок6" text:outline-level="6">Вральман, Кутейкин и Цыфиркин.</text:h>
      <text:p text:style-name="P762"/>
      <text:p text:style-name="Обычный"><text:span text:style-name="T763">Цыфиркин<text:s/></text:span><text:s/><text:span text:style-name="T764">(насмехаясь).<text:s/></text:span><text:s/>Эка образина!</text:p>
      <text:p text:style-name="Обычный"><text:span text:style-name="T765">Кутейкин</text:span><text:s/><text:span text:style-name="T766">(насмехаясь).<text:s/></text:span><text:s/>Притча во языцех!</text:p>
      <text:soft-page-break/>
      <text:p text:style-name="Обычный"><text:span text:style-name="T767">Вральман.</text:span><text:s text:c="2"/>Чему фы супы-то скалите, нефежи?</text:p>
      <text:p text:style-name="Обычный"><text:span text:style-name="T768">Цыфиркин</text:span><text:s/><text:span text:style-name="T769">(ударив по плечу).<text:s/></text:span><text:s/>А ты что брови-то нахмурил, чухонска сова?</text:p>
      <text:p text:style-name="Обычный"><text:span text:style-name="T770">Вральман.<text:s/></text:span><text:s/>Ой! ой! шелесны лапы!</text:p>
      <text:p text:style-name="Обычный"><text:span text:style-name="T771">Кутейкин</text:span><text:s/><text:span text:style-name="T772">(ударив по плечу).<text:s/></text:span><text:s/>Филин треклятый! Что ты буркалами-то похлопываешь?</text:p>
      <text:p text:style-name="Обычный"><text:span text:style-name="T773">Вральман</text:span><text:s/><text:span text:style-name="T774">(тихо).<text:s/></text:span><text:s/>Пропаль я.<text:s/><text:span text:style-name="T775">(Вслух.)<text:s/></text:span><text:s/>Што фы истефаетесь, репята, што ли, нато мною?</text:p>
      <text:p text:style-name="Обычный"><text:span text:style-name="T776">Цыфиркин.</text:span><text:s text:c="2"/>Сам праздно хлеб ешь и другим ничего делать не даешь; да ты ж еще и рожи не уставишь.</text:p>
      <text:p text:style-name="Обычный"><text:span text:style-name="T777">Кутейкин.</text:span><text:s text:c="2"/>Уста твоя всегда глаголаша гордыню, нечестивый.</text:p>
      <text:p text:style-name="Обычный"><text:span text:style-name="T778">Вральман</text:span><text:s/><text:span text:style-name="T779">(оправляясь от робости).<text:s/></text:span><text:s/>Как фы терсаете нефешничать перед ушоной персоной? Я накраул сакричу.</text:p>
      <text:p text:style-name="Обычный"><text:span text:style-name="T780">Цыфиркин.</text:span><text:s text:c="2"/>А мы те и честь отдадим. Я доскою…</text:p>
      <text:p text:style-name="Обычный"><text:span text:style-name="T781">Кутейкин.</text:span><text:s text:c="2"/>А я часословом.</text:p>
      <text:p text:style-name="Обычный"><text:span text:style-name="T782">Вральман.</text:span><text:s text:c="2"/>Я хоспоже на фас пошалаюсь.</text:p>
      <text:p text:style-name="Обычный"><text:span text:style-name="T783">Цыфиркин, замахиваясь доскою, а Кутейкин часословом.</text:span><text:s/></text:p>
      <text:p text:style-name="Обычный"><text:span text:style-name="T784">Цыфиркин, Кутейкин<text:s/></text:span><text:s/><text:span text:style-name="T785">(вместе):</text:span><text:s/></text:p>
      <text:p text:style-name="Обычный">– Раскрою тебе рожу напятеро.</text:p>
      <text:p text:style-name="Обычный">– Зубы грешника сокрушу.</text:p>
      <text:p text:style-name="Обычный"><text:span text:style-name="T786">Вральман бежит.</text:span><text:s/></text:p>
      <text:p text:style-name="Обычный"><text:span text:style-name="T787">Цыфиркин.<text:s/></text:span><text:s/>Ага! Поднял трус ноги!</text:p>
      <text:p text:style-name="Обычный"><text:span text:style-name="T788">Кутейкин.</text:span><text:s text:c="2"/>Направи стопы своя, окаянный!</text:p>
      <text:p text:style-name="Обычный"><text:span text:style-name="T789">Вральман</text:span><text:s/><text:span text:style-name="T790">(в дверях).<text:s/></text:span><text:s/>Што фсяли, бестия? Сюта сунтесь.</text:p>
      <text:p text:style-name="Обычный"><text:span text:style-name="T791">Цыфиркин.<text:s/></text:span><text:s/>Уплел! Мы бы дали тебе таску!</text:p>
      <text:p text:style-name="Обычный"><text:span text:style-name="T792">Вральман.<text:s/></text:span><text:s/>Лих не паюсь теперь, не паюсь.</text:p>
      <text:p text:style-name="Обычный"><text:span text:style-name="T793">Кутейкин.<text:s/></text:span><text:s/>Засел пребеззаконный! Много ль там вас, басурманов-то? Всех высылай!</text:p>
      <text:p text:style-name="Обычный"><text:span text:style-name="T794">Вральм</text:span><text:span text:style-name="T795">ан.<text:s/></text:span><text:s/>С атним не слатили! Эх, прат, фсяли!</text:p>
      <text:p text:style-name="Обычный"><text:span text:style-name="T796">Цыфиркин.<text:s/></text:span><text:s/>Один десятерых уберу!</text:p>
      <text:p text:style-name="Обычный"><text:span text:style-name="T797">Кутейкин.</text:span><text:s text:c="2"/>Во утрие избию вся грешныя земли!<text:s/><text:span text:style-name="T798">(Все вдруг кричат.)</text:span><text:s/></text:p>
      <text:p text:style-name="P799"/>
      <text:h text:style-name="Заголовок6" text:outline-level="6">Конец третьего действия.</text:h>
      <text:h text:style-name="Заголовок6" text:outline-level="6"/>
      <text:h text:style-name="Заголовок2" text:outline-level="2">ДЕЙСТВИЕ ЧЕТВЕРТОЕ</text:h>
      <text:p text:style-name="P800"/>
      <text:p text:style-name="P801"/>
      <text:h text:style-name="Заголовок6" text:outline-level="6">ЯВЛЕНИЕ I</text:h>
      <text:h text:style-name="Заголовок6" text:outline-level="6">Софья.</text:h>
      <text:p text:style-name="P802"/>
      <text:p text:style-name="Обычный"><text:span text:style-name="T803">Софья</text:span><text:s/><text:span text:style-name="T804">(одна, глядя на часы).<text:s/></text:span><text:s/>Дядюшка скоро должен вытти.<text:s/><text:span text:style-name="T805">(Садясь.)<text:s/></text:span><text:s/>Я его здесь подожду.<text:s/><text:span text:style-name="T806">(Вынимает книжку и прочитав несколько.)<text:s/></text:span><text:s/>Это правда. Как не быть довольну сердцу, когда спокойна совесть!<text:s/><text:span text:style-name="T807">(Прочитав опять несколько.)<text:s/></text:span><text:s/>Нельзя не любить правил добродетели.<text:s/>Они – способы к счастью.<text:s/><text:span text:style-name="T808">(Прочитав еще несколько, взглянула и, увидев Стародума, к нему подбегает.)</text:span><text:s/></text:p>
      <text:p text:style-name="P809"/>
      <text:h text:style-name="Заголовок6" text:outline-level="6">ЯВЛЕНИЕ II</text:h>
      <text:h text:style-name="Заголовок6" text:outline-level="6">Софья и Стародум.</text:h>
      <text:p text:style-name="P810"/>
      <text:p text:style-name="Обычный"><text:span text:style-name="T811">Стародум.<text:s/></text:span><text:s/>А! ты уже здесь, друг мой сердечный!</text:p>
      <text:p text:style-name="Обычный"><text:span text:style-name="T812">Софья.</text:span><text:s text:c="2"/>Я вас дожидалась, дядюшка. Читала теперь книжку.</text:p>
      <text:p text:style-name="Обычный"><text:span text:style-name="T813">Стародум.</text:span><text:s text:c="2"/>Какую?</text:p>
      <text:p text:style-name="Обычный"><text:span text:style-name="T814">Софья.<text:s/></text:span><text:s/>Французскую. Фенелона, о воспитании девиц.</text:p>
      <text:p text:style-name="Обычный"><text:span text:style-name="T815">Стародум.</text:span><text:s text:c="2"/>Фенелона? Автора Телемака? Хорошо. Я не знаю твоей книжки, однако читай ее, читай. Кто написал Телемака, тот пером своим нравов развращать не станет. Я<text:s/><text:soft-page-break/>боюсь для вас нынешних мудрецов. Мне случилось читать из них все то, что переведено по-русски. Они, правда, искореняют сильно предрассудки, да воротят с корню добродетель. Сядем.<text:s/><text:span text:style-name="T816">(Оба сели.)<text:s/></text:span><text:s/>Мое сердечное желание видеть тебя столько счастливу, сколько в свете быть возможно.</text:p>
      <text:p text:style-name="Обычный"><text:span text:style-name="T817">Софья.<text:s/></text:span><text:s/>Ваши наставления, дядюшка, составят все мое благополучие. Дайте мне правила, которым я последовать должна. Руководствуйте сердцем моим. Оно готово вам повиноваться.</text:p>
      <text:p text:style-name="Обычный"><text:span text:style-name="T818">Стародум.</text:span><text:s text:c="2"/>Мне приятно расположение<text:s/>души твоей. С радостью подам тебе мои советы. Слушай меня с таким вниманием, с какою искренностию я говорить буду. Поближе.</text:p>
      <text:p text:style-name="Обычный"><text:span text:style-name="T819">Софья подвигает стул свой.</text:span><text:s/></text:p>
      <text:p text:style-name="Обычный"><text:span text:style-name="T820">Софья.</text:span><text:s text:c="2"/>Дядюшка! Всякое слово ваше врезано будет в сердце мое.</text:p>
      <text:p text:style-name="Обычный"><text:span text:style-name="T821">Стародум<text:s/></text:span><text:s/><text:span text:style-name="T822">(с важным чистосердечием).<text:s/></text:span><text:s/>Ты<text:s/>теперь в тех летах, в которых душа наслаждаться хочет всем бытием своим, разум хочет знать, а сердце чувствовать. Ты входишь теперь в свет, где первый шаг решит часто судьбу целой жизни, где всего чаще первая встреча бывает: умы, развращенные в своих понятиях, сердца, развращенные в своих чувствиях. О мой друг! Умей различить, умей остановиться с теми, которых дружба к тебе была б надежною порукою за твой разум и сердце.</text:p>
      <text:p text:style-name="Обычный"><text:span text:style-name="T823">Софья.</text:span><text:s text:c="2"/>Все мое старание употреблю заслужить доброе мнение людей достойных. Да как мне<text:s/>избежать, чтоб те, которые увидят, как от них я удаляюсь, не стали на меня злобиться? Не можно ль, дядюшка, найти такое средство, чтоб мне никто на свете зла не пожелал?</text:p>
      <text:p text:style-name="Обычный"><text:span text:style-name="T824">Стародум.<text:s/></text:span><text:s/>Дурное расположение людей, не достойных почтения, не должно быть огорчительно. Знай, что зла никогда не желают тем, кого презирают; а обыкновенно желают зла тем, кто имеет право презирать. Люди не одному богатству, не одной знатности завидуют: и добродетель также своих завистников имеет.</text:p>
      <text:p text:style-name="Обычный"><text:span text:style-name="T825">Софья.<text:s/></text:span><text:s/>Возможно ль, дядюшка, чтоб были в<text:s/>свете такие жалкие люди, в которых дурное чувство родится точно оттого, что есть в других хорошее. Добродетельный человек сжалиться должен над такими несчастными.</text:p>
      <text:p text:style-name="Обычный"><text:span text:style-name="T826">Стародум.</text:span><text:s text:c="2"/>Они жалки, это правда; однако для этого добродетельный человек не перестает идти своей дорогой. Подумай ты сама, какое было бы несчастье, ежели б солнце перестало светить для того, чтоб слабых глаз не ослепить.</text:p>
      <text:p text:style-name="Обычный"><text:span text:style-name="T827">Софья.<text:s/></text:span><text:s/>Да скажите ж мне, пожалуйста, виноваты ли они? Всякий ли человек может быть добродетелен?</text:p>
      <text:p text:style-name="Обычный"><text:span text:style-name="T828">Стародум.<text:s/></text:span><text:s/>Поверь мне, всякий<text:s/>найдет в себе довольно сил, чтоб быть добродетельну. Надобно захотеть решительно, и там всего будет легче не делать того, за что б совесть угрызала.</text:p>
      <text:p text:style-name="Обычный"><text:span text:style-name="T829">Софья.</text:span><text:s text:c="2"/>Кто ж остережет человека, кто не допустит до того, за что после мучит его совесть?</text:p>
      <text:p text:style-name="Обычный"><text:span text:style-name="T830">Стародум.</text:span><text:s text:c="2"/>Кто<text:s/>остережет? Та же совесть. Ведай, что совесть всегда, как друг, остерегает прежде, нежели как судья наказывает.</text:p>
      <text:p text:style-name="Обычный"><text:span text:style-name="T831">Софья.<text:s/></text:span><text:s/>Так поэтому надобно, чтоб всякий порочный человек был действительно презрения достоин, когда делает он дурно, знав, что делает. Надобно,<text:s/>чтоб душа его очень была низка, когда она не выше дурного дела.</text:p>
      <text:p text:style-name="Обычный"><text:span text:style-name="T832">Стародум.<text:s/></text:span><text:s/>И надобно, чтоб разум его был не прямой разум, когда он полагает свое счастье не в том, в чем надобно.</text:p>
      <text:p text:style-name="Обычный"><text:span text:style-name="T833">Софья.</text:span><text:s text:c="2"/>Мне казалось, дядюшка, что все люди согласились, в чем полагать свое счастье. Знатность, богатство…</text:p>
      <text:p text:style-name="Обычный"><text:span text:style-name="T834">Стародум.</text:span><text:s text:c="2"/>Так, мой друг! И я согласен назвать счастливым знатного и богатого. Да сперва согласимся, кто знатен и кто богат. У меня мой расчет. Степени знатности рассчитаю я по числу дел, которые большой господин сделал для отечества, а не по числу дел, которые нахватал на себя из высокомерия; не по числу людей, которые шатаются в его передней, а по числу людей, довольных его поведением и делами. Мой знатный человек, конечно, счастлив.<text:s/><text:soft-page-break/>Богач мой тоже. По моему расчету, не тот богат, который отсчитывает деньги, чтоб прятать их в сундук, а тот, который отсчитывает у себя лишнее, чтоб помочь тому, у кого нет нужного.</text:p>
      <text:p text:style-name="Обычный"><text:span text:style-name="T835">Софья.</text:span><text:s text:c="2"/>Как это справедливо! Как наружность нас ослепляет! Мне самой случалось видеть множество раз, как завидуют тому, кто у двора ищет и значит…</text:p>
      <text:p text:style-name="Обычный"><text:span text:style-name="T836">Стародум.</text:span><text:s text:c="2"/>А того не знают, что у двора всякая тварь что-нибудь да значит и чего-нибудь да ищет; того не знают, что у двора все придворные и у всех придворные. Нет, тут завидовать нечему: без знатных дел знатное состояние ничто.</text:p>
      <text:p text:style-name="Обычный"><text:span text:style-name="T837">Софья.<text:s/></text:span><text:s/>Конечно, дядюшка! И такой знатный никого счастливым не сделает, кроме себя одного.</text:p>
      <text:p text:style-name="Обычный"><text:span text:style-name="T838">Стародум.</text:span><text:s text:c="2"/>Как! А разве тот счастлив, кто счастлив один? Знай, что, как бы он знатен ни был, душа его прямого удовольствия не вкушает. Вообрази себе человека, который бы всю свою знатность устремил на то только, чтоб ему одному было хорошо, который бы и достиг уже до того, чтоб самому ему ничего желать не оставалось. Ведь тогда вся душа его занялась бы одним чувством, одною боязнию: рано или поздно сверзиться. Скажи ж, мой друг, счастлив ли тот, кому нечего желать, а лишь есть чего бояться?</text:p>
      <text:p text:style-name="Обычный"><text:span text:style-name="T839">Софья.<text:s/></text:span><text:s/>Вижу, какая разница казаться счастливым и быть действительно. Да мне это непонятно, дядюшка, как можно человеку все помнить одного себя? Неужели не рассуждают, чем один<text:s/>обязан другому? Где ж ум, которым так величаются?</text:p>
      <text:p text:style-name="Обычный"><text:span text:style-name="T840">Стародум.</text:span><text:s text:c="2"/>Чем умом величаться, друг мой! Ум, коль он только что ум, самая безделица. С пребеглыми умами видим мы худых мужей, худых отцов, худых граждан. Прямую цену уму дает благонравие. Без него умный человек – чудовище. Оно неизмеримо выше всей беглости ума. Это легко понять всякому, кто хорошенько подумает. Умов много, и много разных. Умного человека легко извинить можно, если он какого-нибудь качества ума и не имеет. Честному человеку никак простить нельзя, ежели недостает в нем какого-нибудь качества сердца. Ему необходимо все иметь надобно. Достоинство сердца неразделимо. Честный человек должен быть совершенно честный человек.</text:p>
      <text:p text:style-name="Обычный"><text:span text:style-name="T841">Софья.</text:span><text:s text:c="2"/>Ваше изъяснение, дядюшка, сходно с моим внутренним чувством, которого я изъяснить не могла. Я теперь живо чувствую и достоинство честного человека и его должность.</text:p>
      <text:p text:style-name="Обычный"><text:span text:style-name="T842">Стародум.<text:s/></text:span><text:s/>Должность! А, мой друг! Как это слово у всех на языке, и как мало его понимают!<text:s/>Всечасное употребление этого слова так нас с ним ознакомило, что, выговоря его, человек ничего уже не мыслит, ничего не чувствует, когда, если б люди понимали его важность, никто не мог бы вымолвить его без душевного почтения. Подумай, что такое должность. Это тот священный обет, которым обязаны мы всем тем, с кем живем и от кого зависим. Если б так должность исполняли, как об ней твердят, всякое состояние людей оставалось бы при своем любочестии и было б совершенно счастливо. Дворянин, например, считал бы<text:s/>за первое бесчестие не делать ничего, когда есть ему столько дела: есть люди, которым помогать; есть отечество, которому служить. Тогда не было б таких дворян, которых благородство, можно сказать, погребено с их предками. Дворянин, недостойный быть дворянином! Подлее его ничего на свете не знаю.</text:p>
      <text:p text:style-name="Обычный"><text:span text:style-name="T843">Софья.</text:span><text:s text:c="2"/>Возможно ль так себя унизить?</text:p>
      <text:p text:style-name="Обычный"><text:span text:style-name="T844">Стародум.</text:span><text:s text:c="2"/>Друг мой! Что сказал я о дворянине, распространим теперь вообще на человека. У каждого свои должности. Посмотрим, как они исполняются, каковы, например, большею частию мужья нынешнего света, не забудем, каковы и жены. О мой сердечный друг! Теперь мне все твое внимание потребно. Возьмем в пример несчастный дом, каковых множество, где жена не имеет никакой сердечной дружбы к мужу, ни он к жене доверенности; где каждый с<text:s/>своей стороны своротили с пути добродетели. Вместо искреннего и снисходительного друга, жена видит в муже своем грубого и развращенного тирана. С другой стороны, вместо кротости, чистосердечия, свойств жены добродетельной, муж видит в душе своей жены одну<text:s/>своенравную наглость, а наглость в женщине есть вывеска порочного поведения. Оба стали друг другу в несносную тягость. Оба ни во что уже<text:s/><text:soft-page-break/>ставят доброе имя, потому что у обоих оно потеряно. Можно ль быть ужаснее их состояния? Дом брошен. Люди забывают долг<text:s/>повиновения, видя в самом господине своем раба гнусных страстей его. Имение растощается: оно сделалось ничье, когда хозяин его сам не свой. Дети, несчастные их дети, при жизни отца и матери уже осиротели. Отец, не имея почтения к жене своей, едва смеет их<text:s/>обнять, едва смеет отдаться нежнейшим чувствованиям человеческого сердца. Невинные младенцы лишены также и горячности матери. Она, недостойная иметь детей, уклоняется их ласки, видя в них или причины беспокойств своих, или упрек своего развращения. И какого воспитания ожидать детям от матери, потерявшей добродетель? Как ей учить их благонравию, которого в ней нет? В минуты, когда мысль их обращается на их состояние, какому аду должно быть в душах и мужа и жены!</text:p>
      <text:p text:style-name="Обычный"><text:span text:style-name="T845">Софья.<text:s/></text:span><text:s/>Ах, как я ужасаюсь этого примера!</text:p>
      <text:p text:style-name="Обычный"><text:span text:style-name="T846">Ста</text:span><text:span text:style-name="T847">родум.<text:s/></text:span><text:s/>И не дивлюся: он должен привести в трепет добродетельную душу. Я еще той веры, что человек не может быть и развращен столько, чтоб мог спокойно смотреть на то, что видим.</text:p>
      <text:p text:style-name="Обычный"><text:span text:style-name="T848">Софья.</text:span><text:s text:c="2"/>Боже мой! Отчего такие страшные несчастии!…</text:p>
      <text:p text:style-name="Обычный"><text:span text:style-name="T849">Стародум.<text:s/></text:span><text:s/>Оттого, мой друг, что при нынешних супружествах редко с сердцем советуют. Дело о том, знатен ли, богат ли жених? Хороша ли, богата ли невеста? О благонравии вопросу нет. Никому и в голову не входит, что в глазах мыслящих людей честный человек без большого чина – презнатная особа; что добродетель все заменяет, а добродетели ничто заменить не может. Признаюсь тебе, что сердце мое тогда только будет спокойно, когда увижу тебя за мужем, достойным твоего сердца, когда взаимная любовь ваша…</text:p>
      <text:p text:style-name="Обычный"><text:span text:style-name="T850">Софья.<text:s/></text:span><text:s/>Да как достойного мужа не любить дружески?</text:p>
      <text:p text:style-name="Обычный"><text:span text:style-name="T851">Стародум.<text:s/></text:span><text:s/>Так. Только, пожалуй, не имей ты к мужу своему любви, которая на дружбу походила б. Имей к нему дружбу, которая на любовь бы походила. Это будет гораздо прочнее. Тогда после двадцати лет женитьбы найдете в сердцах ваших прежнюю друг к другу привязанность. Муж благоразумный! Жена добродетельная! Что почтеннее быть может! Надобно, мой друг, чтоб муж твой повиновался рассудку, а ты мужу, и будете оба совершенно благополучны.</text:p>
      <text:p text:style-name="Обычный"><text:span text:style-name="T852">Софья.</text:span><text:s text:c="2"/>Все, что вы ни говорите, трогает сердце мое…</text:p>
      <text:p text:style-name="Обычный"><text:span text:style-name="T853">Староду</text:span><text:span text:style-name="T854">м</text:span><text:s/><text:span text:style-name="T855">(с нежнейшею горячностию).<text:s/></text:span><text:s/>И мое восхищается, видя твою чувствительность. От тебя зависит твое счастье.<text:s/>Бог дал тебе все приятности твоего пола. Вижу в тебе сердце честного человека. Ты, мой сердечный друг, ты соединяешь в себе обоих полов совершенства. Ласкаюсь, что горячность моя меня не обманывает, что добродетель…</text:p>
      <text:p text:style-name="Обычный"><text:span text:style-name="T856">Софья.</text:span><text:s text:c="2"/>Ты ею наполнил все мои чувства.<text:s/><text:span text:style-name="T857">(Бросаясь целовать его руки)<text:s/></text:span><text:s/>Где она?…</text:p>
      <text:p text:style-name="Обычный"><text:span text:style-name="T858">Стародум<text:s/></text:span><text:s/><text:span text:style-name="T859">(целуя сам ее руки).<text:s/></text:span><text:s/>Она в твоей душе. Благодарю бога, что в самой тебе нахожу твердое основание твоего счастия. Оно не будет зависеть ни от знатности, ни от богатства. Все это прийти к тебе может; однако<text:s/>для тебя есть счастье всего этого больше. Это то, чтоб чувствовать себя достойною всех благ, которыми ты можешь наслаждаться…</text:p>
      <text:p text:style-name="Обычный"><text:span text:style-name="T860">Софья.<text:s/></text:span><text:s/>Дядюшка! Истинное мое счастье то, что ты у меня есть. Я знаю цену…</text:p>
      <text:p text:style-name="P861"/>
      <text:h text:style-name="Заголовок6" text:outline-level="6">ЯВЛЕНИЕ III</text:h>
      <text:h text:style-name="Заголовок6" text:outline-level="6">Те же и камердинер.</text:h>
      <text:p text:style-name="P862"/>
      <text:p text:style-name="Обычный"><text:span text:style-name="T863">Камердинер подает пис</text:span><text:span text:style-name="T864">ьмо Стародуму.</text:span><text:s/></text:p>
      <text:p text:style-name="Обычный"><text:span text:style-name="T865">Стародум.<text:s/></text:span><text:s/>Откуда?</text:p>
      <text:p text:style-name="Обычный"><text:span text:style-name="T866">Камердинер.<text:s/></text:span><text:s/>Из Москвы, с нарочным.<text:s/><text:span text:style-name="T867">(Отходит.)</text:span><text:s/></text:p>
      <text:p text:style-name="Обычный"><text:span text:style-name="T868">Стародум</text:span><text:s/><text:span text:style-name="T869">(распечатав и смотря на подпись).<text:s/></text:span><text:s/>Граф Честан. А!<text:s/><text:span text:style-name="T870">(Начиная читать, показывает вид, что глаза разобрать не могут.)<text:s/></text:span><text:s/>Софьюшка! Очки мои на столе, в книге.</text:p>
      <text:p text:style-name="Обычный"><text:span text:style-name="T871">Софья</text:span><text:s/><text:span text:style-name="T872">(отх</text:span><text:span text:style-name="T873">одя).<text:s/></text:span><text:s/>Тотчас, дядюшка.</text:p>
      <text:p text:style-name="P874"/>
      <text:h text:style-name="Заголовок6" text:outline-level="6">ЯВЛЕНИЕ IV</text:h>
      <text:soft-page-break/>
      <text:h text:style-name="Заголовок6" text:outline-level="6">Стародум.</text:h>
      <text:p text:style-name="P875"/>
      <text:p text:style-name="Обычный"><text:span text:style-name="T876">Стародум</text:span><text:s/><text:span text:style-name="T877">(один).<text:s/></text:span><text:s/>Он, конечно, пишет ко мне о том же, о чем в Москве сделал предложение. Я не знаю Милона; но когда дядя его мой истинный друг, когда вся публика считает его честным и достойным человеком… Если свободно ее сердце…</text:p>
      <text:p text:style-name="P878"/>
      <text:h text:style-name="Заголовок6" text:outline-level="6">ЯВЛЕНИЕ V</text:h>
      <text:h text:style-name="Заголовок6" text:outline-level="6">Стародум и Софья.</text:h>
      <text:p text:style-name="P879"/>
      <text:p text:style-name="Обычный"><text:span text:style-name="T880">Софья</text:span><text:s/><text:span text:style-name="T881">(подавая очки).<text:s/></text:span><text:s/>Нашла, дядюшка.</text:p>
      <text:p text:style-name="Обычный"><text:span text:style-name="T882">Стародум</text:span><text:s/><text:span text:style-name="T883">(читает).<text:s/></text:span><text:s/>«…Я теперь только узнал… ведет в Москву свою команду… Он с вами должен встретиться… Сердечно буду рад, если он увидится с вами… Возьмите труд узнать образ мыслей его».<text:s/><text:span text:style-name="T884">(В сторону.)<text:s/></text:span><text:s/>Конечно. Без того ее не выдам… «Вы найдете… Ваш истинный друг…» Хорошо. Это письмо до тебя принадлежит. Я сказывал тебе, что молодой человек, похвальных свойств, представлен… Слова мои тебя смущают, друг мой сердечный. Я это и давеча приметил и теперь вижу. Доверенность твоя ко мне…</text:p>
      <text:p text:style-name="Обычный"><text:span text:style-name="T885">Софья.</text:span><text:s text:c="2"/>Могу ли я иметь на сердце что-нибудь от вас скрытое? Нет,<text:s/>дядюшка. Я чистосердечно скажу вам…</text:p>
      <text:p text:style-name="P886"/>
      <text:h text:style-name="Заголовок6" text:outline-level="6">ЯВЛЕНИЕ VI</text:h>
      <text:h text:style-name="Заголовок6" text:outline-level="6">Те же, Правдин и Милон.</text:h>
      <text:p text:style-name="P887"/>
      <text:p text:style-name="Обычный"><text:span text:style-name="T888">Правдин.</text:span><text:s text:c="2"/>Позвольте представить вам господина Милона, моего истинного друга.</text:p>
      <text:p text:style-name="Обычный"><text:span text:style-name="T889">Стародум</text:span><text:s/><text:span text:style-name="T890">(в сторону).<text:s/></text:span><text:s/>Милон!</text:p>
      <text:p text:style-name="Обычный"><text:span text:style-name="T891">Милон.<text:s/></text:span><text:s/>Я почту за истинное счастие, если удостоюсь вашего доброго мнения,<text:s/>ваших ко мне милостей…</text:p>
      <text:p text:style-name="Обычный"><text:span text:style-name="T892">Стародум.</text:span><text:s text:c="2"/>Граф Честан не свойственник ли ваш?</text:p>
      <text:p text:style-name="Обычный"><text:span text:style-name="T893">Милон.<text:s/></text:span><text:s/>Он мне дядя.</text:p>
      <text:p text:style-name="Обычный"><text:span text:style-name="T894">Стародум.<text:s/></text:span><text:s/>Мне очень приятно быть знакому с человеком ваших качеств. Дядя ваш мне о вас говорил. Он отдает вам всю справедливость. Особливые достоинствы…</text:p>
      <text:p text:style-name="Обычный"><text:span text:style-name="T895">Милон.</text:span><text:s text:c="2"/>Это<text:s/>его ко мне милость. В мои лета и в моем положении было бы непростительное высокомерие считать все то заслуженным, чем молодого человека ободряют достойные люди.</text:p>
      <text:p text:style-name="Обычный"><text:span text:style-name="T896">Правдин.<text:s/></text:span><text:s/>Я наперед уверен, что друг мой приобретет вашу благосклонность, если вы его узнаете<text:s/>короче. Он бывал часто в доме покойной сестрицы вашей…</text:p>
      <text:p text:style-name="Обычный"><text:span text:style-name="T897">Стародум оглядывается на Софью.</text:span><text:s/></text:p>
      <text:p text:style-name="Обычный"><text:span text:style-name="T898">Софья</text:span><text:s/><text:span text:style-name="T899">(тихо Стародуму и в большой робости).<text:s/></text:span><text:s/>И матушка любила его, как сына.</text:p>
      <text:p text:style-name="Обычный"><text:span text:style-name="T900">Стародум</text:span><text:s/><text:span text:style-name="T901">(Софье).<text:s/></text:span><text:s/>Мне это очень приятно.<text:s/><text:span text:style-name="T902">(Милону.)<text:s/></text:span><text:s/>Я слышал, что вы были в армии. Неустрашимость ваша…</text:p>
      <text:p text:style-name="Обычный"><text:span text:style-name="T903">Милон.<text:s/></text:span><text:s/>Я делал мою должность. Ни леты мои, ни чин, ни положение еще не позволили мне показать прямой неустрашимости, буде есть во мне она.</text:p>
      <text:p text:style-name="Обычный"><text:span text:style-name="T904">Стародум.</text:span><text:s text:c="2"/>Как! Будучи в сражениях и подвергая жизнь свою…</text:p>
      <text:p text:style-name="Обычный"><text:span text:style-name="T905">Милон.<text:s/></text:span><text:s/>Я подвергал ее, как прочие. Тут храбрость была такое качество сердца, какое солдату велит иметь начальник, а офицеру честь. Признаюсь вам искренно, что показать прямой неустрашимости не имел я еще никакого случая, испытать же себя сердечно желаю.</text:p>
      <text:p text:style-name="Обычный"><text:span text:style-name="T906">Стародум.</text:span><text:s text:c="2"/>Я крайне любопытен знать, в чем же полагаете вы прямую неустрашимость?</text:p>
      <text:p text:style-name="Обычный"><text:span text:style-name="T907">Милон.</text:span><text:s text:c="2"/>Если позволите мне сказать мысль мою, я полагаю истинную неустрашимость в душе, а не в сердце. У кого она в душе, у того, без всякого сомнения, и храброе сердце. В нашем военном ремесле храбр должен быть воин,<text:s/>неустрашим военачальник. Он с холодною кровью усматривает все степени опасности, принимает нужные меры, славу свою предпочитает жизни; но что всего более – он для пользы и славы<text:s/><text:soft-page-break/>отечества не устрашается забыть свою собственную славу. Неустрашимость его состоит, следственно, не в том, чтоб презирать жизнь свою. Он ее никогда и не отваживает. Он умеет ею жертвовать.</text:p>
      <text:p text:style-name="Обычный"><text:span text:style-name="T908">Стародум.</text:span><text:s text:c="2"/>Справедливо. Вы прямую неустрашимость полагаете в военачальнике. Свойственна ли же она и другим состояниям?</text:p>
      <text:p text:style-name="Обычный"><text:span text:style-name="T909">Милон.</text:span><text:s text:c="2"/>Она добродетель; следственно, нет состояния, которое ею не могло бы отличиться. Мне кажется, храбрость сердца доказывается в час сражения,<text:s/>а неустрашимость души во всех испытаниях, во всех положениях жизни. И какая разница между бесстрашием солдата, который на приступе отлаживает жизнь свою наряду с прочими, и между неустрашимостью человека государственного, который говорит правду государю,<text:s/>отваживаясь его прогневать. Судья, который, не убояся ни мщения, ни угроз сильного, отдал справедливость беспомощному, в моих глазах герой. Как мала душа того, кто за безделицу вызовет на дуэль, перед тем, кто вступится за отсутствующего, которого честь при нем клеветники терзают! Я понимаю неустрашимость так…</text:p>
      <text:p text:style-name="Обычный"><text:span text:style-name="T910">Стародум.</text:span><text:s text:c="2"/>Как понимать должно тому, у кого она в душе. Обоими меня, друг мой! Извини мое простосердечие. Я друг честных людей. Это чувство вкоренено в мое воспитание. В твоем вижу и почитаю добродетель, украшенную рассудком просвещенным.</text:p>
      <text:p text:style-name="Обычный"><text:span text:style-name="T911">Милон.</text:span><text:s text:c="2"/>Душа благородная!… Нет… не могу скрывать более моего сердечного чувства… Нет. Добродетель твоя извлекает силою своею все таинство души моей. Если мое сердце добродетельно, если стоит оно быть счастливо, от тебя зависит сделать его счастье. Я полагаю его в том, чтоб иметь женою любезную племянницу вашу. Взаимная наша склонность…</text:p>
      <text:p text:style-name="Обычный"><text:span text:style-name="T912">Стародум</text:span><text:s/><text:span text:style-name="T913">(к Софье, с радостью).<text:s/></text:span><text:s/>Как! Сердце твое умело отличить того, кого я сам предлагал тебе? Вот мой тебе жених…</text:p>
      <text:p text:style-name="Обычный"><text:span text:style-name="T914">Софья.</text:span><text:s text:c="2"/>И я люблю его сердечно.</text:p>
      <text:p text:style-name="Обычный"><text:span text:style-name="T915">Стародум.</text:span><text:s text:c="2"/>Вы оба друг друга достойны.<text:s/><text:span text:style-name="T916">(В восхищении соединяя их руки.)<text:s/></text:span><text:s/>От всей души моей даю вам мое согласие.</text:p>
      <text:p text:style-name="Обычный"><text:span text:style-name="T917">Милон, Софья<text:s/></text:span><text:s/><text:span text:style-name="T918">(вместе):</text:span><text:s/></text:p>
      <text:p text:style-name="Обычный"><text:span text:style-name="T919">Милон</text:span><text:s/><text:span text:style-name="T920">(обнимая Стародума).<text:s/></text:span><text:s/>Мое счастье несравненно!</text:p>
      <text:p text:style-name="Обычный"><text:span text:style-name="T921">Софья</text:span><text:s/><text:span text:style-name="T922">(цел</text:span><text:span text:style-name="T923">уя руки Стародумовы).<text:s/></text:span><text:s/>Кто может быть счастливее меня!</text:p>
      <text:p text:style-name="Обычный"><text:span text:style-name="T924">Правдин.<text:s/></text:span><text:s/>Как искренно я рад!</text:p>
      <text:p text:style-name="Обычный"><text:span text:style-name="T925">Стародум.</text:span><text:s text:c="2"/>Мое удовольствие неизреченно!</text:p>
      <text:p text:style-name="Обычный"><text:span text:style-name="T926">Милон<text:s/></text:span><text:s/><text:span text:style-name="T927">(целуя руку Софьи).<text:s/></text:span><text:s/>Вот минута нашего благополучия!</text:p>
      <text:p text:style-name="Обычный"><text:span text:style-name="T928">Софья.</text:span><text:s text:c="2"/>Сердце мое вечно любить тебя будет.</text:p>
      <text:p text:style-name="P929"/>
      <text:h text:style-name="Заголовок6" text:outline-level="6">ЯВЛЕНИЕ VII</text:h>
      <text:h text:style-name="Заголовок6" text:outline-level="6">Те же и Скотинин.</text:h>
      <text:p text:style-name="P930"/>
      <text:p text:style-name="Обычный"><text:span text:style-name="T931">Скотинин.<text:s/></text:span><text:s/>И я здесь.</text:p>
      <text:p text:style-name="Обычный"><text:span text:style-name="T932">Стародум.<text:s/></text:span><text:s/>Зачем пожаловал?</text:p>
      <text:p text:style-name="Обычный"><text:span text:style-name="T933">Скотинин.<text:s/></text:span><text:s/>За своей нуждой.</text:p>
      <text:p text:style-name="Обычный"><text:span text:style-name="T934">Стародум.<text:s/></text:span><text:s/>А чем я могу служить?</text:p>
      <text:p text:style-name="Обычный"><text:span text:style-name="T935">Скотинин.<text:s/></text:span><text:s/>Двумя словами.</text:p>
      <text:p text:style-name="Обычный"><text:span text:style-name="T936">Стародум.<text:s/></text:span><text:s/>Какими это?</text:p>
      <text:p text:style-name="Обычный"><text:span text:style-name="T937">Скотинин.<text:s/></text:span><text:s/>Обняв меня покрепче, скажи: Софьюшка твоя.</text:p>
      <text:p text:style-name="Обычный"><text:span text:style-name="T938">Стародум.</text:span><text:s text:c="2"/>Не пустое ль затевать изволишь? Подумай-ко хорошенько.</text:p>
      <text:p text:style-name="Обычный"><text:span text:style-name="T939">Скотинин.</text:span><text:s text:c="2"/>Я никогда не думаю и наперед уверен, что коли и ты думать не станешь, то Софьюшка моя.</text:p>
      <text:p text:style-name="Обычный"><text:span text:style-name="T940">Стародум.</text:span><text:s text:c="2"/>Это странное дело! Человек ты, как вижу, не без ума, а хочешь, чтоб я отдал мою племянницу, за кого – не знаю.</text:p>
      <text:p text:style-name="Обычный"><text:span text:style-name="T941">Скотинин.</text:span><text:s text:c="2"/>Не знаешь, так скажу. Я Тарас Скотинин, в роде своем не последний.<text:s/>Род Скотининых великий и старинный. Пращура нашего ни в какой герольдии не отыщешь.</text:p>
      <text:soft-page-break/>
      <text:p text:style-name="Обычный"><text:span text:style-name="T942">Правдин</text:span><text:s/><text:span text:style-name="T943">(смеючись).<text:s/></text:span><text:s/>Эдак вы нас уверите, что он старее Адама.</text:p>
      <text:p text:style-name="Обычный"><text:span text:style-name="T944">Скотинин.</text:span><text:s text:c="2"/>А что ты думаешь? Хоть немногим…</text:p>
      <text:p text:style-name="Обычный"><text:span text:style-name="T945">Стародум</text:span><text:s/><text:span text:style-name="T946">(смеючись.)<text:s/></text:span><text:s/>То есть пращур твой создан хоть в шестой же день, да немного попрежде Адама?</text:p>
      <text:p text:style-name="Обычный"><text:span text:style-name="T947">Скотинин.<text:s/></text:span><text:s/>Нет, право? Так ты доброго мнения о старине моего рода?</text:p>
      <text:p text:style-name="Обычный"><text:span text:style-name="T948">Стародум.</text:span><text:span text:style-name="T949"><text:s/></text:span><text:s/>О! такого-то доброго, что я удивляюсь, как на твоем месте можно выбирать жену из другого рода, как из Скотининых?</text:p>
      <text:p text:style-name="Обычный"><text:span text:style-name="T950">Скотинин.</text:span><text:s text:c="2"/>Рассуди же, какое счастье Софьюшке быть за мною. Она дворянка…</text:p>
      <text:p text:style-name="Обычный"><text:span text:style-name="T951">Стародум.<text:s/></text:span><text:s/>Экой человек! Да для того-то ты ей и не жених.</text:p>
      <text:p text:style-name="Обычный"><text:span text:style-name="T952">Скотинин</text:span><text:span text:style-name="T953">.</text:span><text:s text:c="2"/>Уж я на то пошел. Пусть болтают, что Скотинин женился на дворяночке. Для меня все равно.</text:p>
      <text:p text:style-name="Обычный"><text:span text:style-name="T954">Стародум.</text:span><text:s text:c="2"/>Да для нее не все равно, когда скажут, что дворянка вышла за Скотинина.</text:p>
      <text:p text:style-name="Обычный"><text:span text:style-name="T955">Милон.<text:s/></text:span><text:s/>Такое неравенство сделало б несчастье вас обоих.</text:p>
      <text:p text:style-name="Обычный"><text:span text:style-name="T956">Скотинин.</text:span><text:s text:c="2"/>Ба! Да этот что тут равняется?<text:s/><text:span text:style-name="T957">(Тихо Стародуму.)<text:s/></text:span><text:s/>А не отбивает ли?</text:p>
      <text:p text:style-name="Обычный"><text:span text:style-name="T958">Стародум</text:span><text:s/><text:span text:style-name="T959">(тихо Скотинину).<text:s/></text:span><text:s/>Мне так кажется.</text:p>
      <text:p text:style-name="Обычный"><text:span text:style-name="T960">Скотинин</text:span><text:s/><text:span text:style-name="T961">(тем же тоном).<text:s/></text:span><text:s/>Да где черту!</text:p>
      <text:p text:style-name="Обычный"><text:span text:style-name="T962">Стародум</text:span><text:s/><text:span text:style-name="T963">(тем же тоном).<text:s/></text:span><text:s/>Тяжело.</text:p>
      <text:p text:style-name="Обычный"><text:span text:style-name="T964">Скотинин<text:s/></text:span><text:s/><text:span text:style-name="T965">(громко, указывая на Милона).<text:s/></text:span><text:s/>Кто ж из нас смешон? Ха-ха-ха-ха!</text:p>
      <text:p text:style-name="Обычный"><text:span text:style-name="T966">Стародум</text:span><text:s/><text:span text:style-name="T967">(смеется).<text:s/></text:span><text:s/>Вижу, кто смешон.</text:p>
      <text:p text:style-name="Обычный"><text:span text:style-name="T968">Софья.<text:s/></text:span><text:s/>Дядюшка! Как мне мило, что вы веселы.</text:p>
      <text:p text:style-name="Обычный"><text:span text:style-name="T969">Скотинин</text:span><text:s/><text:span text:style-name="T970">(Стародуму).<text:s/></text:span><text:s/>Ба! Да ты весельчак. Давеча я думал, что к тебе приступу нет. Мне слова не сказал, а теперь все со мной смеешься.</text:p>
      <text:p text:style-name="Обычный"><text:span text:style-name="T971">Стародум.<text:s/></text:span><text:s/>Таков человек, мой друг! Час на час не приходит.</text:p>
      <text:p text:style-name="Обычный"><text:span text:style-name="T972">Скотинин.</text:span><text:s text:c="2"/>Это и видно. Вить и давеча был я тот же Скотинин, а ты сердился.</text:p>
      <text:p text:style-name="Обычный"><text:span text:style-name="T973">Стародум.<text:s/></text:span><text:s/>Была причина.</text:p>
      <text:p text:style-name="Обычный"><text:span text:style-name="T974">Скотинин.<text:s/></text:span><text:s/>Я ее и знаю. Я и сам в этом таков же. Дома, когда зайду в клева да найду их не в порядке, досада и возьмет. И ты, не в пронос слово, заехав сюда, нашел сестрин дом не лучше клевов, тебе и досадно.</text:p>
      <text:p text:style-name="Обычный"><text:span text:style-name="T975">Стародум.</text:span><text:s text:c="2"/>Ты меня счастливее. Меня трогают люди.</text:p>
      <text:p text:style-name="Обычный"><text:span text:style-name="T976">Скотинин.<text:s/></text:span><text:s/>А меня так свиньи.</text:p>
      <text:p text:style-name="P977"/>
      <text:h text:style-name="Заголовок6" text:outline-level="6">ЯВЛЕНИЕ VIII</text:h>
      <text:h text:style-name="Заголовок6" text:outline-level="6">Те же, г-жа Простакова, Простаков, Митрофан и Еремеевна.</text:h>
      <text:p text:style-name="P978"/>
      <text:p text:style-name="Обычный"><text:span text:style-name="T979">Г-жа Простакова<text:s/></text:span><text:s/><text:span text:style-name="T980">(входя).<text:s/></text:span><text:s/>Всё ль с тобою, друг мой?</text:p>
      <text:p text:style-name="Обычный"><text:span text:style-name="T981">Простаков.</text:span><text:s text:c="2"/>Ну, да уж не заботься.</text:p>
      <text:p text:style-name="Обычный"><text:span text:style-name="T982">Г-жа Простакова<text:s/></text:span><text:s/><text:span text:style-name="T983">(Стародуму).<text:s/></text:span><text:s/>Хорошо ли отдохнуть изволил, батюшка? Мы все в четвертой комнате на цыпочках ходили, чтоб тебя не обеспокоить; не смели в дверь заглянуть; послышим, ан уж ты давно и сюда вытти изволил. Не взыщи, батюшка…</text:p>
      <text:p text:style-name="Обычный"><text:span text:style-name="T984">Стародум.</text:span><text:s text:c="2"/>О сударыня, мне очень было бы досадно, ежели б вы сюда пожаловали ране.</text:p>
      <text:p text:style-name="Обычный"><text:span text:style-name="T985">Скотинин.<text:s/></text:span><text:s/>Ты, сестра, как на смех, все за мною<text:s/>по пятам. Я пришел сюда за своею нуждою.</text:p>
      <text:p text:style-name="Обычный"><text:span text:style-name="T986">Г-жа Простакова.<text:s/></text:span><text:s/>А я так за своею.<text:s/><text:span text:style-name="T987">(Стародуму.)<text:s/></text:span><text:s/>Позволь же, мой батюшка, потрудить вас теперь общею нашею просьбою.<text:s/><text:span text:style-name="T988">(Мужу и сыну.)<text:s/></text:span><text:s/>Кланяйтесь.</text:p>
      <text:p text:style-name="Обычный"><text:span text:style-name="T989">Стародум.<text:s/></text:span><text:s/>Какою, сударыня?</text:p>
      <text:p text:style-name="Обычный"><text:span text:style-name="T990">Г-жа Простакова.<text:s/></text:span><text:s/>Во-первых, прошу милости всех садиться.</text:p>
      <text:p text:style-name="Обычный"><text:span text:style-name="T991">Все садятся, кроме Митрофана и Еремеевны.</text:span><text:s/></text:p>
      <text:p text:style-name="Обычный"><text:span text:style-name="T992">Г-жа Простакова.<text:s/></text:span><text:s/>Вот в чем дело, батюшка. За молитвы родителей наших, – нам, грешным, где б и умолить, – даровал нам господь Митрофанушку. Мы все делали, чтоб он у нас стал таков, как изволишь его видеть. Не угодно ль, мой батюшка, взять на себя труд и посмотреть, как он у нас выучен?</text:p>
      <text:soft-page-break/>
      <text:p text:style-name="Обычный"><text:span text:style-name="T993">Стародум.<text:s/></text:span><text:s/>О сударыня! До моих ушей уже дошло, что он теперь только и отучиться изволил. Я слышал об его учителях и вижу наперед, какому грамотею ему быть надобно,<text:s/>учася у Кутейкина, и какому математику, учася у Цыфиркина.<text:s/><text:span text:style-name="T994">(К Правдину.)<text:s/></text:span><text:s/>Любопытен бы я был послушать, чему немец-то его выучил.</text:p>
      <text:p text:style-name="Обычный"><text:span text:style-name="T995">Г-жа Простакова, Простаков<text:s/></text:span><text:s/><text:span text:style-name="T996">(вместе):</text:span><text:s/></text:p>
      <text:p text:style-name="Обычный">– Всем наукам, батюшка.</text:p>
      <text:p text:style-name="Обычный">– Всему, мой отец. Митрофан. Всему, чему изволишь.</text:p>
      <text:p text:style-name="Обычный"><text:span text:style-name="T997">Правдин</text:span><text:s/><text:span text:style-name="T998">(Мит</text:span><text:span text:style-name="T999">рофану).<text:s/></text:span><text:s/>Чему ж бы, например?</text:p>
      <text:p text:style-name="Обычный"><text:span text:style-name="T1000">Митрофан<text:s/></text:span><text:s/><text:span text:style-name="T1001">(подает ему книгу).<text:s/></text:span><text:s/>Вот, грамматике.</text:p>
      <text:p text:style-name="Обычный"><text:span text:style-name="T1002">Правдин</text:span><text:s/><text:span text:style-name="T1003">(взяв книгу).<text:s/></text:span><text:s/>Вижу. Это грамматика. Что ж вы в ней знаете?</text:p>
      <text:p text:style-name="Обычный"><text:span text:style-name="T1004">Митрофан.</text:span><text:s text:c="2"/>Много. Существительна да прилагательна…</text:p>
      <text:p text:style-name="Обычный"><text:span text:style-name="T1005">Правдин.<text:s/></text:span><text:s/>Дверь, например, какое имя: существительное или<text:s/>прилагательное?</text:p>
      <text:p text:style-name="Обычный"><text:span text:style-name="T1006">Митрофан.<text:s/></text:span><text:s/>Дверь, котора дверь?</text:p>
      <text:p text:style-name="Обычный"><text:span text:style-name="T1007">Правдин.<text:s/></text:span><text:s/>Котора дверь! Вот эта.</text:p>
      <text:p text:style-name="Обычный"><text:span text:style-name="T1008">Митрофан.<text:s/></text:span><text:s/>Эта? Прилагательна.</text:p>
      <text:p text:style-name="Обычный"><text:span text:style-name="T1009">Правдин.</text:span><text:s text:c="2"/>Почему же?</text:p>
      <text:p text:style-name="Обычный"><text:span text:style-name="T1010">Митрофан.</text:span><text:s text:c="2"/>Потому что она приложена к своему месту. Вон у чулана шеста неделя дверь стоит еще не навешена: так та покамест существительна.</text:p>
      <text:p text:style-name="Обычный"><text:span text:style-name="T1011">Стародум.</text:span><text:s text:c="2"/>Так поэтому у тебя слово дурак прилагательное, потому что оно прилагается к глупому человеку?</text:p>
      <text:p text:style-name="Обычный"><text:span text:style-name="T1012">Митрофан.</text:span><text:s text:c="2"/>И ведомо.</text:p>
      <text:p text:style-name="Обычный"><text:span text:style-name="T1013">Г-жа Простакова.</text:span><text:s text:c="2"/>Что, каково, мой батюшка?</text:p>
      <text:p text:style-name="Обычный"><text:span text:style-name="T1014">Митрофан.<text:s/></text:span><text:s/>Каково, мой отец?</text:p>
      <text:p text:style-name="Обычный"><text:span text:style-name="T1015">Правдин.<text:s/></text:span><text:s/>Нельзя лучше. В грамматике он силен.</text:p>
      <text:p text:style-name="Обычный"><text:span text:style-name="T1016">Милон.<text:s/></text:span><text:s/>Я думаю, не меньше и в истории.</text:p>
      <text:p text:style-name="Обычный"><text:span text:style-name="T1017">Г-жа Простакова.<text:s/></text:span><text:s/>То, мой батюшка, он еще сызмала к историям охотник.</text:p>
      <text:p text:style-name="Обычный"><text:span text:style-name="T1018">Скотинин.<text:s/></text:span><text:s/>Митрофан по мне. Я сам без того глаз не сведу, чтоб выборный не рассказывал мне историй. Мастер, собачий сын, откуда что берется!</text:p>
      <text:p text:style-name="Обычный"><text:span text:style-name="T1019">Г-жа Простакова.</text:span><text:s text:c="2"/>Однако все-таки не придет против Адама Адамыча.</text:p>
      <text:p text:style-name="Обычный"><text:span text:style-name="T1020">Правдин<text:s/></text:span><text:s/><text:span text:style-name="T1021">(Митрофану).<text:s/></text:span><text:s/>А далеко ли вы в истории?</text:p>
      <text:p text:style-name="Обычный"><text:span text:style-name="T1022">Митрофан.<text:s/></text:span><text:s/>Далеко ль? Какова история. В иной залетишь за тридевять земель, за тридесято царство.</text:p>
      <text:p text:style-name="Обычный"><text:span text:style-name="T1023">Правдин.<text:s/></text:span><text:s/>А! так этой-то истории учит вас Вральман?</text:p>
      <text:p text:style-name="Обычный"><text:span text:style-name="T1024">Стародум.</text:span><text:s text:c="2"/>Вральман? Имя что-то знакомое.</text:p>
      <text:p text:style-name="Обычный"><text:span text:style-name="T1025">Митрофан.<text:s/></text:span><text:s/>Нет, наш Адам Адамыч истории не рассказывает; он, что я же, сам охотник слушать.</text:p>
      <text:p text:style-name="Обычный"><text:span text:style-name="T1026">Г-жа Простакова.<text:s/></text:span><text:s/>Они оба заставляют себе рассказывать истории скотницу Хавронью.</text:p>
      <text:p text:style-name="Обычный"><text:span text:style-name="T1027">Правдин.<text:s/></text:span><text:s/>Да не у ней ли оба вы учились и географии?</text:p>
      <text:p text:style-name="Обычный"><text:span text:style-name="T1028">Г-жа Простакова<text:s/></text:span><text:s/><text:span text:style-name="T1029">(сыну).<text:s/></text:span><text:s/>Слышишь, друг мой сердечный? Это что за наука?</text:p>
      <text:p text:style-name="Обычный"><text:span text:style-name="T1030">Простаков<text:s/></text:span><text:s/><text:span text:style-name="T1031">(тихо матери).<text:s/></text:span><text:s/>А я почем знаю.</text:p>
      <text:p text:style-name="Обычный"><text:span text:style-name="T1032">Г-жа Простакова<text:s/></text:span><text:s/><text:span text:style-name="T1033">(тихо Митрофану).<text:s/></text:span><text:s/>Не упрямься, душенька. Теперь-то себя и показать.</text:p>
      <text:p text:style-name="Обычный"><text:span text:style-name="T1034">Митрофан</text:span><text:s/><text:span text:style-name="T1035">(тихо матери).<text:s/></text:span><text:s/>Да я не возьму в толк, о чем спрашивают.</text:p>
      <text:p text:style-name="Обычный"><text:span text:style-name="T1036">Г-жа Простакова<text:s/></text:span><text:s/><text:span text:style-name="T1037">(Правдину).<text:s/></text:span><text:s/>Как, батюшка, назвал ты науку-то?</text:p>
      <text:p text:style-name="Обычный"><text:span text:style-name="T1038">Правдин.<text:s/></text:span><text:s/>География.</text:p>
      <text:p text:style-name="Обычный"><text:span text:style-name="T1039">Г-жа Проста</text:span><text:span text:style-name="T1040">кова<text:s/></text:span><text:s/><text:span text:style-name="T1041">(Митрофану).<text:s/></text:span><text:s/>Слышишь, еоргафия.</text:p>
      <text:p text:style-name="Обычный"><text:span text:style-name="T1042">Митрофан.</text:span><text:s text:c="2"/>Да что такое! Господи боже мой! Пристали с ножом к горлу.</text:p>
      <text:p text:style-name="Обычный"><text:span text:style-name="T1043">Г-жа Простакова<text:s/></text:span><text:s/><text:span text:style-name="T1044">(Правдину).<text:s/></text:span><text:s/>И ведомо, батюшка. Да скажи ему, сделай милость, какая это наука-то, он ее и расскажет.</text:p>
      <text:p text:style-name="Обычный"><text:span text:style-name="T1045">Правдин.</text:span><text:s text:c="2"/>Описание земли.</text:p>
      <text:p text:style-name="Обычный"><text:span text:style-name="T1046">Г-жа</text:span><text:span text:style-name="T1047"><text:s/>Простакова<text:s/></text:span><text:s/><text:span text:style-name="T1048">(Стародуму).<text:s/></text:span><text:s/>А к чему бы это служило на первый случай?</text:p>
      <text:soft-page-break/>
      <text:p text:style-name="Обычный"><text:span text:style-name="T1049">Стародум.<text:s/></text:span><text:s/>На первый случай сгодилось бы и к тому, что ежели б случилось ехать, так знаешь, куда едешь.</text:p>
      <text:p text:style-name="Обычный"><text:span text:style-name="T1050">Г-жа Простакова.</text:span><text:s text:c="2"/>Ах, мой батюшка! Да извозчики-то на что ж? Это их дело. Это таки и наука-то не дворянская. Дворянин только скажи: повези меня туда, – свезут, куда изволишь. Мне поверь, батюшка, что, конечно, то вздор, чего не знает Митрофанушка.</text:p>
      <text:p text:style-name="Обычный"><text:span text:style-name="T1051">Стародум.<text:s/></text:span><text:s/>О, конечно, сударыня. В человеческом невежестве весьма утешительно считать все то за вздор, чего не знаешь.</text:p>
      <text:p text:style-name="Обычный"><text:span text:style-name="T1052">Г-жа Простакова.<text:s/></text:span><text:s/>Без наук люди живут и жили. Покойник батюшка воеводою был пятнадцать лет, а с тем и скончаться изволил, что не умел грамоте, а умел достаточек нажить и сохранить. Челобитчиков принимал всегда, бывало, сидя на железном сундуке. После всякого сундук отворит и что-нибудь положит. То-то эконом был! Жизни не жалел, чтоб из сундука ничего не вынуть. Перед другим не похвалюсь, от вас не потаю: покойник-свет, лежа на сундуке с деньгами, умер, так сказать, с голоду. А! каково это?</text:p>
      <text:p text:style-name="Обычный"><text:span text:style-name="T1053">Стародум.<text:s/></text:span><text:s/>Препохвально. Надобно быть Скотинину, чтоб вкусить такую<text:s/>блаженную кончину.</text:p>
      <text:p text:style-name="Обычный"><text:span text:style-name="T1054">Скотинин.<text:s/></text:span><text:s/>Да коль доказывать, что ученье вздор, так возьмем дядю Вавилу Фалелеича. О грамоте никто от него и не слыхивал, ни он ни от кого слышать не хотел: а какова была голоушка!</text:p>
      <text:p text:style-name="Обычный"><text:span text:style-name="T1055">Правдин.<text:s/></text:span><text:s/>Что ж такое?</text:p>
      <text:p text:style-name="Обычный"><text:span text:style-name="T1056">Скотинин.<text:s/></text:span><text:s/>Да с ним на роду вот<text:s/>что случилось. Верхом на борзом иноходце разбежался он хмельной в каменны ворота. Мужик был рослый, ворота низки, забыл наклониться. Как хватит себя лбом о притолоку, индо пригнуло дядю к похвям потылицею, и бодрый конь вынес его из ворот к крыльцу навзничь. Я хотел бы знать, есть ли на свете ученый лоб, который бы от такого тумака не развалился; а дядя, вечная ему память, протрезвись, спросил только, целы ли ворота?</text:p>
      <text:p text:style-name="Обычный"><text:span text:style-name="T1057">Милон.</text:span><text:s text:c="2"/>Вы, господин Скотинин, сами признаете себя неученым человеком; однако, я думаю, в этом случае и ваш лоб был бы не крепче ученого.</text:p>
      <text:p text:style-name="Обычный"><text:span text:style-name="T1058">Стародум</text:span><text:s/><text:span text:style-name="T1059">(Милону).<text:s/></text:span><text:s/>Об заклад не бейся. Я думаю, что Скотинины все родом крепколобы.</text:p>
      <text:p text:style-name="Обычный"><text:span text:style-name="T1060">Г-жа Простакова.</text:span><text:s text:c="2"/>Батюшка мой! Да что за радость и выучиться? Мы это видим своими глазами и в нашем краю. Кто посмышленее, того свои же братья тотчас выберут еще в какую-нибудь должность.</text:p>
      <text:p text:style-name="Обычный"><text:span text:style-name="T1061">Стародум.</text:span><text:s text:c="2"/>А кто посмышленее, тот и не откажет быть полезным своим согражданам.</text:p>
      <text:p text:style-name="Обычный"><text:span text:style-name="T1062">Г-жа Простакова.</text:span><text:s text:c="2"/>Бог вас знает, как вы нынче судите. У нас, бывало, всякий того и смотрит, что на покой.<text:s/><text:span text:style-name="T1063">(Правдину.)<text:s/></text:span><text:s/>Ты сам, батюшка, других посмышленее, так сколько трудисся! Вот и теперь, сюда шедши, я видела, что к тебе несут какой-то пакет.</text:p>
      <text:p text:style-name="Обычный"><text:span text:style-name="T1064">Правдин.<text:s/></text:span><text:s/>Ко мне пакет? И мне никто этого не скажет!<text:s/><text:span text:style-name="T1065">(Вставая.)<text:s/></text:span><text:s/>Я прошу извинить меня, что вас оставлю. Может быть, есть ко мне какие-нибудь повеления от наместника.</text:p>
      <text:p text:style-name="Обычный"><text:span text:style-name="T1066">Стародум<text:s/></text:span><text:s/><text:span text:style-name="T1067">(встает и все встают).<text:s/></text:span><text:s/>Поди, мой друг; однако я с тобою не прощаюсь.</text:p>
      <text:p text:style-name="Обычный"><text:span text:style-name="T1068">Правдин.</text:span><text:s text:c="2"/>Я еще увижусь с вами. Вы завтре едете поутру?</text:p>
      <text:p text:style-name="Обычный"><text:span text:style-name="T1069">Стародум.</text:span><text:s text:c="2"/>Часов в семь.</text:p>
      <text:p text:style-name="Обычный"><text:span text:style-name="T1070">Правдин отходит.</text:span><text:s/></text:p>
      <text:p text:style-name="Обычный"><text:span text:style-name="T1071">Милон.<text:s/></text:span><text:s/>А я завтре же, проводя вас, поведу мою команду. Теперь пойду сделать к тому распоряжение.</text:p>
      <text:p text:style-name="Обычный"><text:span text:style-name="T1072">Милон отходит, прощаясь с Софьею взорами.</text:span><text:s/></text:p>
      <text:p text:style-name="P1073"/>
      <text:h text:style-name="Заголовок6" text:outline-level="6">ЯВЛЕНИЕ IX</text:h>
      <text:h text:style-name="Заголовок6" text:outline-level="6">Г-жа Простакова, Митрофан, Простаков, Скотинин, Еремеевна, Стародум, Софья.</text:h>
      <text:p text:style-name="P1074"/>
      <text:p text:style-name="Обычный"><text:span text:style-name="T1075">Г-жа Простакова<text:s/></text:span><text:s/><text:span text:style-name="T1076">(Стародуму).<text:s/></text:span><text:s/>Ну, мой батюшка! Ты<text:s/>довольно видел, каков Митрофанушка?</text:p>
      <text:p text:style-name="Обычный"><text:span text:style-name="T1077">Скотинин.<text:s/></text:span><text:s/>Ну, мой друг сердечный? Ты видишь, каков я?</text:p>
      <text:soft-page-break/>
      <text:p text:style-name="Обычный"><text:span text:style-name="T1078">Стародум.</text:span><text:s text:c="2"/>Узнал обоих, нельзя короче.</text:p>
      <text:p text:style-name="Обычный"><text:span text:style-name="T1079">Скотинин.<text:s/></text:span><text:s/>Быть ли ж за мною Софьюшке?</text:p>
      <text:p text:style-name="Обычный"><text:span text:style-name="T1080">Стародум.</text:span><text:s text:c="2"/>Не бывать.</text:p>
      <text:p text:style-name="Обычный"><text:span text:style-name="T1081">Г-жа Простакова.<text:s/></text:span><text:s/>Жених ли ей Митрофанушка?</text:p>
      <text:p text:style-name="Обычный"><text:span text:style-name="T1082">Стародум.<text:s/></text:span><text:s/>Не жених.</text:p>
      <text:p text:style-name="Обычный"><text:span text:style-name="T1083">Г-жа Простакова, Скотинин<text:s/></text:span><text:s/><text:span text:style-name="T1084">(вместе):</text:span><text:s/></text:p>
      <text:p text:style-name="Обычный">– А что б помешало?</text:p>
      <text:p text:style-name="Обычный">– За чем дело стало?</text:p>
      <text:p text:style-name="Обычный"><text:span text:style-name="T1085">Стародум<text:s/></text:span><text:s/><text:span text:style-name="T1086">(сведя обоих).<text:s/></text:span><text:s/>Вам одним за секрет сказать можно. Она сговорена.<text:s/><text:span text:style-name="T1087">(Отходит и дает знак Софье, чтоб шла за ним.)</text:span><text:s/></text:p>
      <text:p text:style-name="Обычный"><text:span text:style-name="T1088">Г-жа Простакова.</text:span><text:s text:c="2"/>Ах, злодей!</text:p>
      <text:p text:style-name="Обычный"><text:span text:style-name="T1089">Скотинин.</text:span><text:s text:c="2"/>Да<text:s/>он рехнулся.</text:p>
      <text:p text:style-name="Обычный"><text:span text:style-name="T1090">Г-жа Простакова<text:s/></text:span><text:s/><text:span text:style-name="T1091">(с нетерпением).<text:s/></text:span><text:s/>Когда они выедут?</text:p>
      <text:p text:style-name="Обычный"><text:span text:style-name="T1092">Скотинин.</text:span><text:s text:c="2"/>Вить ты слышала, поутру в семь часов.</text:p>
      <text:p text:style-name="Обычный"><text:span text:style-name="T1093">Г-жа Простакова.</text:span><text:s text:c="2"/>В семь часов.</text:p>
      <text:p text:style-name="Обычный"><text:span text:style-name="T1094">Скотинин.<text:s/></text:span><text:s/>Завтре и я проснусь с светом вдруг. Будь он умен, как изволит, а и с Скотининым развяжешься не скоро.<text:s/><text:span text:style-name="T1095">(Отходит.)</text:span><text:s/></text:p>
      <text:p text:style-name="Обычный"><text:span text:style-name="T1096">Г-жа Простакова<text:s/></text:span><text:s/><text:span text:style-name="T1097">(бегая по театру в злобе и в мыслях).<text:s/></text:span><text:s/>В семь часов!… Мы встанем поране… Что захотела, поставлю на своем… Все ко мне.</text:p>
      <text:p text:style-name="Обычный"><text:span text:style-name="T1098">Все подбегают.</text:span><text:s/></text:p>
      <text:p text:style-name="Обычный"><text:span text:style-name="T1099">Г-жа Простакова<text:s/></text:span><text:s/><text:span text:style-name="T1100">(к мужу).<text:s/></text:span><text:s/>Завтре в шесть часов, чтоб карета подвезена была к заднему крыльцу. Слышишь ли ты? Не прозевай.</text:p>
      <text:p text:style-name="Обычный"><text:span text:style-name="T1101">Простаков.</text:span><text:s text:c="2"/>Слушаю, мать моя.</text:p>
      <text:p text:style-name="Обычный"><text:span text:style-name="T1102">Г-жа Простакова<text:s/></text:span><text:s/><text:span text:style-name="T1103">(к Еремеевне).<text:s/></text:span><text:s/>Ты во всю ночь не смей вздремать у Софьиных дверей. Лишь она проснется, беги ко мне.</text:p>
      <text:p text:style-name="Обычный"><text:span text:style-name="T1104">Еремеевна.</text:span><text:s text:c="2"/>Не промигну, моя матушка.</text:p>
      <text:p text:style-name="Обычный"><text:span text:style-name="T1105">Г-жа Простакова<text:s/></text:span><text:s/><text:span text:style-name="T1106">(сыну).<text:s/></text:span><text:s/>Ты, мой<text:s/>друг сердечный, сам в шесть часов будь совсем готов и поставь троих слуг в Софьиной предспальней, да двоих в сенях на подмогу.</text:p>
      <text:p text:style-name="Обычный"><text:span text:style-name="T1107">Митрофан.<text:s/></text:span><text:s/>Все будет сделано.</text:p>
      <text:p text:style-name="Обычный"><text:span text:style-name="T1108">Г-жа Простакова.<text:s/></text:span><text:s/>Подите ж с богом.<text:s/><text:span text:style-name="T1109">(Все отходят.)<text:s/></text:span><text:s/>А я уж знаю, что делать. Где гнев, тут и милость. Старик погневается да простит и за неволю. А мы свое возьмем.</text:p>
      <text:p text:style-name="P1110"/>
      <text:h text:style-name="Заголовок6" text:outline-level="6">Конец четвертого действия.</text:h>
      <text:h text:style-name="Заголовок6" text:outline-level="6"/>
      <text:h text:style-name="Заголовок2" text:outline-level="2">ДЕЙСТВИЕ ПЯТОЕ</text:h>
      <text:p text:style-name="P1111"/>
      <text:p text:style-name="P1112"/>
      <text:h text:style-name="Заголовок6" text:outline-level="6">ЯВЛЕНИЕ I</text:h>
      <text:h text:style-name="Заголовок6" text:outline-level="6">Стародум и Правдин.</text:h>
      <text:p text:style-name="P1113"/>
      <text:p text:style-name="Обычный"><text:span text:style-name="T1114">Правдин.</text:span><text:s text:c="2"/>Это был тот пакет, о котором при вас сама здешняя хозяйка вчера меня уведомила.</text:p>
      <text:p text:style-name="Обычный"><text:span text:style-name="T1115">Стародум.</text:span><text:s text:c="2"/>Итак, ты имеешь теперь способ прекратить бесчеловечие злой помещицы?</text:p>
      <text:p text:style-name="Обычный"><text:span text:style-name="T1116">Правдин.</text:span><text:s text:c="2"/>Мне поручено взять под опеку дом и деревни при первом бешенстве, от которого могли бы пострадать подвластные ей люди.</text:p>
      <text:p text:style-name="Обычный"><text:span text:style-name="T1117">Стародум.</text:span><text:s text:c="2"/>Благодарение богу, что человечество найти защиту может! Поверь мне, друг мой, где государь мыслит, где знает он, в чем его истинная слава, там человечеству не могут не возвращаться его права. Там все скоро ощутят, что каждый должен искать своего счастья и выгод в том одном, что законно… и что угнетать рабством себе подобных беззаконно.</text:p>
      <text:p text:style-name="Обычный"><text:span text:style-name="T1118">Правдин.</text:span><text:s text:c="2"/>Я в этом согласен с вами; да как мудрено истреблять закоренелые предрассудки, в которых низкие души находят свои выгоды!</text:p>
      <text:soft-page-break/>
      <text:p text:style-name="Обычный"><text:span text:style-name="T1119">Стародум.</text:span><text:s text:c="2"/>Слушай, друг мой! Великий государь есть государь премудрый. Его дело показать людям прямое их благо. Слава премудрости его<text:s/>та, чтоб править людьми, потому что управляться с истуканами нет премудрости. Крестьянин, который плоше всех в деревне, выбирается обыкновенно пасти стадо, потому что немного надобно ума пасти скотину. Достойный престола государь стремится возвысить души<text:s/>своих подданных. Мы это видим своими глазами.</text:p>
      <text:p text:style-name="Обычный"><text:span text:style-name="T1120">Правдин.<text:s/></text:span><text:s/>Удовольствие, которым государи наслаждаются, владея свободными душами, должно быть столь велико, что я не понимаю, какие побуждения могли бы отвлекать…</text:p>
      <text:p text:style-name="Обычный"><text:span text:style-name="T1121">Стародум.</text:span><text:s text:c="2"/>А! Сколь великой душе надобно быть в<text:s/>государе, чтоб стать на стезю истины и никогда с нее не совращаться! Сколько сетей расставлено к уловлению души человека, имеющего в руках своих судьбу себе подобных! И во-первых, толпа скаредных льстецов…</text:p>
      <text:p text:style-name="Обычный"><text:span text:style-name="T1122">Правдин.<text:s/></text:span><text:s/>Без душевного презрения нельзя себе вообразить, что такое льстец.</text:p>
      <text:p text:style-name="Обычный"><text:span text:style-name="T1123">Стародум.<text:s/></text:span><text:s/>Льстец есть тварь, которая не только о других, ниже о себе хорошего мнения не имеет. Все его стремление к тому, чтоб сперва ослепить ум у человека, а потом делать из него, что ему надобно. Он ночной вор, который сперва<text:s/>свечу погасит, а потом красть станет.</text:p>
      <text:p text:style-name="Обычный"><text:span text:style-name="T1124">Правдин.</text:span><text:s text:c="2"/>Несчастиям людским, конечно, причиною собственное их развращение; но способы сделать людей добрыми…</text:p>
      <text:p text:style-name="Обычный"><text:span text:style-name="T1125">Стародум.</text:span><text:s text:c="2"/>Они в руках государя. Как скоро все видят, что без благонравия никто не может вытти в люди; что ни подлой выслугой и ни за какие деньги нельзя купить того, чем награждается заслуга; что люди выбираются для мест, а не места похищаются людьми, – тогда всякий находит свою выгоду быть благонравным и всякий хорош становится.</text:p>
      <text:p text:style-name="Обычный"><text:span text:style-name="T1126">Правдин.<text:s/></text:span><text:s/>Справедливо. Великий<text:s/>государь дает…</text:p>
      <text:p text:style-name="Обычный"><text:span text:style-name="T1127">Стародум.<text:s/></text:span><text:s/>Милость и дружбу тем, кому изволит; места и чины тем, кто достоин.</text:p>
      <text:p text:style-name="Обычный"><text:span text:style-name="T1128">Правдин.</text:span><text:s text:c="2"/>Чтоб в достойных людях не было недостатку, прилагается ныне особливое старание о воспитании…</text:p>
      <text:p text:style-name="Обычный"><text:span text:style-name="T1129">Стародум.<text:s/></text:span><text:s/>Оно и должно быть залогом благосостояния государства. Мы видим все несчастные следствия дурного воспитания. Ну, что для отечества может выйти из Митрофанушки, за которого невежды-родители платят еще и деньги невеждам-учителям? Сколько дворян-отцов, которые нравственное воспитание сынка своего поручают своему рабу крепостному! Лет через пятнадцать и выходят вместо одного раба двое, старый дядька да молодой барин.</text:p>
      <text:p text:style-name="Обычный"><text:span text:style-name="T1130">Правдин.<text:s/></text:span><text:s/>Но особы высшего состояния просвещают детей своих…</text:p>
      <text:p text:style-name="Обычный"><text:span text:style-name="T1131">Стародум.</text:span><text:s text:c="2"/>Так, мой друг; да я желал бы, чтобы при всех науках не забывалась главная<text:s/>цель всех знаний человеческих, благонравие. Верь мне, что наука в развращенном человеке есть лютое оружие делать зло. Просвещение возвышает одну добродетельную душу. Я хотел бы, например, чтоб при воспитании сына знатного господина наставник его всякий день разогнул ему Историю и указал ему и ней два места: в одном, как великие люди способствовали благу своего отечества; в другом, как вельможа недостойный, употребивший во зло свою доверенность и силу, с высоты пышной своей знатности низвергся в бездну презрения и поношения.</text:p>
      <text:p text:style-name="Обычный"><text:span text:style-name="T1132">Правдин.</text:span><text:s text:c="2"/>Надобно действительно, чтоб всякое состояние людей имело приличное себе воспитание; тогда можно быть уверену… Что за шум?</text:p>
      <text:p text:style-name="Обычный"><text:span text:style-name="T1133">Стародум.</text:span><text:s text:c="2"/>Что такое сделалось?</text:p>
      <text:p text:style-name="P1134"/>
      <text:h text:style-name="Заголовок6" text:outline-level="6">ЯВЛЕНИЕ II</text:h>
      <text:h text:style-name="Заголовок6" text:outline-level="6">Те же, Милон, Софья, Еремеевна.</text:h>
      <text:p text:style-name="P1135"/>
      <text:p text:style-name="Обычный"><text:span text:style-name="T1136">Милон</text:span><text:s/><text:span text:style-name="T1137">(отталкивая от Софьи Е</text:span><text:span text:style-name="T1138">ремеевну, которая за нее было уцепилась, кричит к людям, имея в руке обнаженную шпагу).<text:s/></text:span><text:s/>Не смей никто подойти ко мне!</text:p>
      <text:soft-page-break/>
      <text:p text:style-name="Обычный"><text:span text:style-name="T1139">Софья</text:span><text:s/><text:span text:style-name="T1140">(бросаясь к Стародуму).</text:span><text:s text:c="2"/>Ах, дядюшка! Защити меня!</text:p>
      <text:p text:style-name="Обычный"><text:span text:style-name="T1141">Стародум, Правдин, Софья, Еремеевна<text:s/></text:span><text:s/><text:span text:style-name="T1142">(вместе):</text:span><text:s/></text:p>
      <text:p text:style-name="Обычный">– Друг мой! Что такое?</text:p>
      <text:p text:style-name="Обычный">– Какое злодеяние!</text:p>
      <text:p text:style-name="Обычный">– Сердце мое трепещет!</text:p>
      <text:p text:style-name="Обычный">– Пропала моя головушка!</text:p>
      <text:p text:style-name="Обычный"><text:span text:style-name="T1143">Милон.</text:span><text:s text:c="2"/>Злодеи! Идучи сюда, вижу множество людей, которые, подхватя ее под руки, несмотря на сопротивление и крик, сводят уже с крыльца к карете.</text:p>
      <text:p text:style-name="Обычный"><text:span text:style-name="T1144">Софья.<text:s/></text:span><text:s/>Вот мой избавитель!</text:p>
      <text:p text:style-name="Обычный"><text:span text:style-name="T1145">Стародум</text:span><text:s/><text:span text:style-name="T1146">(к Милону).<text:s/></text:span><text:s/>Друг мой!</text:p>
      <text:p text:style-name="Обычный"><text:span text:style-name="T1147">Правдин</text:span><text:s/><text:span text:style-name="T1148">(Еремеевне).<text:s/></text:span><text:s/>Сейчас скажи, куда везти хотели, или как с злодейкой…</text:p>
      <text:p text:style-name="Обычный"><text:span text:style-name="T1149">Еремеевна.</text:span><text:s text:c="2"/>Венчаться, мой батюшка, венчаться!</text:p>
      <text:p text:style-name="Обычный"><text:span text:style-name="T1150">Г-жа Простакова<text:s/></text:span><text:s/><text:span text:style-name="T1151">(за кулисами).<text:s/></text:span><text:s/>Плуты! Воры! Мошенники! Всех прибить велю до смерти!</text:p>
      <text:p text:style-name="P1152"/>
      <text:h text:style-name="Заголовок6" text:outline-level="6">ЯВЛЕНИЕ III</text:h>
      <text:h text:style-name="Заголовок6" text:outline-level="6">Те же, г-жа Простакова, Простаков, Митрофан.</text:h>
      <text:p text:style-name="P1153"/>
      <text:p text:style-name="Обычный"><text:span text:style-name="T1154">Г-жа Простакова.<text:s/></text:span><text:s/>Какая я госпожа в доме!<text:s/><text:span text:style-name="T1155">(Указывая на Милона).<text:s/></text:span><text:s/>Чужой погрозит, приказ мой ни во что.</text:p>
      <text:p text:style-name="Обычный"><text:span text:style-name="T1156">Простаков.<text:s/></text:span><text:s/>Я ли виноват?</text:p>
      <text:p text:style-name="Обычный"><text:span text:style-name="T1157">Простаков, г-жа Простакова<text:s/></text:span><text:s/><text:span text:style-name="T1158">(вместе):</text:span><text:s/></text:p>
      <text:p text:style-name="Обычный">– За людей приниматься?</text:p>
      <text:p text:style-name="Обычный">– Жива быть<text:s/>не хочу.</text:p>
      <text:p text:style-name="Обычный"><text:span text:style-name="T1159">Правдин.<text:s/></text:span><text:s/>Злодеяние, которому я сам свидетель, дает право вам, как дяде, а вам, как жениху…</text:p>
      <text:p text:style-name="Обычный"><text:span text:style-name="T1160">Г-жа Простакова, Простаков, Простаков<text:s/></text:span><text:s/><text:span text:style-name="T1161">(вместе):</text:span><text:s/></text:p>
      <text:p text:style-name="Обычный">– Жениху!</text:p>
      <text:p text:style-name="Обычный">– Хороши мы!</text:p>
      <text:p text:style-name="Обычный">– Всё к черту!</text:p>
      <text:p text:style-name="Обычный"><text:span text:style-name="T1162">Правдин.</text:span><text:s text:c="2"/>Требовать от правительства, чтоб сделанная ей обида наказана была всею строгостью законов. Сейчас представлю ее перед суд, как нарушительницу гражданского спокойства.</text:p>
      <text:p text:style-name="Обычный"><text:span text:style-name="T1163">Г-жа Простакова<text:s/></text:span><text:s/><text:span text:style-name="T1164">(бросаясь на колени).<text:s/></text:span><text:s/>Батюшки, виновата!</text:p>
      <text:p text:style-name="Обычный"><text:span text:style-name="T1165">Правдин.<text:s/></text:span><text:s/>Муж и сын не могли не иметь участия в злодеянии…</text:p>
      <text:p text:style-name="Обычный"><text:span text:style-name="T1166">Простаков, Митрофан </text:span><text:s/><text:span text:style-name="T1167">(вместе, бросаясь на колени):</text:span><text:s/></text:p>
      <text:p text:style-name="Обычный">– Без вины виноват!</text:p>
      <text:p text:style-name="Обычный">– Виноват, дядюшка!</text:p>
      <text:p text:style-name="Обычный"><text:span text:style-name="T1168">Г-жа Простакова.<text:s/></text:span><text:s/>Ах я, собачья дочь! Что я наделала!</text:p>
      <text:p text:style-name="P1169"/>
      <text:h text:style-name="Заголовок6" text:outline-level="6">ЯВЛЕНИЕ IV</text:h>
      <text:h text:style-name="Заголовок6" text:outline-level="6">Те же и Скотинин.</text:h>
      <text:p text:style-name="P1170"/>
      <text:p text:style-name="Обычный"><text:span text:style-name="T1171">Скотинин.</text:span><text:s text:c="2"/>Ну, сестра, хорошу<text:s/>было шутку… Ба! Что это? Все наши на коленях!</text:p>
      <text:p text:style-name="Обычный"><text:span text:style-name="T1172">Г-жа Простакова<text:s/></text:span><text:s/><text:span text:style-name="T1173">(стоя на коленях).<text:s/></text:span><text:s/>Ах, мои батюшки, повинную голову меч не сечет. Мой грех! Не губите меня.<text:s/><text:span text:style-name="T1174">(К Софье.)<text:s/></text:span><text:s/>Мать ты моя родная, прости меня. Умилосердись надо мною<text:s/><text:span text:style-name="T1175">(указывая на мужа и сына)<text:s/></text:span><text:s/>и над бедными сиротами.</text:p>
      <text:p text:style-name="Обычный"><text:span text:style-name="T1176">Скотинин.<text:s/></text:span><text:s/>Сестра! О своем ли ты уме?</text:p>
      <text:p text:style-name="Обычный"><text:span text:style-name="T1177">Правдин.<text:s/></text:span><text:s/>Молчи, Скотинин.</text:p>
      <text:p text:style-name="Обычный"><text:span text:style-name="T1178">Г-жа Простакова.<text:s/></text:span><text:s/>Бог даст тебе благополучие и с дорогим женихом твоим, что тебе в<text:s/>голове моей?</text:p>
      <text:p text:style-name="Обычный"><text:span text:style-name="T1179">Софья</text:span><text:s/><text:span text:style-name="T1180">(Стародуму).<text:s/></text:span><text:s/>Дядюшка! Я мое оскорбление забываю.</text:p>
      <text:soft-page-break/>
      <text:p text:style-name="Обычный"><text:span text:style-name="T1181">Г-жа Простакова<text:s/></text:span><text:s/><text:span text:style-name="T1182">(подняв руки к Стародуму).<text:s/></text:span><text:s/>Батюшка! Прости и ты меня, грешную. Вить я человек, не ангел.</text:p>
      <text:p text:style-name="Обычный"><text:span text:style-name="T1183">Стародум.</text:span><text:s text:c="2"/>Знаю, знаю, что человеку нельзя быть ангелом. Да и не надобно быть и<text:s/>чертом.</text:p>
      <text:p text:style-name="Обычный"><text:span text:style-name="T1184">Милон.</text:span><text:s text:c="2"/>И преступление и раскаяние в ней презрения достойны.</text:p>
      <text:p text:style-name="Обычный"><text:span text:style-name="T1185">Правдин</text:span><text:s/><text:span text:style-name="T1186">(Стародуму).<text:s/></text:span><text:s/>Ваша малейшая жалоба, ваше одно слово пред правительством… и уж спасти ее нельзя.</text:p>
      <text:p text:style-name="Обычный"><text:span text:style-name="T1187">Стародум.<text:s/></text:span><text:s/>Не хочу ничьей погибели. Я ее прощаю.</text:p>
      <text:p text:style-name="Обычный"><text:span text:style-name="T1188">Все вскочили с коленей.</text:span><text:s/></text:p>
      <text:p text:style-name="Обычный"><text:span text:style-name="T1189">Г-жа Прос</text:span><text:span text:style-name="T1190">такова.<text:s/></text:span><text:s/>Простил! Ах, батюшка!… Ну! Теперь-то дам я зорю канальям своим людям. Теперь-то я всех переберу поодиночке. Теперь-то допытаюсь, кто из рук ее выпустил. Нет, мошенники! Нет, воры! Век не прощу, не прощу этой насмешки.</text:p>
      <text:p text:style-name="Обычный"><text:span text:style-name="T1191">Правдин.</text:span><text:s text:c="2"/>А за что вы хотите<text:s/>наказывать людей ваших?</text:p>
      <text:p text:style-name="Обычный"><text:span text:style-name="T1192">Г-жа Простакова.</text:span><text:s text:c="2"/>Ах, батюшка, это что за вопрос? Разве я не властна и в своих людях?</text:p>
      <text:p text:style-name="Обычный"><text:span text:style-name="T1193">Правдин.<text:s/></text:span><text:s/>А вы считаете себя вправе драться тогда, когда вам вздумается?</text:p>
      <text:p text:style-name="Обычный"><text:span text:style-name="T1194">Скотинин.</text:span><text:s text:c="2"/>Да разве дворянин не волен поколотить слугу, когда захочет?</text:p>
      <text:p text:style-name="Обычный"><text:span text:style-name="T1195">Пр</text:span><text:span text:style-name="T1196">авдин.</text:span><text:s text:c="2"/>Когда захочет! Да что за охота? Прямой ты Скотинин. Нет, сударыня, тиранствовать никто не волен.</text:p>
      <text:p text:style-name="Обычный"><text:span text:style-name="T1197">Г-жа Простакова.<text:s/></text:span><text:s/>Не волен! Дворянин, когда захочет, и слуги высечь не волен; да на что ж дан нам указ-от о вольности дворянства?</text:p>
      <text:p text:style-name="Обычный"><text:span text:style-name="T1198">Стародум.<text:s/></text:span><text:s/>Мастерица толковать указы!</text:p>
      <text:p text:style-name="Обычный"><text:span text:style-name="T1199">Г-жа Простакова.</text:span><text:s text:c="2"/>Извольте насмехаться, а я теперь же всех с головы на голову…<text:s/><text:span text:style-name="T1200">(Порывается идти.)</text:span><text:s/></text:p>
      <text:p text:style-name="Обычный"><text:span text:style-name="T1201">Правдин</text:span><text:s/><text:span text:style-name="T1202">(останавливая ее).<text:s/></text:span><text:s/>Поостановитесь, сударыня.<text:s/><text:span text:style-name="T1203">(Вынув бумагу и важным голосом Простакову.)<text:s/></text:span><text:s/>Именем правительства вам приказываю сей же час собрать людей и крестьян ваших для объявления им указа, что за бесчеловечие жены вашей, до которого попустило ее ваше крайнее слабомыслие, повелевает мне правительство принять в опеку дом ваш и деревни.</text:p>
      <text:p text:style-name="Обычный"><text:span text:style-name="T1204">Простаков.</text:span><text:s text:c="2"/>А! До чего мы дожили!</text:p>
      <text:p text:style-name="Обычный"><text:span text:style-name="T1205">Г-жа Простакова.<text:s/></text:span><text:s/>Как! Новая беда! За что? За что, батюшка? Что я в своем доме госпожа…</text:p>
      <text:p text:style-name="Обычный"><text:span text:style-name="T1206">Правдин.<text:s/></text:span><text:s/>Госпожа бесчеловечная, которой злонравие в благоучрежденном государстве терпимо быть не может.<text:s/><text:span text:style-name="T1207">(Простакову)<text:s/></text:span><text:s/>Подите.</text:p>
      <text:p text:style-name="Обычный"><text:span text:style-name="T1208">Простаков</text:span><text:s/><text:span text:style-name="T1209">(отходит, всплеснув руками).<text:s/></text:span><text:s/>От кого это, матушка?</text:p>
      <text:p text:style-name="Обычный"><text:span text:style-name="T1210">Г-жа Простакова<text:s/></text:span><text:s/><text:span text:style-name="T1211">(тоскуя).<text:s/></text:span><text:s/>О, горе взяло! О, грустно!</text:p>
      <text:p text:style-name="Обычный"><text:span text:style-name="T1212">Скотинин.</text:span><text:s text:c="2"/>Ба! ба! ба! Да эдак и до меня доберутся. Да эдак и всякий Скотинин может попасть под опеку… Уберусь же я отсюда подобру-поздорову.</text:p>
      <text:p text:style-name="Обычный"><text:span text:style-name="T1213">Г-жа Простакова.<text:s/></text:span><text:s/>Все теряю! Совсем погибаю!</text:p>
      <text:p text:style-name="Обычный"><text:span text:style-name="T1214">Скотинин</text:span><text:s/><text:span text:style-name="T1215">(Стародуму).<text:s/></text:span><text:s/>Я шел было к тебе добиться толку. Жених…</text:p>
      <text:p text:style-name="Обычный"><text:span text:style-name="T1216">Стародум</text:span><text:s/><text:span text:style-name="T1217">(указывая на Милона).<text:s/></text:span><text:s/>Вот он.</text:p>
      <text:p text:style-name="Обычный"><text:span text:style-name="T1218">Скотинин.</text:span><text:s text:c="2"/>Ага! так мне и делать здесь нечего. Кибитку впрячь, да и…</text:p>
      <text:p text:style-name="Обычный"><text:span text:style-name="T1219">Правдин.<text:s/></text:span><text:s/>Да и ступай к своим свиньям. Не забудь, однако ж, повестить всем Скотининым, чему они подвержены.</text:p>
      <text:p text:style-name="Обычный"><text:span text:style-name="T1220">Скотинин.</text:span><text:s text:c="2"/>Как друзей не остеречь! Повещу им, чтоб они людей…</text:p>
      <text:p text:style-name="Обычный"><text:span text:style-name="T1221">Правдин.<text:s/></text:span><text:s/>Побольше любили или б по крайней мере…</text:p>
      <text:p text:style-name="Обычный"><text:span text:style-name="T1222">Скотинин.</text:span><text:s text:c="2"/>Ну?…</text:p>
      <text:p text:style-name="Обычный"><text:span text:style-name="T1223">Правдин.</text:span><text:s text:c="2"/>Хоть не трогали.</text:p>
      <text:p text:style-name="Обычный"><text:span text:style-name="T1224">Скотинин</text:span><text:s/><text:span text:style-name="T1225">(отходя).<text:s/></text:span><text:s/>Хоть не трогали.</text:p>
      <text:p text:style-name="P1226"/>
      <text:h text:style-name="Заголовок6" text:outline-level="6">ЯВЛЕНИЕ V</text:h>
      <text:h text:style-name="Заголовок6" text:outline-level="6">Г-жа Простакова, Стародум, Правдин, Митрофан, Софья, Еремеевна.</text:h>
      <text:p text:style-name="P1227"/>
      <text:p text:style-name="Обычный"><text:span text:style-name="T1228">Г-жа Простакова<text:s/></text:span><text:s/><text:span text:style-name="T1229">(Правдину).<text:s/></text:span><text:s/>Батюшка, не погуби ты меня, что тебе прибыли? Не возможно ль как-нибудь указ поотменить? Все ли указы исполняются?</text:p>
      <text:p text:style-name="Обычный"><text:span text:style-name="T1230">Правдин.</text:span><text:s text:c="2"/>Я от должности никак не отступлю.</text:p>
      <text:p text:style-name="Обычный"><text:span text:style-name="T1231">Г-жа Простакова.</text:span><text:s text:c="2"/>Дай мне сроку хотя на три дни.<text:s/><text:span text:style-name="T1232">(В сторону.)<text:s/></text:span><text:s/>Я дала бы себя знать…</text:p>
      <text:p text:style-name="Обычный"><text:span text:style-name="T1233">Правдин.<text:s/></text:span><text:s/>Ни на три часа.</text:p>
      <text:p text:style-name="Обычный"><text:span text:style-name="T1234">Стародум.<text:s/></text:span><text:s/>Да, друг мой! Она и в три часа напроказить может столько, что веком не пособишь.</text:p>
      <text:p text:style-name="Обычный"><text:span text:style-name="T1235">Г-жа Простакова.</text:span><text:s text:c="2"/>Да как вам, батюшка, самому входить в мелочи?</text:p>
      <text:p text:style-name="Обычный"><text:span text:style-name="T1236">Правд</text:span><text:span text:style-name="T1237">ин.<text:s/></text:span><text:s/>Это мое дело. Чужое возвращено будет хозяевам, а…</text:p>
      <text:p text:style-name="Обычный"><text:span text:style-name="T1238">Г-жа Простакова.<text:s/></text:span><text:s/>А с долгами-то разделаться?… Недоплачено учителям…</text:p>
      <text:p text:style-name="Обычный"><text:span text:style-name="T1239">Правдин.<text:s/></text:span><text:s/>Учителям?<text:s/><text:span text:style-name="T1240">(Еремеевне.)<text:s/></text:span><text:s/>Здесь ли они? Введи их сюда.</text:p>
      <text:p text:style-name="Обычный"><text:span text:style-name="T1241">Еремеевна.<text:s/></text:span><text:s/>Чай, что прибрели. А немца-то, мой батюшка?…</text:p>
      <text:p text:style-name="Обычный"><text:span text:style-name="T1242">Правдин.</text:span><text:s text:c="2"/>Всех позови.</text:p>
      <text:p text:style-name="Обычный"><text:span text:style-name="T1243">Еремеевна отходит.</text:span><text:s/></text:p>
      <text:p text:style-name="Обычный"><text:span text:style-name="T1244">Правдин.<text:s/></text:span><text:s/>Не заботься ни о чем, сударыня, я всех удовольствую.</text:p>
      <text:p text:style-name="Обычный"><text:span text:style-name="T1245">Стародум</text:span><text:s/><text:span text:style-name="T1246">(видя в тоске г-жу Простакову).<text:s/></text:span><text:s/>Сударыня! Ты сама себя почувствуешь лучше, потеряв силу делать другим дурно.</text:p>
      <text:p text:style-name="Обычный"><text:span text:style-name="T1247">Г-жа Простакова.<text:s/></text:span><text:s/>Благодарна за милость! Куда я гожусь, когда в моем доме моим же рукам и воли нет!</text:p>
      <text:p text:style-name="P1248"/>
      <text:h text:style-name="Заголовок6" text:outline-level="6">ЯВЛЕНИЕ VI</text:h>
      <text:h text:style-name="Заголовок6" text:outline-level="6">Те же, Еремеевна, Вральман, Кутейкин и Цыфиркин.</text:h>
      <text:p text:style-name="P1249"/>
      <text:p text:style-name="Обычный"><text:span text:style-name="T1250">Еремеевна</text:span><text:s/><text:span text:style-name="T1251">(введя учителей, к Правдину).<text:s/></text:span><text:s/>Вот тебе и вся наша сволочь, мой батюшка.</text:p>
      <text:p text:style-name="Обычный"><text:span text:style-name="T1252">Вральман<text:s/></text:span><text:s/><text:span text:style-name="T1253">(к Правдину).<text:s/></text:span><text:s/>Фаше фысоко-и-плахоротие. Исфолили меня к сепе прасить?…</text:p>
      <text:p text:style-name="Обычный"><text:span text:style-name="T1254">Кутейкин</text:span><text:s/><text:span text:style-name="T1255">(к Правдину).<text:s/></text:span><text:s/>Зван бых и приидох.</text:p>
      <text:p text:style-name="Обычный"><text:span text:style-name="T1256">Цыфиркин</text:span><text:s/><text:span text:style-name="T1257">(к Правдину).<text:s/></text:span><text:s/>Что приказу будет, ваше благородие?</text:p>
      <text:p text:style-name="Обычный"><text:span text:style-name="T1258">Стародум</text:span><text:s/><text:span text:style-name="T1259">(с приходу Вральмана в него вглядывается).<text:s/></text:span><text:s/>Ба! Это ты, Вральман?</text:p>
      <text:p text:style-name="Обычный"><text:span text:style-name="T1260">Вральман</text:span><text:s/><text:span text:style-name="T1261">(узнав Стародума).<text:s/></text:span><text:s/>Ай! ай! ай! ай! ай!<text:s/>Это ты, мой милостифый хосподин!<text:s/><text:span text:style-name="T1262">(Целуя полу Стародума.)<text:s/></text:span><text:s/>Старофенька ли, мой отес, пошифать исфолишь?</text:p>
      <text:p text:style-name="Обычный"><text:span text:style-name="T1263">Правдин.<text:s/></text:span><text:s/>Как? Он вам знаком?</text:p>
      <text:p text:style-name="Обычный"><text:span text:style-name="T1264">Стародум.</text:span><text:s text:c="2"/>Как не знаком? Он три года у меня был кучером.</text:p>
      <text:p text:style-name="Обычный"><text:span text:style-name="T1265">Все показывают удивление.</text:span><text:s/></text:p>
      <text:p text:style-name="Обычный"><text:span text:style-name="T1266">Правдин.<text:s/></text:span><text:s/>Изрядный учитель!</text:p>
      <text:p text:style-name="Обычный"><text:span text:style-name="T1267">Стародум.<text:s/></text:span><text:s/>А ты здесь в учителях? Вральман! Я думал, право, что ты человек добрый и не за свое не возьмешься.</text:p>
      <text:p text:style-name="Обычный"><text:span text:style-name="T1268">Вральман.<text:s/></text:span><text:s/>Та што телать, мой патюшка? Не я перфый, не я послетний. Три месеса ф Москфе шатался пез мест, кутшер нихте не ната. Пришло мне липо с<text:s/>голот мереть, липо ушитель…</text:p>
      <text:p text:style-name="Обычный"><text:span text:style-name="T1269">Правдин</text:span><text:s/><text:span text:style-name="T1270">(к учителям).<text:s/></text:span><text:s/>По воле правительства став опекуном над здешним домом, я вас отпускаю.</text:p>
      <text:p text:style-name="Обычный"><text:span text:style-name="T1271">Цыфиркин.</text:span><text:s text:c="2"/>Лучше не надо.</text:p>
      <text:p text:style-name="Обычный"><text:span text:style-name="T1272">Кутейкин.<text:s/></text:span><text:s/>Отпускать благоволите? Да прежде разочтемся…</text:p>
      <text:p text:style-name="Обычный"><text:span text:style-name="T1273">Правдин.<text:s/></text:span><text:s/>А что тебе надобно?</text:p>
      <text:p text:style-name="Обычный"><text:span text:style-name="T1274">Кутейкин.<text:s/></text:span><text:s/>Нет, милосливый господин, мой счетец зело не мал. За полгода за ученье, за обувь, что истаскал в три года, за простой, что сюда прибредешь, бывало, по-пустому, за…</text:p>
      <text:p text:style-name="Обычный"><text:span text:style-name="T1275">Г-жа Простакова.<text:s/></text:span><text:s/>Ненасытная душа! Кутейкин! За что это?</text:p>
      <text:p text:style-name="Обычный"><text:span text:style-name="T1276">Правдин.<text:s/></text:span><text:s/>Не мешайтесь, сударыня,<text:s/>я вас прошу.</text:p>
      <text:soft-page-break/>
      <text:p text:style-name="Обычный"><text:span text:style-name="T1277">Г-жа Простакова.</text:span><text:s text:c="2"/>Да коль пошло на правду, чему ты выучил Митрофанушку?</text:p>
      <text:p text:style-name="Обычный"><text:span text:style-name="T1278">Кутейкин.</text:span><text:s text:c="2"/>Это его дело. Не мое.</text:p>
      <text:p text:style-name="Обычный"><text:span text:style-name="T1279">Правдин</text:span><text:s/><text:span text:style-name="T1280">(Кутейкину).<text:s/></text:span><text:s/>Хорошо, хорошо.<text:s/><text:span text:style-name="T1281">(Цыфиркину.)<text:s/></text:span><text:s/>Тебе много ль заплатить?</text:p>
      <text:p text:style-name="Обычный"><text:span text:style-name="T1282">Цыфиркин.<text:s/></text:span><text:s/>Мне? Ничего.</text:p>
      <text:p text:style-name="Обычный"><text:span text:style-name="T1283">Г-жа Простакова.<text:s/></text:span><text:s/>Ему, батюшка, за один год дано десять рублей, а еще за год ни полушки не заплачено.</text:p>
      <text:p text:style-name="Обычный"><text:span text:style-name="T1284">Цыфиркин.</text:span><text:s text:c="2"/>Так: на те десять рублей я износил сапогов в два года. Мы и квиты.</text:p>
      <text:p text:style-name="Обычный"><text:span text:style-name="T1285">Правдин.</text:span><text:s text:c="2"/>А за ученье?</text:p>
      <text:p text:style-name="Обычный"><text:span text:style-name="T1286">Цыфиркин.</text:span><text:s text:c="2"/>Ничего.</text:p>
      <text:p text:style-name="Обычный"><text:span text:style-name="T1287">Стародум.</text:span><text:s text:c="2"/>Как ничего?</text:p>
      <text:p text:style-name="Обычный"><text:span text:style-name="T1288">Цыфиркин.<text:s/></text:span><text:s/>Не возьму ничего. Он ничего не перенял.</text:p>
      <text:p text:style-name="Обычный"><text:span text:style-name="T1289">Стародум.<text:s/></text:span><text:s/>Да тем не меньше тебе заплатить надобно.</text:p>
      <text:p text:style-name="Обычный"><text:span text:style-name="T1290">Цыфиркин.</text:span><text:s text:c="2"/>Не за что. Я государю служил с лишком двадцать лет. За службу деньги брал, по-пустому не бирал и не возьму.</text:p>
      <text:p text:style-name="Обычный"><text:span text:style-name="T1291">Стародум.</text:span><text:s text:c="2"/>Вот прямо добрый человек!</text:p>
      <text:p text:style-name="Обычный"><text:span text:style-name="T1292">Стародум и Милон вынимают из кошельков деньги</text:span><text:span text:style-name="T1293">.</text:span><text:s/></text:p>
      <text:p text:style-name="Обычный"><text:span text:style-name="T1294">Правдин.</text:span><text:s text:c="2"/>Тебе не стыдно, Кутейкин?</text:p>
      <text:p text:style-name="Обычный"><text:span text:style-name="T1295">Кутейкин<text:s/></text:span><text:s/><text:span text:style-name="T1296">(потупя голову).<text:s/></text:span><text:s/>Посрамихся, окаянный.</text:p>
      <text:p text:style-name="Обычный"><text:span text:style-name="T1297">Стародум</text:span><text:s/><text:span text:style-name="T1298">(Цыфиркину).<text:s/></text:span><text:s/>Вот тебе, друг мой, за добрую душу.</text:p>
      <text:p text:style-name="Обычный"><text:span text:style-name="T1299">Цыфиркин.</text:span><text:s text:c="2"/>Спасибо, ваше высокородие. Благодарен. Дарить меня ты волен. Сам, не заслужа, век не потребую.</text:p>
      <text:p text:style-name="Обычный"><text:span text:style-name="T1300">Ми</text:span><text:span text:style-name="T1301">лон<text:s/></text:span><text:s/><text:span text:style-name="T1302">(давая ему деньги).<text:s/></text:span><text:s/>Вот еще тебе, друг мой!</text:p>
      <text:p text:style-name="Обычный"><text:span text:style-name="T1303">Цыфиркин.</text:span><text:s text:c="2"/>И еще спасибо.</text:p>
      <text:p text:style-name="Обычный"><text:span text:style-name="T1304">Правдин дает также ему деньги.</text:span><text:s/></text:p>
      <text:p text:style-name="Обычный"><text:span text:style-name="T1305">Цыфиркин.<text:s/></text:span><text:s/>Да за что, ваше благородие, жалуете?</text:p>
      <text:p text:style-name="Обычный"><text:span text:style-name="T1306">Правдин.<text:s/></text:span><text:s/>За то, что ты не походишь на Кутейкина.</text:p>
      <text:p text:style-name="Обычный"><text:span text:style-name="T1307">Цыфиркин.</text:span><text:s text:c="2"/>И! Ваше благородие. Я солдат.</text:p>
      <text:p text:style-name="Обычный"><text:span text:style-name="T1308">Правдин<text:s/></text:span><text:s/><text:span text:style-name="T1309">(Цыфиркину).<text:s/></text:span><text:s/>Поди ж, мой друг, с богом.</text:p>
      <text:p text:style-name="Обычный"><text:span text:style-name="T1310">Цыфиркин отходит.</text:span><text:s/></text:p>
      <text:p text:style-name="Обычный"><text:span text:style-name="T1311">Правдин.<text:s/></text:span><text:s/>А ты, Кутейкин, пожалуй-ка сюда завтре да потрудись расчесться с самой госпожою.</text:p>
      <text:p text:style-name="Обычный"><text:span text:style-name="T1312">Кутейкин</text:span><text:s/><text:span text:style-name="T1313">(выбегая).<text:s/></text:span><text:s/>С самою! Ото всего отступаюсь.</text:p>
      <text:p text:style-name="Обычный"><text:span text:style-name="T1314">Вральман</text:span><text:s/><text:span text:style-name="T1315">(Ст</text:span><text:span text:style-name="T1316">ародуму).<text:s/></text:span><text:s/>Старофа слуха не остафте, фаше фысокоротие. Фосмите меня апять к сепе.</text:p>
      <text:p text:style-name="Обычный"><text:span text:style-name="T1317">Стародум.<text:s/></text:span><text:s/>Да ты, Вральман, я чаю, отстал и от лошадей?</text:p>
      <text:p text:style-name="Обычный"><text:span text:style-name="T1318">Вральман.</text:span><text:s text:c="2"/>Эй, нет, мой патюшка! Шиучи с стешним хоспотам, касалось мне, што я фсе с лошатками.</text:p>
      <text:p text:style-name="P1319"/>
      <text:h text:style-name="Заголовок6" text:outline-level="6">ЯВЛЕНИЕ VII</text:h>
      <text:h text:style-name="Заголовок6" text:outline-level="6">Те же и камердинер.</text:h>
      <text:p text:style-name="P1320"/>
      <text:p text:style-name="Обычный"><text:span text:style-name="T1321">Камердинер</text:span><text:s/><text:span text:style-name="T1322">(Стародуму).<text:s/></text:span><text:s/>Карета ваша готова.</text:p>
      <text:p text:style-name="Обычный"><text:span text:style-name="T1323">Вральман.</text:span><text:s text:c="2"/>Прикашишь мне дофести сепя?</text:p>
      <text:p text:style-name="Обычный"><text:span text:style-name="T1324">Стародум.<text:s/></text:span><text:s/>Поди садись на козлы.</text:p>
      <text:p text:style-name="Обычный"><text:span text:style-name="T1325">Вральман отходит.</text:span><text:s/></text:p>
      <text:p text:style-name="P1326"/>
      <text:h text:style-name="Заголовок6" text:outline-level="6">ЯВЛЕНИЕ ПОСЛЕДНЕЕ</text:h>
      <text:h text:style-name="Заголовок6" text:outline-level="6">Г-жа Простакова, Стародум, Милон, Софья, Правдин, Митрофан, Еремеевна.</text:h>
      <text:p text:style-name="P1327"/>
      <text:p text:style-name="Обычный"><text:span text:style-name="T1328">Стародум</text:span><text:s/><text:span text:style-name="T1329">(к Правд</text:span><text:span text:style-name="T1330">ину, держа руки Софьи и Милана).<text:s/></text:span><text:s/>Ну, мой друг! Мы едем. Пожелай нам…</text:p>
      <text:p text:style-name="Обычный"><text:span text:style-name="T1331">Правдин.<text:s/></text:span><text:s/>Всего счастья, на которое имеют право честные сердца.</text:p>
      <text:soft-page-break/>
      <text:p text:style-name="Обычный"><text:span text:style-name="T1332">Г-жа Простакова<text:s/></text:span><text:s/><text:span text:style-name="T1333">(бросаясь обнимать сына).<text:s/></text:span><text:s/>Один ты остался у меня, мой сердечный друг, Митрофанушка!</text:p>
      <text:p text:style-name="Обычный"><text:span text:style-name="T1334">Простаков.<text:s/></text:span><text:s/>Да отвяжись, матушка, как навязалась…</text:p>
      <text:p text:style-name="Обычный"><text:span text:style-name="T1335">Г-жа Простакова.</text:span><text:s text:c="2"/>И ты! И ты меня бросаешь! А! неблагодарный!<text:s/><text:span text:style-name="T1336">(Упала в обморок.)</text:span><text:s/></text:p>
      <text:p text:style-name="Обычный"><text:span text:style-name="T1337">Софья</text:span><text:s/><text:span text:style-name="T1338">(подбежав к ней).<text:s/></text:span><text:s/>Боже мой! Она без памяти.</text:p>
      <text:p text:style-name="Обычный"><text:span text:style-name="T1339">Стародум</text:span><text:s/><text:span text:style-name="T1340">(Софье).<text:s/></text:span><text:s/>Помоги ей, помоги.</text:p>
      <text:p text:style-name="Обычный"><text:span text:style-name="T1341">Софья и Еремеевна помогают.</text:span><text:s/></text:p>
      <text:p text:style-name="Обычный"><text:span text:style-name="T1342">Правдин</text:span><text:s/><text:span text:style-name="T1343">(Митрофану).<text:s/></text:span><text:s/>Негодница! Тебе ли грубить матери? К тебе ее безумная любовь и довела ее всего больше до несчастья.</text:p>
      <text:p text:style-name="Обычный"><text:span text:style-name="T1344">Митрофан.</text:span><text:s text:c="2"/>Ды она как будто неведомо…</text:p>
      <text:p text:style-name="Обычный"><text:span text:style-name="T1345">Пр</text:span><text:span text:style-name="T1346">авдин.</text:span><text:s text:c="2"/>Грубиян!</text:p>
      <text:p text:style-name="Обычный"><text:span text:style-name="T1347">Стародум</text:span><text:s/><text:span text:style-name="T1348">(Еремеевне).<text:s/></text:span><text:s/>Что она теперь? Что?</text:p>
      <text:p text:style-name="Обычный"><text:span text:style-name="T1349">Еремеевна</text:span><text:s/><text:span text:style-name="T1350">(посмотрев пристально на г-жу Простакову и всплеснув руками).<text:s/></text:span><text:s/>Очнется, мой батюшка, очнется.</text:p>
      <text:p text:style-name="Обычный"><text:span text:style-name="T1351">Правдин</text:span><text:s/><text:span text:style-name="T1352">(Митрофану). С<text:s/></text:span><text:s/>тобой, дружок, знаю что делать. Пошел-ко служить…</text:p>
      <text:p text:style-name="Обычный"><text:span text:style-name="T1353">Митрофан</text:span><text:s/><text:span text:style-name="T1354">(махнув<text:s/></text:span><text:span text:style-name="T1355">рукою).<text:s/></text:span><text:s/>По мне, куда велят.</text:p>
      <text:p text:style-name="Обычный"><text:span text:style-name="T1356">Г-жа Простакова<text:s/></text:span><text:s/><text:span text:style-name="T1357">(очнувшись в отчаянии).<text:s/></text:span><text:s/>Погибла я совсем! Отнята у меня власть! От стыда никуды глаз показать нельзя! Нет у меня сына!</text:p>
      <text:p text:style-name="Обычный"><text:span text:style-name="T1358">Стародум</text:span><text:s/><text:span text:style-name="T1359">(указав на г-жу Простакову)<text:s/></text:span><text:s/>Вот злонравия достойные плоды!</text:p>
      <text:p text:style-name="P1360"/>
      <text:h text:style-name="Заголовок6" text:outline-level="6">КОНЕЦ КОМЕДИИ.</text:h>
      <text:h text:style-name="Заголовок6" text:outline-level="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style:font-name-complex="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style:font-name-complex="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style:font-name-complex="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style:font-name-complex="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style:font-name-complex="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style:font-name-complex="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style:font-name-complex="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style:font-name-complex="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Недоросль</dc:title>
    <dc:description/>
    <dc:subject/>
    <meta:initial-creator>Денис Иванович Фонвизин </meta:initial-creator>
    <dc:creator>Евгений Поздняк</dc:creator>
    <meta:creation-date>2020-10-22T10:05:00Z</meta:creation-date>
    <dc:date>2020-10-22T10:05:00Z</dc:date>
    <meta:print-date>2020-10-22T09:57:00Z</meta:print-date>
    <meta:template xlink:href="Normal.dotm" xlink:type="simple"/>
    <meta:editing-cycles>2</meta:editing-cycles>
    <meta:editing-duration>PT420S</meta:editing-duration>
    <meta:document-statistic meta:page-count="37" meta:paragraph-count="205" meta:word-count="15389" meta:character-count="102905" meta:row-count="731" meta:non-whitespace-character-count="87721"/>
  </office:meta>
</office:document-meta>
</file>